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548in"/>
    </style:style>
    <style:style style:name="co3" style:family="table-column">
      <style:table-column-properties fo:break-before="auto" style:column-width="4.655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728in"/>
    </style:style>
    <style:style style:name="co6" style:family="table-column">
      <style:table-column-properties fo:break-before="auto" style:column-width="1.9354in"/>
    </style:style>
    <style:style style:name="co7" style:family="table-column">
      <style:table-column-properties fo:break-before="auto" style:column-width="1.739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5917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ength</text:p>
          </table:table-cell>
          <table:table-cell office:value-type="string">
            <text:p>Title</text:p>
          </table:table-cell>
          <table:table-cell office:value-type="string">
            <text:p>Subject</text:p>
          </table:table-cell>
          <table:table-cell office:value-type="string">
            <text:p>Actor</text:p>
          </table:table-cell>
          <table:table-cell office:value-type="string">
            <text:p>Actress</text:p>
          </table:table-cell>
          <table:table-cell office:value-type="string">
            <text:p>Director</text:p>
          </table:table-cell>
          <table:table-cell office:value-type="string">
            <text:p>Popularity</text:p>
          </table:table-cell>
          <table:table-cell office:value-type="string">
            <text:p>Awards</text:p>
          </table:table-cell>
          <table:table-cell office:value-type="string">
            <text:p>*Image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1">
            <text:p>111</text:p>
          </table:table-cell>
          <table:table-cell office:value-type="string">
            <text:p>Tie Me Up! Tie Me Down!</text:p>
          </table:table-cell>
          <table:table-cell office:value-type="string">
            <text:p>Comedy</text:p>
          </table:table-cell>
          <table:table-cell office:value-type="string">
            <text:p>Banderas Antonio</text:p>
          </table:table-cell>
          <table:table-cell office:value-type="string">
            <text:p>Abril Victoria</text:p>
          </table:table-cell>
          <table:table-cell office:value-type="string">
            <text:p>Almodóvar Pedro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3">
            <text:p>113</text:p>
          </table:table-cell>
          <table:table-cell office:value-type="string">
            <text:p>High Heels</text:p>
          </table:table-cell>
          <table:table-cell office:value-type="string">
            <text:p>Comedy</text:p>
          </table:table-cell>
          <table:table-cell office:value-type="string">
            <text:p>Bosé Miguel</text:p>
          </table:table-cell>
          <table:table-cell office:value-type="string">
            <text:p>Abril Victoria</text:p>
          </table:table-cell>
          <table:table-cell office:value-type="string">
            <text:p>Almodóvar Pedro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office:value-type="string">
            <text:p>Dead Zone The</text:p>
          </table:table-cell>
          <table:table-cell office:value-type="string">
            <text:p>Horror</text:p>
          </table:table-cell>
          <table:table-cell office:value-type="string">
            <text:p>Walken Christopher</text:p>
          </table:table-cell>
          <table:table-cell office:value-type="string">
            <text:p>Adams Brooke</text:p>
          </table:table-cell>
          <table:table-cell office:value-type="string">
            <text:p>Cronenberg David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2">
            <text:p>122</text:p>
          </table:table-cell>
          <table:table-cell office:value-type="string">
            <text:p>Cuba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Adams Brooke</text:p>
          </table:table-cell>
          <table:table-cell office:value-type="string">
            <text:p>Lester Richar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4">
            <text:p>94</text:p>
          </table:table-cell>
          <table:table-cell office:value-type="string">
            <text:p>Days of Heaven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 office:value-type="string">
            <text:p>Adams Brooke</text:p>
          </table:table-cell>
          <table:table-cell office:value-type="string">
            <text:p>Malick Terrence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40">
            <text:p>140</text:p>
          </table:table-cell>
          <table:table-cell office:value-type="string">
            <text:p>Octopussy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Adams Maud</text:p>
          </table:table-cell>
          <table:table-cell office:value-type="string">
            <text:p>Glen John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1">
            <text:p>101</text:p>
          </table:table-cell>
          <table:table-cell office:value-type="string">
            <text:p>Target Eagle</text:p>
          </table:table-cell>
          <table:table-cell office:value-type="string">
            <text:p>Action</text:p>
          </table:table-cell>
          <table:table-cell office:value-type="string">
            <text:p>Connors Chuck</text:p>
          </table:table-cell>
          <table:table-cell office:value-type="string">
            <text:p>Adams Maud</text:p>
          </table:table-cell>
          <table:table-cell office:value-type="string">
            <text:p>Loma José Antonio de la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9">
            <text:p>99</text:p>
          </table:table-cell>
          <table:table-cell office:value-type="string">
            <text:p>American Angels: Baptism of Blood The</text:p>
          </table:table-cell>
          <table:table-cell office:value-type="string">
            <text:p>Drama</text:p>
          </table:table-cell>
          <table:table-cell office:value-type="string">
            <text:p>Bergen Robert D.</text:p>
          </table:table-cell>
          <table:table-cell office:value-type="string">
            <text:p>Adams Trudy</text:p>
          </table:table-cell>
          <table:table-cell office:value-type="string">
            <text:p>Sebastian Beverly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4">
            <text:p>104</text:p>
          </table:table-cell>
          <table:table-cell office:value-type="string">
            <text:p>Subway</text:p>
          </table:table-cell>
          <table:table-cell office:value-type="string">
            <text:p>Drama</text:p>
          </table:table-cell>
          <table:table-cell office:value-type="string">
            <text:p>Lambert Christopher</text:p>
          </table:table-cell>
          <table:table-cell office:value-type="string">
            <text:p>Adjani Isabelle</text:p>
          </table:table-cell>
          <table:table-cell office:value-type="string">
            <text:p>Besson Luc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49">
            <text:p>149</text:p>
          </table:table-cell>
          <table:table-cell office:value-type="string">
            <text:p>Camille Claudel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Adjani Isabelle</text:p>
          </table:table-cell>
          <table:table-cell office:value-type="string">
            <text:p>Nuytten Bruno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88">
            <text:p>188</text:p>
          </table:table-cell>
          <table:table-cell office:value-type="string">
            <text:p>Fanny and Alexander</text:p>
          </table:table-cell>
          <table:table-cell office:value-type="string">
            <text:p>Drama</text:p>
          </table:table-cell>
          <table:table-cell office:value-type="string">
            <text:p>Ahlstedt Börje</text:p>
          </table:table-cell>
          <table:table-cell office:value-type="string">
            <text:p>Adolphson Kristina</text:p>
          </table:table-cell>
          <table:table-cell office:value-type="string">
            <text:p>Bergman Ingmar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7">
            <text:p>117</text:p>
          </table:table-cell>
          <table:table-cell office:value-type="string">
            <text:p>Tragedy of a Ridiculous Man</text:p>
          </table:table-cell>
          <table:table-cell office:value-type="string">
            <text:p>Drama</text:p>
          </table:table-cell>
          <table:table-cell office:value-type="string">
            <text:p>Tognazzi Ugo</text:p>
          </table:table-cell>
          <table:table-cell office:value-type="string">
            <text:p>Aimee Anouk</text:p>
          </table:table-cell>
          <table:table-cell office:value-type="string">
            <text:p>Bertolucci Bernardo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3">
            <text:p>103</text:p>
          </table:table-cell>
          <table:table-cell office:value-type="string">
            <text:p>A Man &amp; a Woman</text:p>
          </table:table-cell>
          <table:table-cell office:value-type="string">
            <text:p>Drama</text:p>
          </table:table-cell>
          <table:table-cell office:value-type="string">
            <text:p>Trintignant Jean-Louis</text:p>
          </table:table-cell>
          <table:table-cell office:value-type="string">
            <text:p>Aimee Anouk</text:p>
          </table:table-cell>
          <table:table-cell office:value-type="string">
            <text:p>Lelouch Claude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2">
            <text:p>112</text:p>
          </table:table-cell>
          <table:table-cell office:value-type="string">
            <text:p>A Man &amp; a Woman: Twenty Years Later</text:p>
          </table:table-cell>
          <table:table-cell office:value-type="string">
            <text:p>Drama</text:p>
          </table:table-cell>
          <table:table-cell office:value-type="string">
            <text:p>Trintignant Jean-Louis</text:p>
          </table:table-cell>
          <table:table-cell office:value-type="string">
            <text:p>Aimee Anouk</text:p>
          </table:table-cell>
          <table:table-cell office:value-type="string">
            <text:p>Lelouch Claude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3">
            <text:p>103</text:p>
          </table:table-cell>
          <table:table-cell office:value-type="string">
            <text:p>Un Hombre y una Mujer</text:p>
          </table:table-cell>
          <table:table-cell office:value-type="string">
            <text:p>Drama</text:p>
          </table:table-cell>
          <table:table-cell office:value-type="string">
            <text:p>Trintignant Jean-Louis</text:p>
          </table:table-cell>
          <table:table-cell office:value-type="string">
            <text:p>Aimee Anouk</text:p>
          </table:table-cell>
          <table:table-cell office:value-type="string">
            <text:p>Lelouch Claude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2">
            <text:p>112</text:p>
          </table:table-cell>
          <table:table-cell office:value-type="string">
            <text:p>Official Story The</text:p>
          </table:table-cell>
          <table:table-cell office:value-type="string">
            <text:p>Drama</text:p>
          </table:table-cell>
          <table:table-cell office:value-type="string">
            <text:p>Alterio Hector</text:p>
          </table:table-cell>
          <table:table-cell office:value-type="string">
            <text:p>Aleandro Norma</text:p>
          </table:table-cell>
          <table:table-cell office:value-type="string">
            <text:p>Puenzo Luiz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50">
            <text:p>150</text:p>
          </table:table-cell>
          <table:table-cell office:value-type="string">
            <text:p>Lindbergh Kidnapping Case The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Alexander Denise</text:p>
          </table:table-cell>
          <table:table-cell office:value-type="string">
            <text:p>Kulik Buzz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84">
            <text:p>84</text:p>
          </table:table-cell>
          <table:table-cell office:value-type="string">
            <text:p>Blackmail</text:p>
          </table:table-cell>
          <table:table-cell office:value-type="string">
            <text:p>Mystery</text:p>
          </table:table-cell>
          <table:table-cell office:value-type="string">
            <text:p>Longden John</text:p>
          </table:table-cell>
          <table:table-cell office:value-type="string">
            <text:p>Algood Sara</text:p>
          </table:table-cell>
          <table:table-cell office:value-type="string">
            <text:p>Hitchcock Alfre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09">
            <text:p>109</text:p>
          </table:table-cell>
          <table:table-cell office:value-type="string">
            <text:p>Donovan's Reef</text:p>
          </table:table-cell>
          <table:table-cell office:value-type="string">
            <text:p>Comedy</text:p>
          </table:table-cell>
          <table:table-cell office:value-type="string">
            <text:p>Wayne John</text:p>
          </table:table-cell>
          <table:table-cell office:value-type="string">
            <text:p>Allen Elizabeth</text:p>
          </table:table-cell>
          <table:table-cell office:value-type="string">
            <text:p>Ford John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">
            <text:p>110</text:p>
          </table:table-cell>
          <table:table-cell office:value-type="string">
            <text:p>Tucker: The Man &amp; His Dream</text:p>
          </table:table-cell>
          <table:table-cell office:value-type="string">
            <text:p>Drama</text:p>
          </table:table-cell>
          <table:table-cell office:value-type="string">
            <text:p>Bridges Jeff</text:p>
          </table:table-cell>
          <table:table-cell office:value-type="string">
            <text:p>Allen Joan</text:p>
          </table:table-cell>
          <table:table-cell office:value-type="string">
            <text:p>Coppola Francis Ford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1">
            <text:p>101</text:p>
          </table:table-cell>
          <table:table-cell office:value-type="string">
            <text:p>Scrooged</text:p>
          </table:table-cell>
          <table:table-cell office:value-type="string">
            <text:p>Comedy</text:p>
          </table:table-cell>
          <table:table-cell office:value-type="string">
            <text:p>Murray Bill</text:p>
          </table:table-cell>
          <table:table-cell office:value-type="string">
            <text:p>Allen Karen</text:p>
          </table:table-cell>
          <table:table-cell office:value-type="string">
            <text:p>Donner Richard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6">
            <text:p>116</text:p>
          </table:table-cell>
          <table:table-cell office:value-type="string">
            <text:p>Raiders of the Lost Ark</text:p>
          </table:table-cell>
          <table:table-cell office:value-type="string">
            <text:p>Action</text:p>
          </table:table-cell>
          <table:table-cell office:value-type="string">
            <text:p>Ford Harrison</text:p>
          </table:table-cell>
          <table:table-cell office:value-type="string">
            <text:p>Allen Karen</text:p>
          </table:table-cell>
          <table:table-cell office:value-type="string">
            <text:p>Spielberg Steve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office:value-type="string">
            <text:p>Running Man The</text:p>
          </table:table-cell>
          <table:table-cell office:value-type="string">
            <text:p>Science Fiction</text:p>
          </table:table-cell>
          <table:table-cell office:value-type="string">
            <text:p>Schwarzenegger Arnold</text:p>
          </table:table-cell>
          <table:table-cell office:value-type="string">
            <text:p>Alonso Maria Conchita</text:p>
          </table:table-cell>
          <table:table-cell office:value-type="string">
            <text:p>Glaser Paul Michael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5">
            <text:p>105</text:p>
          </table:table-cell>
          <table:table-cell office:value-type="string">
            <text:p>Predator 2</text:p>
          </table:table-cell>
          <table:table-cell office:value-type="string">
            <text:p>Action</text:p>
          </table:table-cell>
          <table:table-cell office:value-type="string">
            <text:p>Glover Danny</text:p>
          </table:table-cell>
          <table:table-cell office:value-type="string">
            <text:p>Alonso Maria Conchita</text:p>
          </table:table-cell>
          <table:table-cell office:value-type="string">
            <text:p>Hopkins Stephen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7">
            <text:p>127</text:p>
          </table:table-cell>
          <table:table-cell office:value-type="string">
            <text:p>Colors</text:p>
          </table:table-cell>
          <table:table-cell office:value-type="string">
            <text:p>Drama</text:p>
          </table:table-cell>
          <table:table-cell office:value-type="string">
            <text:p>Penn Sean</text:p>
          </table:table-cell>
          <table:table-cell office:value-type="string">
            <text:p>Alonso Maria Conchita</text:p>
          </table:table-cell>
          <table:table-cell office:value-type="string">
            <text:p>Hopper Dennis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7">
            <text:p>97</text:p>
          </table:table-cell>
          <table:table-cell office:value-type="string">
            <text:p>Zandalee</text:p>
          </table:table-cell>
          <table:table-cell office:value-type="string">
            <text:p>Drama</text:p>
          </table:table-cell>
          <table:table-cell office:value-type="string">
            <text:p>Cage Nicolas</text:p>
          </table:table-cell>
          <table:table-cell office:value-type="string">
            <text:p>Anderson Erika</text:p>
          </table:table-cell>
          <table:table-cell office:value-type="string">
            <text:p>Pillsbury Sam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8">
            <text:p>108</text:p>
          </table:table-cell>
          <table:table-cell office:value-type="string">
            <text:p>Miles from Home</text:p>
          </table:table-cell>
          <table:table-cell office:value-type="string">
            <text:p>Drama</text:p>
          </table:table-cell>
          <table:table-cell office:value-type="string">
            <text:p>Anderson Kevin</text:p>
          </table:table-cell>
          <table:table-cell office:value-type="string">
            <text:p>Anderson Jo</text:p>
          </table:table-cell>
          <table:table-cell office:value-type="string">
            <text:p>Sinise Gary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/>
          <table:table-cell office:value-type="string">
            <text:p>Happy Birthday to Me</text:p>
          </table:table-cell>
          <table:table-cell office:value-type="string">
            <text:p>Horror</text:p>
          </table:table-cell>
          <table:table-cell office:value-type="string">
            <text:p>Ford Glenn</text:p>
          </table:table-cell>
          <table:table-cell office:value-type="string">
            <text:p>Anderson Melissa Sue</text:p>
          </table:table-cell>
          <table:table-cell office:value-type="string">
            <text:p>Thompson J. Lee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8">
            <text:p>88</text:p>
          </table:table-cell>
          <table:table-cell office:value-type="string">
            <text:p>Final Notice</text:p>
          </table:table-cell>
          <table:table-cell office:value-type="string">
            <text:p>Mystery</text:p>
          </table:table-cell>
          <table:table-cell office:value-type="string">
            <text:p>Gerard Gil</text:p>
          </table:table-cell>
          <table:table-cell office:value-type="string">
            <text:p>Anderson Melody</text:p>
          </table:table-cell>
          <table:table-cell office:value-type="string">
            <text:p>Stern Steven Hilliard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0">
            <text:p>110</text:p>
          </table:table-cell>
          <table:table-cell office:value-type="string">
            <text:p>Quintet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Andersson Bibi</text:p>
          </table:table-cell>
          <table:table-cell office:value-type="string">
            <text:p>Altman Robert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0">
            <text:p>90</text:p>
          </table:table-cell>
          <table:table-cell office:value-type="string">
            <text:p>Devil's Eye The</text:p>
          </table:table-cell>
          <table:table-cell office:value-type="string">
            <text:p>Drama</text:p>
          </table:table-cell>
          <table:table-cell office:value-type="string">
            <text:p>Kulle Jarl</text:p>
          </table:table-cell>
          <table:table-cell office:value-type="string">
            <text:p>Andersson Bibi</text:p>
          </table:table-cell>
          <table:table-cell office:value-type="string">
            <text:p>Bergman Ingmar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1">
            <text:p>91</text:p>
          </table:table-cell>
          <table:table-cell office:value-type="string">
            <text:p>Wild Strawberries</text:p>
          </table:table-cell>
          <table:table-cell office:value-type="string">
            <text:p>Drama</text:p>
          </table:table-cell>
          <table:table-cell office:value-type="string">
            <text:p>Sjöström Victor</text:p>
          </table:table-cell>
          <table:table-cell office:value-type="string">
            <text:p>Andersson Bibi</text:p>
          </table:table-cell>
          <table:table-cell office:value-type="string">
            <text:p>Bergman Ingmar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6">
            <text:p>96</text:p>
          </table:table-cell>
          <table:table-cell office:value-type="string">
            <text:p>Seventh Seal The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Andersson Bibi</text:p>
          </table:table-cell>
          <table:table-cell office:value-type="string">
            <text:p>Bergman Ingmar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0">
            <text:p>90</text:p>
          </table:table-cell>
          <table:table-cell office:value-type="string">
            <text:p>Germicide</text:p>
          </table:table-cell>
          <table:table-cell office:value-type="string">
            <text:p>Drama</text:p>
          </table:table-cell>
          <table:table-cell office:value-type="string">
            <text:p>Taylor Rod</text:p>
          </table:table-cell>
          <table:table-cell office:value-type="string">
            <text:p>Andersson Bibi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86">
            <text:p>86</text:p>
          </table:table-cell>
          <table:table-cell office:value-type="string">
            <text:p>Dreams</text:p>
          </table:table-cell>
          <table:table-cell office:value-type="string">
            <text:p>Drama</text:p>
          </table:table-cell>
          <table:table-cell office:value-type="string">
            <text:p>Björnstrand Gunnar</text:p>
          </table:table-cell>
          <table:table-cell office:value-type="string">
            <text:p>Andersson Harriet</text:p>
          </table:table-cell>
          <table:table-cell office:value-type="string">
            <text:p>Bergman Ingmar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5">
            <text:p>95</text:p>
          </table:table-cell>
          <table:table-cell office:value-type="string">
            <text:p>Naked Night The</text:p>
          </table:table-cell>
          <table:table-cell office:value-type="string">
            <text:p>Drama</text:p>
          </table:table-cell>
          <table:table-cell office:value-type="string">
            <text:p>Björnstrand Gunnar</text:p>
          </table:table-cell>
          <table:table-cell office:value-type="string">
            <text:p>Andersson Harriet</text:p>
          </table:table-cell>
          <table:table-cell office:value-type="string">
            <text:p>Bergman Ingmar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1">
            <text:p>91</text:p>
          </table:table-cell>
          <table:table-cell office:value-type="string">
            <text:p>Through a Glass Darkly</text:p>
          </table:table-cell>
          <table:table-cell office:value-type="string">
            <text:p>Drama</text:p>
          </table:table-cell>
          <table:table-cell office:value-type="string">
            <text:p>Björnstrand Gunnar</text:p>
          </table:table-cell>
          <table:table-cell office:value-type="string">
            <text:p>Andersson Harriet</text:p>
          </table:table-cell>
          <table:table-cell office:value-type="string">
            <text:p>Bergman Ingmar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  <table:table-cell office:value-type="string">
            <text:p>Cries &amp; Whispers</text:p>
          </table:table-cell>
          <table:table-cell office:value-type="string">
            <text:p>Drama</text:p>
          </table:table-cell>
          <table:table-cell office:value-type="string">
            <text:p>Josephson Erland</text:p>
          </table:table-cell>
          <table:table-cell office:value-type="string">
            <text:p>Andersson Harriet</text:p>
          </table:table-cell>
          <table:table-cell office:value-type="string">
            <text:p>Bergman Ingmar</text:p>
          </table:table-cell>
          <table:table-cell office:value-type="float" office:value="18">
            <text:p>18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4">
            <text:p>104</text:p>
          </table:table-cell>
          <table:table-cell office:value-type="string">
            <text:p>Barbarian &amp; the Geisha Th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Ando Eiko</text:p>
          </table:table-cell>
          <table:table-cell office:value-type="string">
            <text:p>Huston John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30">
            <text:p>130</text:p>
          </table:table-cell>
          <table:table-cell office:value-type="string">
            <text:p>Casino Royale</text:p>
          </table:table-cell>
          <table:table-cell office:value-type="string">
            <text:p>Comedy</text:p>
          </table:table-cell>
          <table:table-cell office:value-type="string">
            <text:p>Niven David</text:p>
          </table:table-cell>
          <table:table-cell office:value-type="string">
            <text:p>Andress Ursula</text:p>
          </table:table-cell>
          <table:table-cell office:value-type="string">
            <text:p>Hughes Ken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/>
          <table:table-cell office:value-type="string">
            <text:p>Dr. No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Andress Ursula</text:p>
          </table:table-cell>
          <table:table-cell office:value-type="string">
            <text:p>Young Terence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03">
            <text:p>103</text:p>
          </table:table-cell>
          <table:table-cell office:value-type="string">
            <text:p>Elephant Walk</text:p>
          </table:table-cell>
          <table:table-cell office:value-type="string">
            <text:p>Drama</text:p>
          </table:table-cell>
          <table:table-cell office:value-type="string">
            <text:p>Finch Peter</text:p>
          </table:table-cell>
          <table:table-cell office:value-type="string">
            <text:p>Andrews Dan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1">
            <text:p>121</text:p>
          </table:table-cell>
          <table:table-cell office:value-type="string">
            <text:p>Ten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Andrews Julie</text:p>
          </table:table-cell>
          <table:table-cell office:value-type="string">
            <text:p>Edwards Blake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8">
            <text:p>118</text:p>
          </table:table-cell>
          <table:table-cell office:value-type="string">
            <text:p>Man Who Loved Women The</text:p>
          </table:table-cell>
          <table:table-cell office:value-type="string">
            <text:p>Comedy</text:p>
          </table:table-cell>
          <table:table-cell office:value-type="string">
            <text:p>Reynolds Burt</text:p>
          </table:table-cell>
          <table:table-cell office:value-type="string">
            <text:p>Andrews Julie</text:p>
          </table:table-cell>
          <table:table-cell office:value-type="string">
            <text:p>Edwards Blake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90">
            <text:p>190</text:p>
          </table:table-cell>
          <table:table-cell office:value-type="string">
            <text:p>Hawaii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Andrews Julie</text:p>
          </table:table-cell>
          <table:table-cell office:value-type="string">
            <text:p>Hill George Roy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25">
            <text:p>125</text:p>
          </table:table-cell>
          <table:table-cell office:value-type="string">
            <text:p>Torn Curtain</text:p>
          </table:table-cell>
          <table:table-cell office:value-type="string">
            <text:p>Mystery</text:p>
          </table:table-cell>
          <table:table-cell office:value-type="string">
            <text:p>Newman Paul</text:p>
          </table:table-cell>
          <table:table-cell office:value-type="string">
            <text:p>Andrews Julie</text:p>
          </table:table-cell>
          <table:table-cell office:value-type="string">
            <text:p>Hitchcock Alfred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7">
            <text:p>107</text:p>
          </table:table-cell>
          <table:table-cell office:value-type="string">
            <text:p>Duet for One</text:p>
          </table:table-cell>
          <table:table-cell office:value-type="string">
            <text:p>Drama</text:p>
          </table:table-cell>
          <table:table-cell office:value-type="string">
            <text:p>Bates Alan</text:p>
          </table:table-cell>
          <table:table-cell office:value-type="string">
            <text:p>Andrews Julie</text:p>
          </table:table-cell>
          <table:table-cell office:value-type="string">
            <text:p>Konchalovsky Andrei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72">
            <text:p>172</text:p>
          </table:table-cell>
          <table:table-cell office:value-type="string">
            <text:p>Sound of Music The</text:p>
          </table:table-cell>
          <table:table-cell office:value-type="string">
            <text:p>Music</text:p>
          </table:table-cell>
          <table:table-cell office:value-type="string">
            <text:p>Plummer Christopher</text:p>
          </table:table-cell>
          <table:table-cell office:value-type="string">
            <text:p>Andrews Julie</text:p>
          </table:table-cell>
          <table:table-cell office:value-type="string">
            <text:p>Wise Robert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5">
            <text:p>55</text:p>
          </table:table-cell>
          <table:table-cell office:value-type="string">
            <text:p>Gonzo Presents Muppet Weird Stuff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Andrews Julie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40">
            <text:p>140</text:p>
          </table:table-cell>
          <table:table-cell office:value-type="string">
            <text:p>Tartuffe</text:p>
          </table:table-cell>
          <table:table-cell office:value-type="string">
            <text:p>Comedy</text:p>
          </table:table-cell>
          <table:table-cell office:value-type="string">
            <text:p>Depardieu Gérard</text:p>
          </table:table-cell>
          <table:table-cell office:value-type="string">
            <text:p>Annen Paule</text:p>
          </table:table-cell>
          <table:table-cell office:value-type="string">
            <text:p>Depardieu Gérard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4">
            <text:p>104</text:p>
          </table:table-cell>
          <table:table-cell office:value-type="string">
            <text:p>A New Life</text:p>
          </table:table-cell>
          <table:table-cell office:value-type="string">
            <text:p>Comedy</text:p>
          </table:table-cell>
          <table:table-cell office:value-type="string">
            <text:p>Alda Alan</text:p>
          </table:table-cell>
          <table:table-cell office:value-type="string">
            <text:p>Ann-Margret</text:p>
          </table:table-cell>
          <table:table-cell office:value-type="string">
            <text:p>Alda Alan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06">
            <text:p>106</text:p>
          </table:table-cell>
          <table:table-cell office:value-type="string">
            <text:p>Magic</text:p>
          </table:table-cell>
          <table:table-cell office:value-type="string">
            <text:p>Mystery</text:p>
          </table:table-cell>
          <table:table-cell office:value-type="string">
            <text:p>Hopkins Anthony</text:p>
          </table:table-cell>
          <table:table-cell office:value-type="string">
            <text:p>Ann-Margret</text:p>
          </table:table-cell>
          <table:table-cell office:value-type="string">
            <text:p>Attenborough Richard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86">
            <text:p>286</text:p>
          </table:table-cell>
          <table:table-cell office:value-type="string">
            <text:p>Tommy</text:p>
          </table:table-cell>
          <table:table-cell office:value-type="string">
            <text:p>Music</text:p>
          </table:table-cell>
          <table:table-cell office:value-type="string">
            <text:p>Daltry Roger</text:p>
          </table:table-cell>
          <table:table-cell office:value-type="string">
            <text:p>Ann-Margret</text:p>
          </table:table-cell>
          <table:table-cell office:value-type="string">
            <text:p>Russell Ke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08">
            <text:p>108</text:p>
          </table:table-cell>
          <table:table-cell office:value-type="string">
            <text:p>Big Fix The</text:p>
          </table:table-cell>
          <table:table-cell office:value-type="string">
            <text:p>Mystery</text:p>
          </table:table-cell>
          <table:table-cell office:value-type="string">
            <text:p>Dreyfuss Richard</text:p>
          </table:table-cell>
          <table:table-cell office:value-type="string">
            <text:p>Anspach Susan</text:p>
          </table:table-cell>
          <table:table-cell office:value-type="string">
            <text:p>Kagan Jeremy Paul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5">
            <text:p>95</text:p>
          </table:table-cell>
          <table:table-cell office:value-type="string">
            <text:p>Alan &amp; Naomi</text:p>
          </table:table-cell>
          <table:table-cell office:value-type="string">
            <text:p>Drama</text:p>
          </table:table-cell>
          <table:table-cell office:value-type="string">
            <text:p>Haas Lukas</text:p>
          </table:table-cell>
          <table:table-cell office:value-type="string">
            <text:p>Aquino Vanessa</text:p>
          </table:table-cell>
          <table:table-cell office:value-type="string">
            <text:p>Vanwagenen Sterling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20">
            <text:p>120</text:p>
          </table:table-cell>
          <table:table-cell office:value-type="string">
            <text:p>Fatal Attraction</text:p>
          </table:table-cell>
          <table:table-cell office:value-type="string">
            <text:p>Mystery</text:p>
          </table:table-cell>
          <table:table-cell office:value-type="string">
            <text:p>Douglas Michael</text:p>
          </table:table-cell>
          <table:table-cell office:value-type="string">
            <text:p>Archer Anne</text:p>
          </table:table-cell>
          <table:table-cell office:value-type="string">
            <text:p>Lyne Adrian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7">
            <text:p>117</text:p>
          </table:table-cell>
          <table:table-cell office:value-type="string">
            <text:p>Patriot Games</text:p>
          </table:table-cell>
          <table:table-cell office:value-type="string">
            <text:p>Action</text:p>
          </table:table-cell>
          <table:table-cell office:value-type="string">
            <text:p>Ford Harrison</text:p>
          </table:table-cell>
          <table:table-cell office:value-type="string">
            <text:p>Archer Anne</text:p>
          </table:table-cell>
          <table:table-cell office:value-type="string">
            <text:p>Noyce Phillip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06">
            <text:p>106</text:p>
          </table:table-cell>
          <table:table-cell office:value-type="string">
            <text:p>Woman Next Door The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Ardant Fanny</text:p>
          </table:table-cell>
          <table:table-cell office:value-type="string">
            <text:p>Truffaut François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7">
            <text:p>97</text:p>
          </table:table-cell>
          <table:table-cell office:value-type="string">
            <text:p>Hunting</text:p>
          </table:table-cell>
          <table:table-cell office:value-type="string">
            <text:p>Mystery</text:p>
          </table:table-cell>
          <table:table-cell office:value-type="string">
            <text:p>Savage John</text:p>
          </table:table-cell>
          <table:table-cell office:value-type="string">
            <text:p>Armstrong Kerry</text:p>
          </table:table-cell>
          <table:table-cell office:value-type="string">
            <text:p>Howson Frank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5">
            <text:p>115</text:p>
          </table:table-cell>
          <table:table-cell office:value-type="string">
            <text:p>Bataan</text:p>
          </table:table-cell>
          <table:table-cell office:value-type="string">
            <text:p>War</text:p>
          </table:table-cell>
          <table:table-cell office:value-type="string">
            <text:p>Taylor Robert</text:p>
          </table:table-cell>
          <table:table-cell office:value-type="string">
            <text:p>Arnaz Desi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10">
            <text:p>110</text:p>
          </table:table-cell>
          <table:table-cell office:value-type="string">
            <text:p>Siegfried The Nibelungenlied</text:p>
          </table:table-cell>
          <table:table-cell office:value-type="string">
            <text:p>Drama</text:p>
          </table:table-cell>
          <table:table-cell office:value-type="string">
            <text:p>Richter Paul</text:p>
          </table:table-cell>
          <table:table-cell office:value-type="string">
            <text:p>Arnold Gertrud</text:p>
          </table:table-cell>
          <table:table-cell office:value-type="string">
            <text:p>Lang Fritz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0">
            <text:p>90</text:p>
          </table:table-cell>
          <table:table-cell office:value-type="string">
            <text:p>Henry Portrait of a Serial Killer</text:p>
          </table:table-cell>
          <table:table-cell office:value-type="string">
            <text:p>Horror</text:p>
          </table:table-cell>
          <table:table-cell office:value-type="string">
            <text:p>Rooker Michael</text:p>
          </table:table-cell>
          <table:table-cell office:value-type="string">
            <text:p>Arnold Tracy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8">
            <text:p>118</text:p>
          </table:table-cell>
          <table:table-cell office:value-type="string">
            <text:p>Big Blue The</text:p>
          </table:table-cell>
          <table:table-cell office:value-type="string">
            <text:p>Drama</text:p>
          </table:table-cell>
          <table:table-cell office:value-type="string">
            <text:p>Barr Jean-Marc</text:p>
          </table:table-cell>
          <table:table-cell office:value-type="string">
            <text:p>Arquette Rosanna</text:p>
          </table:table-cell>
          <table:table-cell office:value-type="string">
            <text:p>Besson Luc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5">
            <text:p>115</text:p>
          </table:table-cell>
          <table:table-cell office:value-type="string">
            <text:p>Flight of the Intruder</text:p>
          </table:table-cell>
          <table:table-cell office:value-type="string">
            <text:p>Drama</text:p>
          </table:table-cell>
          <table:table-cell office:value-type="string">
            <text:p>Glover Danny</text:p>
          </table:table-cell>
          <table:table-cell office:value-type="string">
            <text:p>Arquette Rosanna</text:p>
          </table:table-cell>
          <table:table-cell office:value-type="string">
            <text:p>Milius John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8">
            <text:p>108</text:p>
          </table:table-cell>
          <table:table-cell office:value-type="string">
            <text:p>Nobody's Fool</text:p>
          </table:table-cell>
          <table:table-cell office:value-type="string">
            <text:p>Comedy</text:p>
          </table:table-cell>
          <table:table-cell office:value-type="string">
            <text:p>Roberts Eric</text:p>
          </table:table-cell>
          <table:table-cell office:value-type="string">
            <text:p>Arquette Rosanna</text:p>
          </table:table-cell>
          <table:table-cell office:value-type="string">
            <text:p>Purcell Evelyn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7">
            <text:p>97</text:p>
          </table:table-cell>
          <table:table-cell office:value-type="string">
            <text:p>After Hours</text:p>
          </table:table-cell>
          <table:table-cell office:value-type="string">
            <text:p>Comedy</text:p>
          </table:table-cell>
          <table:table-cell office:value-type="string">
            <text:p>Dunne Griffin</text:p>
          </table:table-cell>
          <table:table-cell office:value-type="string">
            <text:p>Arquette Rosanna</text:p>
          </table:table-cell>
          <table:table-cell office:value-type="string">
            <text:p>Scorsese Martin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4">
            <text:p>104</text:p>
          </table:table-cell>
          <table:table-cell office:value-type="string">
            <text:p>Desperately Seeking Susan</text:p>
          </table:table-cell>
          <table:table-cell office:value-type="string">
            <text:p>Comedy</text:p>
          </table:table-cell>
          <table:table-cell office:value-type="string">
            <text:p>Quinn Aidan</text:p>
          </table:table-cell>
          <table:table-cell office:value-type="string">
            <text:p>Arquette Rosanna</text:p>
          </table:table-cell>
          <table:table-cell office:value-type="string">
            <text:p>Seidelman Susan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2">
            <text:p>102</text:p>
          </table:table-cell>
          <table:table-cell office:value-type="string">
            <text:p>A New Leaf</text:p>
          </table:table-cell>
          <table:table-cell office:value-type="string">
            <text:p>Comedy</text:p>
          </table:table-cell>
          <table:table-cell office:value-type="string">
            <text:p>Matthau Walter</text:p>
          </table:table-cell>
          <table:table-cell office:value-type="string">
            <text:p>Arrick Rose</text:p>
          </table:table-cell>
          <table:table-cell office:value-type="string">
            <text:p>May Elaine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1">
            <text:p>91</text:p>
          </table:table-cell>
          <table:table-cell office:value-type="string">
            <text:p>Killers of Kilimanjaro</text:p>
          </table:table-cell>
          <table:table-cell office:value-type="string">
            <text:p>Action</text:p>
          </table:table-cell>
          <table:table-cell office:value-type="string">
            <text:p>Taylor Robert</text:p>
          </table:table-cell>
          <table:table-cell office:value-type="string">
            <text:p>Aslan Gregoire</text:p>
          </table:table-cell>
          <table:table-cell office:value-type="string">
            <text:p>Thorpe Richard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26">
            <text:p>126</text:p>
          </table:table-cell>
          <table:table-cell office:value-type="string">
            <text:p>Don Juan</text:p>
          </table:table-cell>
          <table:table-cell office:value-type="string">
            <text:p>Action</text:p>
          </table:table-cell>
          <table:table-cell office:value-type="string">
            <text:p>Barrymore John</text:p>
          </table:table-cell>
          <table:table-cell office:value-type="string">
            <text:p>Astor Mary</text:p>
          </table:table-cell>
          <table:table-cell office:value-type="string">
            <text:p>Crosland Alan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2">
            <text:p>102</text:p>
          </table:table-cell>
          <table:table-cell office:value-type="string">
            <text:p>Babette's Feast</text:p>
          </table:table-cell>
          <table:table-cell office:value-type="string">
            <text:p>Drama</text:p>
          </table:table-cell>
          <table:table-cell office:value-type="string">
            <text:p>LaFont Jean-Philippe</text:p>
          </table:table-cell>
          <table:table-cell office:value-type="string">
            <text:p>Audran Stéphane</text:p>
          </table:table-cell>
          <table:table-cell office:value-type="string">
            <text:p>Axel Gabriel</text:p>
          </table:table-cell>
          <table:table-cell office:value-type="float" office:value="79">
            <text:p>7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8">
            <text:p>118</text:p>
          </table:table-cell>
          <table:table-cell office:value-type="string">
            <text:p>Vincent Francois Paul &amp; the Others</text:p>
          </table:table-cell>
          <table:table-cell office:value-type="string">
            <text:p>Drama</text:p>
          </table:table-cell>
          <table:table-cell office:value-type="string">
            <text:p>Montand Yves</text:p>
          </table:table-cell>
          <table:table-cell office:value-type="string">
            <text:p>Audran Stéphan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41">
            <text:p>141</text:p>
          </table:table-cell>
          <table:table-cell office:value-type="string">
            <text:p>Thunderball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Auger Claudine</text:p>
          </table:table-cell>
          <table:table-cell office:value-type="string">
            <text:p>Young Terrence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66">
            <text:p>66</text:p>
          </table:table-cell>
          <table:table-cell office:value-type="string">
            <text:p>Lodger (Story of the London Fog)</text:p>
          </table:table-cell>
          <table:table-cell office:value-type="string">
            <text:p>Mystery</text:p>
          </table:table-cell>
          <table:table-cell office:value-type="string">
            <text:p>Chesney Arthur</text:p>
          </table:table-cell>
          <table:table-cell office:value-type="string">
            <text:p>Ault Marie</text:p>
          </table:table-cell>
          <table:table-cell office:value-type="string">
            <text:p>Hitchcock Alfred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string">
            <text:p>Appointment with Death</text:p>
          </table:table-cell>
          <table:table-cell office:value-type="string">
            <text:p>Mystery</text:p>
          </table:table-cell>
          <table:table-cell office:value-type="string">
            <text:p>Ustinov Peter</text:p>
          </table:table-cell>
          <table:table-cell office:value-type="string">
            <text:p>Bacall Lauren</text:p>
          </table:table-cell>
          <table:table-cell office:value-type="string">
            <text:p>Donaggio Michael Winner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28">
            <text:p>128</text:p>
          </table:table-cell>
          <table:table-cell office:value-type="string">
            <text:p>Murder on the Orient Express</text:p>
          </table:table-cell>
          <table:table-cell office:value-type="string">
            <text:p>Mystery</text:p>
          </table:table-cell>
          <table:table-cell office:value-type="string">
            <text:p>Balsam Martin</text:p>
          </table:table-cell>
          <table:table-cell office:value-type="string">
            <text:p>Bacall Lauren</text:p>
          </table:table-cell>
          <table:table-cell office:value-type="string">
            <text:p>Lumet Sidney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15">
            <text:p>115</text:p>
          </table:table-cell>
          <table:table-cell office:value-type="string">
            <text:p>Blood Alley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office:value-type="string">
            <text:p>Bacall Lauren</text:p>
          </table:table-cell>
          <table:table-cell office:value-type="string">
            <text:p>Wellman William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36">
            <text:p>136</text:p>
          </table:table-cell>
          <table:table-cell office:value-type="string">
            <text:p>Spy Who Loved Me Th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Bach Barbara</text:p>
          </table:table-cell>
          <table:table-cell office:value-type="string">
            <text:p>Gilbert Lewis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string">
            <text:p>Storm</text:p>
          </table:table-cell>
          <table:table-cell office:value-type="string">
            <text:p>Action</text:p>
          </table:table-cell>
          <table:table-cell office:value-type="string">
            <text:p>Palfy David</text:p>
          </table:table-cell>
          <table:table-cell office:value-type="string">
            <text:p>Bahtia Stacy Christensen</text:p>
          </table:table-cell>
          <table:table-cell office:value-type="string">
            <text:p>Winning Davi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9">
            <text:p>89</text:p>
          </table:table-cell>
          <table:table-cell office:value-type="string">
            <text:p>Bloodbath</text:p>
          </table:table-cell>
          <table:table-cell office:value-type="string">
            <text:p>Horror</text:p>
          </table:table-cell>
          <table:table-cell office:value-type="string">
            <text:p>Hopper Dennis</text:p>
          </table:table-cell>
          <table:table-cell office:value-type="string">
            <text:p>Baker Carroll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3">
            <text:p>103</text:p>
          </table:table-cell>
          <table:table-cell office:value-type="string">
            <text:p>Miami Cops</text:p>
          </table:table-cell>
          <table:table-cell office:value-type="string">
            <text:p>Action</text:p>
          </table:table-cell>
          <table:table-cell office:value-type="string">
            <text:p>Roundtree Richard</text:p>
          </table:table-cell>
          <table:table-cell office:value-type="string">
            <text:p>Baker Dawn</text:p>
          </table:table-cell>
          <table:table-cell office:value-type="string">
            <text:p>Bradley Al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96">
            <text:p>96</text:p>
          </table:table-cell>
          <table:table-cell office:value-type="string">
            <text:p>Island of Dr. Moreau The</text:p>
          </table:table-cell>
          <table:table-cell office:value-type="string">
            <text:p>Horror</text:p>
          </table:table-cell>
          <table:table-cell office:value-type="string">
            <text:p>Thewlis David</text:p>
          </table:table-cell>
          <table:table-cell office:value-type="string">
            <text:p>Balk Fairuza</text:p>
          </table:table-cell>
          <table:table-cell office:value-type="string">
            <text:p>Frankenheimer John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0">
            <text:p>100</text:p>
          </table:table-cell>
          <table:table-cell office:value-type="string">
            <text:p>Eighty-Four Charing Cross Road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Bancroft Anne</text:p>
          </table:table-cell>
          <table:table-cell office:value-type="string">
            <text:p>Jones David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4">
            <text:p>124</text:p>
          </table:table-cell>
          <table:table-cell office:value-type="string">
            <text:p>Elephant Man The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Bancroft Anne</text:p>
          </table:table-cell>
          <table:table-cell office:value-type="string">
            <text:p>Lynch Dav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Dr Alien</text:p>
          </table:table-cell>
          <table:table-cell office:value-type="string">
            <text:p>Science Fiction</text:p>
          </table:table-cell>
          <table:table-cell office:value-type="string">
            <text:p>Jacoby Billy</text:p>
          </table:table-cell>
          <table:table-cell office:value-type="string">
            <text:p>Barash Olivia</text:p>
          </table:table-cell>
          <table:table-cell office:value-type="string">
            <text:p>DeCoteau David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0">
            <text:p>120</text:p>
          </table:table-cell>
          <table:table-cell office:value-type="string">
            <text:p>Creepshow</text:p>
          </table:table-cell>
          <table:table-cell office:value-type="string">
            <text:p>Horror</text:p>
          </table:table-cell>
          <table:table-cell office:value-type="string">
            <text:p>Holbrook Hal</text:p>
          </table:table-cell>
          <table:table-cell office:value-type="string">
            <text:p>Barbeau Adrienne</text:p>
          </table:table-cell>
          <table:table-cell office:value-type="string">
            <text:p>Romero George A.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0">
            <text:p>100</text:p>
          </table:table-cell>
          <table:table-cell office:value-type="string">
            <text:p>Sammy &amp; Rosie Get Laid</text:p>
          </table:table-cell>
          <table:table-cell office:value-type="string">
            <text:p>Drama</text:p>
          </table:table-cell>
          <table:table-cell office:value-type="string">
            <text:p>Din Ayub Khan</text:p>
          </table:table-cell>
          <table:table-cell office:value-type="string">
            <text:p>Barber Frances</text:p>
          </table:table-cell>
          <table:table-cell office:value-type="string">
            <text:p>Frears Stephe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1">
            <text:p>101</text:p>
          </table:table-cell>
          <table:table-cell office:value-type="string">
            <text:p>Goalie's Anxiety at the Penalty Kick The</text:p>
          </table:table-cell>
          <table:table-cell office:value-type="string">
            <text:p>Drama</text:p>
          </table:table-cell>
          <table:table-cell office:value-type="string">
            <text:p>Brauss Arthur</text:p>
          </table:table-cell>
          <table:table-cell office:value-type="string">
            <text:p>Bardischewski Maria</text:p>
          </table:table-cell>
          <table:table-cell office:value-type="string">
            <text:p>Wenders Wim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9">
            <text:p>99</text:p>
          </table:table-cell>
          <table:table-cell office:value-type="string">
            <text:p>Mademoiselle Striptease</text:p>
          </table:table-cell>
          <table:table-cell office:value-type="string">
            <text:p>Comedy</text:p>
          </table:table-cell>
          <table:table-cell office:value-type="string">
            <text:p>Gelin Daniel</text:p>
          </table:table-cell>
          <table:table-cell office:value-type="string">
            <text:p>Bardot Brigitte</text:p>
          </table:table-cell>
          <table:table-cell office:value-type="string">
            <text:p>Allegret Marc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86">
            <text:p>86</text:p>
          </table:table-cell>
          <table:table-cell office:value-type="string">
            <text:p>Women The</text:p>
          </table:table-cell>
          <table:table-cell office:value-type="string">
            <text:p>Drama</text:p>
          </table:table-cell>
          <table:table-cell office:value-type="string">
            <text:p>Ronet Maurice</text:p>
          </table:table-cell>
          <table:table-cell office:value-type="string">
            <text:p>Bardot Brigitte</text:p>
          </table:table-cell>
          <table:table-cell office:value-type="string">
            <text:p>Aurel Jean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77">
            <text:p>77</text:p>
          </table:table-cell>
          <table:table-cell office:value-type="string">
            <text:p>That Naughty Girl</text:p>
          </table:table-cell>
          <table:table-cell office:value-type="string">
            <text:p>Comedy</text:p>
          </table:table-cell>
          <table:table-cell office:value-type="string">
            <text:p>Bretonniere Jean</text:p>
          </table:table-cell>
          <table:table-cell office:value-type="string">
            <text:p>Bardot Brigitte</text:p>
          </table:table-cell>
          <table:table-cell office:value-type="string">
            <text:p>Boisrond Michel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90">
            <text:p>90</text:p>
          </table:table-cell>
          <table:table-cell office:value-type="string">
            <text:p>Voulez-Vous Danser Avec Moi?</text:p>
          </table:table-cell>
          <table:table-cell office:value-type="string">
            <text:p>Comedy</text:p>
          </table:table-cell>
          <table:table-cell office:value-type="string">
            <text:p>Vidal Henri</text:p>
          </table:table-cell>
          <table:table-cell office:value-type="string">
            <text:p>Bardot Brigitte</text:p>
          </table:table-cell>
          <table:table-cell office:value-type="string">
            <text:p>Boisrond Michel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0">
            <text:p>100</text:p>
          </table:table-cell>
          <table:table-cell office:value-type="string">
            <text:p>A Coeur Joie (Head Over Heels)</text:p>
          </table:table-cell>
          <table:table-cell office:value-type="string">
            <text:p>Action</text:p>
          </table:table-cell>
          <table:table-cell office:value-type="string">
            <text:p>Terzieff Laurent</text:p>
          </table:table-cell>
          <table:table-cell office:value-type="string">
            <text:p>Bardot Brigitte</text:p>
          </table:table-cell>
          <table:table-cell office:value-type="string">
            <text:p>Bourguignon Serge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13">
            <text:p>113</text:p>
          </table:table-cell>
          <table:table-cell office:value-type="string">
            <text:p>Shalako</text:p>
          </table:table-cell>
          <table:table-cell office:value-type="string">
            <text:p>Westerns</text:p>
          </table:table-cell>
          <table:table-cell office:value-type="string">
            <text:p>Connery Sean</text:p>
          </table:table-cell>
          <table:table-cell office:value-type="string">
            <text:p>Bardot Brigitte</text:p>
          </table:table-cell>
          <table:table-cell office:value-type="string">
            <text:p>Dmytryk Edward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2">
            <text:p>102</text:p>
          </table:table-cell>
          <table:table-cell office:value-type="string">
            <text:p>Contempt</text:p>
          </table:table-cell>
          <table:table-cell office:value-type="string">
            <text:p>Drama</text:p>
          </table:table-cell>
          <table:table-cell office:value-type="string">
            <text:p>Palance Jack</text:p>
          </table:table-cell>
          <table:table-cell office:value-type="string">
            <text:p>Bardot Brigitte</text:p>
          </table:table-cell>
          <table:table-cell office:value-type="string">
            <text:p>Godard Jean-Luc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0">
            <text:p>100</text:p>
          </table:table-cell>
          <table:table-cell office:value-type="string">
            <text:p>Dear Brigitte</text:p>
          </table:table-cell>
          <table:table-cell office:value-type="string">
            <text:p>Comedy</text:p>
          </table:table-cell>
          <table:table-cell office:value-type="string">
            <text:p>Mumy Billy</text:p>
          </table:table-cell>
          <table:table-cell office:value-type="string">
            <text:p>Bardot Brigitte</text:p>
          </table:table-cell>
          <table:table-cell office:value-type="string">
            <text:p>Koster Henry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4">
            <text:p>134</text:p>
          </table:table-cell>
          <table:table-cell office:value-type="string">
            <text:p>A Very Private Affair</text:p>
          </table:table-cell>
          <table:table-cell office:value-type="string">
            <text:p>Drama</text:p>
          </table:table-cell>
          <table:table-cell office:value-type="string">
            <text:p>Mastroianni Marcello</text:p>
          </table:table-cell>
          <table:table-cell office:value-type="string">
            <text:p>Bardot Brigitte</text:p>
          </table:table-cell>
          <table:table-cell office:value-type="string">
            <text:p>Malle Louis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99">
            <text:p>99</text:p>
          </table:table-cell>
          <table:table-cell office:value-type="string">
            <text:p>Ravishing Idiot The</text:p>
          </table:table-cell>
          <table:table-cell office:value-type="string">
            <text:p>Comedy</text:p>
          </table:table-cell>
          <table:table-cell office:value-type="string">
            <text:p>Perkins Anthony</text:p>
          </table:table-cell>
          <table:table-cell office:value-type="string">
            <text:p>Bardot Brigitte</text:p>
          </table:table-cell>
          <table:table-cell office:value-type="string">
            <text:p>Molinaro Edouard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90">
            <text:p>90</text:p>
          </table:table-cell>
          <table:table-cell office:value-type="string">
            <text:p>Bride Is Much Too Beautiful The</text:p>
          </table:table-cell>
          <table:table-cell office:value-type="string">
            <text:p>Comedy</text:p>
          </table:table-cell>
          <table:table-cell office:value-type="string">
            <text:p>Jourdan Louis</text:p>
          </table:table-cell>
          <table:table-cell office:value-type="string">
            <text:p>Bardot Brigitte</text:p>
          </table:table-cell>
          <table:table-cell office:value-type="string">
            <text:p>Surin Fred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0">
            <text:p>90</text:p>
          </table:table-cell>
          <table:table-cell office:value-type="string">
            <text:p>Doctor at Sea</text:p>
          </table:table-cell>
          <table:table-cell office:value-type="string">
            <text:p>Comedy</text:p>
          </table:table-cell>
          <table:table-cell office:value-type="string">
            <text:p>Bogarde Dirk</text:p>
          </table:table-cell>
          <table:table-cell office:value-type="string">
            <text:p>Bardot Brigitte</text:p>
          </table:table-cell>
          <table:table-cell office:value-type="string">
            <text:p>Thomas Ralph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00">
            <text:p>100</text:p>
          </table:table-cell>
          <table:table-cell office:value-type="string">
            <text:p>Le Repos Du Guerrier (Warrior's Rest)</text:p>
          </table:table-cell>
          <table:table-cell office:value-type="string">
            <text:p>War</text:p>
          </table:table-cell>
          <table:table-cell office:value-type="string">
            <text:p>Hossein Robert</text:p>
          </table:table-cell>
          <table:table-cell office:value-type="string">
            <text:p>Bardot Brigitte</text:p>
          </table:table-cell>
          <table:table-cell office:value-type="string">
            <text:p>Vadim Roger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0">
            <text:p>90</text:p>
          </table:table-cell>
          <table:table-cell office:value-type="string">
            <text:p>And God Created Woman</text:p>
          </table:table-cell>
          <table:table-cell office:value-type="string">
            <text:p>Drama</text:p>
          </table:table-cell>
          <table:table-cell office:value-type="string">
            <text:p>Jurgens Curt</text:p>
          </table:table-cell>
          <table:table-cell office:value-type="string">
            <text:p>Bardot Brigitte</text:p>
          </table:table-cell>
          <table:table-cell office:value-type="string">
            <text:p>Vadim Roger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7">
            <text:p>87</text:p>
          </table:table-cell>
          <table:table-cell office:value-type="string">
            <text:p>Ms. Don Juan</text:p>
          </table:table-cell>
          <table:table-cell office:value-type="string">
            <text:p>Drama</text:p>
          </table:table-cell>
          <table:table-cell office:value-type="string">
            <text:p>Ronet Maurice</text:p>
          </table:table-cell>
          <table:table-cell office:value-type="string">
            <text:p>Bardot Brigitte</text:p>
          </table:table-cell>
          <table:table-cell office:value-type="string">
            <text:p>Vadim Roger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brigitteBardot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7">
            <text:p>97</text:p>
          </table:table-cell>
          <table:table-cell office:value-type="string">
            <text:p>Siesta</text:p>
          </table:table-cell>
          <table:table-cell office:value-type="string">
            <text:p>Drama</text:p>
          </table:table-cell>
          <table:table-cell office:value-type="string">
            <text:p>Byrne Gabriel</text:p>
          </table:table-cell>
          <table:table-cell office:value-type="string">
            <text:p>Barkin Ellen</text:p>
          </table:table-cell>
          <table:table-cell office:value-type="string">
            <text:p>Lambert Mary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92">
            <text:p>92</text:p>
          </table:table-cell>
          <table:table-cell office:value-type="string">
            <text:p>Rich &amp; Strange</text:p>
          </table:table-cell>
          <table:table-cell office:value-type="string">
            <text:p>Drama</text:p>
          </table:table-cell>
          <table:table-cell office:value-type="string">
            <text:p>Kendall Henry</text:p>
          </table:table-cell>
          <table:table-cell office:value-type="string">
            <text:p>Barry Joan</text:p>
          </table:table-cell>
          <table:table-cell office:value-type="string">
            <text:p>Hitchcock Alfred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4">
            <text:p>104</text:p>
          </table:table-cell>
          <table:table-cell office:value-type="string">
            <text:p>Lionheart</text:p>
          </table:table-cell>
          <table:table-cell office:value-type="string">
            <text:p>Action</text:p>
          </table:table-cell>
          <table:table-cell office:value-type="string">
            <text:p>Stoltz Eric</text:p>
          </table:table-cell>
          <table:table-cell office:value-type="string">
            <text:p>Barrymore Deborah</text:p>
          </table:table-cell>
          <table:table-cell office:value-type="string">
            <text:p>Schaffner Franklin J.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5">
            <text:p>115</text:p>
          </table:table-cell>
          <table:table-cell office:value-type="string">
            <text:p>E. T. The Extra-Terrestrial</text:p>
          </table:table-cell>
          <table:table-cell office:value-type="string">
            <text:p>Science Fiction</text:p>
          </table:table-cell>
          <table:table-cell office:value-type="string">
            <text:p>Wallace Dee</text:p>
          </table:table-cell>
          <table:table-cell office:value-type="string">
            <text:p>Barrymore Drew</text:p>
          </table:table-cell>
          <table:table-cell office:value-type="string">
            <text:p>Spielberg Steven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1">
            <text:p>101</text:p>
          </table:table-cell>
          <table:table-cell office:value-type="string">
            <text:p>Cool World</text:p>
          </table:table-cell>
          <table:table-cell office:value-type="string">
            <text:p>Drama</text:p>
          </table:table-cell>
          <table:table-cell office:value-type="string">
            <text:p>Byrne Gabriel</text:p>
          </table:table-cell>
          <table:table-cell office:value-type="string">
            <text:p>Basinger Kim</text:p>
          </table:table-cell>
          <table:table-cell office:value-type="string">
            <text:p>Bakshi Ralph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3">
            <text:p>83</text:p>
          </table:table-cell>
          <table:table-cell office:value-type="string">
            <text:p>Nadine</text:p>
          </table:table-cell>
          <table:table-cell office:value-type="string">
            <text:p>Comedy</text:p>
          </table:table-cell>
          <table:table-cell office:value-type="string">
            <text:p>Bridges Jeff</text:p>
          </table:table-cell>
          <table:table-cell office:value-type="string">
            <text:p>Basinger Kim</text:p>
          </table:table-cell>
          <table:table-cell office:value-type="string">
            <text:p>Benton Robert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6">
            <text:p>126</text:p>
          </table:table-cell>
          <table:table-cell office:value-type="string">
            <text:p>Batman</text:p>
          </table:table-cell>
          <table:table-cell office:value-type="string">
            <text:p>Action</text:p>
          </table:table-cell>
          <table:table-cell office:value-type="string">
            <text:p>Nicholson Jack</text:p>
          </table:table-cell>
          <table:table-cell office:value-type="string">
            <text:p>Basinger Kim</text:p>
          </table:table-cell>
          <table:table-cell office:value-type="string">
            <text:p>Burton Tim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Blind Date</text:p>
          </table:table-cell>
          <table:table-cell office:value-type="string">
            <text:p>Comedy</text:p>
          </table:table-cell>
          <table:table-cell office:value-type="string">
            <text:p>Willis Bruce</text:p>
          </table:table-cell>
          <table:table-cell office:value-type="string">
            <text:p>Basinger Kim</text:p>
          </table:table-cell>
          <table:table-cell office:value-type="string">
            <text:p>Edwards Blake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1">
            <text:p>101</text:p>
          </table:table-cell>
          <table:table-cell office:value-type="string">
            <text:p>Mother Lode</text:p>
          </table:table-cell>
          <table:table-cell office:value-type="string">
            <text:p>Action</text:p>
          </table:table-cell>
          <table:table-cell office:value-type="string">
            <text:p>Heston Charlton</text:p>
          </table:table-cell>
          <table:table-cell office:value-type="string">
            <text:p>Basinger Kim</text:p>
          </table:table-cell>
          <table:table-cell office:value-type="string">
            <text:p>Heston Charlton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5">
            <text:p>125</text:p>
          </table:table-cell>
          <table:table-cell office:value-type="string">
            <text:p>Final Analysis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 office:value-type="string">
            <text:p>Basinger Kim</text:p>
          </table:table-cell>
          <table:table-cell office:value-type="string">
            <text:p>Joanou Phil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4">
            <text:p>134</text:p>
          </table:table-cell>
          <table:table-cell office:value-type="string">
            <text:p>Never Say Never Again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Basinger Kim</text:p>
          </table:table-cell>
          <table:table-cell office:value-type="string">
            <text:p>Kershner Irvi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7">
            <text:p>117</text:p>
          </table:table-cell>
          <table:table-cell office:value-type="string">
            <text:p>Nine &amp; a Half Weeks</text:p>
          </table:table-cell>
          <table:table-cell office:value-type="string">
            <text:p>Drama</text:p>
          </table:table-cell>
          <table:table-cell office:value-type="string">
            <text:p>Rourke Mickey</text:p>
          </table:table-cell>
          <table:table-cell office:value-type="string">
            <text:p>Basinger Kim</text:p>
          </table:table-cell>
          <table:table-cell office:value-type="string">
            <text:p>Lyne Adrian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Killjoy</text:p>
          </table:table-cell>
          <table:table-cell office:value-type="string">
            <text:p>Mystery</text:p>
          </table:table-cell>
          <table:table-cell office:value-type="string">
            <text:p>Culp Robert</text:p>
          </table:table-cell>
          <table:table-cell office:value-type="string">
            <text:p>Basinger Kim</text:p>
          </table:table-cell>
          <table:table-cell office:value-type="string">
            <text:p>Moxey John Llewelly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8">
            <text:p>108</text:p>
          </table:table-cell>
          <table:table-cell office:value-type="string">
            <text:p>No Mercy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 office:value-type="string">
            <text:p>Basinger Kim</text:p>
          </table:table-cell>
          <table:table-cell office:value-type="string">
            <text:p>Pearce Richard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6">
            <text:p>116</text:p>
          </table:table-cell>
          <table:table-cell office:value-type="string">
            <text:p>Marrying Man The</text:p>
          </table:table-cell>
          <table:table-cell office:value-type="string">
            <text:p>Comedy</text:p>
          </table:table-cell>
          <table:table-cell office:value-type="string">
            <text:p>Baldwin Alec</text:p>
          </table:table-cell>
          <table:table-cell office:value-type="string">
            <text:p>Basinger Kim</text:p>
          </table:table-cell>
          <table:table-cell office:value-type="string">
            <text:p>Rees Jerry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3">
            <text:p>123</text:p>
          </table:table-cell>
          <table:table-cell office:value-type="string">
            <text:p>Misery</text:p>
          </table:table-cell>
          <table:table-cell office:value-type="string">
            <text:p>Horror</text:p>
          </table:table-cell>
          <table:table-cell office:value-type="string">
            <text:p>Caan James</text:p>
          </table:table-cell>
          <table:table-cell office:value-type="string">
            <text:p>Bates Kathy</text:p>
          </table:table-cell>
          <table:table-cell office:value-type="string">
            <text:p>Reiner Rob</text:p>
          </table:table-cell>
          <table:table-cell office:value-type="float" office:value="48">
            <text:p>4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3">
            <text:p>93</text:p>
          </table:table-cell>
          <table:table-cell office:value-type="string">
            <text:p>Crisis</text:p>
          </table:table-cell>
          <table:table-cell office:value-type="string">
            <text:p>Drama</text:p>
          </table:table-cell>
          <table:table-cell office:value-type="string">
            <text:p>Andersson Wiktor</text:p>
          </table:table-cell>
          <table:table-cell office:value-type="string">
            <text:p>Baude Anna-Lisa</text:p>
          </table:table-cell>
          <table:table-cell office:value-type="string">
            <text:p>Bergman Ingmar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5">
            <text:p>95</text:p>
          </table:table-cell>
          <table:table-cell office:value-type="string">
            <text:p>Samson &amp; Delilah</text:p>
          </table:table-cell>
          <table:table-cell office:value-type="string">
            <text:p>Drama</text:p>
          </table:table-cell>
          <table:table-cell office:value-type="string">
            <text:p>Hamilton Antony</text:p>
          </table:table-cell>
          <table:table-cell office:value-type="string">
            <text:p>Bauer Belinda</text:p>
          </table:table-cell>
          <table:table-cell office:value-type="string">
            <text:p>Philips Lee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1">
            <text:p>101</text:p>
          </table:table-cell>
          <table:table-cell office:value-type="string">
            <text:p>Act of Piracy</text:p>
          </table:table-cell>
          <table:table-cell office:value-type="string">
            <text:p>Mystery</text:p>
          </table:table-cell>
          <table:table-cell office:value-type="string">
            <text:p>Busey Gary</text:p>
          </table:table-cell>
          <table:table-cell office:value-type="string">
            <text:p>Bauer Belinda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6">
            <text:p>96</text:p>
          </table:table-cell>
          <table:table-cell office:value-type="string">
            <text:p>Split Decisions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Beals Jennifer</text:p>
          </table:table-cell>
          <table:table-cell office:value-type="string">
            <text:p>Drury David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3">
            <text:p>103</text:p>
          </table:table-cell>
          <table:table-cell office:value-type="string">
            <text:p>Vampire's Kiss</text:p>
          </table:table-cell>
          <table:table-cell office:value-type="string">
            <text:p>Comedy</text:p>
          </table:table-cell>
          <table:table-cell office:value-type="string">
            <text:p>Cage Nicolas</text:p>
          </table:table-cell>
          <table:table-cell office:value-type="string">
            <text:p>Beals Jennifer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6">
            <text:p>96</text:p>
          </table:table-cell>
          <table:table-cell office:value-type="string">
            <text:p>Nightmare at Noon</text:p>
          </table:table-cell>
          <table:table-cell office:value-type="string">
            <text:p>Action</text:p>
          </table:table-cell>
          <table:table-cell office:value-type="string">
            <text:p>Hauser Wings</text:p>
          </table:table-cell>
          <table:table-cell office:value-type="string">
            <text:p>Beck Kimberly</text:p>
          </table:table-cell>
          <table:table-cell office:value-type="string">
            <text:p>Mastorakis Nico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7">
            <text:p>127</text:p>
          </table:table-cell>
          <table:table-cell office:value-type="string">
            <text:p>Presumed Innocent</text:p>
          </table:table-cell>
          <table:table-cell office:value-type="string">
            <text:p>Mystery</text:p>
          </table:table-cell>
          <table:table-cell office:value-type="string">
            <text:p>Ford Harrison</text:p>
          </table:table-cell>
          <table:table-cell office:value-type="string">
            <text:p>Bedelia Bonnie</text:p>
          </table:table-cell>
          <table:table-cell office:value-type="string">
            <text:p>Pakula Alan J.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23">
            <text:p>123</text:p>
          </table:table-cell>
          <table:table-cell office:value-type="string">
            <text:p>Reap the Wild Wind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Beecher Janet</text:p>
          </table:table-cell>
          <table:table-cell office:value-type="string">
            <text:p>DeMille Cecil B.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0">
            <text:p>100</text:p>
          </table:table-cell>
          <table:table-cell office:value-type="string">
            <text:p>Pocket Money</text:p>
          </table:table-cell>
          <table:table-cell office:value-type="string">
            <text:p>Comedy</text:p>
          </table:table-cell>
          <table:table-cell office:value-type="string">
            <text:p>Newman Paul</text:p>
          </table:table-cell>
          <table:table-cell office:value-type="string">
            <text:p>Belford Christine</text:p>
          </table:table-cell>
          <table:table-cell office:value-type="string">
            <text:p>Rosenberg Stuart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2">
            <text:p>102</text:p>
          </table:table-cell>
          <table:table-cell office:value-type="string">
            <text:p>Mary White</text:p>
          </table:table-cell>
          <table:table-cell office:value-type="string">
            <text:p>Drama</text:p>
          </table:table-cell>
          <table:table-cell office:value-type="string">
            <text:p>Flanders Ed</text:p>
          </table:table-cell>
          <table:table-cell office:value-type="string">
            <text:p>Beller Kathleen</text:p>
          </table:table-cell>
          <table:table-cell office:value-type="string">
            <text:p>Taylor Ju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/>
          <table:table-cell office:value-type="string">
            <text:p>Catch a Rising Star Tenth Anniversary</text:p>
          </table:table-cell>
          <table:table-cell office:value-type="string">
            <text:p>Comedy</text:p>
          </table:table-cell>
          <table:table-cell office:value-type="string">
            <text:p>Belzer Richard</text:p>
          </table:table-cell>
          <table:table-cell office:value-type="string">
            <text:p>Benatar Pat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5">
            <text:p>105</text:p>
          </table:table-cell>
          <table:table-cell office:value-type="string">
            <text:p>Guilty by Suspicion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Bening Annette</text:p>
          </table:table-cell>
          <table:table-cell office:value-type="string">
            <text:p>Winkler Irwin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99">
            <text:p>99</text:p>
          </table:table-cell>
          <table:table-cell office:value-type="string">
            <text:p>Secret Beyond the Door</text:p>
          </table:table-cell>
          <table:table-cell office:value-type="string">
            <text:p>Mystery</text:p>
          </table:table-cell>
          <table:table-cell office:value-type="string">
            <text:p>Redgrave Michael</text:p>
          </table:table-cell>
          <table:table-cell office:value-type="string">
            <text:p>Bennett Joan</text:p>
          </table:table-cell>
          <table:table-cell office:value-type="string">
            <text:p>Lang Fritz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03">
            <text:p>103</text:p>
          </table:table-cell>
          <table:table-cell office:value-type="string">
            <text:p>Scarlet Street</text:p>
          </table:table-cell>
          <table:table-cell office:value-type="string">
            <text:p>Drama</text:p>
          </table:table-cell>
          <table:table-cell office:value-type="string">
            <text:p>Robinson Edward G.</text:p>
          </table:table-cell>
          <table:table-cell office:value-type="string">
            <text:p>Bennett Joan</text:p>
          </table:table-cell>
          <table:table-cell office:value-type="string">
            <text:p>Lang Fritz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6">
            <text:p>76</text:p>
          </table:table-cell>
          <table:table-cell office:value-type="string">
            <text:p>Daffy Duck's Quackbusters</text:p>
          </table:table-cell>
          <table:table-cell office:value-type="string">
            <text:p>Action</text:p>
          </table:table-cell>
          <table:table-cell office:value-type="string">
            <text:p>Blanc Mel</text:p>
          </table:table-cell>
          <table:table-cell office:value-type="string">
            <text:p>Bennett Julie</text:p>
          </table:table-cell>
          <table:table-cell office:value-type="string">
            <text:p>Ford Greg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5">
            <text:p>55</text:p>
          </table:table-cell>
          <table:table-cell office:value-type="string">
            <text:p>Rowlf's Rhapsodies with the Muppets</text:p>
          </table:table-cell>
          <table:table-cell office:value-type="string">
            <text:p>Comedy</text:p>
          </table:table-cell>
          <table:table-cell office:value-type="string">
            <text:p>Burns George</text:p>
          </table:table-cell>
          <table:table-cell office:value-type="string">
            <text:p>Berenson Marisa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88">
            <text:p>188</text:p>
          </table:table-cell>
          <table:table-cell office:value-type="string">
            <text:p>Gandhi</text:p>
          </table:table-cell>
          <table:table-cell office:value-type="string">
            <text:p>Drama</text:p>
          </table:table-cell>
          <table:table-cell office:value-type="string">
            <text:p>Kingsley Ben</text:p>
          </table:table-cell>
          <table:table-cell office:value-type="string">
            <text:p>Bergen Candice</text:p>
          </table:table-cell>
          <table:table-cell office:value-type="string">
            <text:p>Attenborough Richar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20">
            <text:p>120</text:p>
          </table:table-cell>
          <table:table-cell office:value-type="string">
            <text:p>Wind &amp; the Lion The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Bergen Candice</text:p>
          </table:table-cell>
          <table:table-cell office:value-type="string">
            <text:p>Milius John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6">
            <text:p>96</text:p>
          </table:table-cell>
          <table:table-cell office:value-type="string">
            <text:p>Carnal Knowledge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Bergen Candice</text:p>
          </table:table-cell>
          <table:table-cell office:value-type="string">
            <text:p>Nichols Mike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26">
            <text:p>126</text:p>
          </table:table-cell>
          <table:table-cell office:value-type="string">
            <text:p>Getting Straight</text:p>
          </table:table-cell>
          <table:table-cell office:value-type="string">
            <text:p>Comedy</text:p>
          </table:table-cell>
          <table:table-cell office:value-type="string">
            <text:p>Gould Elliott</text:p>
          </table:table-cell>
          <table:table-cell office:value-type="string">
            <text:p>Bergen Candice</text:p>
          </table:table-cell>
          <table:table-cell office:value-type="string">
            <text:p>Rush Richard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0">
            <text:p>90</text:p>
          </table:table-cell>
          <table:table-cell office:value-type="string">
            <text:p>Scarlet Letter The</text:p>
          </table:table-cell>
          <table:table-cell office:value-type="string">
            <text:p>Drama</text:p>
          </table:table-cell>
          <table:table-cell office:value-type="string">
            <text:p>Albaicín Rafael</text:p>
          </table:table-cell>
          <table:table-cell office:value-type="string">
            <text:p>Berger Senta</text:p>
          </table:table-cell>
          <table:table-cell office:value-type="string">
            <text:p>Wenders Wim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75">
            <text:p>75</text:p>
          </table:table-cell>
          <table:table-cell office:value-type="string">
            <text:p>Count of Old Town The</text:p>
          </table:table-cell>
          <table:table-cell office:value-type="string">
            <text:p>Comedy</text:p>
          </table:table-cell>
          <table:table-cell office:value-type="string">
            <text:p>Adolphson Edvin</text:p>
          </table:table-cell>
          <table:table-cell office:value-type="string">
            <text:p>Bergman Ingrid</text:p>
          </table:table-cell>
          <table:table-cell office:value-type="string">
            <text:p>Adolphson Edvin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7">
            <text:p>97</text:p>
          </table:table-cell>
          <table:table-cell office:value-type="string">
            <text:p>Autumn Sonata</text:p>
          </table:table-cell>
          <table:table-cell office:value-type="string">
            <text:p>Drama</text:p>
          </table:table-cell>
          <table:table-cell office:value-type="string">
            <text:p>Björk Halvar</text:p>
          </table:table-cell>
          <table:table-cell office:value-type="string">
            <text:p>Bergman Ingrid</text:p>
          </table:table-cell>
          <table:table-cell office:value-type="string">
            <text:p>Bergman Ingmar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14">
            <text:p>114</text:p>
          </table:table-cell>
          <table:table-cell office:value-type="string">
            <text:p>Gaslight</text:p>
          </table:table-cell>
          <table:table-cell office:value-type="string">
            <text:p>Drama</text:p>
          </table:table-cell>
          <table:table-cell office:value-type="string">
            <text:p>Boyer Charles</text:p>
          </table:table-cell>
          <table:table-cell office:value-type="string">
            <text:p>Bergman Ingrid</text:p>
          </table:table-cell>
          <table:table-cell office:value-type="string">
            <text:p>Cukor George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0">
            <text:p>100</text:p>
          </table:table-cell>
          <table:table-cell office:value-type="string">
            <text:p>Indiscreet</text:p>
          </table:table-cell>
          <table:table-cell office:value-type="string">
            <text:p>Drama</text:p>
          </table:table-cell>
          <table:table-cell office:value-type="string">
            <text:p>Grant Cary</text:p>
          </table:table-cell>
          <table:table-cell office:value-type="string">
            <text:p>Bergman Ingrid</text:p>
          </table:table-cell>
          <table:table-cell office:value-type="string">
            <text:p>Donen Stanley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75">
            <text:p>75</text:p>
          </table:table-cell>
          <table:table-cell office:value-type="string">
            <text:p>Walpurgis Night</text:p>
          </table:table-cell>
          <table:table-cell office:value-type="string">
            <text:p>Drama</text:p>
          </table:table-cell>
          <table:table-cell office:value-type="string">
            <text:p>Sjöström Victor</text:p>
          </table:table-cell>
          <table:table-cell office:value-type="string">
            <text:p>Bergman Ingrid</text:p>
          </table:table-cell>
          <table:table-cell office:value-type="string">
            <text:p>Edgren Gustaf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0">
            <text:p>100</text:p>
          </table:table-cell>
          <table:table-cell office:value-type="string">
            <text:p>Joan of Arc</text:p>
          </table:table-cell>
          <table:table-cell office:value-type="string">
            <text:p>Drama</text:p>
          </table:table-cell>
          <table:table-cell office:value-type="string">
            <text:p>Ferrer Jose</text:p>
          </table:table-cell>
          <table:table-cell office:value-type="string">
            <text:p>Bergman Ingrid</text:p>
          </table:table-cell>
          <table:table-cell office:value-type="string">
            <text:p>Fleming Victor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95">
            <text:p>195</text:p>
          </table:table-cell>
          <table:table-cell office:value-type="string">
            <text:p>A Woman Called Golda</text:p>
          </table:table-cell>
          <table:table-cell office:value-type="string">
            <text:p>Drama</text:p>
          </table:table-cell>
          <table:table-cell office:value-type="string">
            <text:p>Beatty Ned</text:p>
          </table:table-cell>
          <table:table-cell office:value-type="string">
            <text:p>Bergman Ingrid</text:p>
          </table:table-cell>
          <table:table-cell office:value-type="string">
            <text:p>Gibson Alan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98">
            <text:p>98</text:p>
          </table:table-cell>
          <table:table-cell office:value-type="string">
            <text:p>A Walk in the Spring Rain</text:p>
          </table:table-cell>
          <table:table-cell office:value-type="string">
            <text:p>Drama</text:p>
          </table:table-cell>
          <table:table-cell office:value-type="string">
            <text:p>Quinn Anthony</text:p>
          </table:table-cell>
          <table:table-cell office:value-type="string">
            <text:p>Bergman Ingrid</text:p>
          </table:table-cell>
          <table:table-cell office:value-type="string">
            <text:p>Green Guy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7">
            <text:p>117</text:p>
          </table:table-cell>
          <table:table-cell office:value-type="string">
            <text:p>Under Capricorn</text:p>
          </table:table-cell>
          <table:table-cell office:value-type="string">
            <text:p>Drama</text:p>
          </table:table-cell>
          <table:table-cell office:value-type="string">
            <text:p>Cotten Joseph</text:p>
          </table:table-cell>
          <table:table-cell office:value-type="string">
            <text:p>Bergman Ingrid</text:p>
          </table:table-cell>
          <table:table-cell office:value-type="string">
            <text:p>Hitchcock Alfred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01">
            <text:p>101</text:p>
          </table:table-cell>
          <table:table-cell office:value-type="string">
            <text:p>Notorious</text:p>
          </table:table-cell>
          <table:table-cell office:value-type="string">
            <text:p>Mystery</text:p>
          </table:table-cell>
          <table:table-cell office:value-type="string">
            <text:p>Grant Cary</text:p>
          </table:table-cell>
          <table:table-cell office:value-type="string">
            <text:p>Bergman Ingrid</text:p>
          </table:table-cell>
          <table:table-cell office:value-type="string">
            <text:p>Hitchcock Alfred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0">
            <text:p>90</text:p>
          </table:table-cell>
          <table:table-cell office:value-type="string">
            <text:p>June Night</text:p>
          </table:table-cell>
          <table:table-cell office:value-type="string">
            <text:p>Drama</text:p>
          </table:table-cell>
          <table:table-cell office:value-type="string">
            <text:p>Widgren Olof</text:p>
          </table:table-cell>
          <table:table-cell office:value-type="string">
            <text:p>Bergman Ingrid</text:p>
          </table:table-cell>
          <table:table-cell office:value-type="string">
            <text:p>Lindberg Per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20">
            <text:p>120</text:p>
          </table:table-cell>
          <table:table-cell office:value-type="string">
            <text:p>Goodbye Again</text:p>
          </table:table-cell>
          <table:table-cell office:value-type="string">
            <text:p>Drama</text:p>
          </table:table-cell>
          <table:table-cell office:value-type="string">
            <text:p>Perkins Anthony</text:p>
          </table:table-cell>
          <table:table-cell office:value-type="string">
            <text:p>Bergman Ingrid</text:p>
          </table:table-cell>
          <table:table-cell office:value-type="string">
            <text:p>Litvak Anatol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6">
            <text:p>106</text:p>
          </table:table-cell>
          <table:table-cell office:value-type="string">
            <text:p>Anastasia</text:p>
          </table:table-cell>
          <table:table-cell office:value-type="string">
            <text:p>Drama</text:p>
          </table:table-cell>
          <table:table-cell office:value-type="string">
            <text:p>Tamiroff Akim</text:p>
          </table:table-cell>
          <table:table-cell office:value-type="string">
            <text:p>Bergman Ingrid</text:p>
          </table:table-cell>
          <table:table-cell office:value-type="string">
            <text:p>Litvak Anatole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26">
            <text:p>126</text:p>
          </table:table-cell>
          <table:table-cell office:value-type="string">
            <text:p>Bells of St. Mary's The</text:p>
          </table:table-cell>
          <table:table-cell office:value-type="string">
            <text:p>Drama</text:p>
          </table:table-cell>
          <table:table-cell office:value-type="string">
            <text:p>Crosby Bing</text:p>
          </table:table-cell>
          <table:table-cell office:value-type="string">
            <text:p>Bergman Ingrid</text:p>
          </table:table-cell>
          <table:table-cell office:value-type="string">
            <text:p>McCarey Leo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91">
            <text:p>91</text:p>
          </table:table-cell>
          <table:table-cell office:value-type="string">
            <text:p>Intermezzo</text:p>
          </table:table-cell>
          <table:table-cell office:value-type="string">
            <text:p>Drama</text:p>
          </table:table-cell>
          <table:table-cell office:value-type="string">
            <text:p>Ekman Gösta</text:p>
          </table:table-cell>
          <table:table-cell office:value-type="string">
            <text:p>Bergman Ingrid</text:p>
          </table:table-cell>
          <table:table-cell office:value-type="string">
            <text:p>Molander Gustaf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04">
            <text:p>104</text:p>
          </table:table-cell>
          <table:table-cell office:value-type="string">
            <text:p>A Woman's Face</text:p>
          </table:table-cell>
          <table:table-cell office:value-type="string">
            <text:p>Drama</text:p>
          </table:table-cell>
          <table:table-cell office:value-type="string">
            <text:p>Svennberg Tore</text:p>
          </table:table-cell>
          <table:table-cell office:value-type="string">
            <text:p>Bergman Ingrid</text:p>
          </table:table-cell>
          <table:table-cell office:value-type="string">
            <text:p>Molander Gustaf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90">
            <text:p>90</text:p>
          </table:table-cell>
          <table:table-cell office:value-type="string">
            <text:p>Swedenhielms</text:p>
          </table:table-cell>
          <table:table-cell office:value-type="string">
            <text:p>Drama</text:p>
          </table:table-cell>
          <table:table-cell office:value-type="string">
            <text:p>Westergren Håkan</text:p>
          </table:table-cell>
          <table:table-cell office:value-type="string">
            <text:p>Bergman Ingrid</text:p>
          </table:table-cell>
          <table:table-cell office:value-type="string">
            <text:p>Molander Gustaf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87">
            <text:p>87</text:p>
          </table:table-cell>
          <table:table-cell office:value-type="string">
            <text:p>Only One Night</text:p>
          </table:table-cell>
          <table:table-cell office:value-type="string">
            <text:p>Drama</text:p>
          </table:table-cell>
          <table:table-cell office:value-type="string">
            <text:p>Adolphson Edvin</text:p>
          </table:table-cell>
          <table:table-cell office:value-type="string">
            <text:p>Bergman Ingrid</text:p>
          </table:table-cell>
          <table:table-cell office:value-type="string">
            <text:p>Molander Gustav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74">
            <text:p>74</text:p>
          </table:table-cell>
          <table:table-cell office:value-type="string">
            <text:p>Dollar</text:p>
          </table:table-cell>
          <table:table-cell office:value-type="string">
            <text:p>Drama</text:p>
          </table:table-cell>
          <table:table-cell office:value-type="string">
            <text:p>Rydeberg Georg</text:p>
          </table:table-cell>
          <table:table-cell office:value-type="string">
            <text:p>Bergman Ingrid</text:p>
          </table:table-cell>
          <table:table-cell office:value-type="string">
            <text:p>Molander Gustav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8">
            <text:p>98</text:p>
          </table:table-cell>
          <table:table-cell office:value-type="string">
            <text:p>Elena &amp; Her Men</text:p>
          </table:table-cell>
          <table:table-cell office:value-type="string">
            <text:p>Drama</text:p>
          </table:table-cell>
          <table:table-cell office:value-type="string">
            <text:p>Ferrer Mel</text:p>
          </table:table-cell>
          <table:table-cell office:value-type="string">
            <text:p>Bergman Ingrid</text:p>
          </table:table-cell>
          <table:table-cell office:value-type="string">
            <text:p>Renoir Jean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10">
            <text:p>110</text:p>
          </table:table-cell>
          <table:table-cell office:value-type="string">
            <text:p>Europa Fifty-One</text:p>
          </table:table-cell>
          <table:table-cell office:value-type="string">
            <text:p>Drama</text:p>
          </table:table-cell>
          <table:table-cell office:value-type="string">
            <text:p>Knox Alexander</text:p>
          </table:table-cell>
          <table:table-cell office:value-type="string">
            <text:p>Bergman Ingrid</text:p>
          </table:table-cell>
          <table:table-cell office:value-type="string">
            <text:p>Rossellini Roberto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83">
            <text:p>83</text:p>
          </table:table-cell>
          <table:table-cell office:value-type="string">
            <text:p>Voyage in Italy</text:p>
          </table:table-cell>
          <table:table-cell office:value-type="string">
            <text:p>Drama</text:p>
          </table:table-cell>
          <table:table-cell office:value-type="string">
            <text:p>Sanders George</text:p>
          </table:table-cell>
          <table:table-cell office:value-type="string">
            <text:p>Bergman Ingrid</text:p>
          </table:table-cell>
          <table:table-cell office:value-type="string">
            <text:p>Rossellini Roberto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81">
            <text:p>81</text:p>
          </table:table-cell>
          <table:table-cell office:value-type="string">
            <text:p>Fear</text:p>
          </table:table-cell>
          <table:table-cell office:value-type="string">
            <text:p>Drama</text:p>
          </table:table-cell>
          <table:table-cell office:value-type="string">
            <text:p>Wieman Mathias</text:p>
          </table:table-cell>
          <table:table-cell office:value-type="string">
            <text:p>Bergman Ingrid</text:p>
          </table:table-cell>
          <table:table-cell office:value-type="string">
            <text:p>Rossellini Roberto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7">
            <text:p>107</text:p>
          </table:table-cell>
          <table:table-cell office:value-type="string">
            <text:p>Stromboli</text:p>
          </table:table-cell>
          <table:table-cell office:value-type="string">
            <text:p>Drama</text:p>
          </table:table-cell>
          <table:table-cell office:value-type="string">
            <text:p>Vitale Mario</text:p>
          </table:table-cell>
          <table:table-cell office:value-type="string">
            <text:p>Bergman Ingrid</text:p>
          </table:table-cell>
          <table:table-cell office:value-type="string">
            <text:p>Rossellini Roberto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3">
            <text:p>103</text:p>
          </table:table-cell>
          <table:table-cell office:value-type="string">
            <text:p>Cactus Flower</text:p>
          </table:table-cell>
          <table:table-cell office:value-type="string">
            <text:p>Comedy</text:p>
          </table:table-cell>
          <table:table-cell office:value-type="string">
            <text:p>Matthau Walter</text:p>
          </table:table-cell>
          <table:table-cell office:value-type="string">
            <text:p>Bergman Ingrid</text:p>
          </table:table-cell>
          <table:table-cell office:value-type="string">
            <text:p>Saks Gene</text:p>
          </table:table-cell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5">
            <text:p>105</text:p>
          </table:table-cell>
          <table:table-cell office:value-type="string">
            <text:p>Hideaways</text:p>
          </table:table-cell>
          <table:table-cell office:value-type="string">
            <text:p>Comedy</text:p>
          </table:table-cell>
          <table:table-cell office:value-type="string">
            <text:p>Conover Bruce</text:p>
          </table:table-cell>
          <table:table-cell office:value-type="string">
            <text:p>Bergman Ingrid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0">
            <text:p>90</text:p>
          </table:table-cell>
          <table:table-cell office:value-type="string">
            <text:p>Twenty Four Hours in a Woman's Life</text:p>
          </table:table-cell>
          <table:table-cell office:value-type="string">
            <text:p>Drama</text:p>
          </table:table-cell>
          <table:table-cell office:value-type="string">
            <text:p>Torn Rip</text:p>
          </table:table-cell>
          <table:table-cell office:value-type="string">
            <text:p>Bergman Ingrid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ingridBergman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Programmed to Kill</text:p>
          </table:table-cell>
          <table:table-cell office:value-type="string">
            <text:p>Action</text:p>
          </table:table-cell>
          <table:table-cell office:value-type="string">
            <text:p>Ginty Robert</text:p>
          </table:table-cell>
          <table:table-cell office:value-type="string">
            <text:p>Bergman Sandahl</text:p>
          </table:table-cell>
          <table:table-cell office:value-type="string">
            <text:p>Holzman Alla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8">
            <text:p>128</text:p>
          </table:table-cell>
          <table:table-cell office:value-type="string">
            <text:p>Conan the Barbarian</text:p>
          </table:table-cell>
          <table:table-cell office:value-type="string">
            <text:p>Action</text:p>
          </table:table-cell>
          <table:table-cell office:value-type="string">
            <text:p>Schwarzenegger Arnold</text:p>
          </table:table-cell>
          <table:table-cell office:value-type="string">
            <text:p>Bergman Sandahl</text:p>
          </table:table-cell>
          <table:table-cell office:value-type="string">
            <text:p>Milius John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1">
            <text:p>91</text:p>
          </table:table-cell>
          <table:table-cell office:value-type="string">
            <text:p>Raw Nerve</text:p>
          </table:table-cell>
          <table:table-cell office:value-type="string">
            <text:p>Mystery</text:p>
          </table:table-cell>
          <table:table-cell office:value-type="string">
            <text:p>Ford Glenn</text:p>
          </table:table-cell>
          <table:table-cell office:value-type="string">
            <text:p>Bergman Sandahl</text:p>
          </table:table-cell>
          <table:table-cell office:value-type="string">
            <text:p>Prior David A.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4">
            <text:p>94</text:p>
          </table:table-cell>
          <table:table-cell office:value-type="string">
            <text:p>Think Dirty</text:p>
          </table:table-cell>
          <table:table-cell office:value-type="string">
            <text:p>Comedy</text:p>
          </table:table-cell>
          <table:table-cell office:value-type="string">
            <text:p>Feldman Marty</text:p>
          </table:table-cell>
          <table:table-cell office:value-type="string">
            <text:p>Berman Shelley</text:p>
          </table:table-cell>
          <table:table-cell office:value-type="string">
            <text:p>Clark Jim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8">
            <text:p>108</text:p>
          </table:table-cell>
          <table:table-cell office:value-type="string">
            <text:p>King of Comedy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Bernhard Sandra</text:p>
          </table:table-cell>
          <table:table-cell office:value-type="string">
            <text:p>Scorsese Marti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60">
            <text:p>60</text:p>
          </table:table-cell>
          <table:table-cell office:value-type="string">
            <text:p>Best of the Big Laff Off The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office:value-type="string">
            <text:p>Bernhard Sandra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58">
            <text:p>158</text:p>
          </table:table-cell>
          <table:table-cell office:value-type="string">
            <text:p>Amadeus</text:p>
          </table:table-cell>
          <table:table-cell office:value-type="string">
            <text:p>Drama</text:p>
          </table:table-cell>
          <table:table-cell office:value-type="string">
            <text:p>Abraham F. Murray</text:p>
          </table:table-cell>
          <table:table-cell office:value-type="string">
            <text:p>Berridge Elizabeth</text:p>
          </table:table-cell>
          <table:table-cell office:value-type="string">
            <text:p>Forman Milos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1">
            <text:p>101</text:p>
          </table:table-cell>
          <table:table-cell office:value-type="string">
            <text:p>White Lightning</text:p>
          </table:table-cell>
          <table:table-cell office:value-type="string">
            <text:p>Action</text:p>
          </table:table-cell>
          <table:table-cell office:value-type="string">
            <text:p>Reynolds Burt</text:p>
          </table:table-cell>
          <table:table-cell office:value-type="string">
            <text:p>Billingsley Jennifer</text:p>
          </table:table-cell>
          <table:table-cell office:value-type="string">
            <text:p>Sargent Joseph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72">
            <text:p>172</text:p>
          </table:table-cell>
          <table:table-cell office:value-type="string">
            <text:p>Unbearable Lightness of Being The</text:p>
          </table:table-cell>
          <table:table-cell office:value-type="string">
            <text:p>Drama</text:p>
          </table:table-cell>
          <table:table-cell office:value-type="string">
            <text:p>Day-Lewis Daniel</text:p>
          </table:table-cell>
          <table:table-cell office:value-type="string">
            <text:p>Binoche Juliette</text:p>
          </table:table-cell>
          <table:table-cell office:value-type="string">
            <text:p>Kaufman Philip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4">
            <text:p>124</text:p>
          </table:table-cell>
          <table:table-cell office:value-type="string">
            <text:p>Life &amp; Times of Judge Roy Bean The</text:p>
          </table:table-cell>
          <table:table-cell office:value-type="string">
            <text:p>Western</text:p>
          </table:table-cell>
          <table:table-cell office:value-type="string">
            <text:p>Newman Paul</text:p>
          </table:table-cell>
          <table:table-cell office:value-type="string">
            <text:p>Bisset Jacqueline</text:p>
          </table:table-cell>
          <table:table-cell office:value-type="string">
            <text:p>Huston John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37">
            <text:p>137</text:p>
          </table:table-cell>
          <table:table-cell office:value-type="string">
            <text:p>Airport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Bisset Jacqueline</text:p>
          </table:table-cell>
          <table:table-cell office:value-type="string">
            <text:p>Seaton George</text:p>
          </table:table-cell>
          <table:table-cell office:value-type="float" office:value="0">
            <text:p>0</text:p>
          </table:table-cell>
          <table:table-cell office:value-type="string">
            <text:p>Yes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16">
            <text:p>116</text:p>
          </table:table-cell>
          <table:table-cell office:value-type="string">
            <text:p>Day for Night</text:p>
          </table:table-cell>
          <table:table-cell office:value-type="string">
            <text:p>Drama</text:p>
          </table:table-cell>
          <table:table-cell office:value-type="string">
            <text:p>Aumont Jean-Pierre</text:p>
          </table:table-cell>
          <table:table-cell office:value-type="string">
            <text:p>Bisset Jacqueline</text:p>
          </table:table-cell>
          <table:table-cell office:value-type="string">
            <text:p>Truffaut François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7">
            <text:p>107</text:p>
          </table:table-cell>
          <table:table-cell office:value-type="string">
            <text:p>Secrets of Women</text:p>
          </table:table-cell>
          <table:table-cell office:value-type="string">
            <text:p>Comedy</text:p>
          </table:table-cell>
          <table:table-cell office:value-type="string">
            <text:p>Malmsten Birger</text:p>
          </table:table-cell>
          <table:table-cell office:value-type="string">
            <text:p>Björk Anita</text:p>
          </table:table-cell>
          <table:table-cell office:value-type="string">
            <text:p>Bergman Ingmar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office:value-type="string">
            <text:p>Burnt Offerings</text:p>
          </table:table-cell>
          <table:table-cell office:value-type="string">
            <text:p>Horror</text:p>
          </table:table-cell>
          <table:table-cell office:value-type="string">
            <text:p>Reed Oliver</text:p>
          </table:table-cell>
          <table:table-cell office:value-type="string">
            <text:p>Black Karen</text:p>
          </table:table-cell>
          <table:table-cell office:value-type="string">
            <text:p>Curtis Dan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94">
            <text:p>94</text:p>
          </table:table-cell>
          <table:table-cell office:value-type="string">
            <text:p>Easy Rider</text:p>
          </table:table-cell>
          <table:table-cell office:value-type="string">
            <text:p>Drama</text:p>
          </table:table-cell>
          <table:table-cell office:value-type="string">
            <text:p>Fonda Peter</text:p>
          </table:table-cell>
          <table:table-cell office:value-type="string">
            <text:p>Black Karen</text:p>
          </table:table-cell>
          <table:table-cell office:value-type="string">
            <text:p>Hopper Dennis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8">
            <text:p>98</text:p>
          </table:table-cell>
          <table:table-cell office:value-type="string">
            <text:p>Five Easy Pieces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Black Karen</text:p>
          </table:table-cell>
          <table:table-cell office:value-type="string">
            <text:p>Rafelson Bob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44">
            <text:p>144</text:p>
          </table:table-cell>
          <table:table-cell office:value-type="string">
            <text:p>Day of the Locust The</text:p>
          </table:table-cell>
          <table:table-cell office:value-type="string">
            <text:p>Drama</text:p>
          </table:table-cell>
          <table:table-cell office:value-type="string">
            <text:p>Sutherland Donald</text:p>
          </table:table-cell>
          <table:table-cell office:value-type="string">
            <text:p>Black Karen</text:p>
          </table:table-cell>
          <table:table-cell office:value-type="string">
            <text:p>Schlesinger John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12">
            <text:p>112</text:p>
          </table:table-cell>
          <table:table-cell office:value-type="string">
            <text:p>Goldfinger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Blackman Honor</text:p>
          </table:table-cell>
          <table:table-cell office:value-type="string">
            <text:p>Hamilton Guy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17">
            <text:p>117</text:p>
          </table:table-cell>
          <table:table-cell office:value-type="string">
            <text:p>Exorcist II The Heretic</text:p>
          </table:table-cell>
          <table:table-cell office:value-type="string">
            <text:p>Horror</text:p>
          </table:table-cell>
          <table:table-cell office:value-type="string">
            <text:p>Burton Richard</text:p>
          </table:table-cell>
          <table:table-cell office:value-type="string">
            <text:p>Blair Linda</text:p>
          </table:table-cell>
          <table:table-cell office:value-type="string">
            <text:p>Boorman John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61">
            <text:p>61</text:p>
          </table:table-cell>
          <table:table-cell office:value-type="string">
            <text:p>White Lightning</text:p>
          </table:table-cell>
          <table:table-cell/>
          <table:table-cell office:value-type="string">
            <text:p>Clements Stanley</text:p>
          </table:table-cell>
          <table:table-cell office:value-type="string">
            <text:p>Blondell Gloria</text:p>
          </table:table-cell>
          <table:table-cell office:value-type="string">
            <text:p>Bernds Edward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88">
            <text:p>88</text:p>
          </table:table-cell>
          <table:table-cell office:value-type="string">
            <text:p>Lady for a Night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Blondell Joan</text:p>
          </table:table-cell>
          <table:table-cell office:value-type="string">
            <text:p>Leigh Jason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3">
            <text:p>103</text:p>
          </table:table-cell>
          <table:table-cell office:value-type="string">
            <text:p>Charly</text:p>
          </table:table-cell>
          <table:table-cell office:value-type="string">
            <text:p>Drama</text:p>
          </table:table-cell>
          <table:table-cell office:value-type="string">
            <text:p>Robertson Cliff</text:p>
          </table:table-cell>
          <table:table-cell office:value-type="string">
            <text:p>Bloom Claire</text:p>
          </table:table-cell>
          <table:table-cell office:value-type="string">
            <text:p>Nelson Ralph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5">
            <text:p>105</text:p>
          </table:table-cell>
          <table:table-cell office:value-type="string">
            <text:p>High Plains Drifter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 office:value-type="string">
            <text:p>Bloom Verna</text:p>
          </table:table-cell>
          <table:table-cell office:value-type="string">
            <text:p>Eastwood Clint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3">
            <text:p>123</text:p>
          </table:table-cell>
          <table:table-cell office:value-type="string">
            <text:p>Honkytonk Man</text:p>
          </table:table-cell>
          <table:table-cell office:value-type="string">
            <text:p>Drama</text:p>
          </table:table-cell>
          <table:table-cell office:value-type="string">
            <text:p>Eastwood Clint</text:p>
          </table:table-cell>
          <table:table-cell office:value-type="string">
            <text:p>Bloom Verna</text:p>
          </table:table-cell>
          <table:table-cell office:value-type="string">
            <text:p>Eastwood Clint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2">
            <text:p>102</text:p>
          </table:table-cell>
          <table:table-cell office:value-type="string">
            <text:p>Nightbreed</text:p>
          </table:table-cell>
          <table:table-cell office:value-type="string">
            <text:p>Horror</text:p>
          </table:table-cell>
          <table:table-cell office:value-type="string">
            <text:p>Cronenberg David</text:p>
          </table:table-cell>
          <table:table-cell office:value-type="string">
            <text:p>Bobby Anne</text:p>
          </table:table-cell>
          <table:table-cell office:value-type="string">
            <text:p>Barker Clive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8">
            <text:p>98</text:p>
          </table:table-cell>
          <table:table-cell office:value-type="string">
            <text:p>Under the Sun of Satan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Bonnaire Sandrine</text:p>
          </table:table-cell>
          <table:table-cell office:value-type="string">
            <text:p>Pialat Maurice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5">
            <text:p>105</text:p>
          </table:table-cell>
          <table:table-cell office:value-type="string">
            <text:p>Vagabond</text:p>
          </table:table-cell>
          <table:table-cell office:value-type="string">
            <text:p>Drama</text:p>
          </table:table-cell>
          <table:table-cell office:value-type="string">
            <text:p>Meril Macha</text:p>
          </table:table-cell>
          <table:table-cell office:value-type="string">
            <text:p>Bonnaire Sandrine</text:p>
          </table:table-cell>
          <table:table-cell office:value-type="string">
            <text:p>Varda Agnes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60">
            <text:p>60</text:p>
          </table:table-cell>
          <table:table-cell office:value-type="string">
            <text:p>Bill Cosby Live at Harrah's</text:p>
          </table:table-cell>
          <table:table-cell office:value-type="string">
            <text:p>Comedy</text:p>
          </table:table-cell>
          <table:table-cell office:value-type="string">
            <text:p>Cosby Bill</text:p>
          </table:table-cell>
          <table:table-cell office:value-type="string">
            <text:p>Boosler Elayne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office:value-type="string">
            <text:p>Monty Python &amp; the Holy Grail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office:value-type="string">
            <text:p>Booth Connie</text:p>
          </table:table-cell>
          <table:table-cell office:value-type="string">
            <text:p>Gilliam Terry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65">
            <text:p>65</text:p>
          </table:table-cell>
          <table:table-cell office:value-type="string">
            <text:p>John Cleese on How to Irritate Peopl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Booth Connie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1">
            <text:p>101</text:p>
          </table:table-cell>
          <table:table-cell office:value-type="string">
            <text:p>Matchmaker The</text:p>
          </table:table-cell>
          <table:table-cell office:value-type="string">
            <text:p>Comedy</text:p>
          </table:table-cell>
          <table:table-cell office:value-type="string">
            <text:p>Perkins Anthony</text:p>
          </table:table-cell>
          <table:table-cell office:value-type="string">
            <text:p>Booth Shirley</text:p>
          </table:table-cell>
          <table:table-cell office:value-type="string">
            <text:p>Anthony Joseph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29">
            <text:p>129</text:p>
          </table:table-cell>
          <table:table-cell office:value-type="string">
            <text:p>For Your Eyes Only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Bouquet Carole</text:p>
          </table:table-cell>
          <table:table-cell office:value-type="string">
            <text:p>Glen John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39">
            <text:p>139</text:p>
          </table:table-cell>
          <table:table-cell office:value-type="string">
            <text:p>Wings</text:p>
          </table:table-cell>
          <table:table-cell office:value-type="string">
            <text:p>War</text:p>
          </table:table-cell>
          <table:table-cell office:value-type="string">
            <text:p>Rogers Buddy</text:p>
          </table:table-cell>
          <table:table-cell office:value-type="string">
            <text:p>Bow Clara</text:p>
          </table:table-cell>
          <table:table-cell office:value-type="string">
            <text:p>Wellman William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6">
            <text:p>106</text:p>
          </table:table-cell>
          <table:table-cell office:value-type="string">
            <text:p>Medicine Man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Bracco Lorraine</text:p>
          </table:table-cell>
          <table:table-cell office:value-type="string">
            <text:p>McTiernan Joh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Good Fellas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Bracco Lorraine</text:p>
          </table:table-cell>
          <table:table-cell office:value-type="string">
            <text:p>Scorsese Martin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9">
            <text:p>119</text:p>
          </table:table-cell>
          <table:table-cell office:value-type="string">
            <text:p>Kiss of the Spider Woman</text:p>
          </table:table-cell>
          <table:table-cell office:value-type="string">
            <text:p>Drama</text:p>
          </table:table-cell>
          <table:table-cell office:value-type="string">
            <text:p>Hurt William</text:p>
          </table:table-cell>
          <table:table-cell office:value-type="string">
            <text:p>Braga Sonia</text:p>
          </table:table-cell>
          <table:table-cell office:value-type="string">
            <text:p>Babenco Hector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1">
            <text:p>121</text:p>
          </table:table-cell>
          <table:table-cell office:value-type="string">
            <text:p>Rookie TH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office:value-type="string">
            <text:p>Braga Sonia</text:p>
          </table:table-cell>
          <table:table-cell office:value-type="string">
            <text:p>Eastwood Clint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29">
            <text:p>129</text:p>
          </table:table-cell>
          <table:table-cell office:value-type="string">
            <text:p>Sting Th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Brennan Eileen</text:p>
          </table:table-cell>
          <table:table-cell office:value-type="string">
            <text:p>Hill George Roy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96">
            <text:p>96</text:p>
          </table:table-cell>
          <table:table-cell office:value-type="string">
            <text:p>Torpedo Run</text:p>
          </table:table-cell>
          <table:table-cell office:value-type="string">
            <text:p>War</text:p>
          </table:table-cell>
          <table:table-cell office:value-type="string">
            <text:p>Ford Glenn</text:p>
          </table:table-cell>
          <table:table-cell office:value-type="string">
            <text:p>Brewster Diane</text:p>
          </table:table-cell>
          <table:table-cell office:value-type="string">
            <text:p>Pevney Joseph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1">
            <text:p>101</text:p>
          </table:table-cell>
          <table:table-cell office:value-type="string">
            <text:p>Instant Justice</text:p>
          </table:table-cell>
          <table:table-cell office:value-type="string">
            <text:p>Drama</text:p>
          </table:table-cell>
          <table:table-cell office:value-type="string">
            <text:p>Paré Michael</text:p>
          </table:table-cell>
          <table:table-cell office:value-type="string">
            <text:p>Bridges Lynda</text:p>
          </table:table-cell>
          <table:table-cell office:value-type="string">
            <text:p>Rumar Craig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5">
            <text:p>135</text:p>
          </table:table-cell>
          <table:table-cell office:value-type="string">
            <text:p>Cyrano de Bergerac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Brochet Anne</text:p>
          </table:table-cell>
          <table:table-cell office:value-type="string">
            <text:p>Rappeneau Jean-Paul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10">
            <text:p>110</text:p>
          </table:table-cell>
          <table:table-cell office:value-type="string">
            <text:p>Border Street</text:p>
          </table:table-cell>
          <table:table-cell office:value-type="string">
            <text:p>Drama</text:p>
          </table:table-cell>
          <table:table-cell office:value-type="string">
            <text:p>Fijewski Tadeusz</text:p>
          </table:table-cell>
          <table:table-cell office:value-type="string">
            <text:p>Broniewska Maria</text:p>
          </table:table-cell>
          <table:table-cell office:value-type="string">
            <text:p>Ford Aleksander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Firehouse</text:p>
          </table:table-cell>
          <table:table-cell office:value-type="string">
            <text:p>Comedy</text:p>
          </table:table-cell>
          <table:table-cell office:value-type="string">
            <text:p>Hopkins Barrett</text:p>
          </table:table-cell>
          <table:table-cell office:value-type="string">
            <text:p>Brown Violet</text:p>
          </table:table-cell>
          <table:table-cell office:value-type="string">
            <text:p>Ingvordsen J. Christian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23">
            <text:p>123</text:p>
          </table:table-cell>
          <table:table-cell office:value-type="string">
            <text:p>Morituri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Brynner Yul</text:p>
          </table:table-cell>
          <table:table-cell office:value-type="string">
            <text:p>Wicki Bernhard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4">
            <text:p>104</text:p>
          </table:table-cell>
          <table:table-cell office:value-type="string">
            <text:p>From the Life of the Marionettes</text:p>
          </table:table-cell>
          <table:table-cell office:value-type="string">
            <text:p>Drama</text:p>
          </table:table-cell>
          <table:table-cell office:value-type="string">
            <text:p>Atzorn Robert</text:p>
          </table:table-cell>
          <table:table-cell office:value-type="string">
            <text:p>Buchegger Christine</text:p>
          </table:table-cell>
          <table:table-cell office:value-type="string">
            <text:p>Bergman Ingmar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0">
            <text:p>120</text:p>
          </table:table-cell>
          <table:table-cell office:value-type="string">
            <text:p>Frantic</text:p>
          </table:table-cell>
          <table:table-cell office:value-type="string">
            <text:p>Mystery</text:p>
          </table:table-cell>
          <table:table-cell office:value-type="string">
            <text:p>Ford Harrison</text:p>
          </table:table-cell>
          <table:table-cell office:value-type="string">
            <text:p>Buckley Betty</text:p>
          </table:table-cell>
          <table:table-cell office:value-type="string">
            <text:p>Polanski Roman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4">
            <text:p>114</text:p>
          </table:table-cell>
          <table:table-cell office:value-type="string">
            <text:p>Coma</text:p>
          </table:table-cell>
          <table:table-cell office:value-type="string">
            <text:p>Science Fiction</text:p>
          </table:table-cell>
          <table:table-cell office:value-type="string">
            <text:p>Douglas Michael</text:p>
          </table:table-cell>
          <table:table-cell office:value-type="string">
            <text:p>Bujold Geneviève</text:p>
          </table:table-cell>
          <table:table-cell office:value-type="string">
            <text:p>Crichton Michael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7">
            <text:p>117</text:p>
          </table:table-cell>
          <table:table-cell office:value-type="string">
            <text:p>Dead Ringers</text:p>
          </table:table-cell>
          <table:table-cell office:value-type="string">
            <text:p>Drama</text:p>
          </table:table-cell>
          <table:table-cell office:value-type="string">
            <text:p>Irons Jeremy</text:p>
          </table:table-cell>
          <table:table-cell office:value-type="string">
            <text:p>Bujold Geneviève</text:p>
          </table:table-cell>
          <table:table-cell office:value-type="string">
            <text:p>Cronenberg David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Golden Ninja Invasion</text:p>
          </table:table-cell>
          <table:table-cell office:value-type="string">
            <text:p>Action</text:p>
          </table:table-cell>
          <table:table-cell office:value-type="string">
            <text:p>West Leonard</text:p>
          </table:table-cell>
          <table:table-cell office:value-type="string">
            <text:p>Burd Stephanie</text:p>
          </table:table-cell>
          <table:table-cell office:value-type="string">
            <text:p>Lambert Bruce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22">
            <text:p>122</text:p>
          </table:table-cell>
          <table:table-cell office:value-type="string">
            <text:p>Exorcist The</text:p>
          </table:table-cell>
          <table:table-cell office:value-type="string">
            <text:p>Horror</text:p>
          </table:table-cell>
          <table:table-cell office:value-type="string">
            <text:p>Sydow Max von</text:p>
          </table:table-cell>
          <table:table-cell office:value-type="string">
            <text:p>Burstyn Ellen</text:p>
          </table:table-cell>
          <table:table-cell office:value-type="string">
            <text:p>Friedkin William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12">
            <text:p>112</text:p>
          </table:table-cell>
          <table:table-cell office:value-type="string">
            <text:p>Alice Doesn't Live Here Anymore</text:p>
          </table:table-cell>
          <table:table-cell office:value-type="string">
            <text:p>Comedy</text:p>
          </table:table-cell>
          <table:table-cell office:value-type="string">
            <text:p>Kristofferson Kris</text:p>
          </table:table-cell>
          <table:table-cell office:value-type="string">
            <text:p>Burstyn Ellen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4">
            <text:p>94</text:p>
          </table:table-cell>
          <table:table-cell office:value-type="string">
            <text:p>Eyes of the Amaryllis The</text:p>
          </table:table-cell>
          <table:table-cell office:value-type="string">
            <text:p>Drama</text:p>
          </table:table-cell>
          <table:table-cell office:value-type="string">
            <text:p>Bolt Jonathan</text:p>
          </table:table-cell>
          <table:table-cell office:value-type="string">
            <text:p>Byrne Martha</text:p>
          </table:table-cell>
          <table:table-cell office:value-type="string">
            <text:p>King Keller Frederick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9">
            <text:p>109</text:p>
          </table:table-cell>
          <table:table-cell office:value-type="string">
            <text:p>What Price Glory?</text:p>
          </table:table-cell>
          <table:table-cell office:value-type="string">
            <text:p>War</text:p>
          </table:table-cell>
          <table:table-cell office:value-type="string">
            <text:p>Cagney James</text:p>
          </table:table-cell>
          <table:table-cell office:value-type="string">
            <text:p>Calvet Corinne</text:p>
          </table:table-cell>
          <table:table-cell office:value-type="string">
            <text:p>Ford John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0">
            <text:p>40</text:p>
          </table:table-cell>
          <table:table-cell office:value-type="string">
            <text:p>Inauguration of the Pleasure Dome</text:p>
          </table:table-cell>
          <table:table-cell office:value-type="string">
            <text:p>Short</text:p>
          </table:table-cell>
          <table:table-cell office:value-type="string">
            <text:p>De Brier Sampson</text:p>
          </table:table-cell>
          <table:table-cell office:value-type="string">
            <text:p>Cameron Marjorie</text:p>
          </table:table-cell>
          <table:table-cell office:value-type="string">
            <text:p>Anger Kenneth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4">
            <text:p>114</text:p>
          </table:table-cell>
          <table:table-cell office:value-type="string">
            <text:p>School Daze</text:p>
          </table:table-cell>
          <table:table-cell office:value-type="string">
            <text:p>Comedy</text:p>
          </table:table-cell>
          <table:table-cell office:value-type="string">
            <text:p>Fishburne Larry</text:p>
          </table:table-cell>
          <table:table-cell office:value-type="string">
            <text:p>Campbell Tisha</text:p>
          </table:table-cell>
          <table:table-cell office:value-type="string">
            <text:p>Lee Spike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2">
            <text:p>102</text:p>
          </table:table-cell>
          <table:table-cell office:value-type="string">
            <text:p>End of Innocence The</text:p>
          </table:table-cell>
          <table:table-cell office:value-type="string">
            <text:p>Drama</text:p>
          </table:table-cell>
          <table:table-cell office:value-type="string">
            <text:p>Heard John</text:p>
          </table:table-cell>
          <table:table-cell office:value-type="string">
            <text:p>Cannon Dyan</text:p>
          </table:table-cell>
          <table:table-cell office:value-type="string">
            <text:p>Cannon Dya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8">
            <text:p>98</text:p>
          </table:table-cell>
          <table:table-cell office:value-type="string">
            <text:p>Anderson Tapes The</text:p>
          </table:table-cell>
          <table:table-cell office:value-type="string">
            <text:p>Mystery</text:p>
          </table:table-cell>
          <table:table-cell office:value-type="string">
            <text:p>Connery Sean</text:p>
          </table:table-cell>
          <table:table-cell office:value-type="string">
            <text:p>Cannon Dyan</text:p>
          </table:table-cell>
          <table:table-cell office:value-type="string">
            <text:p>Lumet Sidney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0">
            <text:p>50</text:p>
          </table:table-cell>
          <table:table-cell office:value-type="string">
            <text:p>Father Murphy A Horse from Heaven</text:p>
          </table:table-cell>
          <table:table-cell office:value-type="string">
            <text:p>Comedy</text:p>
          </table:table-cell>
          <table:table-cell office:value-type="string">
            <text:p>Olsen Merlin</text:p>
          </table:table-cell>
          <table:table-cell office:value-type="string">
            <text:p>Cannon Katharine</text:p>
          </table:table-cell>
          <table:table-cell office:value-type="string">
            <text:p>Claxton William F.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0">
            <text:p>80</text:p>
          </table:table-cell>
          <table:table-cell office:value-type="string">
            <text:p>Skull</text:p>
          </table:table-cell>
          <table:table-cell office:value-type="string">
            <text:p>Drama</text:p>
          </table:table-cell>
          <table:table-cell office:value-type="string">
            <text:p>Bideman Robert</text:p>
          </table:table-cell>
          <table:table-cell office:value-type="string">
            <text:p>Capone Nadia</text:p>
          </table:table-cell>
          <table:table-cell office:value-type="string">
            <text:p>Bergman Robert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Quick &amp; The Dead The</text:p>
          </table:table-cell>
          <table:table-cell office:value-type="string">
            <text:p>Western</text:p>
          </table:table-cell>
          <table:table-cell office:value-type="string">
            <text:p>Elliott Sam</text:p>
          </table:table-cell>
          <table:table-cell office:value-type="string">
            <text:p>Capshaw Kate</text:p>
          </table:table-cell>
          <table:table-cell office:value-type="string">
            <text:p>Day Robert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4">
            <text:p>94</text:p>
          </table:table-cell>
          <table:table-cell office:value-type="string">
            <text:p>Best Defense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Capshaw Kate</text:p>
          </table:table-cell>
          <table:table-cell office:value-type="string">
            <text:p>Huyck Willar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9">
            <text:p>99</text:p>
          </table:table-cell>
          <table:table-cell office:value-type="string">
            <text:p>Dreamscape</text:p>
          </table:table-cell>
          <table:table-cell office:value-type="string">
            <text:p>Science Fiction</text:p>
          </table:table-cell>
          <table:table-cell office:value-type="string">
            <text:p>Quaid Dennis</text:p>
          </table:table-cell>
          <table:table-cell office:value-type="string">
            <text:p>Capshaw Kate</text:p>
          </table:table-cell>
          <table:table-cell office:value-type="string">
            <text:p>Ruben Joseph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5">
            <text:p>125</text:p>
          </table:table-cell>
          <table:table-cell office:value-type="string">
            <text:p>Black Rain</text:p>
          </table:table-cell>
          <table:table-cell office:value-type="string">
            <text:p>Action</text:p>
          </table:table-cell>
          <table:table-cell office:value-type="string">
            <text:p>Douglas Michael</text:p>
          </table:table-cell>
          <table:table-cell office:value-type="string">
            <text:p>Capshaw Kate</text:p>
          </table:table-cell>
          <table:table-cell office:value-type="string">
            <text:p>Scott Ridley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38">
            <text:p>138</text:p>
          </table:table-cell>
          <table:table-cell office:value-type="string">
            <text:p>8 1/2</text:p>
          </table:table-cell>
          <table:table-cell office:value-type="string">
            <text:p>Drama</text:p>
          </table:table-cell>
          <table:table-cell office:value-type="string">
            <text:p>Mastroianni Marcello</text:p>
          </table:table-cell>
          <table:table-cell office:value-type="string">
            <text:p>Cardinale Claudia</text:p>
          </table:table-cell>
          <table:table-cell office:value-type="string">
            <text:p>Fellini Federico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64">
            <text:p>64</text:p>
          </table:table-cell>
          <table:table-cell office:value-type="string">
            <text:p>One Frightened Night</text:p>
          </table:table-cell>
          <table:table-cell office:value-type="string">
            <text:p>Horror</text:p>
          </table:table-cell>
          <table:table-cell office:value-type="string">
            <text:p>Ford Wallace</text:p>
          </table:table-cell>
          <table:table-cell office:value-type="string">
            <text:p>Carlisle Mary</text:p>
          </table:table-cell>
          <table:table-cell office:value-type="string">
            <text:p>Cabanne Christy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string">
            <text:p>Year My Voice Broke The</text:p>
          </table:table-cell>
          <table:table-cell office:value-type="string">
            <text:p>Drama</text:p>
          </table:table-cell>
          <table:table-cell office:value-type="string">
            <text:p>Taylor Noah</text:p>
          </table:table-cell>
          <table:table-cell office:value-type="string">
            <text:p>Carmen Loene</text:p>
          </table:table-cell>
          <table:table-cell office:value-type="string">
            <text:p>Duigan Joh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75">
            <text:p>175</text:p>
          </table:table-cell>
          <table:table-cell office:value-type="string">
            <text:p>Is Paris Burning?</text:p>
          </table:table-cell>
          <table:table-cell office:value-type="string">
            <text:p>War</text:p>
          </table:table-cell>
          <table:table-cell office:value-type="string">
            <text:p>Belmondo Jean-Paul</text:p>
          </table:table-cell>
          <table:table-cell office:value-type="string">
            <text:p>Caron Leslie</text:p>
          </table:table-cell>
          <table:table-cell office:value-type="string">
            <text:p>Clément René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313">
            <text:p>313</text:p>
          </table:table-cell>
          <table:table-cell office:value-type="string">
            <text:p>QB VII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Caron Leslie</text:p>
          </table:table-cell>
          <table:table-cell office:value-type="string">
            <text:p>Gries Tom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4">
            <text:p>104</text:p>
          </table:table-cell>
          <table:table-cell office:value-type="string">
            <text:p>Island of Dr. Moreau The</text:p>
          </table:table-cell>
          <table:table-cell office:value-type="string">
            <text:p>Horror</text:p>
          </table:table-cell>
          <table:table-cell office:value-type="string">
            <text:p>Lancaster Burt</text:p>
          </table:table-cell>
          <table:table-cell office:value-type="string">
            <text:p>Carrera Barbara</text:p>
          </table:table-cell>
          <table:table-cell office:value-type="string">
            <text:p>Taylor Don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4">
            <text:p>104</text:p>
          </table:table-cell>
          <table:table-cell office:value-type="string">
            <text:p>Beyond the Limit</text:p>
          </table:table-cell>
          <table:table-cell office:value-type="string">
            <text:p>Drama</text:p>
          </table:table-cell>
          <table:table-cell office:value-type="string">
            <text:p>Caine Michael</text:p>
          </table:table-cell>
          <table:table-cell office:value-type="string">
            <text:p>Carrillo Elpidia</text:p>
          </table:table-cell>
          <table:table-cell office:value-type="string">
            <text:p>Mackenzie John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84">
            <text:p>84</text:p>
          </table:table-cell>
          <table:table-cell office:value-type="string">
            <text:p>Secret Agent</text:p>
          </table:table-cell>
          <table:table-cell office:value-type="string">
            <text:p>Mystery</text:p>
          </table:table-cell>
          <table:table-cell office:value-type="string">
            <text:p>Lorre Peter</text:p>
          </table:table-cell>
          <table:table-cell office:value-type="string">
            <text:p>Carroll Madeleine</text:p>
          </table:table-cell>
          <table:table-cell office:value-type="string">
            <text:p>Hitchcock Alfred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71">
            <text:p>71</text:p>
          </table:table-cell>
          <table:table-cell office:value-type="string">
            <text:p>Paramount Comedy Theater: Well-Developed</text:p>
          </table:table-cell>
          <table:table-cell office:value-type="string">
            <text:p>Comedy</text:p>
          </table:table-cell>
          <table:table-cell office:value-type="string">
            <text:p>Mahler Bruce</text:p>
          </table:table-cell>
          <table:table-cell office:value-type="string">
            <text:p>Carter Judy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71">
            <text:p>71</text:p>
          </table:table-cell>
          <table:table-cell office:value-type="string">
            <text:p>Big Bust Out The</text:p>
          </table:table-cell>
          <table:table-cell office:value-type="string">
            <text:p>Action</text:p>
          </table:table-cell>
          <table:table-cell office:value-type="string">
            <text:p>Kendall Tony</text:p>
          </table:table-cell>
          <table:table-cell office:value-type="string">
            <text:p>Carter Karen</text:p>
          </table:table-cell>
          <table:table-cell office:value-type="string">
            <text:p>Theumer Ernst R. von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9">
            <text:p>119</text:p>
          </table:table-cell>
          <table:table-cell office:value-type="string">
            <text:p>Fourth Protocol The</text:p>
          </table:table-cell>
          <table:table-cell office:value-type="string">
            <text:p>Mystery</text:p>
          </table:table-cell>
          <table:table-cell office:value-type="string">
            <text:p>Caine Michael</text:p>
          </table:table-cell>
          <table:table-cell office:value-type="string">
            <text:p>Cassidy Joanna</text:p>
          </table:table-cell>
          <table:table-cell office:value-type="string">
            <text:p>Mackenzie John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7">
            <text:p>107</text:p>
          </table:table-cell>
          <table:table-cell office:value-type="string">
            <text:p>Gremlins 2: The New Batch</text:p>
          </table:table-cell>
          <table:table-cell office:value-type="string">
            <text:p>Comedy</text:p>
          </table:table-cell>
          <table:table-cell office:value-type="string">
            <text:p>Galligan Zach</text:p>
          </table:table-cell>
          <table:table-cell office:value-type="string">
            <text:p>Cates Phoebe</text:p>
          </table:table-cell>
          <table:table-cell office:value-type="string">
            <text:p>Dante Joe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2">
            <text:p>92</text:p>
          </table:table-cell>
          <table:table-cell office:value-type="string">
            <text:p>Fast Times at Ridgemont High</text:p>
          </table:table-cell>
          <table:table-cell office:value-type="string">
            <text:p>Comedy</text:p>
          </table:table-cell>
          <table:table-cell office:value-type="string">
            <text:p>Penn Sean</text:p>
          </table:table-cell>
          <table:table-cell office:value-type="string">
            <text:p>Cates Phoebe</text:p>
          </table:table-cell>
          <table:table-cell office:value-type="string">
            <text:p>Heckerling Amy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/>
          <table:table-cell office:value-type="string">
            <text:p>Mannequin</text:p>
          </table:table-cell>
          <table:table-cell office:value-type="string">
            <text:p>Comedy</text:p>
          </table:table-cell>
          <table:table-cell office:value-type="string">
            <text:p>McCarthy Andrew</text:p>
          </table:table-cell>
          <table:table-cell office:value-type="string">
            <text:p>Cattrall Kim</text:p>
          </table:table-cell>
          <table:table-cell office:value-type="string">
            <text:p>Gottlieb Michael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1">
            <text:p>91</text:p>
          </table:table-cell>
          <table:table-cell office:value-type="string">
            <text:p>Rabid</text:p>
          </table:table-cell>
          <table:table-cell office:value-type="string">
            <text:p>Horror</text:p>
          </table:table-cell>
          <table:table-cell office:value-type="string">
            <text:p>Moore Frank</text:p>
          </table:table-cell>
          <table:table-cell office:value-type="string">
            <text:p>Chambers Marilyn</text:p>
          </table:table-cell>
          <table:table-cell office:value-type="string">
            <text:p>Cronenberg David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Party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Champion Marge</text:p>
          </table:table-cell>
          <table:table-cell office:value-type="string">
            <text:p>Edwards Blake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Vampire Raiders Ninja Queen</text:p>
          </table:table-cell>
          <table:table-cell office:value-type="string">
            <text:p>Action</text:p>
          </table:table-cell>
          <table:table-cell office:value-type="string">
            <text:p>Peterson Chris</text:p>
          </table:table-cell>
          <table:table-cell office:value-type="string">
            <text:p>Chan Agnes</text:p>
          </table:table-cell>
          <table:table-cell office:value-type="string">
            <text:p>Lambert Bruce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26">
            <text:p>26</text:p>
          </table:table-cell>
          <table:table-cell office:value-type="string">
            <text:p>Bloopers from Star Trek</text:p>
          </table:table-cell>
          <table:table-cell office:value-type="string">
            <text:p>Comedy</text:p>
          </table:table-cell>
          <table:table-cell office:value-type="string">
            <text:p>Lawford Peter</text:p>
          </table:table-cell>
          <table:table-cell office:value-type="string">
            <text:p>Channing Carol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99">
            <text:p>99</text:p>
          </table:table-cell>
          <table:table-cell office:value-type="string">
            <text:p>Destroyer</text:p>
          </table:table-cell>
          <table:table-cell office:value-type="string">
            <text:p>Action</text:p>
          </table:table-cell>
          <table:table-cell office:value-type="string">
            <text:p>Robinson Edward G.</text:p>
          </table:table-cell>
          <table:table-cell office:value-type="string">
            <text:p>Chapman Marguerite</text:p>
          </table:table-cell>
          <table:table-cell office:value-type="string">
            <text:p>Seiter William A.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9">
            <text:p>99</text:p>
          </table:table-cell>
          <table:table-cell office:value-type="string">
            <text:p>Party Girl</text:p>
          </table:table-cell>
          <table:table-cell office:value-type="string">
            <text:p>Comedy</text:p>
          </table:table-cell>
          <table:table-cell office:value-type="string">
            <text:p>Taylor Robert</text:p>
          </table:table-cell>
          <table:table-cell office:value-type="string">
            <text:p>Charisse Cyd</text:p>
          </table:table-cell>
          <table:table-cell office:value-type="string">
            <text:p>Ray Nicholas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3">
            <text:p>113</text:p>
          </table:table-cell>
          <table:table-cell office:value-type="string">
            <text:p>Twin Peaks</text:p>
          </table:table-cell>
          <table:table-cell office:value-type="string">
            <text:p>Mystery</text:p>
          </table:table-cell>
          <table:table-cell office:value-type="string">
            <text:p>MacLachlan Kyle</text:p>
          </table:table-cell>
          <table:table-cell office:value-type="string">
            <text:p>Chen Joan</text:p>
          </table:table-cell>
          <table:table-cell office:value-type="string">
            <text:p>Lynch David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kyl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3">
            <text:p>103</text:p>
          </table:table-cell>
          <table:table-cell office:value-type="string">
            <text:p>Moonstruck</text:p>
          </table:table-cell>
          <table:table-cell office:value-type="string">
            <text:p>Comedy</text:p>
          </table:table-cell>
          <table:table-cell office:value-type="string">
            <text:p>Cage Nicholas</text:p>
          </table:table-cell>
          <table:table-cell office:value-type="string">
            <text:p>Cher</text:p>
          </table:table-cell>
          <table:table-cell office:value-type="string">
            <text:p>Jewison Norman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9">
            <text:p>119</text:p>
          </table:table-cell>
          <table:table-cell office:value-type="string">
            <text:p>Witches of Eastwick The</text:p>
          </table:table-cell>
          <table:table-cell office:value-type="string">
            <text:p>Comedy</text:p>
          </table:table-cell>
          <table:table-cell office:value-type="string">
            <text:p>Nicholson Jack</text:p>
          </table:table-cell>
          <table:table-cell office:value-type="string">
            <text:p>Cher</text:p>
          </table:table-cell>
          <table:table-cell office:value-type="string">
            <text:p>Miller George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8">
            <text:p>128</text:p>
          </table:table-cell>
          <table:table-cell office:value-type="string">
            <text:p>Moonraker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Chiles Lois</text:p>
          </table:table-cell>
          <table:table-cell office:value-type="string">
            <text:p>Gilbert Lewis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6">
            <text:p>106</text:p>
          </table:table-cell>
          <table:table-cell office:value-type="string">
            <text:p>Beat Street</text:p>
          </table:table-cell>
          <table:table-cell office:value-type="string">
            <text:p>Drama</text:p>
          </table:table-cell>
          <table:table-cell office:value-type="string">
            <text:p>Davis Guy</text:p>
          </table:table-cell>
          <table:table-cell office:value-type="string">
            <text:p>Chong Rae Dawn</text:p>
          </table:table-cell>
          <table:table-cell office:value-type="string">
            <text:p>Lathan Stan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8">
            <text:p>88</text:p>
          </table:table-cell>
          <table:table-cell office:value-type="string">
            <text:p>Running Out of Luck</text:p>
          </table:table-cell>
          <table:table-cell office:value-type="string">
            <text:p>Comedy</text:p>
          </table:table-cell>
          <table:table-cell office:value-type="string">
            <text:p>Jagger Mick</text:p>
          </table:table-cell>
          <table:table-cell office:value-type="string">
            <text:p>Chong Rae Dawn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Never on Tuesday</text:p>
          </table:table-cell>
          <table:table-cell office:value-type="string">
            <text:p>Drama</text:p>
          </table:table-cell>
          <table:table-cell office:value-type="string">
            <text:p>Lauer Andrew</text:p>
          </table:table-cell>
          <table:table-cell office:value-type="string">
            <text:p>Christian Claudia</text:p>
          </table:table-cell>
          <table:table-cell office:value-type="string">
            <text:p>Rifkin Adam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9">
            <text:p>109</text:p>
          </table:table-cell>
          <table:table-cell office:value-type="string">
            <text:p>Shampoo</text:p>
          </table:table-cell>
          <table:table-cell office:value-type="string">
            <text:p>Comedy</text:p>
          </table:table-cell>
          <table:table-cell office:value-type="string">
            <text:p>Beatty Warren</text:p>
          </table:table-cell>
          <table:table-cell office:value-type="string">
            <text:p>Christie Julie</text:p>
          </table:table-cell>
          <table:table-cell office:value-type="string">
            <text:p>Ashby Hal</text:p>
          </table:table-cell>
          <table:table-cell office:value-type="float" office:value="69">
            <text:p>6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1">
            <text:p>111</text:p>
          </table:table-cell>
          <table:table-cell office:value-type="string">
            <text:p>Power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Christie Julie</text:p>
          </table:table-cell>
          <table:table-cell office:value-type="string">
            <text:p>Lumet Sidney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22">
            <text:p>122</text:p>
          </table:table-cell>
          <table:table-cell office:value-type="string">
            <text:p>Darling</text:p>
          </table:table-cell>
          <table:table-cell office:value-type="string">
            <text:p>Drama</text:p>
          </table:table-cell>
          <table:table-cell office:value-type="string">
            <text:p>Harvey Laurence</text:p>
          </table:table-cell>
          <table:table-cell office:value-type="string">
            <text:p>Christie Julie</text:p>
          </table:table-cell>
          <table:table-cell office:value-type="string">
            <text:p>Schlesinger Joh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20">
            <text:p>120</text:p>
          </table:table-cell>
          <table:table-cell office:value-type="string">
            <text:p>Ugly American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Church Sandra</text:p>
          </table:table-cell>
          <table:table-cell office:value-type="string">
            <text:p>Englund George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68">
            <text:p>68</text:p>
          </table:table-cell>
          <table:table-cell office:value-type="string">
            <text:p>Ambassador Bill</text:p>
          </table:table-cell>
          <table:table-cell office:value-type="string">
            <text:p>Comedy</text:p>
          </table:table-cell>
          <table:table-cell office:value-type="string">
            <text:p>Rogers Will</text:p>
          </table:table-cell>
          <table:table-cell office:value-type="string">
            <text:p>Churchill Marguerite</text:p>
          </table:table-cell>
          <table:table-cell office:value-type="string">
            <text:p>Taylor Sam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10">
            <text:p>110</text:p>
          </table:table-cell>
          <table:table-cell office:value-type="string">
            <text:p>Big Trail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Churchill Marguerite</text:p>
          </table:table-cell>
          <table:table-cell office:value-type="string">
            <text:p>Walsh Raoul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11">
            <text:p>111</text:p>
          </table:table-cell>
          <table:table-cell office:value-type="string">
            <text:p>Hombre</text:p>
          </table:table-cell>
          <table:table-cell office:value-type="string">
            <text:p>Western</text:p>
          </table:table-cell>
          <table:table-cell office:value-type="string">
            <text:p>Newman Paul</text:p>
          </table:table-cell>
          <table:table-cell office:value-type="string">
            <text:p>Cilento Diane</text:p>
          </table:table-cell>
          <table:table-cell office:value-type="string">
            <text:p>Ritt Martin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3">
            <text:p>103</text:p>
          </table:table-cell>
          <table:table-cell office:value-type="string">
            <text:p>Coogan's Bluff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office:value-type="string">
            <text:p>Clark Susan</text:p>
          </table:table-cell>
          <table:table-cell office:value-type="string">
            <text:p>Siegel Don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1">
            <text:p>91</text:p>
          </table:table-cell>
          <table:table-cell office:value-type="string">
            <text:p>Penn &amp; Teller Get Killed</text:p>
          </table:table-cell>
          <table:table-cell office:value-type="string">
            <text:p>Comedy</text:p>
          </table:table-cell>
          <table:table-cell office:value-type="string">
            <text:p>Penn Jillette</text:p>
          </table:table-cell>
          <table:table-cell office:value-type="string">
            <text:p>Clarke Caitlin</text:p>
          </table:table-cell>
          <table:table-cell office:value-type="string">
            <text:p>Penn Arthur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8">
            <text:p>118</text:p>
          </table:table-cell>
          <table:table-cell office:value-type="string">
            <text:p>Shy People</text:p>
          </table:table-cell>
          <table:table-cell office:value-type="string">
            <text:p>Drama</text:p>
          </table:table-cell>
          <table:table-cell office:value-type="string">
            <text:p>Philbin John</text:p>
          </table:table-cell>
          <table:table-cell office:value-type="string">
            <text:p>Clayburgh Jill</text:p>
          </table:table-cell>
          <table:table-cell office:value-type="string">
            <text:p>Konchalovsky Andrei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1">
            <text:p>91</text:p>
          </table:table-cell>
          <table:table-cell office:value-type="string">
            <text:p>It's My Turn</text:p>
          </table:table-cell>
          <table:table-cell office:value-type="string">
            <text:p>Comedy</text:p>
          </table:table-cell>
          <table:table-cell office:value-type="string">
            <text:p>Douglas Michael</text:p>
          </table:table-cell>
          <table:table-cell office:value-type="string">
            <text:p>Clayburgh Jill</text:p>
          </table:table-cell>
          <table:table-cell office:value-type="string">
            <text:p>Weill Claudia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9">
            <text:p>119</text:p>
          </table:table-cell>
          <table:table-cell office:value-type="string">
            <text:p>Dangerous Liaisons</text:p>
          </table:table-cell>
          <table:table-cell office:value-type="string">
            <text:p>Drama</text:p>
          </table:table-cell>
          <table:table-cell office:value-type="string">
            <text:p>Malkovich John</text:p>
          </table:table-cell>
          <table:table-cell office:value-type="string">
            <text:p>Close Glenn</text:p>
          </table:table-cell>
          <table:table-cell office:value-type="string">
            <text:p>Frears Stephen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1">
            <text:p>111</text:p>
          </table:table-cell>
          <table:table-cell office:value-type="string">
            <text:p>Reversal of Fortune</text:p>
          </table:table-cell>
          <table:table-cell office:value-type="string">
            <text:p>Drama</text:p>
          </table:table-cell>
          <table:table-cell office:value-type="string">
            <text:p>Irons Jeremy</text:p>
          </table:table-cell>
          <table:table-cell office:value-type="string">
            <text:p>Close Glenn</text:p>
          </table:table-cell>
          <table:table-cell office:value-type="string">
            <text:p>Schroeder Barbet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9">
            <text:p>119</text:p>
          </table:table-cell>
          <table:table-cell office:value-type="string">
            <text:p>Meeting Venus</text:p>
          </table:table-cell>
          <table:table-cell office:value-type="string">
            <text:p>Comedy</text:p>
          </table:table-cell>
          <table:table-cell office:value-type="string">
            <text:p>Arestrup Niels</text:p>
          </table:table-cell>
          <table:table-cell office:value-type="string">
            <text:p>Close Glenn</text:p>
          </table:table-cell>
          <table:table-cell office:value-type="string">
            <text:p>Szabó István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05">
            <text:p>105</text:p>
          </table:table-cell>
          <table:table-cell office:value-type="string">
            <text:p>Tomorrow Is Forever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 office:value-type="string">
            <text:p>Colbert Claudette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office:value-type="string">
            <text:p>Like Father Like Son</text:p>
          </table:table-cell>
          <table:table-cell office:value-type="string">
            <text:p>Comedy</text:p>
          </table:table-cell>
          <table:table-cell office:value-type="string">
            <text:p>Cameron Kirk</text:p>
          </table:table-cell>
          <table:table-cell office:value-type="string">
            <text:p>Colin Margaret</text:p>
          </table:table-cell>
          <table:table-cell office:value-type="string">
            <text:p>Daniel Rod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81">
            <text:p>81</text:p>
          </table:table-cell>
          <table:table-cell office:value-type="string">
            <text:p>Rope</text:p>
          </table:table-cell>
          <table:table-cell office:value-type="string">
            <text:p>Drama</text:p>
          </table:table-cell>
          <table:table-cell office:value-type="string">
            <text:p>Stewart James</text:p>
          </table:table-cell>
          <table:table-cell office:value-type="string">
            <text:p>Collier Constance</text:p>
          </table:table-cell>
          <table:table-cell office:value-type="string">
            <text:p>Hitchcock Alfred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1">
            <text:p>91</text:p>
          </table:table-cell>
          <table:table-cell office:value-type="string">
            <text:p>Road to Hong Kong</text:p>
          </table:table-cell>
          <table:table-cell office:value-type="string">
            <text:p>Comedy</text:p>
          </table:table-cell>
          <table:table-cell office:value-type="string">
            <text:p>Hope Bob</text:p>
          </table:table-cell>
          <table:table-cell office:value-type="string">
            <text:p>Collins Joan</text:p>
          </table:table-cell>
          <table:table-cell office:value-type="string">
            <text:p>Panama Norman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8">
            <text:p>108</text:p>
          </table:table-cell>
          <table:table-cell office:value-type="string">
            <text:p>Shirley Valentine</text:p>
          </table:table-cell>
          <table:table-cell office:value-type="string">
            <text:p>Comedy</text:p>
          </table:table-cell>
          <table:table-cell office:value-type="string">
            <text:p>Conti Tom</text:p>
          </table:table-cell>
          <table:table-cell office:value-type="string">
            <text:p>Collins Pauline</text:p>
          </table:table-cell>
          <table:table-cell office:value-type="string">
            <text:p>Gilbert Lewis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5">
            <text:p>135</text:p>
          </table:table-cell>
          <table:table-cell office:value-type="string">
            <text:p>City of Joy</text:p>
          </table:table-cell>
          <table:table-cell office:value-type="string">
            <text:p>Drama</text:p>
          </table:table-cell>
          <table:table-cell office:value-type="string">
            <text:p>Swayze Patrick</text:p>
          </table:table-cell>
          <table:table-cell office:value-type="string">
            <text:p>Collins Pauline</text:p>
          </table:table-cell>
          <table:table-cell office:value-type="string">
            <text:p>Joffe Roland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9">
            <text:p>99</text:p>
          </table:table-cell>
          <table:table-cell office:value-type="string">
            <text:p>Appaloosa The</text:p>
          </table:table-cell>
          <table:table-cell office:value-type="string">
            <text:p>Western</text:p>
          </table:table-cell>
          <table:table-cell office:value-type="string">
            <text:p>Brando Marlon</text:p>
          </table:table-cell>
          <table:table-cell office:value-type="string">
            <text:p>Comer Anjanette</text:p>
          </table:table-cell>
          <table:table-cell office:value-type="string">
            <text:p>Furie Sidney J.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8">
            <text:p>88</text:p>
          </table:table-cell>
          <table:table-cell office:value-type="string">
            <text:p>Seven Minutes in Heaven</text:p>
          </table:table-cell>
          <table:table-cell office:value-type="string">
            <text:p>Comedy</text:p>
          </table:table-cell>
          <table:table-cell office:value-type="string">
            <text:p>Thames Byron</text:p>
          </table:table-cell>
          <table:table-cell office:value-type="string">
            <text:p>Connelly Jennifer</text:p>
          </table:table-cell>
          <table:table-cell office:value-type="string">
            <text:p>Feferman Linda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6">
            <text:p>96</text:p>
          </table:table-cell>
          <table:table-cell office:value-type="string">
            <text:p>Hearts of Darkness A Filmmaker's Apocalypse</text:p>
          </table:table-cell>
          <table:table-cell office:value-type="string">
            <text:p>Drama</text:p>
          </table:table-cell>
          <table:table-cell office:value-type="string">
            <text:p>Bottoms Sam</text:p>
          </table:table-cell>
          <table:table-cell office:value-type="string">
            <text:p>Coppola Eleanor</text:p>
          </table:table-cell>
          <table:table-cell office:value-type="string">
            <text:p>Bahr Fax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6">
            <text:p>66</text:p>
          </table:table-cell>
          <table:table-cell office:value-type="string">
            <text:p>Tonight for Sure</text:p>
          </table:table-cell>
          <table:table-cell office:value-type="string">
            <text:p>Comedy</text:p>
          </table:table-cell>
          <table:table-cell office:value-type="string">
            <text:p>Lee Karla</text:p>
          </table:table-cell>
          <table:table-cell office:value-type="string">
            <text:p>Cornell Laura</text:p>
          </table:table-cell>
          <table:table-cell office:value-type="string">
            <text:p>Coppola Francis Ford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0">
            <text:p>110</text:p>
          </table:table-cell>
          <table:table-cell office:value-type="string">
            <text:p>White Hunter Black Heart</text:p>
          </table:table-cell>
          <table:table-cell office:value-type="string">
            <text:p>Adventure</text:p>
          </table:table-cell>
          <table:table-cell office:value-type="string">
            <text:p>Eastwood Clint</text:p>
          </table:table-cell>
          <table:table-cell office:value-type="string">
            <text:p>Cornwell Charlotte</text:p>
          </table:table-cell>
          <table:table-cell office:value-type="string">
            <text:p>Eastwood Clint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10">
            <text:p>110</text:p>
          </table:table-cell>
          <table:table-cell office:value-type="string">
            <text:p>Sundays &amp; Cybele</text:p>
          </table:table-cell>
          <table:table-cell office:value-type="string">
            <text:p>Drama</text:p>
          </table:table-cell>
          <table:table-cell office:value-type="string">
            <text:p>Kruger Hardy</text:p>
          </table:table-cell>
          <table:table-cell office:value-type="string">
            <text:p>Courcel Nicole</text:p>
          </table:table-cell>
          <table:table-cell office:value-type="string">
            <text:p>Bourguignon Serge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Puppet Master</text:p>
          </table:table-cell>
          <table:table-cell office:value-type="string">
            <text:p>Science Fiction</text:p>
          </table:table-cell>
          <table:table-cell office:value-type="string">
            <text:p>LeMat Paul</text:p>
          </table:table-cell>
          <table:table-cell office:value-type="string">
            <text:p>Crampton Barbara</text:p>
          </table:table-cell>
          <table:table-cell office:value-type="string">
            <text:p>Schmoeller David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office:value-type="string">
            <text:p>Night Gallery</text:p>
          </table:table-cell>
          <table:table-cell office:value-type="string">
            <text:p>Horror</text:p>
          </table:table-cell>
          <table:table-cell office:value-type="string">
            <text:p>McDowall Roddy</text:p>
          </table:table-cell>
          <table:table-cell office:value-type="string">
            <text:p>Crawford Joan</text:p>
          </table:table-cell>
          <table:table-cell office:value-type="string">
            <text:p>Spielberg Steven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3">
            <text:p>103</text:p>
          </table:table-cell>
          <table:table-cell office:value-type="string">
            <text:p>Pet Sematary</text:p>
          </table:table-cell>
          <table:table-cell office:value-type="string">
            <text:p>Horror</text:p>
          </table:table-cell>
          <table:table-cell office:value-type="string">
            <text:p>Gwynne Fred</text:p>
          </table:table-cell>
          <table:table-cell office:value-type="string">
            <text:p>Crosby Denise</text:p>
          </table:table-cell>
          <table:table-cell office:value-type="string">
            <text:p>Lambert Mary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0">
            <text:p>60</text:p>
          </table:table-cell>
          <table:table-cell office:value-type="string">
            <text:p>America's Music Gospel</text:p>
          </table:table-cell>
          <table:table-cell office:value-type="string">
            <text:p>Music</text:p>
          </table:table-cell>
          <table:table-cell office:value-type="string">
            <text:p>Phipps Wentley</text:p>
          </table:table-cell>
          <table:table-cell office:value-type="string">
            <text:p>Crouch Sandra</text:p>
          </table:table-cell>
          <table:table-cell office:value-type="string">
            <text:p>Walton Kip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3">
            <text:p>123</text:p>
          </table:table-cell>
          <table:table-cell office:value-type="string">
            <text:p>Slap Shot</text:p>
          </table:table-cell>
          <table:table-cell office:value-type="string">
            <text:p>Comedy</text:p>
          </table:table-cell>
          <table:table-cell office:value-type="string">
            <text:p>Newman Paul</text:p>
          </table:table-cell>
          <table:table-cell office:value-type="string">
            <text:p>Crouse Lindsay</text:p>
          </table:table-cell>
          <table:table-cell office:value-type="string">
            <text:p>Hill George Roy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9">
            <text:p>109</text:p>
          </table:table-cell>
          <table:table-cell office:value-type="string">
            <text:p>O. C. &amp; Stiggs</text:p>
          </table:table-cell>
          <table:table-cell office:value-type="string">
            <text:p>Comedy</text:p>
          </table:table-cell>
          <table:table-cell office:value-type="string">
            <text:p>Jenkins Daniel H.</text:p>
          </table:table-cell>
          <table:table-cell office:value-type="string">
            <text:p>Curtin Jane</text:p>
          </table:table-cell>
          <table:table-cell office:value-type="string">
            <text:p>Altman Robert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8">
            <text:p>108</text:p>
          </table:table-cell>
          <table:table-cell office:value-type="string">
            <text:p>A Fish Called Wanda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Curtis Jamie Lee</text:p>
          </table:table-cell>
          <table:table-cell office:value-type="string">
            <text:p>Crichton Charles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6">
            <text:p>96</text:p>
          </table:table-cell>
          <table:table-cell office:value-type="string">
            <text:p>A Lesson in Love</text:p>
          </table:table-cell>
          <table:table-cell office:value-type="string">
            <text:p>Comedy</text:p>
          </table:table-cell>
          <table:table-cell office:value-type="string">
            <text:p>Björnstrand Gunnar</text:p>
          </table:table-cell>
          <table:table-cell office:value-type="string">
            <text:p>Dahlbeck Eva</text:p>
          </table:table-cell>
          <table:table-cell office:value-type="string">
            <text:p>Bergman Ingmar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82">
            <text:p>82</text:p>
          </table:table-cell>
          <table:table-cell office:value-type="string">
            <text:p>Brink of Life</text:p>
          </table:table-cell>
          <table:table-cell office:value-type="string">
            <text:p>Drama</text:p>
          </table:table-cell>
          <table:table-cell office:value-type="string">
            <text:p>Josephson Erland</text:p>
          </table:table-cell>
          <table:table-cell office:value-type="string">
            <text:p>Dahlbeck Eva</text:p>
          </table:table-cell>
          <table:table-cell office:value-type="string">
            <text:p>Bergman Ingmar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Betty Blue</text:p>
          </table:table-cell>
          <table:table-cell office:value-type="string">
            <text:p>Drama</text:p>
          </table:table-cell>
          <table:table-cell office:value-type="string">
            <text:p>Anglade Jean-Hughes</text:p>
          </table:table-cell>
          <table:table-cell office:value-type="string">
            <text:p>Dalle Béatrice</text:p>
          </table:table-cell>
          <table:table-cell office:value-type="string">
            <text:p>Beineix Jean-Jacques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2">
            <text:p>122</text:p>
          </table:table-cell>
          <table:table-cell office:value-type="string">
            <text:p>Hair</text:p>
          </table:table-cell>
          <table:table-cell office:value-type="string">
            <text:p>Music</text:p>
          </table:table-cell>
          <table:table-cell office:value-type="string">
            <text:p>Savage John</text:p>
          </table:table-cell>
          <table:table-cell office:value-type="string">
            <text:p>D'Angelo Beverly</text:p>
          </table:table-cell>
          <table:table-cell office:value-type="string">
            <text:p>Forman Milos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7">
            <text:p>97</text:p>
          </table:table-cell>
          <table:table-cell office:value-type="string">
            <text:p>National Lampoon's Christmas Vacation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D'Angelo Beverly</text:p>
          </table:table-cell>
          <table:table-cell office:value-type="string">
            <text:p>S Jeremiah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24">
            <text:p>124</text:p>
          </table:table-cell>
          <table:table-cell office:value-type="string">
            <text:p>Dersu Uzala (The Hunter)</text:p>
          </table:table-cell>
          <table:table-cell office:value-type="string">
            <text:p>Adventure</text:p>
          </table:table-cell>
          <table:table-cell office:value-type="string">
            <text:p>Solomin Yuri</text:p>
          </table:table-cell>
          <table:table-cell office:value-type="string">
            <text:p>Danilchenko Svetlana</text:p>
          </table:table-cell>
          <table:table-cell office:value-type="string">
            <text:p>Kurosawa Akira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6">
            <text:p>106</text:p>
          </table:table-cell>
          <table:table-cell office:value-type="string">
            <text:p>Alice</text:p>
          </table:table-cell>
          <table:table-cell office:value-type="string">
            <text:p>Comedy</text:p>
          </table:table-cell>
          <table:table-cell office:value-type="string">
            <text:p>Baldwin Alec</text:p>
          </table:table-cell>
          <table:table-cell office:value-type="string">
            <text:p>Danner Blythe</text:p>
          </table:table-cell>
          <table:table-cell office:value-type="string">
            <text:p>Allen Woody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0">
            <text:p>90</text:p>
          </table:table-cell>
          <table:table-cell office:value-type="string">
            <text:p>Fifth Floor The</text:p>
          </table:table-cell>
          <table:table-cell office:value-type="string">
            <text:p>Mystery</text:p>
          </table:table-cell>
          <table:table-cell office:value-type="string">
            <text:p>Hopkins Bo</text:p>
          </table:table-cell>
          <table:table-cell office:value-type="string">
            <text:p>D'Arbanville Patti</text:p>
          </table:table-cell>
          <table:table-cell office:value-type="string">
            <text:p>Avedis Howard Hikmet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4">
            <text:p>94</text:p>
          </table:table-cell>
          <table:table-cell office:value-type="string">
            <text:p>Snow Kill</text:p>
          </table:table-cell>
          <table:table-cell office:value-type="string">
            <text:p>Drama</text:p>
          </table:table-cell>
          <table:table-cell office:value-type="string">
            <text:p>Knox Terence</text:p>
          </table:table-cell>
          <table:table-cell office:value-type="string">
            <text:p>D'Arbanville Patti</text:p>
          </table:table-cell>
          <table:table-cell office:value-type="string">
            <text:p>Wright Thomas J.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4">
            <text:p>74</text:p>
          </table:table-cell>
          <table:table-cell office:value-type="string">
            <text:p>People The</text:p>
          </table:table-cell>
          <table:table-cell office:value-type="string">
            <text:p>Drama</text:p>
          </table:table-cell>
          <table:table-cell office:value-type="string">
            <text:p>Shatner William</text:p>
          </table:table-cell>
          <table:table-cell office:value-type="string">
            <text:p>Darby Kim</text:p>
          </table:table-cell>
          <table:table-cell office:value-type="string">
            <text:p>Coppola Francis Ford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28">
            <text:p>128</text:p>
          </table:table-cell>
          <table:table-cell office:value-type="string">
            <text:p>True Grit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Darby Kim</text:p>
          </table:table-cell>
          <table:table-cell office:value-type="string">
            <text:p>Hathaway Henry</text:p>
          </table:table-cell>
          <table:table-cell office:value-type="float" office:value="77">
            <text:p>77</text:p>
          </table:table-cell>
          <table:table-cell office:value-type="string">
            <text:p>Yes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8">
            <text:p>18</text:p>
          </table:table-cell>
          <table:table-cell office:value-type="string">
            <text:p>Battle of Midway The</text:p>
          </table:table-cell>
          <table:table-cell office:value-type="string">
            <text:p>War</text:p>
          </table:table-cell>
          <table:table-cell office:value-type="string">
            <text:p>Crisp Donald</text:p>
          </table:table-cell>
          <table:table-cell office:value-type="string">
            <text:p>Darwell Jane</text:p>
          </table:table-cell>
          <table:table-cell office:value-type="string">
            <text:p>Ford John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3">
            <text:p>103</text:p>
          </table:table-cell>
          <table:table-cell office:value-type="string">
            <text:p>Three Godfather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Darwell Jane</text:p>
          </table:table-cell>
          <table:table-cell office:value-type="string">
            <text:p>Ford John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33">
            <text:p>133</text:p>
          </table:table-cell>
          <table:table-cell office:value-type="string">
            <text:p>Hush Hush Sweet Charlotte</text:p>
          </table:table-cell>
          <table:table-cell office:value-type="string">
            <text:p>Mystery</text:p>
          </table:table-cell>
          <table:table-cell office:value-type="string">
            <text:p>Cotten Joseph</text:p>
          </table:table-cell>
          <table:table-cell office:value-type="string">
            <text:p>Davis Bette</text:p>
          </table:table-cell>
          <table:table-cell office:value-type="string">
            <text:p>Aldrich Robert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10">
            <text:p>110</text:p>
          </table:table-cell>
          <table:table-cell office:value-type="string">
            <text:p>A Stolen Lif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Davis Bette</text:p>
          </table:table-cell>
          <table:table-cell office:value-type="string">
            <text:p>Bernhardt Curtis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96">
            <text:p>96</text:p>
          </table:table-cell>
          <table:table-cell office:value-type="string">
            <text:p>Old Maid The</text:p>
          </table:table-cell>
          <table:table-cell office:value-type="string">
            <text:p>Drama</text:p>
          </table:table-cell>
          <table:table-cell office:value-type="string">
            <text:p>Brent George</text:p>
          </table:table-cell>
          <table:table-cell office:value-type="string">
            <text:p>Davis Bette</text:p>
          </table:table-cell>
          <table:table-cell office:value-type="string">
            <text:p>Goulding Edmund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38">
            <text:p>138</text:p>
          </table:table-cell>
          <table:table-cell office:value-type="string">
            <text:p>All about Eve</text:p>
          </table:table-cell>
          <table:table-cell office:value-type="string">
            <text:p>Drama</text:p>
          </table:table-cell>
          <table:table-cell office:value-type="string">
            <text:p>Sanders George</text:p>
          </table:table-cell>
          <table:table-cell office:value-type="string">
            <text:p>Davis Bette</text:p>
          </table:table-cell>
          <table:table-cell office:value-type="string">
            <text:p>Mankiewicz Joseph L.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6">
            <text:p>96</text:p>
          </table:table-cell>
          <table:table-cell office:value-type="string">
            <text:p>Fly The</text:p>
          </table:table-cell>
          <table:table-cell office:value-type="string">
            <text:p>Horror</text:p>
          </table:table-cell>
          <table:table-cell office:value-type="string">
            <text:p>Goldblum Jeff</text:p>
          </table:table-cell>
          <table:table-cell office:value-type="string">
            <text:p>Davis Geena</text:p>
          </table:table-cell>
          <table:table-cell office:value-type="string">
            <text:p>Cronenberg David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9">
            <text:p>89</text:p>
          </table:table-cell>
          <table:table-cell office:value-type="string">
            <text:p>Quick Change</text:p>
          </table:table-cell>
          <table:table-cell office:value-type="string">
            <text:p>Comedy</text:p>
          </table:table-cell>
          <table:table-cell office:value-type="string">
            <text:p>Murray Bill</text:p>
          </table:table-cell>
          <table:table-cell office:value-type="string">
            <text:p>Davis Geena</text:p>
          </table:table-cell>
          <table:table-cell office:value-type="string">
            <text:p>Franklin Howard 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3">
            <text:p>93</text:p>
          </table:table-cell>
          <table:table-cell office:value-type="string">
            <text:p>Lair of the White Worm The</text:p>
          </table:table-cell>
          <table:table-cell office:value-type="string">
            <text:p>Horror</text:p>
          </table:table-cell>
          <table:table-cell office:value-type="string">
            <text:p>Grant Hugh</text:p>
          </table:table-cell>
          <table:table-cell office:value-type="string">
            <text:p>Davis Sammi</text:p>
          </table:table-cell>
          <table:table-cell office:value-type="string">
            <text:p>Russell Ken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Rainbow The</text:p>
          </table:table-cell>
          <table:table-cell office:value-type="string">
            <text:p>Drama</text:p>
          </table:table-cell>
          <table:table-cell office:value-type="string">
            <text:p>Hemmings David</text:p>
          </table:table-cell>
          <table:table-cell office:value-type="string">
            <text:p>Davis Sammi</text:p>
          </table:table-cell>
          <table:table-cell office:value-type="string">
            <text:p>Russell Ken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20">
            <text:p>120</text:p>
          </table:table-cell>
          <table:table-cell office:value-type="string">
            <text:p>Man Who Knew Too Much The</text:p>
          </table:table-cell>
          <table:table-cell office:value-type="string">
            <text:p>Mystery</text:p>
          </table:table-cell>
          <table:table-cell office:value-type="string">
            <text:p>Stewart James</text:p>
          </table:table-cell>
          <table:table-cell office:value-type="string">
            <text:p>Day Doris</text:p>
          </table:table-cell>
          <table:table-cell office:value-type="string">
            <text:p>Hitchcock Alfred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0">
            <text:p>90</text:p>
          </table:table-cell>
          <table:table-cell office:value-type="string">
            <text:p>Beauty &amp; the Beast</text:p>
          </table:table-cell>
          <table:table-cell office:value-type="string">
            <text:p>Science Fiction</text:p>
          </table:table-cell>
          <table:table-cell office:value-type="string">
            <text:p>Marais Jean</text:p>
          </table:table-cell>
          <table:table-cell office:value-type="string">
            <text:p>Day Josette</text:p>
          </table:table-cell>
          <table:table-cell office:value-type="string">
            <text:p>Cocteau Jean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20">
            <text:p>120</text:p>
          </table:table-cell>
          <table:table-cell office:value-type="string">
            <text:p>Foreign Correspondent</text:p>
          </table:table-cell>
          <table:table-cell office:value-type="string">
            <text:p>Mystery</text:p>
          </table:table-cell>
          <table:table-cell office:value-type="string">
            <text:p>McCrea Joel</text:p>
          </table:table-cell>
          <table:table-cell office:value-type="string">
            <text:p>Day Laraine</text:p>
          </table:table-cell>
          <table:table-cell office:value-type="string">
            <text:p>Hitchcock Alfre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5">
            <text:p>115</text:p>
          </table:table-cell>
          <table:table-cell office:value-type="string">
            <text:p>Heiress The</text:p>
          </table:table-cell>
          <table:table-cell office:value-type="string">
            <text:p>Drama</text:p>
          </table:table-cell>
          <table:table-cell office:value-type="string">
            <text:p>Richardson Ralph</text:p>
          </table:table-cell>
          <table:table-cell office:value-type="string">
            <text:p>De Havilland Olivia</text:p>
          </table:table-cell>
          <table:table-cell office:value-type="string">
            <text:p>Wyler William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Boy Who Could Fly The</text:p>
          </table:table-cell>
          <table:table-cell office:value-type="string">
            <text:p>Drama</text:p>
          </table:table-cell>
          <table:table-cell office:value-type="string">
            <text:p>Underwood Jay</text:p>
          </table:table-cell>
          <table:table-cell office:value-type="string">
            <text:p>Deakins Lucy</text:p>
          </table:table-cell>
          <table:table-cell office:value-type="string">
            <text:p>Castle Nick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9">
            <text:p>89</text:p>
          </table:table-cell>
          <table:table-cell office:value-type="string">
            <text:p>Terrorists The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Dean Isabel</text:p>
          </table:table-cell>
          <table:table-cell office:value-type="string">
            <text:p>Wrede Caspa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85">
            <text:p>85</text:p>
          </table:table-cell>
          <table:table-cell office:value-type="string">
            <text:p>Wheel of Fortune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Dee Frances</text:p>
          </table:table-cell>
          <table:table-cell office:value-type="string">
            <text:p>Auer John H.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0">
            <text:p>120</text:p>
          </table:table-cell>
          <table:table-cell office:value-type="string">
            <text:p>Do the Right Thing</text:p>
          </table:table-cell>
          <table:table-cell office:value-type="string">
            <text:p>Drama</text:p>
          </table:table-cell>
          <table:table-cell office:value-type="string">
            <text:p>Aiello Danny</text:p>
          </table:table-cell>
          <table:table-cell office:value-type="string">
            <text:p>Dee Ruby</text:p>
          </table:table-cell>
          <table:table-cell office:value-type="string">
            <text:p>Lee Spike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3">
            <text:p>93</text:p>
          </table:table-cell>
          <table:table-cell office:value-type="string">
            <text:p>Court-Martial of Jackie Robinson The</text:p>
          </table:table-cell>
          <table:table-cell office:value-type="string">
            <text:p>Drama</text:p>
          </table:table-cell>
          <table:table-cell office:value-type="string">
            <text:p>Braugher Andre</text:p>
          </table:table-cell>
          <table:table-cell office:value-type="string">
            <text:p>Dee Ruby</text:p>
          </table:table-cell>
          <table:table-cell office:value-type="string">
            <text:p>Peerce Larry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0">
            <text:p>90</text:p>
          </table:table-cell>
          <table:table-cell office:value-type="string">
            <text:p>Elvira Madigan</text:p>
          </table:table-cell>
          <table:table-cell office:value-type="string">
            <text:p>Drama</text:p>
          </table:table-cell>
          <table:table-cell office:value-type="string">
            <text:p>Berggren Thommy</text:p>
          </table:table-cell>
          <table:table-cell office:value-type="string">
            <text:p>Degermark Pia</text:p>
          </table:table-cell>
          <table:table-cell office:value-type="string">
            <text:p>Widerberg Bo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6">
            <text:p>86</text:p>
          </table:table-cell>
          <table:table-cell office:value-type="string">
            <text:p>Hurricane Smith</text:p>
          </table:table-cell>
          <table:table-cell office:value-type="string">
            <text:p>Action</text:p>
          </table:table-cell>
          <table:table-cell office:value-type="string">
            <text:p>Weathers Carl</text:p>
          </table:table-cell>
          <table:table-cell office:value-type="string">
            <text:p>Delaney Cassandra</text:p>
          </table:table-cell>
          <table:table-cell office:value-type="string">
            <text:p>Budds Colin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6">
            <text:p>86</text:p>
          </table:table-cell>
          <table:table-cell office:value-type="string">
            <text:p>Fair Game</text:p>
          </table:table-cell>
          <table:table-cell office:value-type="string">
            <text:p>Action</text:p>
          </table:table-cell>
          <table:table-cell office:value-type="string">
            <text:p>Ford Peter</text:p>
          </table:table-cell>
          <table:table-cell office:value-type="string">
            <text:p>Delaney Cassandra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5">
            <text:p>95</text:p>
          </table:table-cell>
          <table:table-cell office:value-type="string">
            <text:p>Rape of the Sabines Th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Demongeot Mylene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9">
            <text:p>99</text:p>
          </table:table-cell>
          <table:table-cell office:value-type="string">
            <text:p>Risky Business</text:p>
          </table:table-cell>
          <table:table-cell office:value-type="string">
            <text:p>Comedy</text:p>
          </table:table-cell>
          <table:table-cell office:value-type="string">
            <text:p>Cruise Tom</text:p>
          </table:table-cell>
          <table:table-cell office:value-type="string">
            <text:p>DeMornay Rebecca</text:p>
          </table:table-cell>
          <table:table-cell office:value-type="string">
            <text:p>Brickman Paul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3">
            <text:p>103</text:p>
          </table:table-cell>
          <table:table-cell office:value-type="string">
            <text:p>I Love All of You (Je Vous Aime)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Deneuve Catherine</text:p>
          </table:table-cell>
          <table:table-cell office:value-type="string">
            <text:p>Berri Claude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8">
            <text:p>108</text:p>
          </table:table-cell>
          <table:table-cell office:value-type="string">
            <text:p>Love Songs</text:p>
          </table:table-cell>
          <table:table-cell office:value-type="string">
            <text:p>Drama</text:p>
          </table:table-cell>
          <table:table-cell office:value-type="string">
            <text:p>Lambert Christopher</text:p>
          </table:table-cell>
          <table:table-cell office:value-type="string">
            <text:p>Deneuve Catherine</text:p>
          </table:table-cell>
          <table:table-cell office:value-type="string">
            <text:p>Chouraqui Elie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4">
            <text:p>114</text:p>
          </table:table-cell>
          <table:table-cell office:value-type="string">
            <text:p>Le Choix des Armes</text:p>
          </table:table-cell>
          <table:table-cell office:value-type="string">
            <text:p>Mystery</text:p>
          </table:table-cell>
          <table:table-cell office:value-type="string">
            <text:p>Montand Yves</text:p>
          </table:table-cell>
          <table:table-cell office:value-type="string">
            <text:p>Deneuve Catherine</text:p>
          </table:table-cell>
          <table:table-cell office:value-type="string">
            <text:p>Comeau Alain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5">
            <text:p>135</text:p>
          </table:table-cell>
          <table:table-cell office:value-type="string">
            <text:p>Choice of Arms</text:p>
          </table:table-cell>
          <table:table-cell office:value-type="string">
            <text:p>Action</text:p>
          </table:table-cell>
          <table:table-cell office:value-type="string">
            <text:p>Montand Yves</text:p>
          </table:table-cell>
          <table:table-cell office:value-type="string">
            <text:p>Deneuve Catherine</text:p>
          </table:table-cell>
          <table:table-cell office:value-type="string">
            <text:p>Corneau Alan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7">
            <text:p>107</text:p>
          </table:table-cell>
          <table:table-cell office:value-type="string">
            <text:p>March or Die</text:p>
          </table:table-cell>
          <table:table-cell office:value-type="string">
            <text:p>War</text:p>
          </table:table-cell>
          <table:table-cell office:value-type="string">
            <text:p>Hackman Gene</text:p>
          </table:table-cell>
          <table:table-cell office:value-type="string">
            <text:p>Deneuve Catherine</text:p>
          </table:table-cell>
          <table:table-cell office:value-type="string">
            <text:p>Richards Dick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35">
            <text:p>135</text:p>
          </table:table-cell>
          <table:table-cell office:value-type="string">
            <text:p>Last Metro The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Deneuve Catherine</text:p>
          </table:table-cell>
          <table:table-cell office:value-type="string">
            <text:p>Truffaut François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Jean de Florette</text:p>
          </table:table-cell>
          <table:table-cell office:value-type="string">
            <text:p>Drama</text:p>
          </table:table-cell>
          <table:table-cell office:value-type="string">
            <text:p>Montand Yves</text:p>
          </table:table-cell>
          <table:table-cell office:value-type="string">
            <text:p>Depardieu Elizabeth</text:p>
          </table:table-cell>
          <table:table-cell office:value-type="string">
            <text:p>Berri Claude</text:p>
          </table:table-cell>
          <table:table-cell office:value-type="float" office:value="87">
            <text:p>8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7">
            <text:p>127</text:p>
          </table:table-cell>
          <table:table-cell office:value-type="string">
            <text:p>Fat Man &amp; Little Boy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Dern Laura</text:p>
          </table:table-cell>
          <table:table-cell office:value-type="string">
            <text:p>Joffe Roland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5">
            <text:p>125</text:p>
          </table:table-cell>
          <table:table-cell office:value-type="string">
            <text:p>Wild at Heart</text:p>
          </table:table-cell>
          <table:table-cell office:value-type="string">
            <text:p>Drama</text:p>
          </table:table-cell>
          <table:table-cell office:value-type="string">
            <text:p>Cage Nicolas</text:p>
          </table:table-cell>
          <table:table-cell office:value-type="string">
            <text:p>Dern Laura</text:p>
          </table:table-cell>
          <table:table-cell office:value-type="string">
            <text:p>Lynch Davi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3">
            <text:p>113</text:p>
          </table:table-cell>
          <table:table-cell office:value-type="string">
            <text:p>Family Business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DeSoto Rosana</text:p>
          </table:table-cell>
          <table:table-cell office:value-type="string">
            <text:p>Lumet Sidney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string">
            <text:p>Stand &amp; Deliver</text:p>
          </table:table-cell>
          <table:table-cell office:value-type="string">
            <text:p>Drama</text:p>
          </table:table-cell>
          <table:table-cell office:value-type="string">
            <text:p>Olmos Edward James</text:p>
          </table:table-cell>
          <table:table-cell office:value-type="string">
            <text:p>DeSoto Rosana</text:p>
          </table:table-cell>
          <table:table-cell office:value-type="string">
            <text:p>Menendez Ramon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4">
            <text:p>94</text:p>
          </table:table-cell>
          <table:table-cell office:value-type="string">
            <text:p>Looker</text:p>
          </table:table-cell>
          <table:table-cell office:value-type="string">
            <text:p>Science Fiction</text:p>
          </table:table-cell>
          <table:table-cell office:value-type="string">
            <text:p>Finney Albert</text:p>
          </table:table-cell>
          <table:table-cell office:value-type="string">
            <text:p>Dey Susan</text:p>
          </table:table-cell>
          <table:table-cell office:value-type="string">
            <text:p>Crichton Michael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9">
            <text:p>89</text:p>
          </table:table-cell>
          <table:table-cell office:value-type="string">
            <text:p>Fire &amp; Rain</text:p>
          </table:table-cell>
          <table:table-cell office:value-type="string">
            <text:p>Action</text:p>
          </table:table-cell>
          <table:table-cell office:value-type="string">
            <text:p>Haid Charles</text:p>
          </table:table-cell>
          <table:table-cell office:value-type="string">
            <text:p>Dickinson Angie</text:p>
          </table:table-cell>
          <table:table-cell office:value-type="string">
            <text:p>Jameson Jerry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6">
            <text:p>56</text:p>
          </table:table-cell>
          <table:table-cell office:value-type="string">
            <text:p>Best of Candid Camera The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Dickinson Angi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83">
            <text:p>83</text:p>
          </table:table-cell>
          <table:table-cell office:value-type="string">
            <text:p>Seven Sinners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Dietrich Marlene</text:p>
          </table:table-cell>
          <table:table-cell office:value-type="string">
            <text:p>Garnett Tay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90">
            <text:p>190</text:p>
          </table:table-cell>
          <table:table-cell office:value-type="string">
            <text:p>Judgment at Nuremberg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Dietrich Marlene</text:p>
          </table:table-cell>
          <table:table-cell office:value-type="string">
            <text:p>Kramer Stanley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60">
            <text:p>60</text:p>
          </table:table-cell>
          <table:table-cell office:value-type="string">
            <text:p>Minsky's Follies</text:p>
          </table:table-cell>
          <table:table-cell office:value-type="string">
            <text:p>Comedy</text:p>
          </table:table-cell>
          <table:table-cell office:value-type="string">
            <text:p>Taylor Rip</text:p>
          </table:table-cell>
          <table:table-cell office:value-type="string">
            <text:p>Diller Phyllis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7">
            <text:p>97</text:p>
          </table:table-cell>
          <table:table-cell office:value-type="string">
            <text:p>Novice The</text:p>
          </table:table-cell>
          <table:table-cell office:value-type="string">
            <text:p>Comedy</text:p>
          </table:table-cell>
          <table:table-cell office:value-type="string">
            <text:p>Sharif Omar</text:p>
          </table:table-cell>
          <table:table-cell office:value-type="string">
            <text:p>Dombasle Arielle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0">
            <text:p>130</text:p>
          </table:table-cell>
          <table:table-cell office:value-type="string">
            <text:p>Wings of Desire</text:p>
          </table:table-cell>
          <table:table-cell office:value-type="string">
            <text:p>Drama</text:p>
          </table:table-cell>
          <table:table-cell office:value-type="string">
            <text:p>Ganz Bruno</text:p>
          </table:table-cell>
          <table:table-cell office:value-type="string">
            <text:p>Dommartin Solveig</text:p>
          </table:table-cell>
          <table:table-cell office:value-type="string">
            <text:p>Wenders Wim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58">
            <text:p>158</text:p>
          </table:table-cell>
          <table:table-cell office:value-type="string">
            <text:p>Until the End of the World</text:p>
          </table:table-cell>
          <table:table-cell office:value-type="string">
            <text:p>Drama</text:p>
          </table:table-cell>
          <table:table-cell office:value-type="string">
            <text:p>Hurt William</text:p>
          </table:table-cell>
          <table:table-cell office:value-type="string">
            <text:p>Dommartin Solveig</text:p>
          </table:table-cell>
          <table:table-cell office:value-type="string">
            <text:p>Wenders Wim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8">
            <text:p>118</text:p>
          </table:table-cell>
          <table:table-cell office:value-type="string">
            <text:p>Castaway</text:p>
          </table:table-cell>
          <table:table-cell office:value-type="string">
            <text:p>Drama</text:p>
          </table:table-cell>
          <table:table-cell office:value-type="string">
            <text:p>Reed Oliver</text:p>
          </table:table-cell>
          <table:table-cell office:value-type="string">
            <text:p>Donohoe Amanda</text:p>
          </table:table-cell>
          <table:table-cell office:value-type="string">
            <text:p>Roeg Nicolas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0">
            <text:p>30</text:p>
          </table:table-cell>
          <table:table-cell office:value-type="string">
            <text:p>Alfred Hitchcock Presents Sorcerer's Apprentice</text:p>
          </table:table-cell>
          <table:table-cell office:value-type="string">
            <text:p>Mystery</text:p>
          </table:table-cell>
          <table:table-cell office:value-type="string">
            <text:p>Hitchcock Alfred</text:p>
          </table:table-cell>
          <table:table-cell office:value-type="string">
            <text:p>Dors Diana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9">
            <text:p>99</text:p>
          </table:table-cell>
          <table:table-cell office:value-type="string">
            <text:p>Delicatessen</text:p>
          </table:table-cell>
          <table:table-cell office:value-type="string">
            <text:p>Comedy</text:p>
          </table:table-cell>
          <table:table-cell office:value-type="string">
            <text:p>Benezech Pascal</text:p>
          </table:table-cell>
          <table:table-cell office:value-type="string">
            <text:p>Dougnac Marie-Laure</text:p>
          </table:table-cell>
          <table:table-cell office:value-type="string">
            <text:p>Caro Marc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0">
            <text:p>110</text:p>
          </table:table-cell>
          <table:table-cell office:value-type="string">
            <text:p>Great Train Robbery The</text:p>
          </table:table-cell>
          <table:table-cell office:value-type="string">
            <text:p>Mystery</text:p>
          </table:table-cell>
          <table:table-cell office:value-type="string">
            <text:p>Connery Sean</text:p>
          </table:table-cell>
          <table:table-cell office:value-type="string">
            <text:p>Down Lesley-Anne</text:p>
          </table:table-cell>
          <table:table-cell office:value-type="string">
            <text:p>Crichton Michael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0">
            <text:p>110</text:p>
          </table:table-cell>
          <table:table-cell office:value-type="string">
            <text:p>Hanover Street</text:p>
          </table:table-cell>
          <table:table-cell office:value-type="string">
            <text:p>Drama</text:p>
          </table:table-cell>
          <table:table-cell office:value-type="string">
            <text:p>Ford Harrison</text:p>
          </table:table-cell>
          <table:table-cell office:value-type="string">
            <text:p>Down Lesley-Anne</text:p>
          </table:table-cell>
          <table:table-cell office:value-type="string">
            <text:p>Hyams Peter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2">
            <text:p>102</text:p>
          </table:table-cell>
          <table:table-cell office:value-type="string">
            <text:p>Hunchback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Down Lesley-Anne</text:p>
          </table:table-cell>
          <table:table-cell office:value-type="string">
            <text:p>Tuchner Michael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7">
            <text:p>97</text:p>
          </table:table-cell>
          <table:table-cell office:value-type="string">
            <text:p>My Darling Clementine</text:p>
          </table:table-cell>
          <table:table-cell office:value-type="string">
            <text:p>Western</text:p>
          </table:table-cell>
          <table:table-cell office:value-type="string">
            <text:p>Fonda Henry</text:p>
          </table:table-cell>
          <table:table-cell office:value-type="string">
            <text:p>Downs Cathy</text:p>
          </table:table-cell>
          <table:table-cell office:value-type="string">
            <text:p>Ford John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86">
            <text:p>86</text:p>
          </table:table-cell>
          <table:table-cell office:value-type="string">
            <text:p>Wagon Master</text:p>
          </table:table-cell>
          <table:table-cell office:value-type="string">
            <text:p>Western</text:p>
          </table:table-cell>
          <table:table-cell office:value-type="string">
            <text:p>Johnson Ben</text:p>
          </table:table-cell>
          <table:table-cell office:value-type="string">
            <text:p>Dru Joanne</text:p>
          </table:table-cell>
          <table:table-cell office:value-type="string">
            <text:p>Ford John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93">
            <text:p>93</text:p>
          </table:table-cell>
          <table:table-cell office:value-type="string">
            <text:p>She Wore a Yellow Ribbo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Dru Joanne</text:p>
          </table:table-cell>
          <table:table-cell office:value-type="string">
            <text:p>Ford Joh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0">
            <text:p>90</text:p>
          </table:table-cell>
          <table:table-cell office:value-type="string">
            <text:p>Fantasy Man</text:p>
          </table:table-cell>
          <table:table-cell office:value-type="string">
            <text:p>Comedy</text:p>
          </table:table-cell>
          <table:table-cell office:value-type="string">
            <text:p>Hopkins Harold</text:p>
          </table:table-cell>
          <table:table-cell office:value-type="string">
            <text:p>Drynan Jeanie</text:p>
          </table:table-cell>
          <table:table-cell office:value-type="string">
            <text:p>Meagher John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7">
            <text:p>87</text:p>
          </table:table-cell>
          <table:table-cell office:value-type="string">
            <text:p>Monster in the Closet</text:p>
          </table:table-cell>
          <table:table-cell office:value-type="string">
            <text:p>Comedy</text:p>
          </table:table-cell>
          <table:table-cell office:value-type="string">
            <text:p>Grant Donald</text:p>
          </table:table-cell>
          <table:table-cell office:value-type="string">
            <text:p>DuBarry Denise</text:p>
          </table:table-cell>
          <table:table-cell office:value-type="string">
            <text:p>Dahlin Bob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5">
            <text:p>85</text:p>
          </table:table-cell>
          <table:table-cell office:value-type="string">
            <text:p>Double Edge</text:p>
          </table:table-cell>
          <table:table-cell office:value-type="string">
            <text:p>Drama</text:p>
          </table:table-cell>
          <table:table-cell office:value-type="string">
            <text:p>Eban Abba</text:p>
          </table:table-cell>
          <table:table-cell office:value-type="string">
            <text:p>Dunaway Faye</text:p>
          </table:table-cell>
          <table:table-cell office:value-type="string">
            <text:p>Kollek Amos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16">
            <text:p>116</text:p>
          </table:table-cell>
          <table:table-cell office:value-type="string">
            <text:p>Network</text:p>
          </table:table-cell>
          <table:table-cell office:value-type="string">
            <text:p>Comedy</text:p>
          </table:table-cell>
          <table:table-cell office:value-type="string">
            <text:p>Finch Peter</text:p>
          </table:table-cell>
          <table:table-cell office:value-type="string">
            <text:p>Dunaway Faye</text:p>
          </table:table-cell>
          <table:table-cell office:value-type="string">
            <text:p>Lumet Sidney</text:p>
          </table:table-cell>
          <table:table-cell office:value-type="float" office:value="48">
            <text:p>4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31">
            <text:p>131</text:p>
          </table:table-cell>
          <table:table-cell office:value-type="string">
            <text:p>Chinatown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Dunaway Faye</text:p>
          </table:table-cell>
          <table:table-cell office:value-type="string">
            <text:p>Polanski Roman</text:p>
          </table:table-cell>
          <table:table-cell office:value-type="float" office:value="55">
            <text:p>55</text:p>
          </table:table-cell>
          <table:table-cell office:value-type="string">
            <text:p>Yes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17">
            <text:p>117</text:p>
          </table:table-cell>
          <table:table-cell office:value-type="string">
            <text:p>Three Days of the Condor</text:p>
          </table:table-cell>
          <table:table-cell office:value-type="string">
            <text:p>Drama</text:p>
          </table:table-cell>
          <table:table-cell office:value-type="string">
            <text:p>Redford Robert</text:p>
          </table:table-cell>
          <table:table-cell office:value-type="string">
            <text:p>Dunaway Faye</text:p>
          </table:table-cell>
          <table:table-cell office:value-type="string">
            <text:p>Pollack Sydney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34">
            <text:p>134</text:p>
          </table:table-cell>
          <table:table-cell office:value-type="string">
            <text:p>Voyage of the Damned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Dunaway Faye</text:p>
          </table:table-cell>
          <table:table-cell office:value-type="string">
            <text:p>Rosenberg Stuart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7">
            <text:p>97</text:p>
          </table:table-cell>
          <table:table-cell office:value-type="string">
            <text:p>Barfly</text:p>
          </table:table-cell>
          <table:table-cell office:value-type="string">
            <text:p>Drama</text:p>
          </table:table-cell>
          <table:table-cell office:value-type="string">
            <text:p>Rourke Mickey</text:p>
          </table:table-cell>
          <table:table-cell office:value-type="string">
            <text:p>Dunaway Faye</text:p>
          </table:table-cell>
          <table:table-cell office:value-type="string">
            <text:p>Schroeder Barbet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4">
            <text:p>104</text:p>
          </table:table-cell>
          <table:table-cell office:value-type="string">
            <text:p>Wait Until Spring Bandini</text:p>
          </table:table-cell>
          <table:table-cell office:value-type="string">
            <text:p>Drama</text:p>
          </table:table-cell>
          <table:table-cell office:value-type="string">
            <text:p>Mantegna Joe</text:p>
          </table:table-cell>
          <table:table-cell office:value-type="string">
            <text:p>Dunaway Fay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18">
            <text:p>118</text:p>
          </table:table-cell>
          <table:table-cell office:value-type="string">
            <text:p>Life with Father</text:p>
          </table:table-cell>
          <table:table-cell office:value-type="string">
            <text:p>Comedy</text:p>
          </table:table-cell>
          <table:table-cell office:value-type="string">
            <text:p>Powell William</text:p>
          </table:table-cell>
          <table:table-cell office:value-type="string">
            <text:p>Dunne Irene</text:p>
          </table:table-cell>
          <table:table-cell office:value-type="string">
            <text:p>Curtiz Michael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/>
          <table:table-cell office:value-type="string">
            <text:p>A Guy Named Joe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Dunne Irene</text:p>
          </table:table-cell>
          <table:table-cell office:value-type="string">
            <text:p>Fleming Victor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17">
            <text:p>117</text:p>
          </table:table-cell>
          <table:table-cell office:value-type="string">
            <text:p>Stavisky</text:p>
          </table:table-cell>
          <table:table-cell office:value-type="string">
            <text:p>Drama</text:p>
          </table:table-cell>
          <table:table-cell office:value-type="string">
            <text:p>Belmondo Jean-Paul</text:p>
          </table:table-cell>
          <table:table-cell office:value-type="string">
            <text:p>Duperey Anny</text:p>
          </table:table-cell>
          <table:table-cell office:value-type="string">
            <text:p>Resnais Alain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7">
            <text:p>117</text:p>
          </table:table-cell>
          <table:table-cell office:value-type="string">
            <text:p>Time Bandits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Duvall Shelley</text:p>
          </table:table-cell>
          <table:table-cell office:value-type="string">
            <text:p>Gilliam Terry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44">
            <text:p>144</text:p>
          </table:table-cell>
          <table:table-cell office:value-type="string">
            <text:p>Shining The</text:p>
          </table:table-cell>
          <table:table-cell office:value-type="string">
            <text:p>Horror</text:p>
          </table:table-cell>
          <table:table-cell office:value-type="string">
            <text:p>Nicholson Jack</text:p>
          </table:table-cell>
          <table:table-cell office:value-type="string">
            <text:p>Duvall Shelley</text:p>
          </table:table-cell>
          <table:table-cell office:value-type="string">
            <text:p>Kubrick Stanley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91">
            <text:p>91</text:p>
          </table:table-cell>
          <table:table-cell office:value-type="string">
            <text:p>Flame of Barbary Coast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Dvorak Ann</text:p>
          </table:table-cell>
          <table:table-cell office:value-type="string">
            <text:p>Kane Joseph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92">
            <text:p>92</text:p>
          </table:table-cell>
          <table:table-cell office:value-type="string">
            <text:p>Naked Truth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Eaton Shirley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2">
            <text:p>92</text:p>
          </table:table-cell>
          <table:table-cell office:value-type="string">
            <text:p>Brood The</text:p>
          </table:table-cell>
          <table:table-cell office:value-type="string">
            <text:p>Horror</text:p>
          </table:table-cell>
          <table:table-cell office:value-type="string">
            <text:p>Reed Oliver</text:p>
          </table:table-cell>
          <table:table-cell office:value-type="string">
            <text:p>Eggar Samantha</text:p>
          </table:table-cell>
          <table:table-cell office:value-type="string">
            <text:p>Cronenberg David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23">
            <text:p>123</text:p>
          </table:table-cell>
          <table:table-cell office:value-type="string">
            <text:p>Molly Maguires The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Eggar Samantha</text:p>
          </table:table-cell>
          <table:table-cell office:value-type="string">
            <text:p>Ritt Martin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5">
            <text:p>105</text:p>
          </table:table-cell>
          <table:table-cell office:value-type="string">
            <text:p>Beverly Hills Cop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office:value-type="string">
            <text:p>Eilbacher Lisa</text:p>
          </table:table-cell>
          <table:table-cell office:value-type="string">
            <text:p>Brest Martin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6">
            <text:p>86</text:p>
          </table:table-cell>
          <table:table-cell office:value-type="string">
            <text:p>Blind Man's Bluff</text:p>
          </table:table-cell>
          <table:table-cell office:value-type="string">
            <text:p>Mystery</text:p>
          </table:table-cell>
          <table:table-cell office:value-type="string">
            <text:p>Urich Robert</text:p>
          </table:table-cell>
          <table:table-cell office:value-type="string">
            <text:p>Eilbacher Lisa</text:p>
          </table:table-cell>
          <table:table-cell office:value-type="string">
            <text:p>Quinn James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40">
            <text:p>140</text:p>
          </table:table-cell>
          <table:table-cell office:value-type="string">
            <text:p>La Dolce Vita</text:p>
          </table:table-cell>
          <table:table-cell office:value-type="string">
            <text:p>Drama</text:p>
          </table:table-cell>
          <table:table-cell office:value-type="string">
            <text:p>Mastroianni Marcello</text:p>
          </table:table-cell>
          <table:table-cell office:value-type="string">
            <text:p>Ekberg Anita</text:p>
          </table:table-cell>
          <table:table-cell office:value-type="string">
            <text:p>Fellini Federico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3">
            <text:p>103</text:p>
          </table:table-cell>
          <table:table-cell office:value-type="string">
            <text:p>After the Fox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Ekland Britt</text:p>
          </table:table-cell>
          <table:table-cell office:value-type="string">
            <text:p>De Sica Vittorio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27">
            <text:p>127</text:p>
          </table:table-cell>
          <table:table-cell office:value-type="string">
            <text:p>Man with the Golden Gun Th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Ekland Britt</text:p>
          </table:table-cell>
          <table:table-cell office:value-type="string">
            <text:p>Hamilton Guy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6">
            <text:p>96</text:p>
          </table:table-cell>
          <table:table-cell office:value-type="string">
            <text:p>Marbella</text:p>
          </table:table-cell>
          <table:table-cell office:value-type="string">
            <text:p>Action</text:p>
          </table:table-cell>
          <table:table-cell office:value-type="string">
            <text:p>Taylor Rod</text:p>
          </table:table-cell>
          <table:table-cell office:value-type="string">
            <text:p>Ekland Britt</text:p>
          </table:table-cell>
          <table:table-cell office:value-type="string">
            <text:p>Hermoso Miguel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3">
            <text:p>103</text:p>
          </table:table-cell>
          <table:table-cell office:value-type="string">
            <text:p>Bobo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Ekland Britt</text:p>
          </table:table-cell>
          <table:table-cell office:value-type="string">
            <text:p>Parrish Robert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3">
            <text:p>53</text:p>
          </table:table-cell>
          <table:table-cell office:value-type="string">
            <text:p>Big Bands The</text:p>
          </table:table-cell>
          <table:table-cell office:value-type="string">
            <text:p>Music</text:p>
          </table:table-cell>
          <table:table-cell office:value-type="string">
            <text:p>Beneke Tex</text:p>
          </table:table-cell>
          <table:table-cell office:value-type="string">
            <text:p>Elgart Les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7">
            <text:p>97</text:p>
          </table:table-cell>
          <table:table-cell office:value-type="string">
            <text:p>Killer Image.</text:p>
          </table:table-cell>
          <table:table-cell office:value-type="string">
            <text:p>Mystery</text:p>
          </table:table-cell>
          <table:table-cell office:value-type="string">
            <text:p>Ironside Michael</text:p>
          </table:table-cell>
          <table:table-cell office:value-type="string">
            <text:p>Errickson Krista</text:p>
          </table:table-cell>
          <table:table-cell office:value-type="string">
            <text:p>Winning David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4">
            <text:p>94</text:p>
          </table:table-cell>
          <table:table-cell office:value-type="string">
            <text:p>Kandyland</text:p>
          </table:table-cell>
          <table:table-cell office:value-type="string">
            <text:p>Drama</text:p>
          </table:table-cell>
          <table:table-cell office:value-type="string">
            <text:p>Laulette Charles</text:p>
          </table:table-cell>
          <table:table-cell office:value-type="string">
            <text:p>Evenson Kim</text:p>
          </table:table-cell>
          <table:table-cell office:value-type="string">
            <text:p>Schnitzer Robert Allen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4">
            <text:p>94</text:p>
          </table:table-cell>
          <table:table-cell office:value-type="string">
            <text:p>Campus Man</text:p>
          </table:table-cell>
          <table:table-cell office:value-type="string">
            <text:p>Drama</text:p>
          </table:table-cell>
          <table:table-cell office:value-type="string">
            <text:p>Dye John</text:p>
          </table:table-cell>
          <table:table-cell office:value-type="string">
            <text:p>Fairchild Morgan</text:p>
          </table:table-cell>
          <table:table-cell office:value-type="string">
            <text:p>Casden Ron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1">
            <text:p>101</text:p>
          </table:table-cell>
          <table:table-cell office:value-type="string">
            <text:p>Jubal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Farr Felicia</text:p>
          </table:table-cell>
          <table:table-cell office:value-type="string">
            <text:p>Daves Delmer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4">
            <text:p>84</text:p>
          </table:table-cell>
          <table:table-cell office:value-type="string">
            <text:p>Purple Rose of Cairo The</text:p>
          </table:table-cell>
          <table:table-cell office:value-type="string">
            <text:p>Comedy</text:p>
          </table:table-cell>
          <table:table-cell office:value-type="string">
            <text:p>Aiello Danny</text:p>
          </table:table-cell>
          <table:table-cell office:value-type="string">
            <text:p>Farrow Mia</text:p>
          </table:table-cell>
          <table:table-cell office:value-type="string">
            <text:p>Allen Woody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5">
            <text:p>85</text:p>
          </table:table-cell>
          <table:table-cell office:value-type="string">
            <text:p>Broadway Danny Rose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Farrow Mia</text:p>
          </table:table-cell>
          <table:table-cell office:value-type="string">
            <text:p>Allen Woody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8">
            <text:p>108</text:p>
          </table:table-cell>
          <table:table-cell office:value-type="string">
            <text:p>Husbands &amp; Wives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Farrow Mia</text:p>
          </table:table-cell>
          <table:table-cell office:value-type="string">
            <text:p>Allen Woody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3">
            <text:p>103</text:p>
          </table:table-cell>
          <table:table-cell office:value-type="string">
            <text:p>Hannah &amp; Her Sisters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Farrow Mia</text:p>
          </table:table-cell>
          <table:table-cell office:value-type="string">
            <text:p>Allen Woody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5">
            <text:p>115</text:p>
          </table:table-cell>
          <table:table-cell office:value-type="string">
            <text:p>Hurricane</text:p>
          </table:table-cell>
          <table:table-cell office:value-type="string">
            <text:p>Action</text:p>
          </table:table-cell>
          <table:table-cell office:value-type="string">
            <text:p>Robards Jason</text:p>
          </table:table-cell>
          <table:table-cell office:value-type="string">
            <text:p>Farrow Mia</text:p>
          </table:table-cell>
          <table:table-cell office:value-type="string">
            <text:p>Troell Ja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5">
            <text:p>95</text:p>
          </table:table-cell>
          <table:table-cell office:value-type="string">
            <text:p>Between Two Women</text:p>
          </table:table-cell>
          <table:table-cell office:value-type="string">
            <text:p>Drama</text:p>
          </table:table-cell>
          <table:table-cell office:value-type="string">
            <text:p>Nouri Michael</text:p>
          </table:table-cell>
          <table:table-cell office:value-type="string">
            <text:p>Fawcett Farrah</text:p>
          </table:table-cell>
          <table:table-cell office:value-type="string">
            <text:p>Avnet John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6">
            <text:p>96</text:p>
          </table:table-cell>
          <table:table-cell office:value-type="string">
            <text:p>Cannonball Run The</text:p>
          </table:table-cell>
          <table:table-cell office:value-type="string">
            <text:p>Comedy</text:p>
          </table:table-cell>
          <table:table-cell office:value-type="string">
            <text:p>Reynolds Burt</text:p>
          </table:table-cell>
          <table:table-cell office:value-type="string">
            <text:p>Fawcett Farrah</text:p>
          </table:table-cell>
          <table:table-cell office:value-type="string">
            <text:p>Needham Hal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70">
            <text:p>70</text:p>
          </table:table-cell>
          <table:table-cell office:value-type="string">
            <text:p>Doughnuts &amp; Society</text:p>
          </table:table-cell>
          <table:table-cell office:value-type="string">
            <text:p>Comedy</text:p>
          </table:table-cell>
          <table:table-cell office:value-type="string">
            <text:p>Nugent Eddie</text:p>
          </table:table-cell>
          <table:table-cell office:value-type="string">
            <text:p>Fazenda Louise</text:p>
          </table:table-cell>
          <table:table-cell office:value-type="string">
            <text:p>Collins Lewis D.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450">
            <text:p>450</text:p>
          </table:table-cell>
          <table:table-cell office:value-type="string">
            <text:p>Holocaust</text:p>
          </table:table-cell>
          <table:table-cell office:value-type="string">
            <text:p>Drama</text:p>
          </table:table-cell>
          <table:table-cell office:value-type="string">
            <text:p>Bottoms Joseph</text:p>
          </table:table-cell>
          <table:table-cell office:value-type="string">
            <text:p>Feldshuh Tovah</text:p>
          </table:table-cell>
          <table:table-cell office:value-type="string">
            <text:p>Chomsky Marvin J.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3">
            <text:p>103</text:p>
          </table:table-cell>
          <table:table-cell office:value-type="string">
            <text:p>Meridian</text:p>
          </table:table-cell>
          <table:table-cell office:value-type="string">
            <text:p>Science Fiction</text:p>
          </table:table-cell>
          <table:table-cell office:value-type="string">
            <text:p>Jamieson Malcolm</text:p>
          </table:table-cell>
          <table:table-cell office:value-type="string">
            <text:p>Fenn Sherilyn</text:p>
          </table:table-cell>
          <table:table-cell office:value-type="string">
            <text:p>Band Charles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0">
            <text:p>90</text:p>
          </table:table-cell>
          <table:table-cell office:value-type="string">
            <text:p>Diary of a Hitman</text:p>
          </table:table-cell>
          <table:table-cell office:value-type="string">
            <text:p>Drama</text:p>
          </table:table-cell>
          <table:table-cell office:value-type="string">
            <text:p>Whitaker Forest</text:p>
          </table:table-cell>
          <table:table-cell office:value-type="string">
            <text:p>Fenn Sherilyn</text:p>
          </table:table-cell>
          <table:table-cell office:value-type="string">
            <text:p>London Roy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5">
            <text:p>95</text:p>
          </table:table-cell>
          <table:table-cell office:value-type="string">
            <text:p>Gor</text:p>
          </table:table-cell>
          <table:table-cell office:value-type="string">
            <text:p>Action</text:p>
          </table:table-cell>
          <table:table-cell office:value-type="string">
            <text:p>Reed Oliver</text:p>
          </table:table-cell>
          <table:table-cell office:value-type="string">
            <text:p>Ferratti Rebecca</text:p>
          </table:table-cell>
          <table:table-cell office:value-type="string">
            <text:p>Kiersch Fritz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Surrender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Field Sally</text:p>
          </table:table-cell>
          <table:table-cell office:value-type="string">
            <text:p>Belson Jerry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12">
            <text:p>112</text:p>
          </table:table-cell>
          <table:table-cell office:value-type="string">
            <text:p>Places in the Heart</text:p>
          </table:table-cell>
          <table:table-cell office:value-type="string">
            <text:p>Drama</text:p>
          </table:table-cell>
          <table:table-cell office:value-type="string">
            <text:p>Harris Ed</text:p>
          </table:table-cell>
          <table:table-cell office:value-type="string">
            <text:p>Field Sally</text:p>
          </table:table-cell>
          <table:table-cell office:value-type="string">
            <text:p>Benton Robert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6">
            <text:p>106</text:p>
          </table:table-cell>
          <table:table-cell office:value-type="string">
            <text:p>Not Without My Daughter</text:p>
          </table:table-cell>
          <table:table-cell office:value-type="string">
            <text:p>Drama</text:p>
          </table:table-cell>
          <table:table-cell office:value-type="string">
            <text:p>Molina Alfred</text:p>
          </table:table-cell>
          <table:table-cell office:value-type="string">
            <text:p>Field Sally</text:p>
          </table:table-cell>
          <table:table-cell office:value-type="string">
            <text:p>Gilbert Brian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13">
            <text:p>113</text:p>
          </table:table-cell>
          <table:table-cell office:value-type="string">
            <text:p>Heroes</text:p>
          </table:table-cell>
          <table:table-cell office:value-type="string">
            <text:p>Drama</text:p>
          </table:table-cell>
          <table:table-cell office:value-type="string">
            <text:p>Winkler Henry</text:p>
          </table:table-cell>
          <table:table-cell office:value-type="string">
            <text:p>Field Sally</text:p>
          </table:table-cell>
          <table:table-cell office:value-type="string">
            <text:p>Kagan Jeremy Paul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6">
            <text:p>116</text:p>
          </table:table-cell>
          <table:table-cell office:value-type="string">
            <text:p>Absence of Malic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Field Sally</text:p>
          </table:table-cell>
          <table:table-cell office:value-type="string">
            <text:p>Pollack Sydney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0">
            <text:p>110</text:p>
          </table:table-cell>
          <table:table-cell office:value-type="string">
            <text:p>Norma Rae</text:p>
          </table:table-cell>
          <table:table-cell office:value-type="string">
            <text:p>Drama</text:p>
          </table:table-cell>
          <table:table-cell office:value-type="string">
            <text:p>Bridges Beau</text:p>
          </table:table-cell>
          <table:table-cell office:value-type="string">
            <text:p>Field Sally</text:p>
          </table:table-cell>
          <table:table-cell office:value-type="string">
            <text:p>Ritt Martin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8">
            <text:p>118</text:p>
          </table:table-cell>
          <table:table-cell office:value-type="string">
            <text:p>Steel Magnolias</text:p>
          </table:table-cell>
          <table:table-cell office:value-type="string">
            <text:p>Drama</text:p>
          </table:table-cell>
          <table:table-cell office:value-type="string">
            <text:p>Skerritt Tom</text:p>
          </table:table-cell>
          <table:table-cell office:value-type="string">
            <text:p>Field Sally</text:p>
          </table:table-cell>
          <table:table-cell office:value-type="string">
            <text:p>Ross Herbert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1">
            <text:p>101</text:p>
          </table:table-cell>
          <table:table-cell office:value-type="string">
            <text:p>Burbs The</text:p>
          </table:table-cell>
          <table:table-cell office:value-type="string">
            <text:p>Comedy</text:p>
          </table:table-cell>
          <table:table-cell office:value-type="string">
            <text:p>Hanks Tom</text:p>
          </table:table-cell>
          <table:table-cell office:value-type="string">
            <text:p>Fisher Carrie</text:p>
          </table:table-cell>
          <table:table-cell office:value-type="string">
            <text:p>Dante Joe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4">
            <text:p>124</text:p>
          </table:table-cell>
          <table:table-cell office:value-type="string">
            <text:p>Empire Strikes Back The</text:p>
          </table:table-cell>
          <table:table-cell office:value-type="string">
            <text:p>Science Fiction</text:p>
          </table:table-cell>
          <table:table-cell office:value-type="string">
            <text:p>Hamill Mark</text:p>
          </table:table-cell>
          <table:table-cell office:value-type="string">
            <text:p>Fisher Carrie</text:p>
          </table:table-cell>
          <table:table-cell office:value-type="string">
            <text:p>Kershner Irvin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1">
            <text:p>121</text:p>
          </table:table-cell>
          <table:table-cell office:value-type="string">
            <text:p>Star Wars</text:p>
          </table:table-cell>
          <table:table-cell office:value-type="string">
            <text:p>Science Fiction</text:p>
          </table:table-cell>
          <table:table-cell office:value-type="string">
            <text:p>Hamill Mark</text:p>
          </table:table-cell>
          <table:table-cell office:value-type="string">
            <text:p>Fisher Carrie</text:p>
          </table:table-cell>
          <table:table-cell office:value-type="string">
            <text:p>Lucas George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2">
            <text:p>132</text:p>
          </table:table-cell>
          <table:table-cell office:value-type="string">
            <text:p>Return of the Jedi</text:p>
          </table:table-cell>
          <table:table-cell office:value-type="string">
            <text:p>Science Fiction</text:p>
          </table:table-cell>
          <table:table-cell office:value-type="string">
            <text:p>Hamill Mark</text:p>
          </table:table-cell>
          <table:table-cell office:value-type="string">
            <text:p>Fisher Carrie</text:p>
          </table:table-cell>
          <table:table-cell office:value-type="string">
            <text:p>Marquand Richard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4">
            <text:p>104</text:p>
          </table:table-cell>
          <table:table-cell office:value-type="string">
            <text:p>Hear My Song</text:p>
          </table:table-cell>
          <table:table-cell office:value-type="string">
            <text:p>Drama</text:p>
          </table:table-cell>
          <table:table-cell office:value-type="string">
            <text:p>Dunbar Adrian</text:p>
          </table:table-cell>
          <table:table-cell office:value-type="string">
            <text:p>Fitzgerald Tara</text:p>
          </table:table-cell>
          <table:table-cell office:value-type="string">
            <text:p>Chelsom Peter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9">
            <text:p>99</text:p>
          </table:table-cell>
          <table:table-cell office:value-type="string">
            <text:p>Slightly Scarlet</text:p>
          </table:table-cell>
          <table:table-cell office:value-type="string">
            <text:p>Action</text:p>
          </table:table-cell>
          <table:table-cell office:value-type="string">
            <text:p>Payne John</text:p>
          </table:table-cell>
          <table:table-cell office:value-type="string">
            <text:p>Fleming Rhonda</text:p>
          </table:table-cell>
          <table:table-cell office:value-type="string">
            <text:p>Dwan Allan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20">
            <text:p>120</text:p>
          </table:table-cell>
          <table:table-cell office:value-type="string">
            <text:p>Gunfight at the OK Corral</text:p>
          </table:table-cell>
          <table:table-cell office:value-type="string">
            <text:p>Western</text:p>
          </table:table-cell>
          <table:table-cell office:value-type="string">
            <text:p>Lancaster Burt</text:p>
          </table:table-cell>
          <table:table-cell office:value-type="string">
            <text:p>Fleming Rhonda</text:p>
          </table:table-cell>
          <table:table-cell office:value-type="string">
            <text:p>Sturges Joh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/>
          <table:table-cell office:value-type="string">
            <text:p>Range Feud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Fleming Susan</text:p>
          </table:table-cell>
          <table:table-cell office:value-type="string">
            <text:p>Lederman Ross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9">
            <text:p>89</text:p>
          </table:table-cell>
          <table:table-cell office:value-type="string">
            <text:p>Bloodsucking Pharaohs in Pittsburgh</text:p>
          </table:table-cell>
          <table:table-cell office:value-type="string">
            <text:p>Comedy</text:p>
          </table:table-cell>
          <table:table-cell office:value-type="string">
            <text:p>Dengel Jake</text:p>
          </table:table-cell>
          <table:table-cell office:value-type="string">
            <text:p>Fletcher Suzanne</text:p>
          </table:table-cell>
          <table:table-cell office:value-type="string">
            <text:p>Smithey Alan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9">
            <text:p>129</text:p>
          </table:table-cell>
          <table:table-cell office:value-type="string">
            <text:p>Roma</text:p>
          </table:table-cell>
          <table:table-cell office:value-type="string">
            <text:p>Drama</text:p>
          </table:table-cell>
          <table:table-cell office:value-type="string">
            <text:p>Gonzales Peter</text:p>
          </table:table-cell>
          <table:table-cell office:value-type="string">
            <text:p>Florence Fiona</text:p>
          </table:table-cell>
          <table:table-cell office:value-type="string">
            <text:p>Fellini Federico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2">
            <text:p>122</text:p>
          </table:table-cell>
          <table:table-cell office:value-type="string">
            <text:p>China Syndrome The</text:p>
          </table:table-cell>
          <table:table-cell office:value-type="string">
            <text:p>Drama</text:p>
          </table:table-cell>
          <table:table-cell office:value-type="string">
            <text:p>Douglas Michael</text:p>
          </table:table-cell>
          <table:table-cell office:value-type="string">
            <text:p>Fonda Jane</text:p>
          </table:table-cell>
          <table:table-cell office:value-type="string">
            <text:p>Bridges James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0">
            <text:p>100</text:p>
          </table:table-cell>
          <table:table-cell office:value-type="string">
            <text:p>Morning After The</text:p>
          </table:table-cell>
          <table:table-cell office:value-type="string">
            <text:p>Mystery</text:p>
          </table:table-cell>
          <table:table-cell office:value-type="string">
            <text:p>Bridges Jeff</text:p>
          </table:table-cell>
          <table:table-cell office:value-type="string">
            <text:p>Fonda Jane</text:p>
          </table:table-cell>
          <table:table-cell office:value-type="string">
            <text:p>Lumet Sidney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4">
            <text:p>114</text:p>
          </table:table-cell>
          <table:table-cell office:value-type="string">
            <text:p>Klute</text:p>
          </table:table-cell>
          <table:table-cell office:value-type="string">
            <text:p>Drama</text:p>
          </table:table-cell>
          <table:table-cell office:value-type="string">
            <text:p>Sutherland Donald</text:p>
          </table:table-cell>
          <table:table-cell office:value-type="string">
            <text:p>Fonda Jane</text:p>
          </table:table-cell>
          <table:table-cell office:value-type="string">
            <text:p>Pakula Alan J.</text:p>
          </table:table-cell>
          <table:table-cell office:value-type="float" office:value="15">
            <text:p>1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3">
            <text:p>113</text:p>
          </table:table-cell>
          <table:table-cell office:value-type="string">
            <text:p>Electric Horseman The</text:p>
          </table:table-cell>
          <table:table-cell office:value-type="string">
            <text:p>Comedy</text:p>
          </table:table-cell>
          <table:table-cell office:value-type="string">
            <text:p>Redford Robert</text:p>
          </table:table-cell>
          <table:table-cell office:value-type="string">
            <text:p>Fonda Jane</text:p>
          </table:table-cell>
          <table:table-cell office:value-type="string">
            <text:p>Pollack Sydney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97">
            <text:p>97</text:p>
          </table:table-cell>
          <table:table-cell office:value-type="string">
            <text:p>Cat Ballou</text:p>
          </table:table-cell>
          <table:table-cell office:value-type="string">
            <text:p>Comedy</text:p>
          </table:table-cell>
          <table:table-cell office:value-type="string">
            <text:p>Marvin Lee</text:p>
          </table:table-cell>
          <table:table-cell office:value-type="string">
            <text:p>Fonda Jane</text:p>
          </table:table-cell>
          <table:table-cell office:value-type="string">
            <text:p>Silverstein Elliot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Coming Home</text:p>
          </table:table-cell>
          <table:table-cell office:value-type="string">
            <text:p>Drama</text:p>
          </table:table-cell>
          <table:table-cell office:value-type="string">
            <text:p>Voight Jon</text:p>
          </table:table-cell>
          <table:table-cell office:value-type="string">
            <text:p>Fonda Jan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30">
            <text:p>130</text:p>
          </table:table-cell>
          <table:table-cell office:value-type="string">
            <text:p>Rebecca</text:p>
          </table:table-cell>
          <table:table-cell office:value-type="string">
            <text:p>Drama</text:p>
          </table:table-cell>
          <table:table-cell office:value-type="string">
            <text:p>Olivier Laurence</text:p>
          </table:table-cell>
          <table:table-cell office:value-type="string">
            <text:p>Fontaine Joan</text:p>
          </table:table-cell>
          <table:table-cell office:value-type="string">
            <text:p>Hitchcock Alfred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96">
            <text:p>96</text:p>
          </table:table-cell>
          <table:table-cell office:value-type="string">
            <text:p>Jane Eyre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 office:value-type="string">
            <text:p>Fontaine Joan</text:p>
          </table:table-cell>
          <table:table-cell office:value-type="string">
            <text:p>Stevenson Robert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7">
            <text:p>87</text:p>
          </table:table-cell>
          <table:table-cell office:value-type="string">
            <text:p>Stacey!</text:p>
          </table:table-cell>
          <table:table-cell office:value-type="string">
            <text:p>Action</text:p>
          </table:table-cell>
          <table:table-cell office:value-type="string">
            <text:p>Randall Anne</text:p>
          </table:table-cell>
          <table:table-cell office:value-type="string">
            <text:p>Ford Anitra</text:p>
          </table:table-cell>
          <table:table-cell office:value-type="string">
            <text:p>Sidaris Andy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5">
            <text:p>85</text:p>
          </table:table-cell>
          <table:table-cell office:value-type="string">
            <text:p>Naked Obsession</text:p>
          </table:table-cell>
          <table:table-cell office:value-type="string">
            <text:p>Mystery</text:p>
          </table:table-cell>
          <table:table-cell office:value-type="string">
            <text:p>Katt William</text:p>
          </table:table-cell>
          <table:table-cell office:value-type="string">
            <text:p>Ford Maria</text:p>
          </table:table-cell>
          <table:table-cell office:value-type="string">
            <text:p>Golden Dan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office:value-type="string">
            <text:p>Stripped to Kill II Live Girls</text:p>
          </table:table-cell>
          <table:table-cell office:value-type="string">
            <text:p>Mystery</text:p>
          </table:table-cell>
          <table:table-cell office:value-type="string">
            <text:p>Lottimer Ed</text:p>
          </table:table-cell>
          <table:table-cell office:value-type="string">
            <text:p>Ford Maria</text:p>
          </table:table-cell>
          <table:table-cell office:value-type="string">
            <text:p>Ruben Katt Shea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4">
            <text:p>94</text:p>
          </table:table-cell>
          <table:table-cell office:value-type="string">
            <text:p>Rain Killer The</text:p>
          </table:table-cell>
          <table:table-cell office:value-type="string">
            <text:p>Mystery</text:p>
          </table:table-cell>
          <table:table-cell office:value-type="string">
            <text:p>Sharkey Ray</text:p>
          </table:table-cell>
          <table:table-cell office:value-type="string">
            <text:p>Ford Maria</text:p>
          </table:table-cell>
          <table:table-cell office:value-type="string">
            <text:p>Stein Ken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5">
            <text:p>95</text:p>
          </table:table-cell>
          <table:table-cell office:value-type="string">
            <text:p>Valley Girl</text:p>
          </table:table-cell>
          <table:table-cell office:value-type="string">
            <text:p>Comedy</text:p>
          </table:table-cell>
          <table:table-cell office:value-type="string">
            <text:p>Cage Nicolas</text:p>
          </table:table-cell>
          <table:table-cell office:value-type="string">
            <text:p>Foreman Deborah</text:p>
          </table:table-cell>
          <table:table-cell office:value-type="string">
            <text:p>Coolidge Martha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8">
            <text:p>118</text:p>
          </table:table-cell>
          <table:table-cell office:value-type="string">
            <text:p>Silence of the Lambs The</text:p>
          </table:table-cell>
          <table:table-cell office:value-type="string">
            <text:p>Mystery</text:p>
          </table:table-cell>
          <table:table-cell office:value-type="string">
            <text:p>Hopkins Anthony</text:p>
          </table:table-cell>
          <table:table-cell office:value-type="string">
            <text:p>Foster Jodie</text:p>
          </table:table-cell>
          <table:table-cell office:value-type="string">
            <text:p>Demme Jonathan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8">
            <text:p>98</text:p>
          </table:table-cell>
          <table:table-cell office:value-type="string">
            <text:p>Stealing Home</text:p>
          </table:table-cell>
          <table:table-cell office:value-type="string">
            <text:p>Drama</text:p>
          </table:table-cell>
          <table:table-cell office:value-type="string">
            <text:p>Harmon Mark</text:p>
          </table:table-cell>
          <table:table-cell office:value-type="string">
            <text:p>Foster Jodie</text:p>
          </table:table-cell>
          <table:table-cell office:value-type="string">
            <text:p>Kampmann Steven 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2">
            <text:p>92</text:p>
          </table:table-cell>
          <table:table-cell office:value-type="string">
            <text:p>Napoleon &amp; Samantha</text:p>
          </table:table-cell>
          <table:table-cell office:value-type="string">
            <text:p>Comedy</text:p>
          </table:table-cell>
          <table:table-cell office:value-type="string">
            <text:p>Douglas Michael</text:p>
          </table:table-cell>
          <table:table-cell office:value-type="string">
            <text:p>Foster Jodie</text:p>
          </table:table-cell>
          <table:table-cell office:value-type="string">
            <text:p>McEveety Bernard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string">
            <text:p>Five Corners</text:p>
          </table:table-cell>
          <table:table-cell office:value-type="string">
            <text:p>Drama</text:p>
          </table:table-cell>
          <table:table-cell office:value-type="string">
            <text:p>Robbins Tim</text:p>
          </table:table-cell>
          <table:table-cell office:value-type="string">
            <text:p>Foster Jodie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/>
          <table:table-cell office:value-type="string">
            <text:p>Blackboard Jungle Th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Francis Anne</text:p>
          </table:table-cell>
          <table:table-cell office:value-type="string">
            <text:p>Brooks Richard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3">
            <text:p>103</text:p>
          </table:table-cell>
          <table:table-cell office:value-type="string">
            <text:p>My Left Foot</text:p>
          </table:table-cell>
          <table:table-cell office:value-type="string">
            <text:p>Drama</text:p>
          </table:table-cell>
          <table:table-cell office:value-type="string">
            <text:p>Day-Lewis Daniel</text:p>
          </table:table-cell>
          <table:table-cell office:value-type="string">
            <text:p>Fricker Brenda</text:p>
          </table:table-cell>
          <table:table-cell office:value-type="string">
            <text:p>Sheridan Jim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2">
            <text:p>92</text:p>
          </table:table-cell>
          <table:table-cell office:value-type="string">
            <text:p>Back to the Beach</text:p>
          </table:table-cell>
          <table:table-cell office:value-type="string">
            <text:p>Comedy</text:p>
          </table:table-cell>
          <table:table-cell office:value-type="string">
            <text:p>Avalon Frankie</text:p>
          </table:table-cell>
          <table:table-cell office:value-type="string">
            <text:p>Funicello Annette</text:p>
          </table:table-cell>
          <table:table-cell office:value-type="string">
            <text:p>Hobbs Lyndall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85">
            <text:p>85</text:p>
          </table:table-cell>
          <table:table-cell office:value-type="string">
            <text:p>Painted Veil The</text:p>
          </table:table-cell>
          <table:table-cell office:value-type="string">
            <text:p>Drama</text:p>
          </table:table-cell>
          <table:table-cell office:value-type="string">
            <text:p>Marshall Herbert</text:p>
          </table:table-cell>
          <table:table-cell office:value-type="string">
            <text:p>Garbo Greta</text:p>
          </table:table-cell>
          <table:table-cell office:value-type="string">
            <text:p>Boleslawski Richard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74">
            <text:p>74</text:p>
          </table:table-cell>
          <table:table-cell office:value-type="string">
            <text:p>Inspiration</text:p>
          </table:table-cell>
          <table:table-cell office:value-type="string">
            <text:p>Drama</text:p>
          </table:table-cell>
          <table:table-cell office:value-type="string">
            <text:p>Apfel Oscar</text:p>
          </table:table-cell>
          <table:table-cell office:value-type="string">
            <text:p>Garbo Greta</text:p>
          </table:table-cell>
          <table:table-cell office:value-type="string">
            <text:p>Brown Clarence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2">
            <text:p>92</text:p>
          </table:table-cell>
          <table:table-cell office:value-type="string">
            <text:p>Anna Christie</text:p>
          </table:table-cell>
          <table:table-cell office:value-type="string">
            <text:p>Drama</text:p>
          </table:table-cell>
          <table:table-cell office:value-type="string">
            <text:p>Bickford Charles</text:p>
          </table:table-cell>
          <table:table-cell office:value-type="string">
            <text:p>Garbo Greta</text:p>
          </table:table-cell>
          <table:table-cell office:value-type="string">
            <text:p>Brown Clarence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09">
            <text:p>109</text:p>
          </table:table-cell>
          <table:table-cell office:value-type="string">
            <text:p>Flesh &amp; the Devil The</text:p>
          </table:table-cell>
          <table:table-cell office:value-type="string">
            <text:p>Drama</text:p>
          </table:table-cell>
          <table:table-cell office:value-type="string">
            <text:p>Gilbert John</text:p>
          </table:table-cell>
          <table:table-cell office:value-type="string">
            <text:p>Garbo Greta</text:p>
          </table:table-cell>
          <table:table-cell office:value-type="string">
            <text:p>Brown Clarence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90">
            <text:p>90</text:p>
          </table:table-cell>
          <table:table-cell office:value-type="string">
            <text:p>Woman of Affairs</text:p>
          </table:table-cell>
          <table:table-cell office:value-type="string">
            <text:p>Drama</text:p>
          </table:table-cell>
          <table:table-cell office:value-type="string">
            <text:p>Gilbert John</text:p>
          </table:table-cell>
          <table:table-cell office:value-type="string">
            <text:p>Garbo Greta</text:p>
          </table:table-cell>
          <table:table-cell office:value-type="string">
            <text:p>Brown Clarence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96">
            <text:p>96</text:p>
          </table:table-cell>
          <table:table-cell office:value-type="string">
            <text:p>Anna Karenina</text:p>
          </table:table-cell>
          <table:table-cell office:value-type="string">
            <text:p>Drama</text:p>
          </table:table-cell>
          <table:table-cell office:value-type="string">
            <text:p>March Fredric</text:p>
          </table:table-cell>
          <table:table-cell office:value-type="string">
            <text:p>Garbo Greta</text:p>
          </table:table-cell>
          <table:table-cell office:value-type="string">
            <text:p>Brown Clarence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110">
            <text:p>110</text:p>
          </table:table-cell>
          <table:table-cell office:value-type="string">
            <text:p>Camille</text:p>
          </table:table-cell>
          <table:table-cell office:value-type="string">
            <text:p>Drama</text:p>
          </table:table-cell>
          <table:table-cell office:value-type="string">
            <text:p>Taylor Robert</text:p>
          </table:table-cell>
          <table:table-cell office:value-type="string">
            <text:p>Garbo Greta</text:p>
          </table:table-cell>
          <table:table-cell office:value-type="string">
            <text:p>Cukor George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1">
            <text:p>91</text:p>
          </table:table-cell>
          <table:table-cell office:value-type="string">
            <text:p>Mata Hari</text:p>
          </table:table-cell>
          <table:table-cell office:value-type="string">
            <text:p>Drama</text:p>
          </table:table-cell>
          <table:table-cell office:value-type="string">
            <text:p>Novarro Ramon</text:p>
          </table:table-cell>
          <table:table-cell office:value-type="string">
            <text:p>Garbo Greta</text:p>
          </table:table-cell>
          <table:table-cell office:value-type="string">
            <text:p>Fitzmaurice George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00">
            <text:p>100</text:p>
          </table:table-cell>
          <table:table-cell office:value-type="string">
            <text:p>Wild Orchids</text:p>
          </table:table-cell>
          <table:table-cell office:value-type="string">
            <text:p>Drama</text:p>
          </table:table-cell>
          <table:table-cell office:value-type="string">
            <text:p>Stone Lewis</text:p>
          </table:table-cell>
          <table:table-cell office:value-type="string">
            <text:p>Garbo Greta</text:p>
          </table:table-cell>
          <table:table-cell office:value-type="string">
            <text:p>Franklin Sidney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12">
            <text:p>112</text:p>
          </table:table-cell>
          <table:table-cell office:value-type="string">
            <text:p>Grand Hotel</text:p>
          </table:table-cell>
          <table:table-cell office:value-type="string">
            <text:p>Drama</text:p>
          </table:table-cell>
          <table:table-cell office:value-type="string">
            <text:p>Barrymore John</text:p>
          </table:table-cell>
          <table:table-cell office:value-type="string">
            <text:p>Garbo Greta</text:p>
          </table:table-cell>
          <table:table-cell office:value-type="string">
            <text:p>Goulding Edmund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84">
            <text:p>84</text:p>
          </table:table-cell>
          <table:table-cell office:value-type="string">
            <text:p>Susan Lennox Her Fall &amp; Rise</text:p>
          </table:table-cell>
          <table:table-cell office:value-type="string">
            <text:p>Drama</text:p>
          </table:table-cell>
          <table:table-cell office:value-type="string">
            <text:p>Hale Alan</text:p>
          </table:table-cell>
          <table:table-cell office:value-type="string">
            <text:p>Garbo Greta</text:p>
          </table:table-cell>
          <table:table-cell office:value-type="string">
            <text:p>Leonard Robert Z.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08">
            <text:p>108</text:p>
          </table:table-cell>
          <table:table-cell office:value-type="string">
            <text:p>Ninotchka</text:p>
          </table:table-cell>
          <table:table-cell office:value-type="string">
            <text:p>Comedy</text:p>
          </table:table-cell>
          <table:table-cell office:value-type="string">
            <text:p>Douglas Melvyn</text:p>
          </table:table-cell>
          <table:table-cell office:value-type="string">
            <text:p>Garbo Greta</text:p>
          </table:table-cell>
          <table:table-cell office:value-type="string">
            <text:p>Lubitsch Ernst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97">
            <text:p>97</text:p>
          </table:table-cell>
          <table:table-cell office:value-type="string">
            <text:p>Queen Christina</text:p>
          </table:table-cell>
          <table:table-cell office:value-type="string">
            <text:p>Drama</text:p>
          </table:table-cell>
          <table:table-cell office:value-type="string">
            <text:p>Gilbert John</text:p>
          </table:table-cell>
          <table:table-cell office:value-type="string">
            <text:p>Garbo Greta</text:p>
          </table:table-cell>
          <table:table-cell office:value-type="string">
            <text:p>Mamoulian Rouben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96">
            <text:p>96</text:p>
          </table:table-cell>
          <table:table-cell office:value-type="string">
            <text:p>Mysterious Lady The</text:p>
          </table:table-cell>
          <table:table-cell office:value-type="string">
            <text:p>Drama</text:p>
          </table:table-cell>
          <table:table-cell office:value-type="string">
            <text:p>Nagel Conrad</text:p>
          </table:table-cell>
          <table:table-cell office:value-type="string">
            <text:p>Garbo Greta</text:p>
          </table:table-cell>
          <table:table-cell office:value-type="string">
            <text:p>Niblo Fred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125">
            <text:p>125</text:p>
          </table:table-cell>
          <table:table-cell office:value-type="string">
            <text:p>Joyless Street</text:p>
          </table:table-cell>
          <table:table-cell office:value-type="string">
            <text:p>Drama</text:p>
          </table:table-cell>
          <table:table-cell office:value-type="string">
            <text:p>Stuart Henry</text:p>
          </table:table-cell>
          <table:table-cell office:value-type="string">
            <text:p>Garbo Greta</text:p>
          </table:table-cell>
          <table:table-cell office:value-type="string">
            <text:p>Pabst Georg Wilhelm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74">
            <text:p>74</text:p>
          </table:table-cell>
          <table:table-cell office:value-type="string">
            <text:p>Single Standard The</text:p>
          </table:table-cell>
          <table:table-cell office:value-type="string">
            <text:p>Drama</text:p>
          </table:table-cell>
          <table:table-cell office:value-type="string">
            <text:p>Asther Nils</text:p>
          </table:table-cell>
          <table:table-cell office:value-type="string">
            <text:p>Garbo Greta</text:p>
          </table:table-cell>
          <table:table-cell office:value-type="string">
            <text:p>Robertson John S.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71">
            <text:p>71</text:p>
          </table:table-cell>
          <table:table-cell office:value-type="string">
            <text:p>As You Desire Me</text:p>
          </table:table-cell>
          <table:table-cell office:value-type="string">
            <text:p>Drama</text:p>
          </table:table-cell>
          <table:table-cell office:value-type="string">
            <text:p>Douglas Melvyn</text:p>
          </table:table-cell>
          <table:table-cell office:value-type="string">
            <text:p>Garbo Greta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76">
            <text:p>76</text:p>
          </table:table-cell>
          <table:table-cell office:value-type="string">
            <text:p>Romance</text:p>
          </table:table-cell>
          <table:table-cell office:value-type="string">
            <text:p>Drama</text:p>
          </table:table-cell>
          <table:table-cell office:value-type="string">
            <text:p>Stone Lewis</text:p>
          </table:table-cell>
          <table:table-cell office:value-type="string">
            <text:p>Garbo Greta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gretaGarbo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05">
            <text:p>105</text:p>
          </table:table-cell>
          <table:table-cell office:value-type="string">
            <text:p>A Child Is Waiting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Garland Judy</text:p>
          </table:table-cell>
          <table:table-cell office:value-type="string">
            <text:p>Cassavetes John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6">
            <text:p>116</text:p>
          </table:table-cell>
          <table:table-cell office:value-type="string">
            <text:p>Tootsie</text:p>
          </table:table-cell>
          <table:table-cell office:value-type="string">
            <text:p>Comedy</text:p>
          </table:table-cell>
          <table:table-cell office:value-type="string">
            <text:p>Hoffman Dustin</text:p>
          </table:table-cell>
          <table:table-cell office:value-type="string">
            <text:p>Garr Teri</text:p>
          </table:table-cell>
          <table:table-cell office:value-type="string">
            <text:p>Pollack Sydney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6">
            <text:p>86</text:p>
          </table:table-cell>
          <table:table-cell office:value-type="string">
            <text:p>Let It Ride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Garr Teri</text:p>
          </table:table-cell>
          <table:table-cell office:value-type="string">
            <text:p>Pytka Joe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20">
            <text:p>120</text:p>
          </table:table-cell>
          <table:table-cell office:value-type="string">
            <text:p>Julius Caesar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Garson Greer</text:p>
          </table:table-cell>
          <table:table-cell office:value-type="string">
            <text:p>Mankiewicz Joseph L.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0">
            <text:p>120</text:p>
          </table:table-cell>
          <table:table-cell office:value-type="string">
            <text:p>Nineteen Forty-One</text:p>
          </table:table-cell>
          <table:table-cell office:value-type="string">
            <text:p>Comedy</text:p>
          </table:table-cell>
          <table:table-cell office:value-type="string">
            <text:p>Belushi John</text:p>
          </table:table-cell>
          <table:table-cell office:value-type="string">
            <text:p>Gary Lorraine</text:p>
          </table:table-cell>
          <table:table-cell office:value-type="string">
            <text:p>Spielberg Steve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24">
            <text:p>124</text:p>
          </table:table-cell>
          <table:table-cell office:value-type="string">
            <text:p>Jaws</text:p>
          </table:table-cell>
          <table:table-cell office:value-type="string">
            <text:p>Action</text:p>
          </table:table-cell>
          <table:table-cell office:value-type="string">
            <text:p>Scheider Roy</text:p>
          </table:table-cell>
          <table:table-cell office:value-type="string">
            <text:p>Gary Lorraine</text:p>
          </table:table-cell>
          <table:table-cell office:value-type="string">
            <text:p>Spielberg Steve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3">
            <text:p>93</text:p>
          </table:table-cell>
          <table:table-cell office:value-type="string">
            <text:p>Hot Pursuit</text:p>
          </table:table-cell>
          <table:table-cell office:value-type="string">
            <text:p>Drama</text:p>
          </table:table-cell>
          <table:table-cell office:value-type="string">
            <text:p>Cusack John</text:p>
          </table:table-cell>
          <table:table-cell office:value-type="string">
            <text:p>Gazelle Wendy</text:p>
          </table:table-cell>
          <table:table-cell office:value-type="string">
            <text:p>Lisberger Steven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0">
            <text:p>120</text:p>
          </table:table-cell>
          <table:table-cell office:value-type="string">
            <text:p>Triumph of the Spirit</text:p>
          </table:table-cell>
          <table:table-cell office:value-type="string">
            <text:p>Drama</text:p>
          </table:table-cell>
          <table:table-cell office:value-type="string">
            <text:p>Dafoe Willem</text:p>
          </table:table-cell>
          <table:table-cell office:value-type="string">
            <text:p>Gazelle Wendy</text:p>
          </table:table-cell>
          <table:table-cell office:value-type="string">
            <text:p>Young Robert M.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11">
            <text:p>111</text:p>
          </table:table-cell>
          <table:table-cell office:value-type="string">
            <text:p>Brannigan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Geeson Judy</text:p>
          </table:table-cell>
          <table:table-cell office:value-type="string">
            <text:p>Hickox Douglas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89">
            <text:p>89</text:p>
          </table:table-cell>
          <table:table-cell office:value-type="string">
            <text:p>Buffet Froid</text:p>
          </table:table-cell>
          <table:table-cell office:value-type="string">
            <text:p>Comedy</text:p>
          </table:table-cell>
          <table:table-cell office:value-type="string">
            <text:p>Depardieu Gérard</text:p>
          </table:table-cell>
          <table:table-cell office:value-type="string">
            <text:p>Gence Denise</text:p>
          </table:table-cell>
          <table:table-cell office:value-type="string">
            <text:p>Blier Bertran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2">
            <text:p>122</text:p>
          </table:table-cell>
          <table:table-cell office:value-type="string">
            <text:p>Salvador</text:p>
          </table:table-cell>
          <table:table-cell office:value-type="string">
            <text:p>Drama</text:p>
          </table:table-cell>
          <table:table-cell office:value-type="string">
            <text:p>Woods James</text:p>
          </table:table-cell>
          <table:table-cell office:value-type="string">
            <text:p>Gibb Cynthia</text:p>
          </table:table-cell>
          <table:table-cell office:value-type="string">
            <text:p>Stone Oliver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02">
            <text:p>102</text:p>
          </table:table-cell>
          <table:table-cell office:value-type="string">
            <text:p>Horse Soldiers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Gibson Althea</text:p>
          </table:table-cell>
          <table:table-cell office:value-type="string">
            <text:p>Ford John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08">
            <text:p>108</text:p>
          </table:table-cell>
          <table:table-cell office:value-type="string">
            <text:p>Long John Silver</text:p>
          </table:table-cell>
          <table:table-cell office:value-type="string">
            <text:p>Action</text:p>
          </table:table-cell>
          <table:table-cell office:value-type="string">
            <text:p>Newton Robert</text:p>
          </table:table-cell>
          <table:table-cell office:value-type="string">
            <text:p>Gilchrist Connie</text:p>
          </table:table-cell>
          <table:table-cell office:value-type="string">
            <text:p>Haskin Byron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34">
            <text:p>134</text:p>
          </table:table-cell>
          <table:table-cell office:value-type="string">
            <text:p>Hustler Th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Gleason Jackie</text:p>
          </table:table-cell>
          <table:table-cell office:value-type="string">
            <text:p>Rossen Robert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9">
            <text:p>109</text:p>
          </table:table-cell>
          <table:table-cell office:value-type="string">
            <text:p>Star Chamber The</text:p>
          </table:table-cell>
          <table:table-cell office:value-type="string">
            <text:p>Drama</text:p>
          </table:table-cell>
          <table:table-cell office:value-type="string">
            <text:p>Douglas Michael</text:p>
          </table:table-cell>
          <table:table-cell office:value-type="string">
            <text:p>Gless Sharon</text:p>
          </table:table-cell>
          <table:table-cell office:value-type="string">
            <text:p>Hyam Peter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string">
            <text:p>Clara's Heart</text:p>
          </table:table-cell>
          <table:table-cell office:value-type="string">
            <text:p>Drama</text:p>
          </table:table-cell>
          <table:table-cell office:value-type="string">
            <text:p>Ontkean Michael</text:p>
          </table:table-cell>
          <table:table-cell office:value-type="string">
            <text:p>Goldberg Whoopi</text:p>
          </table:table-cell>
          <table:table-cell office:value-type="string">
            <text:p>Mulligan Robert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2">
            <text:p>102</text:p>
          </table:table-cell>
          <table:table-cell office:value-type="string">
            <text:p>Burglar</text:p>
          </table:table-cell>
          <table:table-cell office:value-type="string">
            <text:p>Comedy</text:p>
          </table:table-cell>
          <table:table-cell office:value-type="string">
            <text:p>Goldthwait Bob</text:p>
          </table:table-cell>
          <table:table-cell office:value-type="string">
            <text:p>Goldberg Whoopi</text:p>
          </table:table-cell>
          <table:table-cell office:value-type="string">
            <text:p>Wilson Hugh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Comic Relief</text:p>
          </table:table-cell>
          <table:table-cell office:value-type="string">
            <text:p>Comedy</text:p>
          </table:table-cell>
          <table:table-cell office:value-type="string">
            <text:p>Crystal Billy</text:p>
          </table:table-cell>
          <table:table-cell office:value-type="string">
            <text:p>Goldberg Whoopi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7">
            <text:p>117</text:p>
          </table:table-cell>
          <table:table-cell office:value-type="string">
            <text:p>Bloodbrothers</text:p>
          </table:table-cell>
          <table:table-cell office:value-type="string">
            <text:p>Drama</text:p>
          </table:table-cell>
          <table:table-cell office:value-type="string">
            <text:p>Sorvino Paul</text:p>
          </table:table-cell>
          <table:table-cell office:value-type="string">
            <text:p>Goldoni Lelia</text:p>
          </table:table-cell>
          <table:table-cell office:value-type="string">
            <text:p>Mulligan Rober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4">
            <text:p>134</text:p>
          </table:table-cell>
          <table:table-cell office:value-type="string">
            <text:p>Rain Man</text:p>
          </table:table-cell>
          <table:table-cell office:value-type="string">
            <text:p>Drama</text:p>
          </table:table-cell>
          <table:table-cell office:value-type="string">
            <text:p>Hoffman Dustin</text:p>
          </table:table-cell>
          <table:table-cell office:value-type="string">
            <text:p>Golino Valeria</text:p>
          </table:table-cell>
          <table:table-cell office:value-type="string">
            <text:p>Levinson Barry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5">
            <text:p>95</text:p>
          </table:table-cell>
          <table:table-cell office:value-type="string">
            <text:p>Masculine Feminine</text:p>
          </table:table-cell>
          <table:table-cell office:value-type="string">
            <text:p>Drama</text:p>
          </table:table-cell>
          <table:table-cell office:value-type="string">
            <text:p>Leaud Jean-Pierre</text:p>
          </table:table-cell>
          <table:table-cell office:value-type="string">
            <text:p>Goya Chantal</text:p>
          </table:table-cell>
          <table:table-cell office:value-type="string">
            <text:p>Godard Jean-Luc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51">
            <text:p>51</text:p>
          </table:table-cell>
          <table:table-cell office:value-type="string">
            <text:p>Outer Limits The</text:p>
          </table:table-cell>
          <table:table-cell office:value-type="string">
            <text:p>Science Fiction</text:p>
          </table:table-cell>
          <table:table-cell office:value-type="string">
            <text:p>Perrin Vic</text:p>
          </table:table-cell>
          <table:table-cell office:value-type="string">
            <text:p>Grahame Gloria</text:p>
          </table:table-cell>
          <table:table-cell office:value-type="string">
            <text:p>Stanley Paul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string">
            <text:p>Mama's Dirty Girls</text:p>
          </table:table-cell>
          <table:table-cell office:value-type="string">
            <text:p>Horror</text:p>
          </table:table-cell>
          <table:table-cell office:value-type="string">
            <text:p>Currie Sondra</text:p>
          </table:table-cell>
          <table:table-cell office:value-type="string">
            <text:p>Grahame Gloria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80">
            <text:p>180</text:p>
          </table:table-cell>
          <table:table-cell office:value-type="string">
            <text:p>Last Ride of the Dalton Gang The</text:p>
          </table:table-cell>
          <table:table-cell office:value-type="string">
            <text:p>Western</text:p>
          </table:table-cell>
          <table:table-cell office:value-type="string">
            <text:p>Palance Jack</text:p>
          </table:table-cell>
          <table:table-cell office:value-type="string">
            <text:p>Greenbush Lindsay</text:p>
          </table:table-cell>
          <table:table-cell office:value-type="string">
            <text:p>Curtis Dan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Why Me?</text:p>
          </table:table-cell>
          <table:table-cell office:value-type="string">
            <text:p>Comedy</text:p>
          </table:table-cell>
          <table:table-cell office:value-type="string">
            <text:p>Lambert Christopher</text:p>
          </table:table-cell>
          <table:table-cell office:value-type="string">
            <text:p>Greist Kim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66">
            <text:p>66</text:p>
          </table:table-cell>
          <table:table-cell office:value-type="string">
            <text:p>Number Seventeen</text:p>
          </table:table-cell>
          <table:table-cell office:value-type="string">
            <text:p>Crime</text:p>
          </table:table-cell>
          <table:table-cell office:value-type="string">
            <text:p>Lion Leon M.</text:p>
          </table:table-cell>
          <table:table-cell office:value-type="string">
            <text:p>Grey Anne</text:p>
          </table:table-cell>
          <table:table-cell office:value-type="string">
            <text:p>Hitchcock Alfred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Manhunter</text:p>
          </table:table-cell>
          <table:table-cell office:value-type="string">
            <text:p>Drama</text:p>
          </table:table-cell>
          <table:table-cell office:value-type="string">
            <text:p>Petersen William L.</text:p>
          </table:table-cell>
          <table:table-cell office:value-type="string">
            <text:p>Griest Kim</text:p>
          </table:table-cell>
          <table:table-cell office:value-type="string">
            <text:p>Mann Michael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office:value-type="string">
            <text:p>Bonfire of the Vanities The</text:p>
          </table:table-cell>
          <table:table-cell office:value-type="string">
            <text:p>Drama</text:p>
          </table:table-cell>
          <table:table-cell office:value-type="string">
            <text:p>Hanks Tom</text:p>
          </table:table-cell>
          <table:table-cell office:value-type="string">
            <text:p>Griffith Melanie</text:p>
          </table:table-cell>
          <table:table-cell office:value-type="string">
            <text:p>De Palma Brian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5">
            <text:p>115</text:p>
          </table:table-cell>
          <table:table-cell office:value-type="string">
            <text:p>Working Girl</text:p>
          </table:table-cell>
          <table:table-cell office:value-type="string">
            <text:p>Comedy</text:p>
          </table:table-cell>
          <table:table-cell office:value-type="string">
            <text:p>Ford Harrison</text:p>
          </table:table-cell>
          <table:table-cell office:value-type="string">
            <text:p>Griffith Melanie</text:p>
          </table:table-cell>
          <table:table-cell office:value-type="string">
            <text:p>Nichols Mike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3">
            <text:p>133</text:p>
          </table:table-cell>
          <table:table-cell office:value-type="string">
            <text:p>Shining Through</text:p>
          </table:table-cell>
          <table:table-cell office:value-type="string">
            <text:p>Mystery</text:p>
          </table:table-cell>
          <table:table-cell office:value-type="string">
            <text:p>Douglas Michael</text:p>
          </table:table-cell>
          <table:table-cell office:value-type="string">
            <text:p>Griffith Melanie</text:p>
          </table:table-cell>
          <table:table-cell office:value-type="string">
            <text:p>Seltzer David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76">
            <text:p>76</text:p>
          </table:table-cell>
          <table:table-cell office:value-type="string">
            <text:p>Slumber Party Massacre III</text:p>
          </table:table-cell>
          <table:table-cell office:value-type="string">
            <text:p>Horror</text:p>
          </table:table-cell>
          <table:table-cell office:value-type="string">
            <text:p>Christian Keely</text:p>
          </table:table-cell>
          <table:table-cell office:value-type="string">
            <text:p>Grye Brittain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9">
            <text:p>99</text:p>
          </table:table-cell>
          <table:table-cell office:value-type="string">
            <text:p>Tokyo Pop</text:p>
          </table:table-cell>
          <table:table-cell office:value-type="string">
            <text:p>Comedy</text:p>
          </table:table-cell>
          <table:table-cell office:value-type="string">
            <text:p>Tadokoro Yutaka</text:p>
          </table:table-cell>
          <table:table-cell office:value-type="string">
            <text:p>Hamilton Carrie</text:p>
          </table:table-cell>
          <table:table-cell office:value-type="string">
            <text:p>Kuzui Fran Rubel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6">
            <text:p>136</text:p>
          </table:table-cell>
          <table:table-cell office:value-type="string">
            <text:p>Terminator 2</text:p>
          </table:table-cell>
          <table:table-cell office:value-type="string">
            <text:p>Action</text:p>
          </table:table-cell>
          <table:table-cell office:value-type="string">
            <text:p>Schwarzenegger Arnold</text:p>
          </table:table-cell>
          <table:table-cell office:value-type="string">
            <text:p>Hamilton Linda</text:p>
          </table:table-cell>
          <table:table-cell office:value-type="string">
            <text:p>Cameron James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T2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8">
            <text:p>108</text:p>
          </table:table-cell>
          <table:table-cell office:value-type="string">
            <text:p>Terminator The</text:p>
          </table:table-cell>
          <table:table-cell office:value-type="string">
            <text:p>Action</text:p>
          </table:table-cell>
          <table:table-cell office:value-type="string">
            <text:p>Schwarzenegger Arnold</text:p>
          </table:table-cell>
          <table:table-cell office:value-type="string">
            <text:p>Hamilton Linda</text:p>
          </table:table-cell>
          <table:table-cell office:value-type="string">
            <text:p>Cameron James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T2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5">
            <text:p>105</text:p>
          </table:table-cell>
          <table:table-cell office:value-type="string">
            <text:p>King Kong Lives!</text:p>
          </table:table-cell>
          <table:table-cell office:value-type="string">
            <text:p>Action</text:p>
          </table:table-cell>
          <table:table-cell office:value-type="string">
            <text:p>Kerwin Brian</text:p>
          </table:table-cell>
          <table:table-cell office:value-type="string">
            <text:p>Hamilton Linda</text:p>
          </table:table-cell>
          <table:table-cell office:value-type="string">
            <text:p>Guillermin John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25">
            <text:p>125</text:p>
          </table:table-cell>
          <table:table-cell office:value-type="string">
            <text:p>Those Daring Young Men in Their Jaunty</text:p>
          </table:table-cell>
          <table:table-cell office:value-type="string">
            <text:p>Comedy</text:p>
          </table:table-cell>
          <table:table-cell office:value-type="string">
            <text:p>Curtis Tony</text:p>
          </table:table-cell>
          <table:table-cell office:value-type="string">
            <text:p>Hampshire Susan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86">
            <text:p>186</text:p>
          </table:table-cell>
          <table:table-cell office:value-type="string">
            <text:p>At Play in the Fields of the Lord</text:p>
          </table:table-cell>
          <table:table-cell office:value-type="string">
            <text:p>Drama</text:p>
          </table:table-cell>
          <table:table-cell office:value-type="string">
            <text:p>Berenger Tom</text:p>
          </table:table-cell>
          <table:table-cell office:value-type="string">
            <text:p>Hannah Daryl</text:p>
          </table:table-cell>
          <table:table-cell office:value-type="string">
            <text:p>Babenco Hector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Crazy People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Hannah Daryl</text:p>
          </table:table-cell>
          <table:table-cell office:value-type="string">
            <text:p>Bill Tony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9">
            <text:p>99</text:p>
          </table:table-cell>
          <table:table-cell office:value-type="string">
            <text:p>Memoirs of an Invisible Man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Hannah Daryl</text:p>
          </table:table-cell>
          <table:table-cell office:value-type="string">
            <text:p>Carpenter John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0">
            <text:p>100</text:p>
          </table:table-cell>
          <table:table-cell office:value-type="string">
            <text:p>Clan of the Cave Bear The</text:p>
          </table:table-cell>
          <table:table-cell office:value-type="string">
            <text:p>Drama</text:p>
          </table:table-cell>
          <table:table-cell office:value-type="string">
            <text:p>Remar James</text:p>
          </table:table-cell>
          <table:table-cell office:value-type="string">
            <text:p>Hannah Daryl</text:p>
          </table:table-cell>
          <table:table-cell office:value-type="string">
            <text:p>Chapman Michael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82">
            <text:p>82</text:p>
          </table:table-cell>
          <table:table-cell office:value-type="string">
            <text:p>Final Terror The</text:p>
          </table:table-cell>
          <table:table-cell office:value-type="string">
            <text:p>Horror</text:p>
          </table:table-cell>
          <table:table-cell office:value-type="string">
            <text:p>Zmed Adrian</text:p>
          </table:table-cell>
          <table:table-cell office:value-type="string">
            <text:p>Hannah Daryl</text:p>
          </table:table-cell>
          <table:table-cell office:value-type="string">
            <text:p>Davis Andrew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3">
            <text:p>93</text:p>
          </table:table-cell>
          <table:table-cell office:value-type="string">
            <text:p>Reckless</text:p>
          </table:table-cell>
          <table:table-cell office:value-type="string">
            <text:p>Drama</text:p>
          </table:table-cell>
          <table:table-cell office:value-type="string">
            <text:p>Quinn Aidan</text:p>
          </table:table-cell>
          <table:table-cell office:value-type="string">
            <text:p>Hannah Daryl</text:p>
          </table:table-cell>
          <table:table-cell office:value-type="string">
            <text:p>Foley James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High Spirits</text:p>
          </table:table-cell>
          <table:table-cell office:value-type="string">
            <text:p>Comedy</text:p>
          </table:table-cell>
          <table:table-cell office:value-type="string">
            <text:p>O'Toole Peter</text:p>
          </table:table-cell>
          <table:table-cell office:value-type="string">
            <text:p>Hannah Daryl</text:p>
          </table:table-cell>
          <table:table-cell office:value-type="string">
            <text:p>Jordan Neil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7">
            <text:p>107</text:p>
          </table:table-cell>
          <table:table-cell office:value-type="string">
            <text:p>Roxanne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office:value-type="string">
            <text:p>Hannah Daryl</text:p>
          </table:table-cell>
          <table:table-cell office:value-type="string">
            <text:p>Schepisi Fred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7">
            <text:p>117</text:p>
          </table:table-cell>
          <table:table-cell office:value-type="string">
            <text:p>Blade Runner</text:p>
          </table:table-cell>
          <table:table-cell office:value-type="string">
            <text:p>Action</text:p>
          </table:table-cell>
          <table:table-cell office:value-type="string">
            <text:p>Ford Harrison</text:p>
          </table:table-cell>
          <table:table-cell office:value-type="string">
            <text:p>Hannah Daryl</text:p>
          </table:table-cell>
          <table:table-cell office:value-type="string">
            <text:p>Scott Ridley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26">
            <text:p>126</text:p>
          </table:table-cell>
          <table:table-cell office:value-type="string">
            <text:p>Wall Street</text:p>
          </table:table-cell>
          <table:table-cell office:value-type="string">
            <text:p>Drama</text:p>
          </table:table-cell>
          <table:table-cell office:value-type="string">
            <text:p>Douglas Michael</text:p>
          </table:table-cell>
          <table:table-cell office:value-type="string">
            <text:p>Hannah Daryl</text:p>
          </table:table-cell>
          <table:table-cell office:value-type="string">
            <text:p>Stone Oliv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1">
            <text:p>111</text:p>
          </table:table-cell>
          <table:table-cell office:value-type="string">
            <text:p>Pope of Greenwich Village</text:p>
          </table:table-cell>
          <table:table-cell office:value-type="string">
            <text:p>Drama</text:p>
          </table:table-cell>
          <table:table-cell office:value-type="string">
            <text:p>Rourke Mickey</text:p>
          </table:table-cell>
          <table:table-cell office:value-type="string">
            <text:p>Hannah Daryl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9">
            <text:p>89</text:p>
          </table:table-cell>
          <table:table-cell office:value-type="string">
            <text:p>After School</text:p>
          </table:table-cell>
          <table:table-cell office:value-type="string">
            <text:p>Drama</text:p>
          </table:table-cell>
          <table:table-cell office:value-type="string">
            <text:p>Bottoms Sam</text:p>
          </table:table-cell>
          <table:table-cell office:value-type="string">
            <text:p>Hannah Page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298">
            <text:p>298</text:p>
          </table:table-cell>
          <table:table-cell office:value-type="string">
            <text:p>Flaming Frontiers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Hansen Eleanor</text:p>
          </table:table-cell>
          <table:table-cell office:value-type="string">
            <text:p>Taylor Ray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89">
            <text:p>89</text:p>
          </table:table-cell>
          <table:table-cell office:value-type="string">
            <text:p>Libeled Lady</text:p>
          </table:table-cell>
          <table:table-cell office:value-type="string">
            <text:p>Comedy</text:p>
          </table:table-cell>
          <table:table-cell office:value-type="string">
            <text:p>Powell William</text:p>
          </table:table-cell>
          <table:table-cell office:value-type="string">
            <text:p>Harlow Jean</text:p>
          </table:table-cell>
          <table:table-cell office:value-type="string">
            <text:p>Conway Jack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9">
            <text:p>99</text:p>
          </table:table-cell>
          <table:table-cell office:value-type="string">
            <text:p>Inserts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Harper Jessica</text:p>
          </table:table-cell>
          <table:table-cell office:value-type="string">
            <text:p>Byrum John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8">
            <text:p>88</text:p>
          </table:table-cell>
          <table:table-cell office:value-type="string">
            <text:p>Blue Iguana The</text:p>
          </table:table-cell>
          <table:table-cell office:value-type="string">
            <text:p>Drama</text:p>
          </table:table-cell>
          <table:table-cell office:value-type="string">
            <text:p>McDermott Dylan</text:p>
          </table:table-cell>
          <table:table-cell office:value-type="string">
            <text:p>Harper Jessica</text:p>
          </table:table-cell>
          <table:table-cell office:value-type="string">
            <text:p>Lafia John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3">
            <text:p>93</text:p>
          </table:table-cell>
          <table:table-cell office:value-type="string">
            <text:p>Tender Mercies</text:p>
          </table:table-cell>
          <table:table-cell office:value-type="string">
            <text:p>Drama</text:p>
          </table:table-cell>
          <table:table-cell office:value-type="string">
            <text:p>Duvall Robert</text:p>
          </table:table-cell>
          <table:table-cell office:value-type="string">
            <text:p>Harper Tess</text:p>
          </table:table-cell>
          <table:table-cell office:value-type="string">
            <text:p>Beresford Bruc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6">
            <text:p>96</text:p>
          </table:table-cell>
          <table:table-cell office:value-type="string">
            <text:p>Nights in White Satin</text:p>
          </table:table-cell>
          <table:table-cell office:value-type="string">
            <text:p>Drama</text:p>
          </table:table-cell>
          <table:table-cell office:value-type="string">
            <text:p>Gilman Kenneth</text:p>
          </table:table-cell>
          <table:table-cell office:value-type="string">
            <text:p>Harris Priscilla</text:p>
          </table:table-cell>
          <table:table-cell office:value-type="string">
            <text:p>Barnard Michae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7">
            <text:p>87</text:p>
          </table:table-cell>
          <table:table-cell office:value-type="string">
            <text:p>Videodrome</text:p>
          </table:table-cell>
          <table:table-cell office:value-type="string">
            <text:p>Horror</text:p>
          </table:table-cell>
          <table:table-cell office:value-type="string">
            <text:p>Woods James</text:p>
          </table:table-cell>
          <table:table-cell office:value-type="string">
            <text:p>Harry Deborah</text:p>
          </table:table-cell>
          <table:table-cell office:value-type="string">
            <text:p>Cronenberg David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6">
            <text:p>96</text:p>
          </table:table-cell>
          <table:table-cell office:value-type="string">
            <text:p>Intimate Stranger</text:p>
          </table:table-cell>
          <table:table-cell office:value-type="string">
            <text:p>Mystery</text:p>
          </table:table-cell>
          <table:table-cell office:value-type="string">
            <text:p>Russo James</text:p>
          </table:table-cell>
          <table:table-cell office:value-type="string">
            <text:p>Harry Deborah</text:p>
          </table:table-cell>
          <table:table-cell office:value-type="string">
            <text:p>Holzman Allan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0">
            <text:p>110</text:p>
          </table:table-cell>
          <table:table-cell office:value-type="string">
            <text:p>Highlander</text:p>
          </table:table-cell>
          <table:table-cell office:value-type="string">
            <text:p>Science Fiction</text:p>
          </table:table-cell>
          <table:table-cell office:value-type="string">
            <text:p>Lambert Christopher</text:p>
          </table:table-cell>
          <table:table-cell office:value-type="string">
            <text:p>Hart Roxanne</text:p>
          </table:table-cell>
          <table:table-cell office:value-type="string">
            <text:p>Mulcahy Russell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3">
            <text:p>93</text:p>
          </table:table-cell>
          <table:table-cell office:value-type="string">
            <text:p>Bodycount</text:p>
          </table:table-cell>
          <table:table-cell office:value-type="string">
            <text:p>Action</text:p>
          </table:table-cell>
          <table:table-cell office:value-type="string">
            <text:p>White Bernie</text:p>
          </table:table-cell>
          <table:table-cell office:value-type="string">
            <text:p>Hassett Marilyn</text:p>
          </table:table-cell>
          <table:table-cell/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Tango &amp; Cash</text:p>
          </table:table-cell>
          <table:table-cell office:value-type="string">
            <text:p>Action</text:p>
          </table:table-cell>
          <table:table-cell office:value-type="string">
            <text:p>Stallone Sylvester</text:p>
          </table:table-cell>
          <table:table-cell office:value-type="string">
            <text:p>Hatcher Teri</text:p>
          </table:table-cell>
          <table:table-cell office:value-type="string">
            <text:p>Konchalovsky Andrei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4">
            <text:p>94</text:p>
          </table:table-cell>
          <table:table-cell office:value-type="string">
            <text:p>There's a Girl in My Soup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Hawn Goldie</text:p>
          </table:table-cell>
          <table:table-cell office:value-type="string">
            <text:p>Boulting Roy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0">
            <text:p>100</text:p>
          </table:table-cell>
          <table:table-cell office:value-type="string">
            <text:p>Swing Shift</text:p>
          </table:table-cell>
          <table:table-cell office:value-type="string">
            <text:p>Drama</text:p>
          </table:table-cell>
          <table:table-cell office:value-type="string">
            <text:p>Russell Kurt</text:p>
          </table:table-cell>
          <table:table-cell office:value-type="string">
            <text:p>Hawn Goldie</text:p>
          </table:table-cell>
          <table:table-cell office:value-type="string">
            <text:p>Demme Jonathan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2">
            <text:p>112</text:p>
          </table:table-cell>
          <table:table-cell office:value-type="string">
            <text:p>Foul Play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Hawn Goldie</text:p>
          </table:table-cell>
          <table:table-cell office:value-type="string">
            <text:p>Higgins Colin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9">
            <text:p>109</text:p>
          </table:table-cell>
          <table:table-cell office:value-type="string">
            <text:p>Best Friends</text:p>
          </table:table-cell>
          <table:table-cell office:value-type="string">
            <text:p>Comedy</text:p>
          </table:table-cell>
          <table:table-cell office:value-type="string">
            <text:p>Reynolds Burt</text:p>
          </table:table-cell>
          <table:table-cell office:value-type="string">
            <text:p>Hawn Goldie</text:p>
          </table:table-cell>
          <table:table-cell office:value-type="string">
            <text:p>Jewison Norman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9">
            <text:p>109</text:p>
          </table:table-cell>
          <table:table-cell office:value-type="string">
            <text:p>Butterflies Are Free</text:p>
          </table:table-cell>
          <table:table-cell office:value-type="string">
            <text:p>Drama</text:p>
          </table:table-cell>
          <table:table-cell office:value-type="string">
            <text:p>Albert Edward</text:p>
          </table:table-cell>
          <table:table-cell office:value-type="string">
            <text:p>Hawn Goldie</text:p>
          </table:table-cell>
          <table:table-cell office:value-type="string">
            <text:p>Katselas Milton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2">
            <text:p>112</text:p>
          </table:table-cell>
          <table:table-cell office:value-type="string">
            <text:p>Overboard</text:p>
          </table:table-cell>
          <table:table-cell office:value-type="string">
            <text:p>Comedy</text:p>
          </table:table-cell>
          <table:table-cell office:value-type="string">
            <text:p>Russell Kurt</text:p>
          </table:table-cell>
          <table:table-cell office:value-type="string">
            <text:p>Hawn Goldie</text:p>
          </table:table-cell>
          <table:table-cell office:value-type="string">
            <text:p>Marshall Garry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3">
            <text:p>103</text:p>
          </table:table-cell>
          <table:table-cell office:value-type="string">
            <text:p>Girl from Petrovka The</text:p>
          </table:table-cell>
          <table:table-cell office:value-type="string">
            <text:p>Drama</text:p>
          </table:table-cell>
          <table:table-cell office:value-type="string">
            <text:p>Holbrook Hal</text:p>
          </table:table-cell>
          <table:table-cell office:value-type="string">
            <text:p>Hawn Goldie</text:p>
          </table:table-cell>
          <table:table-cell office:value-type="string">
            <text:p>Miller Robert Ellis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2">
            <text:p>102</text:p>
          </table:table-cell>
          <table:table-cell office:value-type="string">
            <text:p>Housesitter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office:value-type="string">
            <text:p>Hawn Goldie</text:p>
          </table:table-cell>
          <table:table-cell office:value-type="string">
            <text:p>Oz Frank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6">
            <text:p>106</text:p>
          </table:table-cell>
          <table:table-cell office:value-type="string">
            <text:p>Wildcats</text:p>
          </table:table-cell>
          <table:table-cell office:value-type="string">
            <text:p>Comedy</text:p>
          </table:table-cell>
          <table:table-cell office:value-type="string">
            <text:p>Keach James</text:p>
          </table:table-cell>
          <table:table-cell office:value-type="string">
            <text:p>Hawn Goldie</text:p>
          </table:table-cell>
          <table:table-cell office:value-type="string">
            <text:p>Ritchie Michael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0">
            <text:p>100</text:p>
          </table:table-cell>
          <table:table-cell office:value-type="string">
            <text:p>Protocol</text:p>
          </table:table-cell>
          <table:table-cell office:value-type="string">
            <text:p>Comedy</text:p>
          </table:table-cell>
          <table:table-cell office:value-type="string">
            <text:p>Sarandon Chris</text:p>
          </table:table-cell>
          <table:table-cell office:value-type="string">
            <text:p>Hawn Goldie</text:p>
          </table:table-cell>
          <table:table-cell office:value-type="string">
            <text:p>Ross Herbert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2">
            <text:p>102</text:p>
          </table:table-cell>
          <table:table-cell office:value-type="string">
            <text:p>Seems Like Old Times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Hawn Goldie</text:p>
          </table:table-cell>
          <table:table-cell office:value-type="string">
            <text:p>Sandrich Jay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9">
            <text:p>109</text:p>
          </table:table-cell>
          <table:table-cell office:value-type="string">
            <text:p>Sugarland Express The</text:p>
          </table:table-cell>
          <table:table-cell office:value-type="string">
            <text:p>Drama</text:p>
          </table:table-cell>
          <table:table-cell office:value-type="string">
            <text:p>Johnson Ben</text:p>
          </table:table-cell>
          <table:table-cell office:value-type="string">
            <text:p>Hawn Goldie</text:p>
          </table:table-cell>
          <table:table-cell office:value-type="string">
            <text:p>Spielberg Steven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0">
            <text:p>110</text:p>
          </table:table-cell>
          <table:table-cell office:value-type="string">
            <text:p>Private Benjamin</text:p>
          </table:table-cell>
          <table:table-cell office:value-type="string">
            <text:p>Comedy</text:p>
          </table:table-cell>
          <table:table-cell office:value-type="string">
            <text:p>Assante Armand</text:p>
          </table:table-cell>
          <table:table-cell office:value-type="string">
            <text:p>Hawn Goldie</text:p>
          </table:table-cell>
          <table:table-cell office:value-type="string">
            <text:p>Zieff Howar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5">
            <text:p>115</text:p>
          </table:table-cell>
          <table:table-cell office:value-type="string">
            <text:p>Deceived</text:p>
          </table:table-cell>
          <table:table-cell office:value-type="string">
            <text:p>Mystery</text:p>
          </table:table-cell>
          <table:table-cell office:value-type="string">
            <text:p>Heard John</text:p>
          </table:table-cell>
          <table:table-cell office:value-type="string">
            <text:p>Hawn Goldie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5">
            <text:p>95</text:p>
          </table:table-cell>
          <table:table-cell office:value-type="string">
            <text:p>Arrowsmith</text:p>
          </table:table-cell>
          <table:table-cell office:value-type="string">
            <text:p>Drama</text:p>
          </table:table-cell>
          <table:table-cell office:value-type="string">
            <text:p>Colman Ronald</text:p>
          </table:table-cell>
          <table:table-cell office:value-type="string">
            <text:p>Hayes Helen</text:p>
          </table:table-cell>
          <table:table-cell office:value-type="string">
            <text:p>Ford Joh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78">
            <text:p>78</text:p>
          </table:table-cell>
          <table:table-cell office:value-type="string">
            <text:p>Say Goodbye Maggie Cole</text:p>
          </table:table-cell>
          <table:table-cell office:value-type="string">
            <text:p>Drama</text:p>
          </table:table-cell>
          <table:table-cell office:value-type="string">
            <text:p>McGavin Darren</text:p>
          </table:table-cell>
          <table:table-cell office:value-type="string">
            <text:p>Hayward Susan</text:p>
          </table:table-cell>
          <table:table-cell office:value-type="string">
            <text:p>Taylor Jud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32">
            <text:p>132</text:p>
          </table:table-cell>
          <table:table-cell office:value-type="string">
            <text:p>Circus World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Hayworth Rita</text:p>
          </table:table-cell>
          <table:table-cell office:value-type="string">
            <text:p>Hathaway Henry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8">
            <text:p>98</text:p>
          </table:table-cell>
          <table:table-cell office:value-type="string">
            <text:p>Affair in Trinidad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Hayworth Rita</text:p>
          </table:table-cell>
          <table:table-cell office:value-type="string">
            <text:p>Sherman Vincent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87">
            <text:p>87</text:p>
          </table:table-cell>
          <table:table-cell office:value-type="string">
            <text:p>Lady from Shanghai</text:p>
          </table:table-cell>
          <table:table-cell office:value-type="string">
            <text:p>Mystery</text:p>
          </table:table-cell>
          <table:table-cell office:value-type="string">
            <text:p>Welles Orson</text:p>
          </table:table-cell>
          <table:table-cell office:value-type="string">
            <text:p>Hayworth Rita</text:p>
          </table:table-cell>
          <table:table-cell office:value-type="string">
            <text:p>Welles Orson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81">
            <text:p>81</text:p>
          </table:table-cell>
          <table:table-cell office:value-type="string">
            <text:p>Lady in Question</text:p>
          </table:table-cell>
          <table:table-cell office:value-type="string">
            <text:p>Drama</text:p>
          </table:table-cell>
          <table:table-cell office:value-type="string">
            <text:p>Aherne Brian</text:p>
          </table:table-cell>
          <table:table-cell office:value-type="string">
            <text:p>Hayworth Rita</text:p>
          </table:table-cell>
          <table:table-cell office:value-type="string">
            <text:p>Vidor Charles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10">
            <text:p>110</text:p>
          </table:table-cell>
          <table:table-cell office:value-type="string">
            <text:p>Gilda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Hayworth Rita</text:p>
          </table:table-cell>
          <table:table-cell office:value-type="string">
            <text:p>Vidor Charles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98">
            <text:p>98</text:p>
          </table:table-cell>
          <table:table-cell office:value-type="string">
            <text:p>Loves of Carmen Th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Hayworth Rita</text:p>
          </table:table-cell>
          <table:table-cell office:value-type="string">
            <text:p>Vidor Charles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5">
            <text:p>105</text:p>
          </table:table-cell>
          <table:table-cell office:value-type="string">
            <text:p>Dick Tracy</text:p>
          </table:table-cell>
          <table:table-cell office:value-type="string">
            <text:p>Comedy</text:p>
          </table:table-cell>
          <table:table-cell office:value-type="string">
            <text:p>Beatty Warren</text:p>
          </table:table-cell>
          <table:table-cell office:value-type="string">
            <text:p>Headley Glenne</text:p>
          </table:table-cell>
          <table:table-cell office:value-type="string">
            <text:p>Beatty Warre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30">
            <text:p>130</text:p>
          </table:table-cell>
          <table:table-cell office:value-type="string">
            <text:p>Marni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 office:value-type="string">
            <text:p>Hedren Tippi</text:p>
          </table:table-cell>
          <table:table-cell office:value-type="string">
            <text:p>Hitchcock Alfre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5">
            <text:p>85</text:p>
          </table:table-cell>
          <table:table-cell office:value-type="string">
            <text:p>Hot Child in the City</text:p>
          </table:table-cell>
          <table:table-cell office:value-type="string">
            <text:p>Mystery</text:p>
          </table:table-cell>
          <table:table-cell office:value-type="string">
            <text:p>Prysirr Geof</text:p>
          </table:table-cell>
          <table:table-cell office:value-type="string">
            <text:p>Hendrix Leah Ayres</text:p>
          </table:table-cell>
          <table:table-cell office:value-type="string">
            <text:p>Florea John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0">
            <text:p>90</text:p>
          </table:table-cell>
          <table:table-cell office:value-type="string">
            <text:p>Johnny Dangerously</text:p>
          </table:table-cell>
          <table:table-cell office:value-type="string">
            <text:p>Comedy</text:p>
          </table:table-cell>
          <table:table-cell office:value-type="string">
            <text:p>Piscopo Joe</text:p>
          </table:table-cell>
          <table:table-cell office:value-type="string">
            <text:p>Henner Marilu</text:p>
          </table:table-cell>
          <table:table-cell office:value-type="string">
            <text:p>Heckerling Amy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5">
            <text:p>95</text:p>
          </table:table-cell>
          <table:table-cell office:value-type="string">
            <text:p>Stark</text:p>
          </table:table-cell>
          <table:table-cell office:value-type="string">
            <text:p>Mystery</text:p>
          </table:table-cell>
          <table:table-cell office:value-type="string">
            <text:p>Surovy Nicolas</text:p>
          </table:table-cell>
          <table:table-cell office:value-type="string">
            <text:p>Henner Marilu</text:p>
          </table:table-cell>
          <table:table-cell office:value-type="string">
            <text:p>Holcomb Rod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84">
            <text:p>84</text:p>
          </table:table-cell>
          <table:table-cell office:value-type="string">
            <text:p>Three Strange Loves</text:p>
          </table:table-cell>
          <table:table-cell office:value-type="string">
            <text:p>Drama</text:p>
          </table:table-cell>
          <table:table-cell office:value-type="string">
            <text:p>Malmsten Birger</text:p>
          </table:table-cell>
          <table:table-cell office:value-type="string">
            <text:p>Henning Eva</text:p>
          </table:table-cell>
          <table:table-cell office:value-type="string">
            <text:p>Bergman Ingmar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70">
            <text:p>170</text:p>
          </table:table-cell>
          <table:table-cell office:value-type="string">
            <text:p>My Fair Lady</text:p>
          </table:table-cell>
          <table:table-cell office:value-type="string">
            <text:p>Music</text:p>
          </table:table-cell>
          <table:table-cell office:value-type="string">
            <text:p>Harrison Rex</text:p>
          </table:table-cell>
          <table:table-cell office:value-type="string">
            <text:p>Hepburn Audrey</text:p>
          </table:table-cell>
          <table:table-cell office:value-type="string">
            <text:p>Cukor George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23">
            <text:p>123</text:p>
          </table:table-cell>
          <table:table-cell office:value-type="string">
            <text:p>Unforgiven The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Hepburn Audrey</text:p>
          </table:table-cell>
          <table:table-cell office:value-type="string">
            <text:p>Huston John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6">
            <text:p>106</text:p>
          </table:table-cell>
          <table:table-cell office:value-type="string">
            <text:p>Robin &amp; Marian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Hepburn Audrey</text:p>
          </table:table-cell>
          <table:table-cell office:value-type="string">
            <text:p>Lester Richar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09">
            <text:p>109</text:p>
          </table:table-cell>
          <table:table-cell office:value-type="string">
            <text:p>Children's Hour The</text:p>
          </table:table-cell>
          <table:table-cell office:value-type="string">
            <text:p>Drama</text:p>
          </table:table-cell>
          <table:table-cell office:value-type="string">
            <text:p>Garner James</text:p>
          </table:table-cell>
          <table:table-cell office:value-type="string">
            <text:p>Hepburn Audrey</text:p>
          </table:table-cell>
          <table:table-cell office:value-type="string">
            <text:p>Wyler William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21">
            <text:p>121</text:p>
          </table:table-cell>
          <table:table-cell office:value-type="string">
            <text:p>Rainmaker The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Hepburn Katharine</text:p>
          </table:table-cell>
          <table:table-cell office:value-type="string">
            <text:p>Anthony Joseph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5">
            <text:p>95</text:p>
          </table:table-cell>
          <table:table-cell office:value-type="string">
            <text:p>Pat &amp; Mike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 office:value-type="string">
            <text:p>Cukor George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34">
            <text:p>134</text:p>
          </table:table-cell>
          <table:table-cell office:value-type="string">
            <text:p>Lion in Winter THe</text:p>
          </table:table-cell>
          <table:table-cell office:value-type="string">
            <text:p>Drama</text:p>
          </table:table-cell>
          <table:table-cell office:value-type="string">
            <text:p>O'Toole Peter</text:p>
          </table:table-cell>
          <table:table-cell office:value-type="string">
            <text:p>Hepburn Katharine</text:p>
          </table:table-cell>
          <table:table-cell office:value-type="string">
            <text:p>Harvey Anthony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2">
            <text:p>132</text:p>
          </table:table-cell>
          <table:table-cell office:value-type="string">
            <text:p>Sea of Grass The</text:p>
          </table:table-cell>
          <table:table-cell office:value-type="string">
            <text:p>Western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 office:value-type="string">
            <text:p>Kazan Elia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8">
            <text:p>108</text:p>
          </table:table-cell>
          <table:table-cell office:value-type="string">
            <text:p>Guess Who's Coming to Dinner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 office:value-type="string">
            <text:p>Kramer Stanley</text:p>
          </table:table-cell>
          <table:table-cell office:value-type="float" office:value="50">
            <text:p>50</text:p>
          </table:table-cell>
          <table:table-cell office:value-type="string">
            <text:p>Yes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53">
            <text:p>153</text:p>
          </table:table-cell>
          <table:table-cell office:value-type="string">
            <text:p>Desk Set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 office:value-type="string">
            <text:p>Lang Walter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7">
            <text:p>107</text:p>
          </table:table-cell>
          <table:table-cell office:value-type="string">
            <text:p>Rooster Cogbur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Hepburn Katharine</text:p>
          </table:table-cell>
          <table:table-cell office:value-type="string">
            <text:p>Miller Stuart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09">
            <text:p>109</text:p>
          </table:table-cell>
          <table:table-cell office:value-type="string">
            <text:p>On Golden Pond</text:p>
          </table:table-cell>
          <table:table-cell office:value-type="string">
            <text:p>Drama</text:p>
          </table:table-cell>
          <table:table-cell office:value-type="string">
            <text:p>Fonda Henry</text:p>
          </table:table-cell>
          <table:table-cell office:value-type="string">
            <text:p>Hepburn Katharine</text:p>
          </table:table-cell>
          <table:table-cell office:value-type="string">
            <text:p>Rydell Mark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1">
            <text:p>101</text:p>
          </table:table-cell>
          <table:table-cell office:value-type="string">
            <text:p>Adam's Rib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6">
            <text:p>116</text:p>
          </table:table-cell>
          <table:table-cell office:value-type="string">
            <text:p>Boom Town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5">
            <text:p>145</text:p>
          </table:table-cell>
          <table:table-cell office:value-type="string">
            <text:p>Dragon Seed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5">
            <text:p>115</text:p>
          </table:table-cell>
          <table:table-cell office:value-type="string">
            <text:p>Little Women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3">
            <text:p>113</text:p>
          </table:table-cell>
          <table:table-cell office:value-type="string">
            <text:p>Philadelphia Story The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2">
            <text:p>112</text:p>
          </table:table-cell>
          <table:table-cell office:value-type="string">
            <text:p>Without Love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katharineHepbur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3">
            <text:p>113</text:p>
          </table:table-cell>
          <table:table-cell office:value-type="string">
            <text:p>Woman of the Year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office:value-type="string">
            <text:p>Hepburn Katharin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5">
            <text:p>95</text:p>
          </table:table-cell>
          <table:table-cell office:value-type="string">
            <text:p>Juice</text:p>
          </table:table-cell>
          <table:table-cell office:value-type="string">
            <text:p>Drama</text:p>
          </table:table-cell>
          <table:table-cell office:value-type="string">
            <text:p>Shakur Tupac</text:p>
          </table:table-cell>
          <table:table-cell office:value-type="string">
            <text:p>Herron Cindy</text:p>
          </table:table-cell>
          <table:table-cell office:value-type="string">
            <text:p>Dickerson Ernest R.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4">
            <text:p>114</text:p>
          </table:table-cell>
          <table:table-cell office:value-type="string">
            <text:p>Hoosiers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Hershey Barbara</text:p>
          </table:table-cell>
          <table:table-cell office:value-type="string">
            <text:p>Anspaugh Davi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2">
            <text:p>112</text:p>
          </table:table-cell>
          <table:table-cell office:value-type="string">
            <text:p>Tin Men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Hershey Barbara</text:p>
          </table:table-cell>
          <table:table-cell office:value-type="string">
            <text:p>Levinson Barry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63">
            <text:p>163</text:p>
          </table:table-cell>
          <table:table-cell office:value-type="string">
            <text:p>Last Temptation of Christ The</text:p>
          </table:table-cell>
          <table:table-cell office:value-type="string">
            <text:p>Drama</text:p>
          </table:table-cell>
          <table:table-cell office:value-type="string">
            <text:p>Dafoe Willem</text:p>
          </table:table-cell>
          <table:table-cell office:value-type="string">
            <text:p>Hershey Barbara</text:p>
          </table:table-cell>
          <table:table-cell office:value-type="string">
            <text:p>Scorsese Martin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9">
            <text:p>99</text:p>
          </table:table-cell>
          <table:table-cell office:value-type="string">
            <text:p>Paris Trout</text:p>
          </table:table-cell>
          <table:table-cell office:value-type="string">
            <text:p>Drama</text:p>
          </table:table-cell>
          <table:table-cell office:value-type="string">
            <text:p>Hopper Dennis</text:p>
          </table:table-cell>
          <table:table-cell office:value-type="string">
            <text:p>Hershey Barbara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7">
            <text:p>87</text:p>
          </table:table-cell>
          <table:table-cell office:value-type="string">
            <text:p>Souvenir</text:p>
          </table:table-cell>
          <table:table-cell office:value-type="string">
            <text:p>Drama</text:p>
          </table:table-cell>
          <table:table-cell office:value-type="string">
            <text:p>Plummer Christopher</text:p>
          </table:table-cell>
          <table:table-cell office:value-type="string">
            <text:p>Hicks Catherine</text:p>
          </table:table-cell>
          <table:table-cell office:value-type="string">
            <text:p>Reeve Geoffrey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20">
            <text:p>120</text:p>
          </table:table-cell>
          <table:table-cell office:value-type="string">
            <text:p>A Man for All Seasons</text:p>
          </table:table-cell>
          <table:table-cell office:value-type="string">
            <text:p>Drama</text:p>
          </table:table-cell>
          <table:table-cell office:value-type="string">
            <text:p>Shaw Robert</text:p>
          </table:table-cell>
          <table:table-cell office:value-type="string">
            <text:p>Hiller Wendy</text:p>
          </table:table-cell>
          <table:table-cell office:value-type="string">
            <text:p>Zinnemann Fred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Knights &amp; Emeralds</text:p>
          </table:table-cell>
          <table:table-cell office:value-type="string">
            <text:p>Drama</text:p>
          </table:table-cell>
          <table:table-cell office:value-type="string">
            <text:p>Leadbitter Bill</text:p>
          </table:table-cell>
          <table:table-cell office:value-type="string">
            <text:p>Hills Beverly</text:p>
          </table:table-cell>
          <table:table-cell office:value-type="string">
            <text:p>Emes Ian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3">
            <text:p>83</text:p>
          </table:table-cell>
          <table:table-cell office:value-type="string">
            <text:p>Masque of the Red Death</text:p>
          </table:table-cell>
          <table:table-cell office:value-type="string">
            <text:p>Horror</text:p>
          </table:table-cell>
          <table:table-cell office:value-type="string">
            <text:p>MacNee Patrick</text:p>
          </table:table-cell>
          <table:table-cell office:value-type="string">
            <text:p>Hoak Clare</text:p>
          </table:table-cell>
          <table:table-cell office:value-type="string">
            <text:p>Brand Larry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265">
            <text:p>265</text:p>
          </table:table-cell>
          <table:table-cell office:value-type="string">
            <text:p>Adventures of Smilin' Jack The</text:p>
          </table:table-cell>
          <table:table-cell office:value-type="string">
            <text:p>Mystery</text:p>
          </table:table-cell>
          <table:table-cell office:value-type="string">
            <text:p>Brown Tom</text:p>
          </table:table-cell>
          <table:table-cell office:value-type="string">
            <text:p>Hobart Rose</text:p>
          </table:table-cell>
          <table:table-cell office:value-type="string">
            <text:p>Taylor Ray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8">
            <text:p>88</text:p>
          </table:table-cell>
          <table:table-cell office:value-type="string">
            <text:p>Adventures in Dinosaur City</text:p>
          </table:table-cell>
          <table:table-cell office:value-type="string">
            <text:p>Action</text:p>
          </table:table-cell>
          <table:table-cell office:value-type="string">
            <text:p>Katz Omri</text:p>
          </table:table-cell>
          <table:table-cell office:value-type="string">
            <text:p>Hoffman Shawn</text:p>
          </table:table-cell>
          <table:table-cell office:value-type="string">
            <text:p>Thompson Brett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Allnighter The</text:p>
          </table:table-cell>
          <table:table-cell office:value-type="string">
            <text:p>Comedy</text:p>
          </table:table-cell>
          <table:table-cell office:value-type="string">
            <text:p>Terlesky John</text:p>
          </table:table-cell>
          <table:table-cell office:value-type="string">
            <text:p>Hoffs Susanna</text:p>
          </table:table-cell>
          <table:table-cell office:value-type="string">
            <text:p>Hoffs Tamar Simo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9">
            <text:p>99</text:p>
          </table:table-cell>
          <table:table-cell office:value-type="string">
            <text:p>Caddyshack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Holcomb Sarah</text:p>
          </table:table-cell>
          <table:table-cell office:value-type="string">
            <text:p>Ramis Harold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2">
            <text:p>102</text:p>
          </table:table-cell>
          <table:table-cell office:value-type="string">
            <text:p>Tom Sawyer</text:p>
          </table:table-cell>
          <table:table-cell office:value-type="string">
            <text:p>Music</text:p>
          </table:table-cell>
          <table:table-cell office:value-type="string">
            <text:p>Whitaker Johnny</text:p>
          </table:table-cell>
          <table:table-cell office:value-type="string">
            <text:p>Holm Celeste</text:p>
          </table:table-cell>
          <table:table-cell office:value-type="string">
            <text:p>Taylor Don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4">
            <text:p>94</text:p>
          </table:table-cell>
          <table:table-cell office:value-type="string">
            <text:p>Rita Sue &amp; Bob Too</text:p>
          </table:table-cell>
          <table:table-cell office:value-type="string">
            <text:p>Comedy</text:p>
          </table:table-cell>
          <table:table-cell office:value-type="string">
            <text:p>Finneran Siohban</text:p>
          </table:table-cell>
          <table:table-cell office:value-type="string">
            <text:p>Holmes Michelle</text:p>
          </table:table-cell>
          <table:table-cell office:value-type="string">
            <text:p>Clarke Ala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56">
            <text:p>56</text:p>
          </table:table-cell>
          <table:table-cell office:value-type="string">
            <text:p>Hawk of Powder River</text:p>
          </table:table-cell>
          <table:table-cell office:value-type="string">
            <text:p>Western</text:p>
          </table:table-cell>
          <table:table-cell office:value-type="string">
            <text:p>Dean Eddie</text:p>
          </table:table-cell>
          <table:table-cell office:value-type="string">
            <text:p>Holt Jennifer</text:p>
          </table:table-cell>
          <table:table-cell office:value-type="string">
            <text:p>Taylor Ray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48">
            <text:p>148</text:p>
          </table:table-cell>
          <table:table-cell office:value-type="string">
            <text:p>Tempest</text:p>
          </table:table-cell>
          <table:table-cell office:value-type="string">
            <text:p>Drama</text:p>
          </table:table-cell>
          <table:table-cell office:value-type="string">
            <text:p>Barrymore John</text:p>
          </table:table-cell>
          <table:table-cell office:value-type="string">
            <text:p>Horn Camilla</text:p>
          </table:table-cell>
          <table:table-cell office:value-type="string">
            <text:p>Taylor Sam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Running Mates</text:p>
          </table:table-cell>
          <table:table-cell office:value-type="string">
            <text:p>Drama</text:p>
          </table:table-cell>
          <table:table-cell office:value-type="string">
            <text:p>Webb Greg</text:p>
          </table:table-cell>
          <table:table-cell office:value-type="string">
            <text:p>Howard Barbara</text:p>
          </table:table-cell>
          <table:table-cell office:value-type="string">
            <text:p>Neff Thomas L.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5">
            <text:p>105</text:p>
          </table:table-cell>
          <table:table-cell office:value-type="string">
            <text:p>Prettykill</text:p>
          </table:table-cell>
          <table:table-cell office:value-type="string">
            <text:p>Drama</text:p>
          </table:table-cell>
          <table:table-cell office:value-type="string">
            <text:p>Birney David</text:p>
          </table:table-cell>
          <table:table-cell office:value-type="string">
            <text:p>Hubley Season</text:p>
          </table:table-cell>
          <table:table-cell office:value-type="string">
            <text:p>Kaczender George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80">
            <text:p>80</text:p>
          </table:table-cell>
          <table:table-cell office:value-type="string">
            <text:p>Judge Priest</text:p>
          </table:table-cell>
          <table:table-cell office:value-type="string">
            <text:p>Drama</text:p>
          </table:table-cell>
          <table:table-cell office:value-type="string">
            <text:p>Rogers Will</text:p>
          </table:table-cell>
          <table:table-cell office:value-type="string">
            <text:p>Hudson Rochelle</text:p>
          </table:table-cell>
          <table:table-cell office:value-type="string">
            <text:p>Ford John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4">
            <text:p>104</text:p>
          </table:table-cell>
          <table:table-cell office:value-type="string">
            <text:p>Harvey</text:p>
          </table:table-cell>
          <table:table-cell office:value-type="string">
            <text:p>Comedy</text:p>
          </table:table-cell>
          <table:table-cell office:value-type="string">
            <text:p>Stewart James</text:p>
          </table:table-cell>
          <table:table-cell office:value-type="string">
            <text:p>Hull Josephine</text:p>
          </table:table-cell>
          <table:table-cell office:value-type="string">
            <text:p>Koster Henry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9">
            <text:p>89</text:p>
          </table:table-cell>
          <table:table-cell office:value-type="string">
            <text:p>If Looks Could Kill</text:p>
          </table:table-cell>
          <table:table-cell office:value-type="string">
            <text:p>Action</text:p>
          </table:table-cell>
          <table:table-cell office:value-type="string">
            <text:p>Grieco Richard</text:p>
          </table:table-cell>
          <table:table-cell office:value-type="string">
            <text:p>Hunt Linda</text:p>
          </table:table-cell>
          <table:table-cell office:value-type="string">
            <text:p>Wilmington Michael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4">
            <text:p>94</text:p>
          </table:table-cell>
          <table:table-cell office:value-type="string">
            <text:p>Raising Arizona</text:p>
          </table:table-cell>
          <table:table-cell office:value-type="string">
            <text:p>Comedy</text:p>
          </table:table-cell>
          <table:table-cell office:value-type="string">
            <text:p>Cage Nicolas</text:p>
          </table:table-cell>
          <table:table-cell office:value-type="string">
            <text:p>Hunter Holly</text:p>
          </table:table-cell>
          <table:table-cell office:value-type="string">
            <text:p>Coen Joel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4">
            <text:p>114</text:p>
          </table:table-cell>
          <table:table-cell office:value-type="string">
            <text:p>Once Around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Hunter Holly</text:p>
          </table:table-cell>
          <table:table-cell office:value-type="string">
            <text:p>Hallström Lasse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0">
            <text:p>110</text:p>
          </table:table-cell>
          <table:table-cell office:value-type="string">
            <text:p>Loulou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Huppert Isabelle</text:p>
          </table:table-cell>
          <table:table-cell office:value-type="string">
            <text:p>Pialat Maurice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36">
            <text:p>136</text:p>
          </table:table-cell>
          <table:table-cell office:value-type="string">
            <text:p>World According to Garp The</text:p>
          </table:table-cell>
          <table:table-cell office:value-type="string">
            <text:p>Drama</text:p>
          </table:table-cell>
          <table:table-cell office:value-type="string">
            <text:p>Williams Robin</text:p>
          </table:table-cell>
          <table:table-cell office:value-type="string">
            <text:p>Hurt Mary Beth</text:p>
          </table:table-cell>
          <table:table-cell office:value-type="string">
            <text:p>Hill George Roy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6">
            <text:p>106</text:p>
          </table:table-cell>
          <table:table-cell office:value-type="string">
            <text:p>Virus</text:p>
          </table:table-cell>
          <table:table-cell office:value-type="string">
            <text:p>Science Fiction</text:p>
          </table:table-cell>
          <table:table-cell office:value-type="string">
            <text:p>Kennedy George</text:p>
          </table:table-cell>
          <table:table-cell office:value-type="string">
            <text:p>Hussey Olivia</text:p>
          </table:table-cell>
          <table:table-cell office:value-type="string">
            <text:p>Fukasaku Kinji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27">
            <text:p>127</text:p>
          </table:table-cell>
          <table:table-cell office:value-type="string">
            <text:p>Northwest Passage</text:p>
          </table:table-cell>
          <table:table-cell office:value-type="string">
            <text:p>Action</text:p>
          </table:table-cell>
          <table:table-cell office:value-type="string">
            <text:p>Tracy Spencer</text:p>
          </table:table-cell>
          <table:table-cell office:value-type="string">
            <text:p>Hussey Ruth</text:p>
          </table:table-cell>
          <table:table-cell office:value-type="string">
            <text:p>Vidor King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2">
            <text:p>112</text:p>
          </table:table-cell>
          <table:table-cell office:value-type="string">
            <text:p>Gardens of Stone</text:p>
          </table:table-cell>
          <table:table-cell office:value-type="string">
            <text:p>Drama</text:p>
          </table:table-cell>
          <table:table-cell office:value-type="string">
            <text:p>Caan James</text:p>
          </table:table-cell>
          <table:table-cell office:value-type="string">
            <text:p>Huston Anjelica</text:p>
          </table:table-cell>
          <table:table-cell office:value-type="string">
            <text:p>Coppola Francis Ford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1">
            <text:p>121</text:p>
          </table:table-cell>
          <table:table-cell office:value-type="string">
            <text:p>Enemies a Love Story</text:p>
          </table:table-cell>
          <table:table-cell office:value-type="string">
            <text:p>Drama</text:p>
          </table:table-cell>
          <table:table-cell office:value-type="string">
            <text:p>Silver Ron</text:p>
          </table:table-cell>
          <table:table-cell office:value-type="string">
            <text:p>Huston Anjelica</text:p>
          </table:table-cell>
          <table:table-cell office:value-type="string">
            <text:p>Mazursky Pau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2">
            <text:p>102</text:p>
          </table:table-cell>
          <table:table-cell office:value-type="string">
            <text:p>Addams Family The</text:p>
          </table:table-cell>
          <table:table-cell office:value-type="string">
            <text:p>Comedy</text:p>
          </table:table-cell>
          <table:table-cell office:value-type="string">
            <text:p>Julia Raul</text:p>
          </table:table-cell>
          <table:table-cell office:value-type="string">
            <text:p>Huston Anjelica</text:p>
          </table:table-cell>
          <table:table-cell office:value-type="string">
            <text:p>Sonnenfeld B.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65">
            <text:p>65</text:p>
          </table:table-cell>
          <table:table-cell office:value-type="string">
            <text:p>Freaks</text:p>
          </table:table-cell>
          <table:table-cell office:value-type="string">
            <text:p>Horror</text:p>
          </table:table-cell>
          <table:table-cell office:value-type="string">
            <text:p>Ford Wallace</text:p>
          </table:table-cell>
          <table:table-cell office:value-type="string">
            <text:p>Hyams Leila</text:p>
          </table:table-cell>
          <table:table-cell office:value-type="string">
            <text:p>Browning To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8">
            <text:p>108</text:p>
          </table:table-cell>
          <table:table-cell office:value-type="string">
            <text:p>Necessary Roughness</text:p>
          </table:table-cell>
          <table:table-cell office:value-type="string">
            <text:p>Comedy</text:p>
          </table:table-cell>
          <table:table-cell office:value-type="string">
            <text:p>Bakula Scott</text:p>
          </table:table-cell>
          <table:table-cell office:value-type="string">
            <text:p>Ireland Kathy</text:p>
          </table:table-cell>
          <table:table-cell office:value-type="string">
            <text:p>Dragoti Stan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3">
            <text:p>93</text:p>
          </table:table-cell>
          <table:table-cell office:value-type="string">
            <text:p>A Show of Force</text:p>
          </table:table-cell>
          <table:table-cell office:value-type="string">
            <text:p>Drama</text:p>
          </table:table-cell>
          <table:table-cell office:value-type="string">
            <text:p>Garcia Andy</text:p>
          </table:table-cell>
          <table:table-cell office:value-type="string">
            <text:p>Irving Amy</text:p>
          </table:table-cell>
          <table:table-cell office:value-type="string">
            <text:p>Barreto Bruno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9">
            <text:p>129</text:p>
          </table:table-cell>
          <table:table-cell office:value-type="string">
            <text:p>Competition The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Irving Amy</text:p>
          </table:table-cell>
          <table:table-cell office:value-type="string">
            <text:p>Oliansky Joel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7">
            <text:p>97</text:p>
          </table:table-cell>
          <table:table-cell office:value-type="string">
            <text:p>Crossing Delancey</text:p>
          </table:table-cell>
          <table:table-cell office:value-type="string">
            <text:p>Comedy</text:p>
          </table:table-cell>
          <table:table-cell office:value-type="string">
            <text:p>Riegert Peter</text:p>
          </table:table-cell>
          <table:table-cell office:value-type="string">
            <text:p>Irving Amy</text:p>
          </table:table-cell>
          <table:table-cell office:value-type="string">
            <text:p>Silver Joan Mickli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0">
            <text:p>120</text:p>
          </table:table-cell>
          <table:table-cell office:value-type="string">
            <text:p>State of Things The</text:p>
          </table:table-cell>
          <table:table-cell office:value-type="string">
            <text:p>Drama</text:p>
          </table:table-cell>
          <table:table-cell office:value-type="string">
            <text:p>Kime Jeffrey</text:p>
          </table:table-cell>
          <table:table-cell office:value-type="string">
            <text:p>Isabelle Weingarten.</text:p>
          </table:table-cell>
          <table:table-cell office:value-type="string">
            <text:p>Wenders Wim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9">
            <text:p>89</text:p>
          </table:table-cell>
          <table:table-cell office:value-type="string">
            <text:p>Business As Usual</text:p>
          </table:table-cell>
          <table:table-cell office:value-type="string">
            <text:p>Comedy</text:p>
          </table:table-cell>
          <table:table-cell office:value-type="string">
            <text:p>Thaw John</text:p>
          </table:table-cell>
          <table:table-cell office:value-type="string">
            <text:p>Jackson Glenda</text:p>
          </table:table-cell>
          <table:table-cell office:value-type="string">
            <text:p>Barrett Lezli-An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3">
            <text:p>103</text:p>
          </table:table-cell>
          <table:table-cell office:value-type="string">
            <text:p>A Touch of Class</text:p>
          </table:table-cell>
          <table:table-cell office:value-type="string">
            <text:p>Comedy</text:p>
          </table:table-cell>
          <table:table-cell office:value-type="string">
            <text:p>Segal George</text:p>
          </table:table-cell>
          <table:table-cell office:value-type="string">
            <text:p>Jackson Glenda</text:p>
          </table:table-cell>
          <table:table-cell office:value-type="string">
            <text:p>Frank Melvin</text:p>
          </table:table-cell>
          <table:table-cell office:value-type="float" office:value="79">
            <text:p>7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29">
            <text:p>129</text:p>
          </table:table-cell>
          <table:table-cell office:value-type="string">
            <text:p>Women in Love.</text:p>
          </table:table-cell>
          <table:table-cell office:value-type="string">
            <text:p>Drama</text:p>
          </table:table-cell>
          <table:table-cell office:value-type="string">
            <text:p>Bates Alan</text:p>
          </table:table-cell>
          <table:table-cell office:value-type="string">
            <text:p>Jackson Glenda</text:p>
          </table:table-cell>
          <table:table-cell office:value-type="string">
            <text:p>Russell Ken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9">
            <text:p>89</text:p>
          </table:table-cell>
          <table:table-cell office:value-type="string">
            <text:p>Salome's Last Dance</text:p>
          </table:table-cell>
          <table:table-cell office:value-type="string">
            <text:p>Comedy</text:p>
          </table:table-cell>
          <table:table-cell office:value-type="string">
            <text:p>Johns Stratford</text:p>
          </table:table-cell>
          <table:table-cell office:value-type="string">
            <text:p>Jackson Glenda</text:p>
          </table:table-cell>
          <table:table-cell office:value-type="string">
            <text:p>Russell Ken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0">
            <text:p>100</text:p>
          </table:table-cell>
          <table:table-cell office:value-type="string">
            <text:p>Casino</text:p>
          </table:table-cell>
          <table:table-cell office:value-type="string">
            <text:p>Mystery</text:p>
          </table:table-cell>
          <table:table-cell office:value-type="string">
            <text:p>Connors Mike</text:p>
          </table:table-cell>
          <table:table-cell office:value-type="string">
            <text:p>Jackson Sherry</text:p>
          </table:table-cell>
          <table:table-cell office:value-type="string">
            <text:p>Chaffey Do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8">
            <text:p>108</text:p>
          </table:table-cell>
          <table:table-cell office:value-type="string">
            <text:p>Smiles of a Summer Night</text:p>
          </table:table-cell>
          <table:table-cell office:value-type="string">
            <text:p>Comedy</text:p>
          </table:table-cell>
          <table:table-cell office:value-type="string">
            <text:p>Björnstrand Gunnar</text:p>
          </table:table-cell>
          <table:table-cell office:value-type="string">
            <text:p>Jacobsson Ulla</text:p>
          </table:table-cell>
          <table:table-cell office:value-type="string">
            <text:p>Bergman Ingmar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New Year's Day</text:p>
          </table:table-cell>
          <table:table-cell office:value-type="string">
            <text:p>Comedy</text:p>
          </table:table-cell>
          <table:table-cell office:value-type="string">
            <text:p>Jaglom Henry</text:p>
          </table:table-cell>
          <table:table-cell office:value-type="string">
            <text:p>Jakobsen Maggie</text:p>
          </table:table-cell>
          <table:table-cell office:value-type="string">
            <text:p>Jaglom Henry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32">
            <text:p>132</text:p>
          </table:table-cell>
          <table:table-cell office:value-type="string">
            <text:p>Mephisto</text:p>
          </table:table-cell>
          <table:table-cell office:value-type="string">
            <text:p>Drama</text:p>
          </table:table-cell>
          <table:table-cell office:value-type="string">
            <text:p>Brandauer Klaus Maria</text:p>
          </table:table-cell>
          <table:table-cell office:value-type="string">
            <text:p>Janda Krystyna</text:p>
          </table:table-cell>
          <table:table-cell office:value-type="string">
            <text:p>Szabó István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60">
            <text:p>60</text:p>
          </table:table-cell>
          <table:table-cell office:value-type="string">
            <text:p>Easy Virtue</text:p>
          </table:table-cell>
          <table:table-cell office:value-type="string">
            <text:p>Mystery</text:p>
          </table:table-cell>
          <table:table-cell office:value-type="string">
            <text:p>Dyall Franklin</text:p>
          </table:table-cell>
          <table:table-cell office:value-type="string">
            <text:p>Jeans Isabel</text:p>
          </table:table-cell>
          <table:table-cell office:value-type="string">
            <text:p>Hitchcock Alfred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59">
            <text:p>59</text:p>
          </table:table-cell>
          <table:table-cell office:value-type="string">
            <text:p>Swing It Sailor!</text:p>
          </table:table-cell>
          <table:table-cell office:value-type="string">
            <text:p>Comedy</text:p>
          </table:table-cell>
          <table:table-cell office:value-type="string">
            <text:p>Ford Wallace</text:p>
          </table:table-cell>
          <table:table-cell office:value-type="string">
            <text:p>Jewell Isabe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3">
            <text:p>83</text:p>
          </table:table-cell>
          <table:table-cell office:value-type="string">
            <text:p>Strictly Business</text:p>
          </table:table-cell>
          <table:table-cell office:value-type="string">
            <text:p>Comedy</text:p>
          </table:table-cell>
          <table:table-cell office:value-type="string">
            <text:p>Davidson Tommy</text:p>
          </table:table-cell>
          <table:table-cell office:value-type="string">
            <text:p>Johnson Anne-Marie</text:p>
          </table:table-cell>
          <table:table-cell office:value-type="string">
            <text:p>Hooks Kevin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0">
            <text:p>90</text:p>
          </table:table-cell>
          <table:table-cell office:value-type="string">
            <text:p>Blame It on Rio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Johnson Michelle</text:p>
          </table:table-cell>
          <table:table-cell office:value-type="string">
            <text:p>Donen Stanley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6">
            <text:p>86</text:p>
          </table:table-cell>
          <table:table-cell office:value-type="string">
            <text:p>Straight to Hell</text:p>
          </table:table-cell>
          <table:table-cell office:value-type="string">
            <text:p>Action</text:p>
          </table:table-cell>
          <table:table-cell office:value-type="string">
            <text:p>Hopper Dennis</text:p>
          </table:table-cell>
          <table:table-cell office:value-type="string">
            <text:p>Jones Grace</text:p>
          </table:table-cell>
          <table:table-cell office:value-type="string">
            <text:p>Cox Alex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1">
            <text:p>131</text:p>
          </table:table-cell>
          <table:table-cell office:value-type="string">
            <text:p>A View to a Kill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Jones Grace</text:p>
          </table:table-cell>
          <table:table-cell/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0">
            <text:p>100</text:p>
          </table:table-cell>
          <table:table-cell office:value-type="string">
            <text:p>American Anthem</text:p>
          </table:table-cell>
          <table:table-cell office:value-type="string">
            <text:p>Drama</text:p>
          </table:table-cell>
          <table:table-cell office:value-type="string">
            <text:p>Gaylord Mitch</text:p>
          </table:table-cell>
          <table:table-cell office:value-type="string">
            <text:p>Jones Janet</text:p>
          </table:table-cell>
          <table:table-cell office:value-type="string">
            <text:p>Magnoli Albert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9">
            <text:p>99</text:p>
          </table:table-cell>
          <table:table-cell office:value-type="string">
            <text:p>Bedtime Story</text:p>
          </table:table-cell>
          <table:table-cell office:value-type="string">
            <text:p>Comedy</text:p>
          </table:table-cell>
          <table:table-cell office:value-type="string">
            <text:p>Brando Marlon</text:p>
          </table:table-cell>
          <table:table-cell office:value-type="string">
            <text:p>Jones Shirley</text:p>
          </table:table-cell>
          <table:table-cell office:value-type="string">
            <text:p>Levy Ralph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7">
            <text:p>117</text:p>
          </table:table-cell>
          <table:table-cell office:value-type="string">
            <text:p>Courtship of Eddie's Father The</text:p>
          </table:table-cell>
          <table:table-cell office:value-type="string">
            <text:p>Comedy</text:p>
          </table:table-cell>
          <table:table-cell office:value-type="string">
            <text:p>Howard Ron</text:p>
          </table:table-cell>
          <table:table-cell office:value-type="string">
            <text:p>Jones Shirley</text:p>
          </table:table-cell>
          <table:table-cell/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2">
            <text:p>102</text:p>
          </table:table-cell>
          <table:table-cell office:value-type="string">
            <text:p>Night Train to Katmandu THe</text:p>
          </table:table-cell>
          <table:table-cell office:value-type="string">
            <text:p>Action</text:p>
          </table:table-cell>
          <table:table-cell office:value-type="string">
            <text:p>Roberts Pernell</text:p>
          </table:table-cell>
          <table:table-cell office:value-type="string">
            <text:p>Jovovich Milla</text:p>
          </table:table-cell>
          <table:table-cell office:value-type="string">
            <text:p>Wiemer Robert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0">
            <text:p>100</text:p>
          </table:table-cell>
          <table:table-cell office:value-type="string">
            <text:p>Port of Call</text:p>
          </table:table-cell>
          <table:table-cell office:value-type="string">
            <text:p>Drama</text:p>
          </table:table-cell>
          <table:table-cell office:value-type="string">
            <text:p>Eklund Bengt</text:p>
          </table:table-cell>
          <table:table-cell office:value-type="string">
            <text:p>Jönsson Nine-Christine</text:p>
          </table:table-cell>
          <table:table-cell office:value-type="string">
            <text:p>Bergman Ingmar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3">
            <text:p>103</text:p>
          </table:table-cell>
          <table:table-cell office:value-type="string">
            <text:p>Paper Moon</text:p>
          </table:table-cell>
          <table:table-cell office:value-type="string">
            <text:p>Comedy</text:p>
          </table:table-cell>
          <table:table-cell office:value-type="string">
            <text:p>O'Neal Ryan</text:p>
          </table:table-cell>
          <table:table-cell office:value-type="string">
            <text:p>Kahn Madeline</text:p>
          </table:table-cell>
          <table:table-cell office:value-type="string">
            <text:p>Bogdanovich Peter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7">
            <text:p>97</text:p>
          </table:table-cell>
          <table:table-cell office:value-type="string">
            <text:p>Yellowbeard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office:value-type="string">
            <text:p>Kahn Madeline</text:p>
          </table:table-cell>
          <table:table-cell office:value-type="string">
            <text:p>Damski Mel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1">
            <text:p>91</text:p>
          </table:table-cell>
          <table:table-cell office:value-type="string">
            <text:p>Adventures of Sherlock Holmes' Smarter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Kahn Madeline</text:p>
          </table:table-cell>
          <table:table-cell office:value-type="string">
            <text:p>Wilder Gene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8">
            <text:p>108</text:p>
          </table:table-cell>
          <table:table-cell office:value-type="string">
            <text:p>Flashback</text:p>
          </table:table-cell>
          <table:table-cell office:value-type="string">
            <text:p>Comedy</text:p>
          </table:table-cell>
          <table:table-cell office:value-type="string">
            <text:p>Hopper Dennis</text:p>
          </table:table-cell>
          <table:table-cell office:value-type="string">
            <text:p>Kane Carol</text:p>
          </table:table-cell>
          <table:table-cell office:value-type="string">
            <text:p>Amurri Franco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89">
            <text:p>89</text:p>
          </table:table-cell>
          <table:table-cell office:value-type="string">
            <text:p>World's Greatest Lover The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Kane Carol</text:p>
          </table:table-cell>
          <table:table-cell office:value-type="string">
            <text:p>Wilder Gene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67">
            <text:p>67</text:p>
          </table:table-cell>
          <table:table-cell office:value-type="string">
            <text:p>Killer's Kiss</text:p>
          </table:table-cell>
          <table:table-cell office:value-type="string">
            <text:p>Mystery</text:p>
          </table:table-cell>
          <table:table-cell office:value-type="string">
            <text:p>Silvera Frank</text:p>
          </table:table-cell>
          <table:table-cell office:value-type="string">
            <text:p>Kane Irene</text:p>
          </table:table-cell>
          <table:table-cell office:value-type="string">
            <text:p>Kubrick Stanley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string">
            <text:p>Deceivers The</text:p>
          </table:table-cell>
          <table:table-cell office:value-type="string">
            <text:p>Action</text:p>
          </table:table-cell>
          <table:table-cell office:value-type="string">
            <text:p>Brosnan Pierce</text:p>
          </table:table-cell>
          <table:table-cell office:value-type="string">
            <text:p>Kapoor Shashi</text:p>
          </table:table-cell>
          <table:table-cell office:value-type="string">
            <text:p>Meyer Nicholas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7">
            <text:p>97</text:p>
          </table:table-cell>
          <table:table-cell office:value-type="string">
            <text:p>Breathless</text:p>
          </table:table-cell>
          <table:table-cell office:value-type="string">
            <text:p>Action</text:p>
          </table:table-cell>
          <table:table-cell office:value-type="string">
            <text:p>Gere Richard</text:p>
          </table:table-cell>
          <table:table-cell office:value-type="string">
            <text:p>Kaprisky Valerie</text:p>
          </table:table-cell>
          <table:table-cell office:value-type="string">
            <text:p>McBride Jim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45">
            <text:p>145</text:p>
          </table:table-cell>
          <table:table-cell office:value-type="string">
            <text:p>Born on the Fourth of July</text:p>
          </table:table-cell>
          <table:table-cell office:value-type="string">
            <text:p>Drama</text:p>
          </table:table-cell>
          <table:table-cell office:value-type="string">
            <text:p>Cruise Tom</text:p>
          </table:table-cell>
          <table:table-cell office:value-type="string">
            <text:p>Kava Caroline</text:p>
          </table:table-cell>
          <table:table-cell office:value-type="string">
            <text:p>Stone Oliver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0">
            <text:p>120</text:p>
          </table:table-cell>
          <table:table-cell office:value-type="string">
            <text:p>Awakenings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Kavner Julie</text:p>
          </table:table-cell>
          <table:table-cell office:value-type="string">
            <text:p>Marshall Penny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4">
            <text:p>94</text:p>
          </table:table-cell>
          <table:table-cell office:value-type="string">
            <text:p>Annie Hall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Keaton Diane</text:p>
          </table:table-cell>
          <table:table-cell office:value-type="string">
            <text:p>Allen Woody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">
            <text:p>96</text:p>
          </table:table-cell>
          <table:table-cell office:value-type="string">
            <text:p>Manhattan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Keaton Diane</text:p>
          </table:table-cell>
          <table:table-cell office:value-type="string">
            <text:p>Allen Woody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95">
            <text:p>195</text:p>
          </table:table-cell>
          <table:table-cell office:value-type="string">
            <text:p>Reds</text:p>
          </table:table-cell>
          <table:table-cell office:value-type="string">
            <text:p>Drama</text:p>
          </table:table-cell>
          <table:table-cell office:value-type="string">
            <text:p>Beatty Warren</text:p>
          </table:table-cell>
          <table:table-cell office:value-type="string">
            <text:p>Keaton Diane</text:p>
          </table:table-cell>
          <table:table-cell office:value-type="string">
            <text:p>Beatty Warren</text:p>
          </table:table-cell>
          <table:table-cell office:value-type="float" office:value="76">
            <text:p>7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5">
            <text:p>105</text:p>
          </table:table-cell>
          <table:table-cell office:value-type="string">
            <text:p>Crimes of the Heart</text:p>
          </table:table-cell>
          <table:table-cell office:value-type="string">
            <text:p>Comedy</text:p>
          </table:table-cell>
          <table:table-cell office:value-type="string">
            <text:p>Shepard Sam</text:p>
          </table:table-cell>
          <table:table-cell office:value-type="string">
            <text:p>Keaton Diane</text:p>
          </table:table-cell>
          <table:table-cell office:value-type="string">
            <text:p>Beresford Bruce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36">
            <text:p>136</text:p>
          </table:table-cell>
          <table:table-cell office:value-type="string">
            <text:p>Looking for Mr. Goodbar</text:p>
          </table:table-cell>
          <table:table-cell office:value-type="string">
            <text:p>Drama</text:p>
          </table:table-cell>
          <table:table-cell office:value-type="string">
            <text:p>Atherton William</text:p>
          </table:table-cell>
          <table:table-cell office:value-type="string">
            <text:p>Keaton Diane</text:p>
          </table:table-cell>
          <table:table-cell office:value-type="string">
            <text:p>Brooks Richard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75">
            <text:p>175</text:p>
          </table:table-cell>
          <table:table-cell office:value-type="string">
            <text:p>Godfather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Keaton Diane</text:p>
          </table:table-cell>
          <table:table-cell office:value-type="string">
            <text:p>Coppola Francis Ford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01">
            <text:p>201</text:p>
          </table:table-cell>
          <table:table-cell office:value-type="string">
            <text:p>Godfather Pt 2. The</text:p>
          </table:table-cell>
          <table:table-cell office:value-type="string">
            <text:p>Drama</text:p>
          </table:table-cell>
          <table:table-cell office:value-type="string">
            <text:p>Pacino Al</text:p>
          </table:table-cell>
          <table:table-cell office:value-type="string">
            <text:p>Keaton Diane</text:p>
          </table:table-cell>
          <table:table-cell office:value-type="string">
            <text:p>Coppola Francis Ford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09">
            <text:p>109</text:p>
          </table:table-cell>
          <table:table-cell office:value-type="string">
            <text:p>I Will I Will...For Now</text:p>
          </table:table-cell>
          <table:table-cell office:value-type="string">
            <text:p>Comedy</text:p>
          </table:table-cell>
          <table:table-cell office:value-type="string">
            <text:p>Gould Elliott</text:p>
          </table:table-cell>
          <table:table-cell office:value-type="string">
            <text:p>Keaton Diane</text:p>
          </table:table-cell>
          <table:table-cell office:value-type="string">
            <text:p>Panama Norma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86">
            <text:p>86</text:p>
          </table:table-cell>
          <table:table-cell office:value-type="string">
            <text:p>Play It Again Sam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Keaton Diane</text:p>
          </table:table-cell>
          <table:table-cell office:value-type="string">
            <text:p>Ross Herbert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2">
            <text:p>82</text:p>
          </table:table-cell>
          <table:table-cell office:value-type="string">
            <text:p>Love &amp; Death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Keaton Diane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8">
            <text:p>88</text:p>
          </table:table-cell>
          <table:table-cell office:value-type="string">
            <text:p>Sleeper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Keaton Diane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30">
            <text:p>130</text:p>
          </table:table-cell>
          <table:table-cell office:value-type="string">
            <text:p>Fellini Satyricon</text:p>
          </table:table-cell>
          <table:table-cell office:value-type="string">
            <text:p>Drama</text:p>
          </table:table-cell>
          <table:table-cell office:value-type="string">
            <text:p>Potter Martin</text:p>
          </table:table-cell>
          <table:table-cell office:value-type="string">
            <text:p>Keller Hiram</text:p>
          </table:table-cell>
          <table:table-cell office:value-type="string">
            <text:p>Fellini Federico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7">
            <text:p>117</text:p>
          </table:table-cell>
          <table:table-cell office:value-type="string">
            <text:p>Formula The</text:p>
          </table:table-cell>
          <table:table-cell office:value-type="string">
            <text:p>Mystery</text:p>
          </table:table-cell>
          <table:table-cell office:value-type="string">
            <text:p>Scott George C.</text:p>
          </table:table-cell>
          <table:table-cell office:value-type="string">
            <text:p>Keller Marthe</text:p>
          </table:table-cell>
          <table:table-cell office:value-type="string">
            <text:p>Avildsen John G.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43">
            <text:p>143</text:p>
          </table:table-cell>
          <table:table-cell office:value-type="string">
            <text:p>Black Sunday</text:p>
          </table:table-cell>
          <table:table-cell office:value-type="string">
            <text:p>Drama</text:p>
          </table:table-cell>
          <table:table-cell office:value-type="string">
            <text:p>Shaw Robert</text:p>
          </table:table-cell>
          <table:table-cell office:value-type="string">
            <text:p>Keller Marthe</text:p>
          </table:table-cell>
          <table:table-cell office:value-type="string">
            <text:p>Frankenheimer John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4">
            <text:p>124</text:p>
          </table:table-cell>
          <table:table-cell office:value-type="string">
            <text:p>Bobby Deerfield</text:p>
          </table:table-cell>
          <table:table-cell office:value-type="string">
            <text:p>Drama</text:p>
          </table:table-cell>
          <table:table-cell office:value-type="string">
            <text:p>Pacino Al</text:p>
          </table:table-cell>
          <table:table-cell office:value-type="string">
            <text:p>Keller Marthe</text:p>
          </table:table-cell>
          <table:table-cell office:value-type="string">
            <text:p>Pollack Sydney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8">
            <text:p>98</text:p>
          </table:table-cell>
          <table:table-cell office:value-type="string">
            <text:p>Last of the Red Hot Lovers</text:p>
          </table:table-cell>
          <table:table-cell office:value-type="string">
            <text:p>Comedy</text:p>
          </table:table-cell>
          <table:table-cell office:value-type="string">
            <text:p>Arkin Alan</text:p>
          </table:table-cell>
          <table:table-cell office:value-type="string">
            <text:p>Kellerman Sally</text:p>
          </table:table-cell>
          <table:table-cell office:value-type="string">
            <text:p>Saks Gene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16">
            <text:p>116</text:p>
          </table:table-cell>
          <table:table-cell office:value-type="string">
            <text:p>Mogambo</text:p>
          </table:table-cell>
          <table:table-cell office:value-type="string">
            <text:p>Action</text:p>
          </table:table-cell>
          <table:table-cell office:value-type="string">
            <text:p>Gable Clark</text:p>
          </table:table-cell>
          <table:table-cell office:value-type="string">
            <text:p>Kelly Grace</text:p>
          </table:table-cell>
          <table:table-cell office:value-type="string">
            <text:p>Ford Joh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3">
            <text:p>103</text:p>
          </table:table-cell>
          <table:table-cell office:value-type="string">
            <text:p>To Catch a Thief</text:p>
          </table:table-cell>
          <table:table-cell office:value-type="string">
            <text:p>Mystery</text:p>
          </table:table-cell>
          <table:table-cell office:value-type="string">
            <text:p>Grant Cary</text:p>
          </table:table-cell>
          <table:table-cell office:value-type="string">
            <text:p>Kelly Grace</text:p>
          </table:table-cell>
          <table:table-cell office:value-type="string">
            <text:p>Hitchcock Alfred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13">
            <text:p>113</text:p>
          </table:table-cell>
          <table:table-cell office:value-type="string">
            <text:p>Rear Window</text:p>
          </table:table-cell>
          <table:table-cell office:value-type="string">
            <text:p>Mystery</text:p>
          </table:table-cell>
          <table:table-cell office:value-type="string">
            <text:p>Stewart James</text:p>
          </table:table-cell>
          <table:table-cell office:value-type="string">
            <text:p>Kelly Grace</text:p>
          </table:table-cell>
          <table:table-cell office:value-type="string">
            <text:p>Hitchcock Alfred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69">
            <text:p>69</text:p>
          </table:table-cell>
          <table:table-cell office:value-type="string">
            <text:p>Woman Who Came Back</text:p>
          </table:table-cell>
          <table:table-cell office:value-type="string">
            <text:p>Drama</text:p>
          </table:table-cell>
          <table:table-cell office:value-type="string">
            <text:p>Kruger Otto</text:p>
          </table:table-cell>
          <table:table-cell office:value-type="string">
            <text:p>Kelly Nancy</text:p>
          </table:table-cell>
          <table:table-cell office:value-type="string">
            <text:p>Colmes Walter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01">
            <text:p>101</text:p>
          </table:table-cell>
          <table:table-cell office:value-type="string">
            <text:p>Stanley &amp; Livingstone</text:p>
          </table:table-cell>
          <table:table-cell office:value-type="string">
            <text:p>Action</text:p>
          </table:table-cell>
          <table:table-cell office:value-type="string">
            <text:p>Tracy Spencer</text:p>
          </table:table-cell>
          <table:table-cell office:value-type="string">
            <text:p>Kelly Nancy</text:p>
          </table:table-cell>
          <table:table-cell office:value-type="string">
            <text:p>King Henry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29">
            <text:p>129</text:p>
          </table:table-cell>
          <table:table-cell office:value-type="string">
            <text:p>Bad Seed The</text:p>
          </table:table-cell>
          <table:table-cell office:value-type="string">
            <text:p>Horror</text:p>
          </table:table-cell>
          <table:table-cell office:value-type="string">
            <text:p>Jones Henry</text:p>
          </table:table-cell>
          <table:table-cell office:value-type="string">
            <text:p>Kelly Nancy</text:p>
          </table:table-cell>
          <table:table-cell office:value-type="string">
            <text:p>LeRoy Mervyn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3">
            <text:p>113</text:p>
          </table:table-cell>
          <table:table-cell office:value-type="string">
            <text:p>Lethal Weapon 2</text:p>
          </table:table-cell>
          <table:table-cell office:value-type="string">
            <text:p>Action</text:p>
          </table:table-cell>
          <table:table-cell office:value-type="string">
            <text:p>Gibson Mel</text:p>
          </table:table-cell>
          <table:table-cell office:value-type="string">
            <text:p>Kensit Patsy</text:p>
          </table:table-cell>
          <table:table-cell office:value-type="string">
            <text:p>Donner Richard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9">
            <text:p>79</text:p>
          </table:table-cell>
          <table:table-cell office:value-type="string">
            <text:p>Blame It on the Bellboy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Kensit Patsy</text:p>
          </table:table-cell>
          <table:table-cell office:value-type="string">
            <text:p>Herman Mark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62">
            <text:p>62</text:p>
          </table:table-cell>
          <table:table-cell office:value-type="string">
            <text:p>Drop Kick The</text:p>
          </table:table-cell>
          <table:table-cell office:value-type="string">
            <text:p>Drama</text:p>
          </table:table-cell>
          <table:table-cell office:value-type="string">
            <text:p>Barthelmess Richard</text:p>
          </table:table-cell>
          <table:table-cell office:value-type="string">
            <text:p>Kent Barbara</text:p>
          </table:table-cell>
          <table:table-cell office:value-type="string">
            <text:p>Webb Millard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45">
            <text:p>145</text:p>
          </table:table-cell>
          <table:table-cell office:value-type="string">
            <text:p>Superman The Movie</text:p>
          </table:table-cell>
          <table:table-cell office:value-type="string">
            <text:p>Action</text:p>
          </table:table-cell>
          <table:table-cell office:value-type="string">
            <text:p>Brando Marlon</text:p>
          </table:table-cell>
          <table:table-cell office:value-type="string">
            <text:p>Kidder Margot</text:p>
          </table:table-cell>
          <table:table-cell office:value-type="string">
            <text:p>Donner Richard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Superman IV: The Quest for Peace</text:p>
          </table:table-cell>
          <table:table-cell office:value-type="string">
            <text:p>Action</text:p>
          </table:table-cell>
          <table:table-cell office:value-type="string">
            <text:p>Reeve Christopher</text:p>
          </table:table-cell>
          <table:table-cell office:value-type="string">
            <text:p>Kidder Margot</text:p>
          </table:table-cell>
          <table:table-cell office:value-type="string">
            <text:p>Furie Sidney J.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0">
            <text:p>90</text:p>
          </table:table-cell>
          <table:table-cell office:value-type="string">
            <text:p>Quackser Fortune Has a Cousin in the Bronx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Kidder Margot</text:p>
          </table:table-cell>
          <table:table-cell office:value-type="string">
            <text:p>Waris Hussein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6">
            <text:p>96</text:p>
          </table:table-cell>
          <table:table-cell office:value-type="string">
            <text:p>Dead Calm</text:p>
          </table:table-cell>
          <table:table-cell office:value-type="string">
            <text:p>Mystery</text:p>
          </table:table-cell>
          <table:table-cell office:value-type="string">
            <text:p>Neill Sam</text:p>
          </table:table-cell>
          <table:table-cell office:value-type="string">
            <text:p>Kidman Nicole</text:p>
          </table:table-cell>
          <table:table-cell office:value-type="string">
            <text:p>Noyce Phillip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7">
            <text:p>107</text:p>
          </table:table-cell>
          <table:table-cell office:value-type="string">
            <text:p>Days of Thunder</text:p>
          </table:table-cell>
          <table:table-cell office:value-type="string">
            <text:p>Action</text:p>
          </table:table-cell>
          <table:table-cell office:value-type="string">
            <text:p>Cruise Tom</text:p>
          </table:table-cell>
          <table:table-cell office:value-type="string">
            <text:p>Kidman Nicole</text:p>
          </table:table-cell>
          <table:table-cell office:value-type="string">
            <text:p>Scott Tony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office:value-type="string">
            <text:p>My Life As a Dog</text:p>
          </table:table-cell>
          <table:table-cell office:value-type="string">
            <text:p>Comedy</text:p>
          </table:table-cell>
          <table:table-cell office:value-type="string">
            <text:p>Glanzelius Anton</text:p>
          </table:table-cell>
          <table:table-cell office:value-type="string">
            <text:p>Kinnaman Melinda</text:p>
          </table:table-cell>
          <table:table-cell office:value-type="string">
            <text:p>Hallström Lasse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/>
          <table:table-cell office:value-type="string">
            <text:p>Moon in the Gutter The</text:p>
          </table:table-cell>
          <table:table-cell office:value-type="string">
            <text:p>Action</text:p>
          </table:table-cell>
          <table:table-cell office:value-type="string">
            <text:p>Depardieu Gérard</text:p>
          </table:table-cell>
          <table:table-cell office:value-type="string">
            <text:p>Kinski Nastassia</text:p>
          </table:table-cell>
          <table:table-cell office:value-type="string">
            <text:p>Beineix Jean-Jacques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50">
            <text:p>150</text:p>
          </table:table-cell>
          <table:table-cell office:value-type="string">
            <text:p>Paris Texas</text:p>
          </table:table-cell>
          <table:table-cell office:value-type="string">
            <text:p>Drama</text:p>
          </table:table-cell>
          <table:table-cell office:value-type="string">
            <text:p>Stanton Harry Dean</text:p>
          </table:table-cell>
          <table:table-cell office:value-type="string">
            <text:p>Kinski Nastassia</text:p>
          </table:table-cell>
          <table:table-cell office:value-type="string">
            <text:p>Wenders Wim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6">
            <text:p>96</text:p>
          </table:table-cell>
          <table:table-cell office:value-type="string">
            <text:p>Unfaithfully Yours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Kinski Nastassia</text:p>
          </table:table-cell>
          <table:table-cell office:value-type="string">
            <text:p>Zieff Howard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Bullseye!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Kirkland Sally</text:p>
          </table:table-cell>
          <table:table-cell office:value-type="string">
            <text:p>Winner Michael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Erik the Viking</text:p>
          </table:table-cell>
          <table:table-cell office:value-type="string">
            <text:p>Action</text:p>
          </table:table-cell>
          <table:table-cell office:value-type="string">
            <text:p>Robbins Tim</text:p>
          </table:table-cell>
          <table:table-cell office:value-type="string">
            <text:p>Kitt Eartha</text:p>
          </table:table-cell>
          <table:table-cell office:value-type="string">
            <text:p>Jones Terry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Dragonard</text:p>
          </table:table-cell>
          <table:table-cell office:value-type="string">
            <text:p>Drama</text:p>
          </table:table-cell>
          <table:table-cell office:value-type="string">
            <text:p>Reed Oliver</text:p>
          </table:table-cell>
          <table:table-cell office:value-type="string">
            <text:p>Kitt Eartha</text:p>
          </table:table-cell>
          <table:table-cell office:value-type="string">
            <text:p>Kikoine Gerard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Hard Choices</text:p>
          </table:table-cell>
          <table:table-cell office:value-type="string">
            <text:p>Drama</text:p>
          </table:table-cell>
          <table:table-cell office:value-type="string">
            <text:p>McCleery Gary</text:p>
          </table:table-cell>
          <table:table-cell office:value-type="string">
            <text:p>Klenck Margaret</text:p>
          </table:table-cell>
          <table:table-cell office:value-type="string">
            <text:p>King Rick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2">
            <text:p>102</text:p>
          </table:table-cell>
          <table:table-cell office:value-type="string">
            <text:p>Rain People The</text:p>
          </table:table-cell>
          <table:table-cell office:value-type="string">
            <text:p>Drama</text:p>
          </table:table-cell>
          <table:table-cell office:value-type="string">
            <text:p>Caan James</text:p>
          </table:table-cell>
          <table:table-cell office:value-type="string">
            <text:p>Knight Shirley</text:p>
          </table:table-cell>
          <table:table-cell office:value-type="string">
            <text:p>Coppola Francis Ford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6">
            <text:p>106</text:p>
          </table:table-cell>
          <table:table-cell office:value-type="string">
            <text:p>A Year of the Quiet Sun</text:p>
          </table:table-cell>
          <table:table-cell office:value-type="string">
            <text:p>Drama</text:p>
          </table:table-cell>
          <table:table-cell office:value-type="string">
            <text:p>Wilson Scott</text:p>
          </table:table-cell>
          <table:table-cell office:value-type="string">
            <text:p>Komorowska Maja</text:p>
          </table:table-cell>
          <table:table-cell office:value-type="string">
            <text:p>Zanussi Krzystoff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54">
            <text:p>54</text:p>
          </table:table-cell>
          <table:table-cell office:value-type="string">
            <text:p>Desert Trail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Kornman Mary</text:p>
          </table:table-cell>
          <table:table-cell office:value-type="string">
            <text:p>Collins Lewis D.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8">
            <text:p>98</text:p>
          </table:table-cell>
          <table:table-cell office:value-type="string">
            <text:p>Almost an Angel</text:p>
          </table:table-cell>
          <table:table-cell office:value-type="string">
            <text:p>Comedy</text:p>
          </table:table-cell>
          <table:table-cell office:value-type="string">
            <text:p>Hogan Paul</text:p>
          </table:table-cell>
          <table:table-cell office:value-type="string">
            <text:p>Kozlowski Linda</text:p>
          </table:table-cell>
          <table:table-cell office:value-type="string">
            <text:p>Cornell John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8">
            <text:p>98</text:p>
          </table:table-cell>
          <table:table-cell office:value-type="string">
            <text:p>Crocodile Dundee</text:p>
          </table:table-cell>
          <table:table-cell office:value-type="string">
            <text:p>Comedy</text:p>
          </table:table-cell>
          <table:table-cell office:value-type="string">
            <text:p>Hogan Paul</text:p>
          </table:table-cell>
          <table:table-cell office:value-type="string">
            <text:p>Kozlowski Linda</text:p>
          </table:table-cell>
          <table:table-cell office:value-type="string">
            <text:p>Faiman Peter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7">
            <text:p>127</text:p>
          </table:table-cell>
          <table:table-cell office:value-type="string">
            <text:p>American Friend The</text:p>
          </table:table-cell>
          <table:table-cell office:value-type="string">
            <text:p>Mystery</text:p>
          </table:table-cell>
          <table:table-cell office:value-type="string">
            <text:p>Hopper Dennis</text:p>
          </table:table-cell>
          <table:table-cell office:value-type="string">
            <text:p>Kreuzer Lisa</text:p>
          </table:table-cell>
          <table:table-cell office:value-type="string">
            <text:p>Wenders Wim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9">
            <text:p>119</text:p>
          </table:table-cell>
          <table:table-cell office:value-type="string">
            <text:p>See You in the Morning</text:p>
          </table:table-cell>
          <table:table-cell office:value-type="string">
            <text:p>Drama</text:p>
          </table:table-cell>
          <table:table-cell office:value-type="string">
            <text:p>Bridges Jeff</text:p>
          </table:table-cell>
          <table:table-cell office:value-type="string">
            <text:p>Krige Alice</text:p>
          </table:table-cell>
          <table:table-cell office:value-type="string">
            <text:p>Pakula Alan J.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8">
            <text:p>88</text:p>
          </table:table-cell>
          <table:table-cell office:value-type="string">
            <text:p>Arrogant The</text:p>
          </table:table-cell>
          <table:table-cell office:value-type="string">
            <text:p>Drama</text:p>
          </table:table-cell>
          <table:table-cell office:value-type="string">
            <text:p>Graham Gary</text:p>
          </table:table-cell>
          <table:table-cell office:value-type="string">
            <text:p>Kristel Sylvia</text:p>
          </table:table-cell>
          <table:table-cell office:value-type="string">
            <text:p>Blot Philippe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6">
            <text:p>86</text:p>
          </table:table-cell>
          <table:table-cell office:value-type="string">
            <text:p>Dracula's Widow</text:p>
          </table:table-cell>
          <table:table-cell office:value-type="string">
            <text:p>Horror</text:p>
          </table:table-cell>
          <table:table-cell office:value-type="string">
            <text:p>Sommer Josef</text:p>
          </table:table-cell>
          <table:table-cell office:value-type="string">
            <text:p>Kristel Sylvia</text:p>
          </table:table-cell>
          <table:table-cell office:value-type="string">
            <text:p>Coppola Christopher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Ninja Masters of Death</text:p>
          </table:table-cell>
          <table:table-cell office:value-type="string">
            <text:p>Action</text:p>
          </table:table-cell>
          <table:table-cell office:value-type="string">
            <text:p>Peterson Chris</text:p>
          </table:table-cell>
          <table:table-cell office:value-type="string">
            <text:p>Kruize Kelly</text:p>
          </table:table-cell>
          <table:table-cell office:value-type="string">
            <text:p>Lambert Bruce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0">
            <text:p>110</text:p>
          </table:table-cell>
          <table:table-cell office:value-type="string">
            <text:p>Mystery Train</text:p>
          </table:table-cell>
          <table:table-cell office:value-type="string">
            <text:p>Comedy</text:p>
          </table:table-cell>
          <table:table-cell office:value-type="string">
            <text:p>Nagase Masatoshi</text:p>
          </table:table-cell>
          <table:table-cell office:value-type="string">
            <text:p>Kudoh Youki</text:p>
          </table:table-cell>
          <table:table-cell office:value-type="string">
            <text:p>Jarmusch Jim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4">
            <text:p>114</text:p>
          </table:table-cell>
          <table:table-cell office:value-type="string">
            <text:p>Go Tell the Spartans</text:p>
          </table:table-cell>
          <table:table-cell office:value-type="string">
            <text:p>War</text:p>
          </table:table-cell>
          <table:table-cell office:value-type="string">
            <text:p>Lancaster Burt</text:p>
          </table:table-cell>
          <table:table-cell office:value-type="string">
            <text:p>Kumagai Denice</text:p>
          </table:table-cell>
          <table:table-cell office:value-type="string">
            <text:p>Post Ted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9">
            <text:p>89</text:p>
          </table:table-cell>
          <table:table-cell office:value-type="string">
            <text:p>True Stories</text:p>
          </table:table-cell>
          <table:table-cell office:value-type="string">
            <text:p>Comedy</text:p>
          </table:table-cell>
          <table:table-cell office:value-type="string">
            <text:p>Goodman John</text:p>
          </table:table-cell>
          <table:table-cell office:value-type="string">
            <text:p>Kurtz Swoosie</text:p>
          </table:table-cell>
          <table:table-cell office:value-type="string">
            <text:p>Byrne David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4">
            <text:p>94</text:p>
          </table:table-cell>
          <table:table-cell office:value-type="string">
            <text:p>Ugetsu Monogatari</text:p>
          </table:table-cell>
          <table:table-cell office:value-type="string">
            <text:p>Drama</text:p>
          </table:table-cell>
          <table:table-cell office:value-type="string">
            <text:p>Mori Masayuki</text:p>
          </table:table-cell>
          <table:table-cell office:value-type="string">
            <text:p>Kyô Machiki</text:p>
          </table:table-cell>
          <table:table-cell office:value-type="string">
            <text:p>Mizoguchi Kenji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80">
            <text:p>80</text:p>
          </table:table-cell>
          <table:table-cell office:value-type="string">
            <text:p>Rebel Rousers</text:p>
          </table:table-cell>
          <table:table-cell office:value-type="string">
            <text:p>Action</text:p>
          </table:table-cell>
          <table:table-cell office:value-type="string">
            <text:p>Nicholson Jack</text:p>
          </table:table-cell>
          <table:table-cell office:value-type="string">
            <text:p>Ladd Diane</text:p>
          </table:table-cell>
          <table:table-cell office:value-type="string">
            <text:p>Cohen Martin B.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8">
            <text:p>98</text:p>
          </table:table-cell>
          <table:table-cell office:value-type="string">
            <text:p>Plain Clothes</text:p>
          </table:table-cell>
          <table:table-cell office:value-type="string">
            <text:p>Comedy</text:p>
          </table:table-cell>
          <table:table-cell office:value-type="string">
            <text:p>Howard Arliss</text:p>
          </table:table-cell>
          <table:table-cell office:value-type="string">
            <text:p>Ladd Diane</text:p>
          </table:table-cell>
          <table:table-cell office:value-type="string">
            <text:p>Coolidge Martha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9">
            <text:p>119</text:p>
          </table:table-cell>
          <table:table-cell office:value-type="string">
            <text:p>Whose Life Is It Anyway?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Lahti Christine</text:p>
          </table:table-cell>
          <table:table-cell office:value-type="string">
            <text:p>Badham John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6">
            <text:p>116</text:p>
          </table:table-cell>
          <table:table-cell office:value-type="string">
            <text:p>Running on Empty</text:p>
          </table:table-cell>
          <table:table-cell office:value-type="string">
            <text:p>Drama</text:p>
          </table:table-cell>
          <table:table-cell office:value-type="string">
            <text:p>Hirsch Judd</text:p>
          </table:table-cell>
          <table:table-cell office:value-type="string">
            <text:p>Lahti Christine</text:p>
          </table:table-cell>
          <table:table-cell office:value-type="string">
            <text:p>Lumet Sidney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1">
            <text:p>101</text:p>
          </table:table-cell>
          <table:table-cell office:value-type="string">
            <text:p>Funny about Love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Lahti Christine</text:p>
          </table:table-cell>
          <table:table-cell office:value-type="string">
            <text:p>Nimoy Leonard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8">
            <text:p>118</text:p>
          </table:table-cell>
          <table:table-cell office:value-type="string">
            <text:p>A Chorus Line The Movie</text:p>
          </table:table-cell>
          <table:table-cell office:value-type="string">
            <text:p>Music</text:p>
          </table:table-cell>
          <table:table-cell office:value-type="string">
            <text:p>Douglas Michael</text:p>
          </table:table-cell>
          <table:table-cell office:value-type="string">
            <text:p>Landers Audrey</text:p>
          </table:table-cell>
          <table:table-cell office:value-type="string">
            <text:p>Attenborough Richard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4">
            <text:p>84</text:p>
          </table:table-cell>
          <table:table-cell office:value-type="string">
            <text:p>Stewardess School</text:p>
          </table:table-cell>
          <table:table-cell office:value-type="string">
            <text:p>Comedy</text:p>
          </table:table-cell>
          <table:table-cell office:value-type="string">
            <text:p>Most Donald</text:p>
          </table:table-cell>
          <table:table-cell office:value-type="string">
            <text:p>Landers Judy</text:p>
          </table:table-cell>
          <table:table-cell office:value-type="string">
            <text:p>Blancato Ken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9">
            <text:p>109</text:p>
          </table:table-cell>
          <table:table-cell office:value-type="string">
            <text:p>Big Town The</text:p>
          </table:table-cell>
          <table:table-cell office:value-type="string">
            <text:p>Drama</text:p>
          </table:table-cell>
          <table:table-cell office:value-type="string">
            <text:p>Dillon Matt</text:p>
          </table:table-cell>
          <table:table-cell office:value-type="string">
            <text:p>Lane Diane</text:p>
          </table:table-cell>
          <table:table-cell office:value-type="string">
            <text:p>Bolt Ben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4">
            <text:p>94</text:p>
          </table:table-cell>
          <table:table-cell office:value-type="string">
            <text:p>Rumble Fish</text:p>
          </table:table-cell>
          <table:table-cell office:value-type="string">
            <text:p>Drama</text:p>
          </table:table-cell>
          <table:table-cell office:value-type="string">
            <text:p>Dillon Matt</text:p>
          </table:table-cell>
          <table:table-cell office:value-type="string">
            <text:p>Lane Diane</text:p>
          </table:table-cell>
          <table:table-cell office:value-type="string">
            <text:p>Coppola Francis Ford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1">
            <text:p>91</text:p>
          </table:table-cell>
          <table:table-cell office:value-type="string">
            <text:p>Outsiders The</text:p>
          </table:table-cell>
          <table:table-cell office:value-type="string">
            <text:p>Drama</text:p>
          </table:table-cell>
          <table:table-cell office:value-type="string">
            <text:p>Howell C. Thomas</text:p>
          </table:table-cell>
          <table:table-cell office:value-type="string">
            <text:p>Lane Diane</text:p>
          </table:table-cell>
          <table:table-cell office:value-type="string">
            <text:p>Coppola Francis Ford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4">
            <text:p>94</text:p>
          </table:table-cell>
          <table:table-cell office:value-type="string">
            <text:p>Priceless Beauty</text:p>
          </table:table-cell>
          <table:table-cell office:value-type="string">
            <text:p>Science Fiction</text:p>
          </table:table-cell>
          <table:table-cell office:value-type="string">
            <text:p>Lambert Christopher</text:p>
          </table:table-cell>
          <table:table-cell office:value-type="string">
            <text:p>Lane Diane</text:p>
          </table:table-cell>
          <table:table-cell office:value-type="string">
            <text:p>Finch Charles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3">
            <text:p>93</text:p>
          </table:table-cell>
          <table:table-cell office:value-type="string">
            <text:p>Streets of Fire</text:p>
          </table:table-cell>
          <table:table-cell office:value-type="string">
            <text:p>Action</text:p>
          </table:table-cell>
          <table:table-cell office:value-type="string">
            <text:p>Paré Michael</text:p>
          </table:table-cell>
          <table:table-cell office:value-type="string">
            <text:p>Lane Diane</text:p>
          </table:table-cell>
          <table:table-cell office:value-type="string">
            <text:p>Hill Walter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5">
            <text:p>115</text:p>
          </table:table-cell>
          <table:table-cell office:value-type="string">
            <text:p>Men Don't Leave</text:p>
          </table:table-cell>
          <table:table-cell office:value-type="string">
            <text:p>Drama</text:p>
          </table:table-cell>
          <table:table-cell office:value-type="string">
            <text:p>Howard Arliss</text:p>
          </table:table-cell>
          <table:table-cell office:value-type="string">
            <text:p>Lange Jessica</text:p>
          </table:table-cell>
          <table:table-cell office:value-type="string">
            <text:p>Brickman Paul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7">
            <text:p>127</text:p>
          </table:table-cell>
          <table:table-cell office:value-type="string">
            <text:p>Everybody's All American</text:p>
          </table:table-cell>
          <table:table-cell office:value-type="string">
            <text:p>Romance</text:p>
          </table:table-cell>
          <table:table-cell office:value-type="string">
            <text:p>Quaid Dennis</text:p>
          </table:table-cell>
          <table:table-cell office:value-type="string">
            <text:p>Lange Jessica</text:p>
          </table:table-cell>
          <table:table-cell office:value-type="string">
            <text:p>Hackford Taylor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8">
            <text:p>128</text:p>
          </table:table-cell>
          <table:table-cell office:value-type="string">
            <text:p>Cape Fear</text:p>
          </table:table-cell>
          <table:table-cell office:value-type="string">
            <text:p>Mystery</text:p>
          </table:table-cell>
          <table:table-cell office:value-type="string">
            <text:p>De Niro Robert</text:p>
          </table:table-cell>
          <table:table-cell office:value-type="string">
            <text:p>Lange Jessica</text:p>
          </table:table-cell>
          <table:table-cell office:value-type="string">
            <text:p>Scorsese Martin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1">
            <text:p>121</text:p>
          </table:table-cell>
          <table:table-cell office:value-type="string">
            <text:p>Postman Always Rings Twice The</text:p>
          </table:table-cell>
          <table:table-cell office:value-type="string">
            <text:p>Mystery</text:p>
          </table:table-cell>
          <table:table-cell office:value-type="string">
            <text:p>Nicholson Jack</text:p>
          </table:table-cell>
          <table:table-cell office:value-type="string">
            <text:p>Lange Jessica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58">
            <text:p>58</text:p>
          </table:table-cell>
          <table:table-cell office:value-type="string">
            <text:p>Crashing Thru</text:p>
          </table:table-cell>
          <table:table-cell office:value-type="string">
            <text:p>Western</text:p>
          </table:table-cell>
          <table:table-cell office:value-type="string">
            <text:p>Wilson Whip</text:p>
          </table:table-cell>
          <table:table-cell office:value-type="string">
            <text:p>Larson Christine</text:p>
          </table:table-cell>
          <table:table-cell office:value-type="string">
            <text:p>Taylor Ray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09">
            <text:p>109</text:p>
          </table:table-cell>
          <table:table-cell office:value-type="string">
            <text:p>Get Out Your Handkerchiefs</text:p>
          </table:table-cell>
          <table:table-cell office:value-type="string">
            <text:p>Comedy</text:p>
          </table:table-cell>
          <table:table-cell office:value-type="string">
            <text:p>Depardieu Gérard</text:p>
          </table:table-cell>
          <table:table-cell office:value-type="string">
            <text:p>Laure Carole</text:p>
          </table:table-cell>
          <table:table-cell office:value-type="string">
            <text:p>Blier Bertrand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37">
            <text:p>137</text:p>
          </table:table-cell>
          <table:table-cell office:value-type="string">
            <text:p>Boy Friend THe</text:p>
          </table:table-cell>
          <table:table-cell office:value-type="string">
            <text:p>Music</text:p>
          </table:table-cell>
          <table:table-cell office:value-type="string">
            <text:p>Gable Christopher</text:p>
          </table:table-cell>
          <table:table-cell office:value-type="string">
            <text:p>Lawson Twiggy</text:p>
          </table:table-cell>
          <table:table-cell office:value-type="string">
            <text:p>Russell Ke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0">
            <text:p>100</text:p>
          </table:table-cell>
          <table:table-cell office:value-type="string">
            <text:p>Hard To Kill</text:p>
          </table:table-cell>
          <table:table-cell office:value-type="string">
            <text:p>Action</text:p>
          </table:table-cell>
          <table:table-cell office:value-type="string">
            <text:p>Seagal Steven</text:p>
          </table:table-cell>
          <table:table-cell office:value-type="string">
            <text:p>LeBrock Kelly</text:p>
          </table:table-cell>
          <table:table-cell office:value-type="string">
            <text:p>Malmuth Bruce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9">
            <text:p>109</text:p>
          </table:table-cell>
          <table:table-cell office:value-type="string">
            <text:p>Psycho</text:p>
          </table:table-cell>
          <table:table-cell office:value-type="string">
            <text:p>Horror</text:p>
          </table:table-cell>
          <table:table-cell office:value-type="string">
            <text:p>Perkins Anthony</text:p>
          </table:table-cell>
          <table:table-cell office:value-type="string">
            <text:p>Leigh Janet</text:p>
          </table:table-cell>
          <table:table-cell office:value-type="string">
            <text:p>Hitchcock Alfred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12">
            <text:p>112</text:p>
          </table:table-cell>
          <table:table-cell office:value-type="string">
            <text:p>Jet Pilot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Leigh Janet</text:p>
          </table:table-cell>
          <table:table-cell office:value-type="string">
            <text:p>Sternberg Josef von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Under Cover</text:p>
          </table:table-cell>
          <table:table-cell office:value-type="string">
            <text:p>Mystery</text:p>
          </table:table-cell>
          <table:table-cell office:value-type="string">
            <text:p>Neidorf David</text:p>
          </table:table-cell>
          <table:table-cell office:value-type="string">
            <text:p>Leigh Jennifer Jason</text:p>
          </table:table-cell>
          <table:table-cell office:value-type="string">
            <text:p>Stockwell John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22">
            <text:p>122</text:p>
          </table:table-cell>
          <table:table-cell office:value-type="string">
            <text:p>A Streetcar Named Desir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Leigh Vivien</text:p>
          </table:table-cell>
          <table:table-cell office:value-type="string">
            <text:p>Kazan Elia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3">
            <text:p>93</text:p>
          </table:table-cell>
          <table:table-cell office:value-type="string">
            <text:p>Golden Child The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office:value-type="string">
            <text:p>Lewis Charlotte</text:p>
          </table:table-cell>
          <table:table-cell office:value-type="string">
            <text:p>Ritchie Michael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84">
            <text:p>84</text:p>
          </table:table-cell>
          <table:table-cell office:value-type="string">
            <text:p>Statue The</text:p>
          </table:table-cell>
          <table:table-cell office:value-type="string">
            <text:p>Drama</text:p>
          </table:table-cell>
          <table:table-cell office:value-type="string">
            <text:p>Niven David</text:p>
          </table:table-cell>
          <table:table-cell office:value-type="string">
            <text:p>Lisi Virna</text:p>
          </table:table-cell>
          <table:table-cell office:value-type="string">
            <text:p>Amateau Rod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28">
            <text:p>128</text:p>
          </table:table-cell>
          <table:table-cell office:value-type="string">
            <text:p>Christopher Columbus</text:p>
          </table:table-cell>
          <table:table-cell office:value-type="string">
            <text:p>Drama</text:p>
          </table:table-cell>
          <table:table-cell office:value-type="string">
            <text:p>Byrne Gabriel</text:p>
          </table:table-cell>
          <table:table-cell office:value-type="string">
            <text:p>Lisi Virna</text:p>
          </table:table-cell>
          <table:table-cell office:value-type="string">
            <text:p>Lattuada Alberto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6">
            <text:p>116</text:p>
          </table:table-cell>
          <table:table-cell office:value-type="string">
            <text:p>In Country</text:p>
          </table:table-cell>
          <table:table-cell office:value-type="string">
            <text:p>Drama</text:p>
          </table:table-cell>
          <table:table-cell office:value-type="string">
            <text:p>Willis Bruce</text:p>
          </table:table-cell>
          <table:table-cell office:value-type="string">
            <text:p>Lloyd Emily</text:p>
          </table:table-cell>
          <table:table-cell office:value-type="string">
            <text:p>Jewison Norman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32">
            <text:p>132</text:p>
          </table:table-cell>
          <table:table-cell office:value-type="string">
            <text:p>Wild Geese The</text:p>
          </table:table-cell>
          <table:table-cell office:value-type="string">
            <text:p>Action</text:p>
          </table:table-cell>
          <table:table-cell office:value-type="string">
            <text:p>Burton Richard</text:p>
          </table:table-cell>
          <table:table-cell office:value-type="string">
            <text:p>Lloyd Rosalind</text:p>
          </table:table-cell>
          <table:table-cell office:value-type="string">
            <text:p>McLaglen Andrew V.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90">
            <text:p>90</text:p>
          </table:table-cell>
          <table:table-cell office:value-type="string">
            <text:p>Second Coming of Suzanne. The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Locke Sondra</text:p>
          </table:table-cell>
          <table:table-cell office:value-type="string">
            <text:p>Barry Michael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6">
            <text:p>116</text:p>
          </table:table-cell>
          <table:table-cell office:value-type="string">
            <text:p>Bronco Billy</text:p>
          </table:table-cell>
          <table:table-cell office:value-type="string">
            <text:p>Westerns</text:p>
          </table:table-cell>
          <table:table-cell office:value-type="string">
            <text:p>Eastwood Clint</text:p>
          </table:table-cell>
          <table:table-cell office:value-type="string">
            <text:p>Locke Sondra</text:p>
          </table:table-cell>
          <table:table-cell office:value-type="string">
            <text:p>Eastwood Clint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9">
            <text:p>109</text:p>
          </table:table-cell>
          <table:table-cell office:value-type="string">
            <text:p>Gauntlet Th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office:value-type="string">
            <text:p>Locke Sondra</text:p>
          </table:table-cell>
          <table:table-cell office:value-type="string">
            <text:p>Eastwood Clint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5">
            <text:p>105</text:p>
          </table:table-cell>
          <table:table-cell office:value-type="string">
            <text:p>Ratboy</text:p>
          </table:table-cell>
          <table:table-cell office:value-type="string">
            <text:p>Drama</text:p>
          </table:table-cell>
          <table:table-cell office:value-type="string">
            <text:p>Townsend Robert</text:p>
          </table:table-cell>
          <table:table-cell table:number-columns-repeated="2" office:value-type="string">
            <text:p>Locke Sondra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96">
            <text:p>96</text:p>
          </table:table-cell>
          <table:table-cell office:value-type="string">
            <text:p>Lady Vanishes</text:p>
          </table:table-cell>
          <table:table-cell office:value-type="string">
            <text:p>Mystery</text:p>
          </table:table-cell>
          <table:table-cell office:value-type="string">
            <text:p>Redgrave Michael</text:p>
          </table:table-cell>
          <table:table-cell office:value-type="string">
            <text:p>Lockwood Margaret</text:p>
          </table:table-cell>
          <table:table-cell office:value-type="string">
            <text:p>Hitchcock Alfred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Kitchen Toto THe</text:p>
          </table:table-cell>
          <table:table-cell office:value-type="string">
            <text:p>Drama</text:p>
          </table:table-cell>
          <table:table-cell office:value-type="string">
            <text:p>Peck Bob</text:p>
          </table:table-cell>
          <table:table-cell office:value-type="string">
            <text:p>Logan Phyllis</text:p>
          </table:table-cell>
          <table:table-cell office:value-type="string">
            <text:p>Hook Harry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88">
            <text:p>88</text:p>
          </table:table-cell>
          <table:table-cell office:value-type="string">
            <text:p>Carlton-Browne of the F.O.</text:p>
          </table:table-cell>
          <table:table-cell office:value-type="string">
            <text:p>Comedy</text:p>
          </table:table-cell>
          <table:table-cell office:value-type="string">
            <text:p>Terry-Thomas</text:p>
          </table:table-cell>
          <table:table-cell office:value-type="string">
            <text:p>Lohr Marie</text:p>
          </table:table-cell>
          <table:table-cell office:value-type="string">
            <text:p>Boulting Roy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68">
            <text:p>68</text:p>
          </table:table-cell>
          <table:table-cell office:value-type="string">
            <text:p>Racketeer</text:p>
          </table:table-cell>
          <table:table-cell office:value-type="string">
            <text:p>Drama</text:p>
          </table:table-cell>
          <table:table-cell office:value-type="string">
            <text:p>Armstrong Robert</text:p>
          </table:table-cell>
          <table:table-cell office:value-type="string">
            <text:p>Lombard Carole</text:p>
          </table:table-cell>
          <table:table-cell office:value-type="string">
            <text:p>Higgin Howar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95">
            <text:p>95</text:p>
          </table:table-cell>
          <table:table-cell office:value-type="string">
            <text:p>Mr. &amp; Mrs. Smith</text:p>
          </table:table-cell>
          <table:table-cell office:value-type="string">
            <text:p>Comedy</text:p>
          </table:table-cell>
          <table:table-cell office:value-type="string">
            <text:p>Montgomery Robert</text:p>
          </table:table-cell>
          <table:table-cell office:value-type="string">
            <text:p>Lombard Carole</text:p>
          </table:table-cell>
          <table:table-cell office:value-type="string">
            <text:p>Hitchcock Alfred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2">
            <text:p>132</text:p>
          </table:table-cell>
          <table:table-cell office:value-type="string">
            <text:p>Alrededor de Medianoche</text:p>
          </table:table-cell>
          <table:table-cell office:value-type="string">
            <text:p>Drama</text:p>
          </table:table-cell>
          <table:table-cell office:value-type="string">
            <text:p>Francois Cluzet</text:p>
          </table:table-cell>
          <table:table-cell office:value-type="string">
            <text:p>Lonette McKee</text:p>
          </table:table-cell>
          <table:table-cell office:value-type="string">
            <text:p>Rayfield David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1">
            <text:p>101</text:p>
          </table:table-cell>
          <table:table-cell office:value-type="string">
            <text:p>Losin' It</text:p>
          </table:table-cell>
          <table:table-cell office:value-type="string">
            <text:p>Comedy</text:p>
          </table:table-cell>
          <table:table-cell office:value-type="string">
            <text:p>Cruise Tom</text:p>
          </table:table-cell>
          <table:table-cell office:value-type="string">
            <text:p>Long Shelley</text:p>
          </table:table-cell>
          <table:table-cell office:value-type="string">
            <text:p>Hanson Curti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4">
            <text:p>114</text:p>
          </table:table-cell>
          <table:table-cell office:value-type="string">
            <text:p>Into the Homeland</text:p>
          </table:table-cell>
          <table:table-cell office:value-type="string">
            <text:p>Action</text:p>
          </table:table-cell>
          <table:table-cell office:value-type="string">
            <text:p>Boothe Powers</text:p>
          </table:table-cell>
          <table:table-cell office:value-type="string">
            <text:p>Longstreth Emily</text:p>
          </table:table-cell>
          <table:table-cell office:value-type="string">
            <text:p>Glatter Lesli Linka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Boxing Babes</text:p>
          </table:table-cell>
          <table:table-cell office:value-type="string">
            <text:p>Action</text:p>
          </table:table-cell>
          <table:table-cell office:value-type="string">
            <text:p>Nichol Robin</text:p>
          </table:table-cell>
          <table:table-cell office:value-type="string">
            <text:p>Lords Traci</text:p>
          </table:table-cell>
          <table:table-cell office:value-type="string">
            <text:p>Dell Stewart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4">
            <text:p>94</text:p>
          </table:table-cell>
          <table:table-cell office:value-type="string">
            <text:p>Shock 'em Dead</text:p>
          </table:table-cell>
          <table:table-cell office:value-type="string">
            <text:p>Horror</text:p>
          </table:table-cell>
          <table:table-cell office:value-type="string">
            <text:p>Donahue Troy</text:p>
          </table:table-cell>
          <table:table-cell office:value-type="string">
            <text:p>Lords Traci</text:p>
          </table:table-cell>
          <table:table-cell office:value-type="string">
            <text:p>Freed Mark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1">
            <text:p>101</text:p>
          </table:table-cell>
          <table:table-cell office:value-type="string">
            <text:p>Heller in Pink Tights</text:p>
          </table:table-cell>
          <table:table-cell office:value-type="string">
            <text:p>Drama</text:p>
          </table:table-cell>
          <table:table-cell office:value-type="string">
            <text:p>Quinn Anthony</text:p>
          </table:table-cell>
          <table:table-cell office:value-type="string">
            <text:p>Loren Sophia</text:p>
          </table:table-cell>
          <table:table-cell office:value-type="string">
            <text:p>Cukor George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00">
            <text:p>100</text:p>
          </table:table-cell>
          <table:table-cell office:value-type="string">
            <text:p>Two Women</text:p>
          </table:table-cell>
          <table:table-cell office:value-type="string">
            <text:p>Drama</text:p>
          </table:table-cell>
          <table:table-cell office:value-type="string">
            <text:p>Belmondo Jean-Paul</text:p>
          </table:table-cell>
          <table:table-cell office:value-type="string">
            <text:p>Loren Sophia</text:p>
          </table:table-cell>
          <table:table-cell office:value-type="string">
            <text:p>De Sica Vittorio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07">
            <text:p>107</text:p>
          </table:table-cell>
          <table:table-cell office:value-type="string">
            <text:p>Gold of Naples The</text:p>
          </table:table-cell>
          <table:table-cell office:value-type="string">
            <text:p>Drama</text:p>
          </table:table-cell>
          <table:table-cell office:value-type="string">
            <text:p>De Sica Vittorio</text:p>
          </table:table-cell>
          <table:table-cell office:value-type="string">
            <text:p>Loren Sophia</text:p>
          </table:table-cell>
          <table:table-cell office:value-type="string">
            <text:p>De Sica Vittorio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18">
            <text:p>118</text:p>
          </table:table-cell>
          <table:table-cell office:value-type="string">
            <text:p>Yesterday Today &amp; Tomorrow</text:p>
          </table:table-cell>
          <table:table-cell office:value-type="string">
            <text:p>Comedy</text:p>
          </table:table-cell>
          <table:table-cell office:value-type="string">
            <text:p>Mastroianni Marcello</text:p>
          </table:table-cell>
          <table:table-cell office:value-type="string">
            <text:p>Loren Sophia</text:p>
          </table:table-cell>
          <table:table-cell office:value-type="string">
            <text:p>De Sica Vittorio</text:p>
          </table:table-cell>
          <table:table-cell office:value-type="float" office:value="73">
            <text:p>73</text:p>
          </table:table-cell>
          <table:table-cell office:value-type="string">
            <text:p>Yes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09">
            <text:p>109</text:p>
          </table:table-cell>
          <table:table-cell office:value-type="string">
            <text:p>Legend of the Lost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Loren Sophia</text:p>
          </table:table-cell>
          <table:table-cell office:value-type="string">
            <text:p>Hathaway Henry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11">
            <text:p>111</text:p>
          </table:table-cell>
          <table:table-cell office:value-type="string">
            <text:p>Brass Target</text:p>
          </table:table-cell>
          <table:table-cell office:value-type="string">
            <text:p>Action</text:p>
          </table:table-cell>
          <table:table-cell office:value-type="string">
            <text:p>Cassavetes John</text:p>
          </table:table-cell>
          <table:table-cell office:value-type="string">
            <text:p>Loren Sophia</text:p>
          </table:table-cell>
          <table:table-cell office:value-type="string">
            <text:p>Hough John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88">
            <text:p>188</text:p>
          </table:table-cell>
          <table:table-cell office:value-type="string">
            <text:p>Fall of the Roman Empire The</text:p>
          </table:table-cell>
          <table:table-cell office:value-type="string">
            <text:p>Drama</text:p>
          </table:table-cell>
          <table:table-cell office:value-type="string">
            <text:p>Boyd Stphen</text:p>
          </table:table-cell>
          <table:table-cell office:value-type="string">
            <text:p>Loren Sophia</text:p>
          </table:table-cell>
          <table:table-cell office:value-type="string">
            <text:p>Mann Anthony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72">
            <text:p>172</text:p>
          </table:table-cell>
          <table:table-cell office:value-type="string">
            <text:p>El Cid</text:p>
          </table:table-cell>
          <table:table-cell office:value-type="string">
            <text:p>Drama</text:p>
          </table:table-cell>
          <table:table-cell office:value-type="string">
            <text:p>Heston Charlton</text:p>
          </table:table-cell>
          <table:table-cell office:value-type="string">
            <text:p>Loren Sophia</text:p>
          </table:table-cell>
          <table:table-cell office:value-type="string">
            <text:p>Mann Anthony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14">
            <text:p>114</text:p>
          </table:table-cell>
          <table:table-cell office:value-type="string">
            <text:p>Desire under the Elms</text:p>
          </table:table-cell>
          <table:table-cell office:value-type="string">
            <text:p>Drama</text:p>
          </table:table-cell>
          <table:table-cell office:value-type="string">
            <text:p>Perkins Anthony</text:p>
          </table:table-cell>
          <table:table-cell office:value-type="string">
            <text:p>Loren Sophia</text:p>
          </table:table-cell>
          <table:table-cell office:value-type="string">
            <text:p>Mann Delbert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2">
            <text:p>92</text:p>
          </table:table-cell>
          <table:table-cell office:value-type="string">
            <text:p>Two Nights with Cleo</text:p>
          </table:table-cell>
          <table:table-cell office:value-type="string">
            <text:p>Drama</text:p>
          </table:table-cell>
          <table:table-cell office:value-type="string">
            <text:p>Sordi Alberto</text:p>
          </table:table-cell>
          <table:table-cell office:value-type="string">
            <text:p>Loren Sophia</text:p>
          </table:table-cell>
          <table:table-cell office:value-type="string">
            <text:p>Mattoli Mario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/>
          <table:table-cell office:value-type="string">
            <text:p>Black Orchid The</text:p>
          </table:table-cell>
          <table:table-cell office:value-type="string">
            <text:p>Drama</text:p>
          </table:table-cell>
          <table:table-cell office:value-type="string">
            <text:p>Quinn Anthony</text:p>
          </table:table-cell>
          <table:table-cell office:value-type="string">
            <text:p>Loren Sophia</text:p>
          </table:table-cell>
          <table:table-cell office:value-type="string">
            <text:p>Ritt Martin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1">
            <text:p>91</text:p>
          </table:table-cell>
          <table:table-cell office:value-type="string">
            <text:p>Angela</text:p>
          </table:table-cell>
          <table:table-cell office:value-type="string">
            <text:p>Drama</text:p>
          </table:table-cell>
          <table:table-cell office:value-type="string">
            <text:p>Railsback Steve</text:p>
          </table:table-cell>
          <table:table-cell office:value-type="string">
            <text:p>Loren Sophia</text:p>
          </table:table-cell>
          <table:table-cell office:value-type="string">
            <text:p>Sagal Boris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5">
            <text:p>105</text:p>
          </table:table-cell>
          <table:table-cell office:value-type="string">
            <text:p>A Special Day</text:p>
          </table:table-cell>
          <table:table-cell office:value-type="string">
            <text:p>Drama</text:p>
          </table:table-cell>
          <table:table-cell office:value-type="string">
            <text:p>Mastroianni Marcello</text:p>
          </table:table-cell>
          <table:table-cell office:value-type="string">
            <text:p>Loren Sophia</text:p>
          </table:table-cell>
          <table:table-cell office:value-type="string">
            <text:p>Scola Ettore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2">
            <text:p>112</text:p>
          </table:table-cell>
          <table:table-cell office:value-type="string">
            <text:p>Blood Feud</text:p>
          </table:table-cell>
          <table:table-cell office:value-type="string">
            <text:p>Action</text:p>
          </table:table-cell>
          <table:table-cell office:value-type="string">
            <text:p>Mastroianni Marcello</text:p>
          </table:table-cell>
          <table:table-cell office:value-type="string">
            <text:p>Loren Sophia</text:p>
          </table:table-cell>
          <table:table-cell office:value-type="string">
            <text:p>Wertmuller Lina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5">
            <text:p>145</text:p>
          </table:table-cell>
          <table:table-cell office:value-type="string">
            <text:p>Sophia Loren Her Own Story</text:p>
          </table:table-cell>
          <table:table-cell office:value-type="string">
            <text:p>Drama</text:p>
          </table:table-cell>
          <table:table-cell office:value-type="string">
            <text:p>Gavin John</text:p>
          </table:table-cell>
          <table:table-cell office:value-type="string">
            <text:p>Loren Sophia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Running Away</text:p>
          </table:table-cell>
          <table:table-cell office:value-type="string">
            <text:p>Drama</text:p>
          </table:table-cell>
          <table:table-cell office:value-type="string">
            <text:p>Loggia Robert</text:p>
          </table:table-cell>
          <table:table-cell office:value-type="string">
            <text:p>Loren Sophi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0">
            <text:p>130</text:p>
          </table:table-cell>
          <table:table-cell office:value-type="string">
            <text:p>Man of La Mancha</text:p>
          </table:table-cell>
          <table:table-cell office:value-type="string">
            <text:p>Music</text:p>
          </table:table-cell>
          <table:table-cell office:value-type="string">
            <text:p>O'Toole Peter</text:p>
          </table:table-cell>
          <table:table-cell office:value-type="string">
            <text:p>Loren Sophia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6">
            <text:p>116</text:p>
          </table:table-cell>
          <table:table-cell office:value-type="string">
            <text:p>Operation Crossbow</text:p>
          </table:table-cell>
          <table:table-cell office:value-type="string">
            <text:p>Action</text:p>
          </table:table-cell>
          <table:table-cell office:value-type="string">
            <text:p>Peppard George</text:p>
          </table:table-cell>
          <table:table-cell office:value-type="string">
            <text:p>Loren Sophi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41">
            <text:p>141</text:p>
          </table:table-cell>
          <table:table-cell office:value-type="string">
            <text:p>Courage</text:p>
          </table:table-cell>
          <table:table-cell office:value-type="string">
            <text:p>Drama</text:p>
          </table:table-cell>
          <table:table-cell office:value-type="string">
            <text:p>Williams Billy Dee</text:p>
          </table:table-cell>
          <table:table-cell office:value-type="string">
            <text:p>Loren Sophia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sophiaLoren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4">
            <text:p>94</text:p>
          </table:table-cell>
          <table:table-cell office:value-type="string">
            <text:p>RAD</text:p>
          </table:table-cell>
          <table:table-cell office:value-type="string">
            <text:p>Action</text:p>
          </table:table-cell>
          <table:table-cell office:value-type="string">
            <text:p>Allen Bill</text:p>
          </table:table-cell>
          <table:table-cell office:value-type="string">
            <text:p>Loughlin Lori</text:p>
          </table:table-cell>
          <table:table-cell office:value-type="string">
            <text:p>Needham Hal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8">
            <text:p>98</text:p>
          </table:table-cell>
          <table:table-cell office:value-type="string">
            <text:p>Secret Admirer</text:p>
          </table:table-cell>
          <table:table-cell office:value-type="string">
            <text:p>Comedy</text:p>
          </table:table-cell>
          <table:table-cell office:value-type="string">
            <text:p>Howell C. Thomas</text:p>
          </table:table-cell>
          <table:table-cell office:value-type="string">
            <text:p>Loughlin Lori</text:p>
          </table:table-cell>
          <table:table-cell/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85">
            <text:p>85</text:p>
          </table:table-cell>
          <table:table-cell office:value-type="string">
            <text:p>Cocaine Cowboys</text:p>
          </table:table-cell>
          <table:table-cell office:value-type="string">
            <text:p>Action</text:p>
          </table:table-cell>
          <table:table-cell office:value-type="string">
            <text:p>Palance Jack</text:p>
          </table:table-cell>
          <table:table-cell office:value-type="string">
            <text:p>Love Suzanna</text:p>
          </table:table-cell>
          <table:table-cell office:value-type="string">
            <text:p>Lommel Ulli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8">
            <text:p>118</text:p>
          </table:table-cell>
          <table:table-cell office:value-type="string">
            <text:p>Test Pilot</text:p>
          </table:table-cell>
          <table:table-cell office:value-type="string">
            <text:p>Drama</text:p>
          </table:table-cell>
          <table:table-cell office:value-type="string">
            <text:p>Gable Clark</text:p>
          </table:table-cell>
          <table:table-cell office:value-type="string">
            <text:p>Loy Myrna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64">
            <text:p>64</text:p>
          </table:table-cell>
          <table:table-cell office:value-type="string">
            <text:p>Ape Man The</text:p>
          </table:table-cell>
          <table:table-cell office:value-type="string">
            <text:p>Horror</text:p>
          </table:table-cell>
          <table:table-cell office:value-type="string">
            <text:p>Ford Wallace</text:p>
          </table:table-cell>
          <table:table-cell office:value-type="string">
            <text:p>Lugosi Bela</text:p>
          </table:table-cell>
          <table:table-cell office:value-type="string">
            <text:p>Beaudine William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5">
            <text:p>125</text:p>
          </table:table-cell>
          <table:table-cell office:value-type="string">
            <text:p>Mission The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Lunghi Cherie</text:p>
          </table:table-cell>
          <table:table-cell office:value-type="string">
            <text:p>Joffe Roland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2">
            <text:p>102</text:p>
          </table:table-cell>
          <table:table-cell office:value-type="string">
            <text:p>Curly Sue</text:p>
          </table:table-cell>
          <table:table-cell office:value-type="string">
            <text:p>Comedy</text:p>
          </table:table-cell>
          <table:table-cell office:value-type="string">
            <text:p>Belushi Jim</text:p>
          </table:table-cell>
          <table:table-cell office:value-type="string">
            <text:p>Lynch Kelly</text:p>
          </table:table-cell>
          <table:table-cell office:value-type="string">
            <text:p>Hughes John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50">
            <text:p>150</text:p>
          </table:table-cell>
          <table:table-cell office:value-type="string">
            <text:p>Lolita</text:p>
          </table:table-cell>
          <table:table-cell office:value-type="string">
            <text:p>Drama</text:p>
          </table:table-cell>
          <table:table-cell office:value-type="string">
            <text:p>Mason James</text:p>
          </table:table-cell>
          <table:table-cell office:value-type="string">
            <text:p>Lyon Sue</text:p>
          </table:table-cell>
          <table:table-cell office:value-type="string">
            <text:p>Kubrick Stanley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1">
            <text:p>101</text:p>
          </table:table-cell>
          <table:table-cell office:value-type="string">
            <text:p>Sex Lies and Videotape</text:p>
          </table:table-cell>
          <table:table-cell office:value-type="string">
            <text:p>Drama</text:p>
          </table:table-cell>
          <table:table-cell office:value-type="string">
            <text:p>Spader James</text:p>
          </table:table-cell>
          <table:table-cell office:value-type="string">
            <text:p>MacDowell Andie</text:p>
          </table:table-cell>
          <table:table-cell office:value-type="string">
            <text:p>Soderbergh Steven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7">
            <text:p>107</text:p>
          </table:table-cell>
          <table:table-cell office:value-type="string">
            <text:p>Green Card</text:p>
          </table:table-cell>
          <table:table-cell office:value-type="string">
            <text:p>Comedy</text:p>
          </table:table-cell>
          <table:table-cell office:value-type="string">
            <text:p>Depardieu Gérard</text:p>
          </table:table-cell>
          <table:table-cell office:value-type="string">
            <text:p>MacDowell Andie</text:p>
          </table:table-cell>
          <table:table-cell office:value-type="string">
            <text:p>Weir Peter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5">
            <text:p>95</text:p>
          </table:table-cell>
          <table:table-cell office:value-type="string">
            <text:p>Gator Bait II</text:p>
          </table:table-cell>
          <table:table-cell office:value-type="string">
            <text:p>Action</text:p>
          </table:table-cell>
          <table:table-cell office:value-type="string">
            <text:p>Muzzcat Paul</text:p>
          </table:table-cell>
          <table:table-cell office:value-type="string">
            <text:p>MacKenzie Jan</text:p>
          </table:table-cell>
          <table:table-cell office:value-type="string">
            <text:p>Sebastian Beverly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29">
            <text:p>129</text:p>
          </table:table-cell>
          <table:table-cell office:value-type="string">
            <text:p>Being Ther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MacLaine Shirley</text:p>
          </table:table-cell>
          <table:table-cell office:value-type="string">
            <text:p>Ashby Hal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2">
            <text:p>132</text:p>
          </table:table-cell>
          <table:table-cell office:value-type="string">
            <text:p>Terms of Endearment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MacLaine Shirley</text:p>
          </table:table-cell>
          <table:table-cell office:value-type="string">
            <text:p>Brooks James L.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99">
            <text:p>99</text:p>
          </table:table-cell>
          <table:table-cell office:value-type="string">
            <text:p>Woman Times Seven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MacLaine Shirley</text:p>
          </table:table-cell>
          <table:table-cell office:value-type="string">
            <text:p>De Sica Vittorio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  <table:table-cell office:value-type="string">
            <text:p>Bliss of Mrs. Blossom The</text:p>
          </table:table-cell>
          <table:table-cell office:value-type="string">
            <text:p>Comedy</text:p>
          </table:table-cell>
          <table:table-cell office:value-type="string">
            <text:p>Booth James</text:p>
          </table:table-cell>
          <table:table-cell office:value-type="string">
            <text:p>MacLaine Shirley</text:p>
          </table:table-cell>
          <table:table-cell office:value-type="string">
            <text:p>McGrath Joseph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1">
            <text:p>101</text:p>
          </table:table-cell>
          <table:table-cell office:value-type="string">
            <text:p>Postcards from the Edge</text:p>
          </table:table-cell>
          <table:table-cell office:value-type="string">
            <text:p>Comedy</text:p>
          </table:table-cell>
          <table:table-cell office:value-type="string">
            <text:p>Quaid Dennis</text:p>
          </table:table-cell>
          <table:table-cell office:value-type="string">
            <text:p>MacLaine Shirley</text:p>
          </table:table-cell>
          <table:table-cell office:value-type="string">
            <text:p>Nichols Mike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5">
            <text:p>105</text:p>
          </table:table-cell>
          <table:table-cell office:value-type="string">
            <text:p>Two Mules for Sister Sara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 office:value-type="string">
            <text:p>MacLaine Shirley</text:p>
          </table:table-cell>
          <table:table-cell office:value-type="string">
            <text:p>Siegel Don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4">
            <text:p>84</text:p>
          </table:table-cell>
          <table:table-cell office:value-type="string">
            <text:p>Dragonfight</text:p>
          </table:table-cell>
          <table:table-cell office:value-type="string">
            <text:p>Drama</text:p>
          </table:table-cell>
          <table:table-cell office:value-type="string">
            <text:p>Z'Dar Robert</text:p>
          </table:table-cell>
          <table:table-cell office:value-type="string">
            <text:p>MacLaren Fawna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85">
            <text:p>85</text:p>
          </table:table-cell>
          <table:table-cell office:value-type="string">
            <text:p>Back Door to Heaven</text:p>
          </table:table-cell>
          <table:table-cell office:value-type="string">
            <text:p>Drama</text:p>
          </table:table-cell>
          <table:table-cell office:value-type="string">
            <text:p>Ford Wallace</text:p>
          </table:table-cell>
          <table:table-cell office:value-type="string">
            <text:p>MacMahon Aline</text:p>
          </table:table-cell>
          <table:table-cell office:value-type="string">
            <text:p>Howard William K.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string">
            <text:p>Ciao Italia Madonna Live from Italy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 office:value-type="string">
            <text:p>De Winter Harry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8">
            <text:p>118</text:p>
          </table:table-cell>
          <table:table-cell office:value-type="string">
            <text:p>Madonna Truth or Dare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 office:value-type="string">
            <text:p>Keshishian Alek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0">
            <text:p>60</text:p>
          </table:table-cell>
          <table:table-cell office:value-type="string">
            <text:p>A Certain Sacrifice</text:p>
          </table:table-cell>
          <table:table-cell office:value-type="string">
            <text:p>Music</text:p>
          </table:table-cell>
          <table:table-cell office:value-type="string">
            <text:p>Pattnosh Jeremy</text:p>
          </table:table-cell>
          <table:table-cell office:value-type="string">
            <text:p>Madonna</text:p>
          </table:table-cell>
          <table:table-cell office:value-type="string">
            <text:p>Lewicki Steven Jo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40">
            <text:p>40</text:p>
          </table:table-cell>
          <table:table-cell office:value-type="string">
            <text:p>National Enquirer The Untold Story</text:p>
          </table:table-cell>
          <table:table-cell office:value-type="string">
            <text:p>Music</text:p>
          </table:table-cell>
          <table:table-cell office:value-type="string">
            <text:p>White Vanna</text:p>
          </table:table-cell>
          <table:table-cell office:value-type="string">
            <text:p>Madonna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0">
            <text:p>60</text:p>
          </table:table-cell>
          <table:table-cell office:value-type="string">
            <text:p>Immaculate Collection The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50">
            <text:p>50</text:p>
          </table:table-cell>
          <table:table-cell office:value-type="string">
            <text:p>Madonna Live The Virgin Tour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">
            <text:p>5</text:p>
          </table:table-cell>
          <table:table-cell office:value-type="string">
            <text:p>Madonna Justify My Love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6">
            <text:p>16</text:p>
          </table:table-cell>
          <table:table-cell office:value-type="string">
            <text:p>Madonna Like a Virgin</text:p>
          </table:table-cell>
          <table:table-cell office:value-type="string">
            <text:p>Music</text:p>
          </table:table-cell>
          <table:table-cell/>
          <table:table-cell office:value-type="string">
            <text:p>Madonna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3">
            <text:p>83</text:p>
          </table:table-cell>
          <table:table-cell office:value-type="string">
            <text:p>Hot to Trot</text:p>
          </table:table-cell>
          <table:table-cell office:value-type="string">
            <text:p>Comedy</text:p>
          </table:table-cell>
          <table:table-cell office:value-type="string">
            <text:p>Goldthwait Bob</text:p>
          </table:table-cell>
          <table:table-cell office:value-type="string">
            <text:p>Madsen Virginia</text:p>
          </table:table-cell>
          <table:table-cell office:value-type="string">
            <text:p>Dinner Michael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3">
            <text:p>103</text:p>
          </table:table-cell>
          <table:table-cell office:value-type="string">
            <text:p>Fire with Fire</text:p>
          </table:table-cell>
          <table:table-cell office:value-type="string">
            <text:p>Drama</text:p>
          </table:table-cell>
          <table:table-cell office:value-type="string">
            <text:p>Sheffer Craig</text:p>
          </table:table-cell>
          <table:table-cell office:value-type="string">
            <text:p>Madsen Virginia</text:p>
          </table:table-cell>
          <table:table-cell office:value-type="string">
            <text:p>Gibbins Duncan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0">
            <text:p>120</text:p>
          </table:table-cell>
          <table:table-cell office:value-type="string">
            <text:p>Hot Spot</text:p>
          </table:table-cell>
          <table:table-cell office:value-type="string">
            <text:p>Drama</text:p>
          </table:table-cell>
          <table:table-cell office:value-type="string">
            <text:p>Johnson Don</text:p>
          </table:table-cell>
          <table:table-cell office:value-type="string">
            <text:p>Madsen Virginia</text:p>
          </table:table-cell>
          <table:table-cell office:value-type="string">
            <text:p>Hopper Dennis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24">
            <text:p>124</text:p>
          </table:table-cell>
          <table:table-cell office:value-type="string">
            <text:p>Amarcord</text:p>
          </table:table-cell>
          <table:table-cell office:value-type="string">
            <text:p>Drama</text:p>
          </table:table-cell>
          <table:table-cell office:value-type="string">
            <text:p>Noel Magali</text:p>
          </table:table-cell>
          <table:table-cell office:value-type="string">
            <text:p>Maggio Pupella</text:p>
          </table:table-cell>
          <table:table-cell office:value-type="string">
            <text:p>Fellini Federico</text:p>
          </table:table-cell>
          <table:table-cell office:value-type="float" office:value="50">
            <text:p>5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5">
            <text:p>85</text:p>
          </table:table-cell>
          <table:table-cell office:value-type="string">
            <text:p>Casablanca Express</text:p>
          </table:table-cell>
          <table:table-cell office:value-type="string">
            <text:p>Action</text:p>
          </table:table-cell>
          <table:table-cell office:value-type="string">
            <text:p>Connery Jason</text:p>
          </table:table-cell>
          <table:table-cell office:value-type="string">
            <text:p>Maneri Luisa</text:p>
          </table:table-cell>
          <table:table-cell office:value-type="string">
            <text:p>Martino Sergio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4">
            <text:p>94</text:p>
          </table:table-cell>
          <table:table-cell office:value-type="string">
            <text:p>Out of the Blue</text:p>
          </table:table-cell>
          <table:table-cell office:value-type="string">
            <text:p>Drama</text:p>
          </table:table-cell>
          <table:table-cell office:value-type="string">
            <text:p>Hopper Dennis</text:p>
          </table:table-cell>
          <table:table-cell office:value-type="string">
            <text:p>Manz Linda</text:p>
          </table:table-cell>
          <table:table-cell office:value-type="string">
            <text:p>Hopper Denni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0">
            <text:p>110</text:p>
          </table:table-cell>
          <table:table-cell office:value-type="string">
            <text:p>Sands of Iwo Jima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office:value-type="string">
            <text:p>Mara Adele</text:p>
          </table:table-cell>
          <table:table-cell office:value-type="string">
            <text:p>Dwan Allan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04">
            <text:p>104</text:p>
          </table:table-cell>
          <table:table-cell office:value-type="string">
            <text:p>Hand The</text:p>
          </table:table-cell>
          <table:table-cell office:value-type="string">
            <text:p>Horror</text:p>
          </table:table-cell>
          <table:table-cell office:value-type="string">
            <text:p>Caine Michael</text:p>
          </table:table-cell>
          <table:table-cell office:value-type="string">
            <text:p>Marcovicci Andrea</text:p>
          </table:table-cell>
          <table:table-cell office:value-type="string">
            <text:p>Stone Oliver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1">
            <text:p>81</text:p>
          </table:table-cell>
          <table:table-cell office:value-type="string">
            <text:p>Deep Cover</text:p>
          </table:table-cell>
          <table:table-cell office:value-type="string">
            <text:p>Mystery</text:p>
          </table:table-cell>
          <table:table-cell office:value-type="string">
            <text:p>Conti Tom</text:p>
          </table:table-cell>
          <table:table-cell office:value-type="string">
            <text:p>Markham Kika</text:p>
          </table:table-cell>
          <table:table-cell office:value-type="string">
            <text:p>Loncraine Richard</text:p>
          </table:table-cell>
          <table:table-cell office:value-type="float" office:value="15">
            <text:p>1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92">
            <text:p>92</text:p>
          </table:table-cell>
          <table:table-cell office:value-type="string">
            <text:p>Il Bidone</text:p>
          </table:table-cell>
          <table:table-cell office:value-type="string">
            <text:p>Drama</text:p>
          </table:table-cell>
          <table:table-cell office:value-type="string">
            <text:p>Crawford Broderick</text:p>
          </table:table-cell>
          <table:table-cell office:value-type="string">
            <text:p>Masina Guilietta</text:p>
          </table:table-cell>
          <table:table-cell office:value-type="string">
            <text:p>Fellini Federico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0">
            <text:p>130</text:p>
          </table:table-cell>
          <table:table-cell office:value-type="string">
            <text:p>El Guerrero Solitario</text:p>
          </table:table-cell>
          <table:table-cell office:value-type="string">
            <text:p>Drama</text:p>
          </table:table-cell>
          <table:table-cell office:value-type="string">
            <text:p>Eastwood Clint</text:p>
          </table:table-cell>
          <table:table-cell office:value-type="string">
            <text:p>Mason Marsha</text:p>
          </table:table-cell>
          <table:table-cell office:value-type="string">
            <text:p>Eastwood Clint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0">
            <text:p>130</text:p>
          </table:table-cell>
          <table:table-cell office:value-type="string">
            <text:p>Heartbreak Ridge</text:p>
          </table:table-cell>
          <table:table-cell office:value-type="string">
            <text:p>War</text:p>
          </table:table-cell>
          <table:table-cell office:value-type="string">
            <text:p>Eastwood Clint</text:p>
          </table:table-cell>
          <table:table-cell office:value-type="string">
            <text:p>Mason Marsha</text:p>
          </table:table-cell>
          <table:table-cell office:value-type="string">
            <text:p>Eastwood Clint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10">
            <text:p>110</text:p>
          </table:table-cell>
          <table:table-cell office:value-type="string">
            <text:p>Goodbye Girl The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Mason Marsha</text:p>
          </table:table-cell>
          <table:table-cell office:value-type="string">
            <text:p>Ross Herbert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3">
            <text:p>113</text:p>
          </table:table-cell>
          <table:table-cell office:value-type="string">
            <text:p>Audrey Rose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Mason Marsha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86">
            <text:p>86</text:p>
          </table:table-cell>
          <table:table-cell office:value-type="string">
            <text:p>Polyester</text:p>
          </table:table-cell>
          <table:table-cell office:value-type="string">
            <text:p>Comedy</text:p>
          </table:table-cell>
          <table:table-cell office:value-type="string">
            <text:p>Divine</text:p>
          </table:table-cell>
          <table:table-cell office:value-type="string">
            <text:p>Massey Edith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4">
            <text:p>144</text:p>
          </table:table-cell>
          <table:table-cell office:value-type="string">
            <text:p>Robin Hood: Prince of Thieves</text:p>
          </table:table-cell>
          <table:table-cell office:value-type="string">
            <text:p>Action</text:p>
          </table:table-cell>
          <table:table-cell office:value-type="string">
            <text:p>Costner Kevin</text:p>
          </table:table-cell>
          <table:table-cell office:value-type="string">
            <text:p>Mastrantonio Mary Elizabeth</text:p>
          </table:table-cell>
          <table:table-cell office:value-type="string">
            <text:p>Costner Kevi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1">
            <text:p>101</text:p>
          </table:table-cell>
          <table:table-cell office:value-type="string">
            <text:p>White Sands</text:p>
          </table:table-cell>
          <table:table-cell office:value-type="string">
            <text:p>Drama</text:p>
          </table:table-cell>
          <table:table-cell office:value-type="string">
            <text:p>Dafoe Willem</text:p>
          </table:table-cell>
          <table:table-cell office:value-type="string">
            <text:p>Mastrantonio Mary Elizabeth</text:p>
          </table:table-cell>
          <table:table-cell office:value-type="string">
            <text:p>Donaldson Roger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9">
            <text:p>119</text:p>
          </table:table-cell>
          <table:table-cell office:value-type="string">
            <text:p>Color of Money Th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Mastrantonio Mary Elizabeth</text:p>
          </table:table-cell>
          <table:table-cell office:value-type="string">
            <text:p>Scorsese Martin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9">
            <text:p>119</text:p>
          </table:table-cell>
          <table:table-cell office:value-type="string">
            <text:p>Children of a Lesser God</text:p>
          </table:table-cell>
          <table:table-cell office:value-type="string">
            <text:p>Drama</text:p>
          </table:table-cell>
          <table:table-cell office:value-type="string">
            <text:p>Hurt William</text:p>
          </table:table-cell>
          <table:table-cell office:value-type="string">
            <text:p>Matlin Marlee</text:p>
          </table:table-cell>
          <table:table-cell office:value-type="string">
            <text:p>Haines Randa</text:p>
          </table:table-cell>
          <table:table-cell office:value-type="float" office:value="20">
            <text:p>2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/>
          <table:table-cell office:value-type="string">
            <text:p>Matador</text:p>
          </table:table-cell>
          <table:table-cell office:value-type="string">
            <text:p>Comedy</text:p>
          </table:table-cell>
          <table:table-cell office:value-type="string">
            <text:p>Banderas Antonio</text:p>
          </table:table-cell>
          <table:table-cell office:value-type="string">
            <text:p>Maura Carmen</text:p>
          </table:table-cell>
          <table:table-cell office:value-type="string">
            <text:p>Almodóvar Pedro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8">
            <text:p>88</text:p>
          </table:table-cell>
          <table:table-cell office:value-type="string">
            <text:p>Women on the Verge of a Nervous Breakdown</text:p>
          </table:table-cell>
          <table:table-cell office:value-type="string">
            <text:p>Comedy</text:p>
          </table:table-cell>
          <table:table-cell office:value-type="string">
            <text:p>Banderas Antonio</text:p>
          </table:table-cell>
          <table:table-cell office:value-type="string">
            <text:p>Maura Carmen</text:p>
          </table:table-cell>
          <table:table-cell office:value-type="string">
            <text:p>Almodóvar Pedro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86">
            <text:p>86</text:p>
          </table:table-cell>
          <table:table-cell office:value-type="string">
            <text:p>Pepi Luci Bom</text:p>
          </table:table-cell>
          <table:table-cell office:value-type="string">
            <text:p>Comedy</text:p>
          </table:table-cell>
          <table:table-cell office:value-type="string">
            <text:p>Rotaeta Félix</text:p>
          </table:table-cell>
          <table:table-cell office:value-type="string">
            <text:p>Maura Carmen</text:p>
          </table:table-cell>
          <table:table-cell office:value-type="string">
            <text:p>Almodóvar Pedro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0">
            <text:p>100</text:p>
          </table:table-cell>
          <table:table-cell office:value-type="string">
            <text:p>Forgotten The</text:p>
          </table:table-cell>
          <table:table-cell office:value-type="string">
            <text:p>Mystery</text:p>
          </table:table-cell>
          <table:table-cell office:value-type="string">
            <text:p>Carradine Keith</text:p>
          </table:table-cell>
          <table:table-cell office:value-type="string">
            <text:p>Maynard Mimi</text:p>
          </table:table-cell>
          <table:table-cell office:value-type="string">
            <text:p>Keach James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9">
            <text:p>89</text:p>
          </table:table-cell>
          <table:table-cell office:value-type="string">
            <text:p>Flame &amp; the Arrow The</text:p>
          </table:table-cell>
          <table:table-cell office:value-type="string">
            <text:p>Action</text:p>
          </table:table-cell>
          <table:table-cell office:value-type="string">
            <text:p>Lancaster Burt</text:p>
          </table:table-cell>
          <table:table-cell office:value-type="string">
            <text:p>Mayo Virgini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2">
            <text:p>92</text:p>
          </table:table-cell>
          <table:table-cell office:value-type="string">
            <text:p>After the Shock</text:p>
          </table:table-cell>
          <table:table-cell office:value-type="string">
            <text:p>Drama</text:p>
          </table:table-cell>
          <table:table-cell office:value-type="string">
            <text:p>Kotto Yaphet</text:p>
          </table:table-cell>
          <table:table-cell office:value-type="string">
            <text:p>McClanahan Rue</text:p>
          </table:table-cell>
          <table:table-cell office:value-type="string">
            <text:p>Sherman Gary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0">
            <text:p>110</text:p>
          </table:table-cell>
          <table:table-cell office:value-type="string">
            <text:p>Modern Love</text:p>
          </table:table-cell>
          <table:table-cell office:value-type="string">
            <text:p>Comedy</text:p>
          </table:table-cell>
          <table:table-cell office:value-type="string">
            <text:p>Benson Robby</text:p>
          </table:table-cell>
          <table:table-cell office:value-type="string">
            <text:p>McClanahan Rue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5">
            <text:p>95</text:p>
          </table:table-cell>
          <table:table-cell office:value-type="string">
            <text:p>Riff Raff</text:p>
          </table:table-cell>
          <table:table-cell office:value-type="string">
            <text:p>Comedy</text:p>
          </table:table-cell>
          <table:table-cell office:value-type="string">
            <text:p>Carlyle Robert</text:p>
          </table:table-cell>
          <table:table-cell office:value-type="string">
            <text:p>McCourt Emer</text:p>
          </table:table-cell>
          <table:table-cell office:value-type="string">
            <text:p>Loach Ke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81">
            <text:p>81</text:p>
          </table:table-cell>
          <table:table-cell office:value-type="string">
            <text:p>Glory Stompers The</text:p>
          </table:table-cell>
          <table:table-cell office:value-type="string">
            <text:p>Action</text:p>
          </table:table-cell>
          <table:table-cell office:value-type="string">
            <text:p>Hopper Dennis</text:p>
          </table:table-cell>
          <table:table-cell office:value-type="string">
            <text:p>McCrea Jody</text:p>
          </table:table-cell>
          <table:table-cell office:value-type="string">
            <text:p>Lanza Anthony M.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81">
            <text:p>181</text:p>
          </table:table-cell>
          <table:table-cell office:value-type="string">
            <text:p>Dances with Wolves</text:p>
          </table:table-cell>
          <table:table-cell office:value-type="string">
            <text:p>Western</text:p>
          </table:table-cell>
          <table:table-cell office:value-type="string">
            <text:p>Costner Kevin</text:p>
          </table:table-cell>
          <table:table-cell office:value-type="string">
            <text:p>McDonnell Mary</text:p>
          </table:table-cell>
          <table:table-cell office:value-type="string">
            <text:p>Costner Kevin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0">
            <text:p>130</text:p>
          </table:table-cell>
          <table:table-cell office:value-type="string">
            <text:p>Matewan</text:p>
          </table:table-cell>
          <table:table-cell office:value-type="string">
            <text:p>Drama</text:p>
          </table:table-cell>
          <table:table-cell office:value-type="string">
            <text:p>Jones James Earl</text:p>
          </table:table-cell>
          <table:table-cell office:value-type="string">
            <text:p>McDonnell Mary</text:p>
          </table:table-cell>
          <table:table-cell office:value-type="string">
            <text:p>Sayles John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0">
            <text:p>120</text:p>
          </table:table-cell>
          <table:table-cell office:value-type="string">
            <text:p>Mississippi Burning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McDormand Frances</text:p>
          </table:table-cell>
          <table:table-cell office:value-type="string">
            <text:p>Parker Ala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30">
            <text:p>130</text:p>
          </table:table-cell>
          <table:table-cell office:value-type="string">
            <text:p>Eiger Sanction Th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office:value-type="string">
            <text:p>McGee Vonetta</text:p>
          </table:table-cell>
          <table:table-cell office:value-type="string">
            <text:p>Eastwood Clint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9">
            <text:p>109</text:p>
          </table:table-cell>
          <table:table-cell office:value-type="string">
            <text:p>Unsettled Land</text:p>
          </table:table-cell>
          <table:table-cell office:value-type="string">
            <text:p>Drama</text:p>
          </table:table-cell>
          <table:table-cell office:value-type="string">
            <text:p>Shea John</text:p>
          </table:table-cell>
          <table:table-cell office:value-type="string">
            <text:p>McGillis Kelly</text:p>
          </table:table-cell>
          <table:table-cell office:value-type="string">
            <text:p>Barbash Uri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8">
            <text:p>98</text:p>
          </table:table-cell>
          <table:table-cell office:value-type="string">
            <text:p>Cat Chaser</text:p>
          </table:table-cell>
          <table:table-cell office:value-type="string">
            <text:p>Drama</text:p>
          </table:table-cell>
          <table:table-cell office:value-type="string">
            <text:p>Weller Peter</text:p>
          </table:table-cell>
          <table:table-cell office:value-type="string">
            <text:p>McGillis Kelly</text:p>
          </table:table-cell>
          <table:table-cell office:value-type="string">
            <text:p>Ferrera Abel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0">
            <text:p>110</text:p>
          </table:table-cell>
          <table:table-cell office:value-type="string">
            <text:p>Accused The</text:p>
          </table:table-cell>
          <table:table-cell office:value-type="string">
            <text:p>Drama</text:p>
          </table:table-cell>
          <table:table-cell office:value-type="string">
            <text:p>Coulson Bernie</text:p>
          </table:table-cell>
          <table:table-cell office:value-type="string">
            <text:p>McGillis Kelly</text:p>
          </table:table-cell>
          <table:table-cell office:value-type="string">
            <text:p>Kaplan Jonathan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9">
            <text:p>109</text:p>
          </table:table-cell>
          <table:table-cell office:value-type="string">
            <text:p>Winter People</text:p>
          </table:table-cell>
          <table:table-cell office:value-type="string">
            <text:p>Drama</text:p>
          </table:table-cell>
          <table:table-cell office:value-type="string">
            <text:p>Russell Kurt</text:p>
          </table:table-cell>
          <table:table-cell office:value-type="string">
            <text:p>McGillis Kelly</text:p>
          </table:table-cell>
          <table:table-cell office:value-type="string">
            <text:p>Kotcheff Ted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1">
            <text:p>101</text:p>
          </table:table-cell>
          <table:table-cell office:value-type="string">
            <text:p>Reuben Reuben</text:p>
          </table:table-cell>
          <table:table-cell office:value-type="string">
            <text:p>Comedy</text:p>
          </table:table-cell>
          <table:table-cell office:value-type="string">
            <text:p>Conti Tom</text:p>
          </table:table-cell>
          <table:table-cell office:value-type="string">
            <text:p>McGillis Kelly</text:p>
          </table:table-cell>
          <table:table-cell office:value-type="string">
            <text:p>Miller Robert Ellis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2">
            <text:p>102</text:p>
          </table:table-cell>
          <table:table-cell office:value-type="string">
            <text:p>Made in Heaven</text:p>
          </table:table-cell>
          <table:table-cell office:value-type="string">
            <text:p>Fantasy</text:p>
          </table:table-cell>
          <table:table-cell office:value-type="string">
            <text:p>Hutton Timothy</text:p>
          </table:table-cell>
          <table:table-cell office:value-type="string">
            <text:p>McGillis Kelly</text:p>
          </table:table-cell>
          <table:table-cell office:value-type="string">
            <text:p>Rudolph Alan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9">
            <text:p>109</text:p>
          </table:table-cell>
          <table:table-cell office:value-type="string">
            <text:p>Top Gun</text:p>
          </table:table-cell>
          <table:table-cell office:value-type="string">
            <text:p>Action</text:p>
          </table:table-cell>
          <table:table-cell office:value-type="string">
            <text:p>Cruise Tom</text:p>
          </table:table-cell>
          <table:table-cell office:value-type="string">
            <text:p>McGillis Kelly</text:p>
          </table:table-cell>
          <table:table-cell office:value-type="string">
            <text:p>Scott Tony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2">
            <text:p>112</text:p>
          </table:table-cell>
          <table:table-cell office:value-type="string">
            <text:p>Witness</text:p>
          </table:table-cell>
          <table:table-cell office:value-type="string">
            <text:p>Drama</text:p>
          </table:table-cell>
          <table:table-cell office:value-type="string">
            <text:p>Ford Harrison</text:p>
          </table:table-cell>
          <table:table-cell office:value-type="string">
            <text:p>McGillis Kelly</text:p>
          </table:table-cell>
          <table:table-cell office:value-type="string">
            <text:p>Weir Peter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1">
            <text:p>111</text:p>
          </table:table-cell>
          <table:table-cell office:value-type="string">
            <text:p>House on Carroll Street The</text:p>
          </table:table-cell>
          <table:table-cell office:value-type="string">
            <text:p>Mystery</text:p>
          </table:table-cell>
          <table:table-cell office:value-type="string">
            <text:p>Daniels Jeff</text:p>
          </table:table-cell>
          <table:table-cell office:value-type="string">
            <text:p>McGillis Kelly</text:p>
          </table:table-cell>
          <table:table-cell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9">
            <text:p>109</text:p>
          </table:table-cell>
          <table:table-cell office:value-type="string">
            <text:p>Racing with the Moon</text:p>
          </table:table-cell>
          <table:table-cell office:value-type="string">
            <text:p>Drama</text:p>
          </table:table-cell>
          <table:table-cell office:value-type="string">
            <text:p>Penn Sean</text:p>
          </table:table-cell>
          <table:table-cell office:value-type="string">
            <text:p>McGovern Elizabeth</text:p>
          </table:table-cell>
          <table:table-cell office:value-type="string">
            <text:p>Benjamin Richard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8">
            <text:p>98</text:p>
          </table:table-cell>
          <table:table-cell office:value-type="string">
            <text:p>Lovesick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McGovern Elizabeth</text:p>
          </table:table-cell>
          <table:table-cell office:value-type="string">
            <text:p>Brickman Marshall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6">
            <text:p>106</text:p>
          </table:table-cell>
          <table:table-cell office:value-type="string">
            <text:p>She's Having a Baby</text:p>
          </table:table-cell>
          <table:table-cell office:value-type="string">
            <text:p>Comedy</text:p>
          </table:table-cell>
          <table:table-cell office:value-type="string">
            <text:p>Hughes Kevin Bacon</text:p>
          </table:table-cell>
          <table:table-cell office:value-type="string">
            <text:p>McGovern Elizabeth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99">
            <text:p>199</text:p>
          </table:table-cell>
          <table:table-cell office:value-type="string">
            <text:p>Greatest Story Ever Told The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McGuire Dorothy</text:p>
          </table:table-cell>
          <table:table-cell office:value-type="string">
            <text:p>Stevens George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5">
            <text:p>105</text:p>
          </table:table-cell>
          <table:table-cell office:value-type="string">
            <text:p>Hawks</text:p>
          </table:table-cell>
          <table:table-cell office:value-type="string">
            <text:p>Drama</text:p>
          </table:table-cell>
          <table:table-cell office:value-type="string">
            <text:p>Dalton Timothy</text:p>
          </table:table-cell>
          <table:table-cell office:value-type="string">
            <text:p>McTeer Janet</text:p>
          </table:table-cell>
          <table:table-cell office:value-type="string">
            <text:p>Miller Robert Ellis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1">
            <text:p>91</text:p>
          </table:table-cell>
          <table:table-cell office:value-type="string">
            <text:p>So Fine</text:p>
          </table:table-cell>
          <table:table-cell office:value-type="string">
            <text:p>Comedy</text:p>
          </table:table-cell>
          <table:table-cell office:value-type="string">
            <text:p>O'Neal Ryan</text:p>
          </table:table-cell>
          <table:table-cell office:value-type="string">
            <text:p>Melato Mariangela</text:p>
          </table:table-cell>
          <table:table-cell office:value-type="string">
            <text:p>Bergman Andrew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89">
            <text:p>89</text:p>
          </table:table-cell>
          <table:table-cell office:value-type="string">
            <text:p>Paths of Glory</text:p>
          </table:table-cell>
          <table:table-cell office:value-type="string">
            <text:p>Drama</text:p>
          </table:table-cell>
          <table:table-cell office:value-type="string">
            <text:p>Douglas Kirk</text:p>
          </table:table-cell>
          <table:table-cell office:value-type="string">
            <text:p>Menjou Adolphe</text:p>
          </table:table-cell>
          <table:table-cell office:value-type="string">
            <text:p>Kubrick Stanley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20">
            <text:p>120</text:p>
          </table:table-cell>
          <table:table-cell office:value-type="string">
            <text:p>Tom Jones</text:p>
          </table:table-cell>
          <table:table-cell office:value-type="string">
            <text:p>Drama</text:p>
          </table:table-cell>
          <table:table-cell office:value-type="string">
            <text:p>Ustinov Peter</text:p>
          </table:table-cell>
          <table:table-cell office:value-type="string">
            <text:p>Mercouri Melina</text:p>
          </table:table-cell>
          <table:table-cell office:value-type="string">
            <text:p>Dassin Jules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3">
            <text:p>103</text:p>
          </table:table-cell>
          <table:table-cell office:value-type="string">
            <text:p>Sunshine Boys The</text:p>
          </table:table-cell>
          <table:table-cell office:value-type="string">
            <text:p>Comedy</text:p>
          </table:table-cell>
          <table:table-cell office:value-type="string">
            <text:p>Burns George</text:p>
          </table:table-cell>
          <table:table-cell office:value-type="string">
            <text:p>Meredith Lee</text:p>
          </table:table-cell>
          <table:table-cell office:value-type="string">
            <text:p>Ross Herbert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8">
            <text:p>98</text:p>
          </table:table-cell>
          <table:table-cell office:value-type="string">
            <text:p>Caddyshack 2</text:p>
          </table:table-cell>
          <table:table-cell office:value-type="string">
            <text:p>Comedy</text:p>
          </table:table-cell>
          <table:table-cell office:value-type="string">
            <text:p>Mason Jackie</text:p>
          </table:table-cell>
          <table:table-cell office:value-type="string">
            <text:p>Merrill Dina</text:p>
          </table:table-cell>
          <table:table-cell office:value-type="string">
            <text:p>Arkush Allan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7">
            <text:p>117</text:p>
          </table:table-cell>
          <table:table-cell office:value-type="string">
            <text:p>Internal Affairs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 office:value-type="string">
            <text:p>Metcalf Laurie</text:p>
          </table:table-cell>
          <table:table-cell office:value-type="string">
            <text:p>Figgis Mike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06">
            <text:p>206</text:p>
          </table:table-cell>
          <table:table-cell office:value-type="string">
            <text:p>JFK</text:p>
          </table:table-cell>
          <table:table-cell office:value-type="string">
            <text:p>Drama</text:p>
          </table:table-cell>
          <table:table-cell office:value-type="string">
            <text:p>Costner Kevin</text:p>
          </table:table-cell>
          <table:table-cell office:value-type="string">
            <text:p>Metcalf Laurie</text:p>
          </table:table-cell>
          <table:table-cell office:value-type="string">
            <text:p>Stone Oliver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7">
            <text:p>97</text:p>
          </table:table-cell>
          <table:table-cell office:value-type="string">
            <text:p>New Jack City</text:p>
          </table:table-cell>
          <table:table-cell office:value-type="string">
            <text:p>Action</text:p>
          </table:table-cell>
          <table:table-cell office:value-type="string">
            <text:p>Snipes Wesley</text:p>
          </table:table-cell>
          <table:table-cell office:value-type="string">
            <text:p>Michael Michele</text:p>
          </table:table-cell>
          <table:table-cell office:value-type="string">
            <text:p>Van Peebles Mario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7">
            <text:p>87</text:p>
          </table:table-cell>
          <table:table-cell office:value-type="string">
            <text:p>Scenes from a Mall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Midler Bette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8">
            <text:p>118</text:p>
          </table:table-cell>
          <table:table-cell office:value-type="string">
            <text:p>Hope &amp; Glory</text:p>
          </table:table-cell>
          <table:table-cell office:value-type="string">
            <text:p>War</text:p>
          </table:table-cell>
          <table:table-cell office:value-type="string">
            <text:p>Hayman David</text:p>
          </table:table-cell>
          <table:table-cell office:value-type="string">
            <text:p>Miles Sarah</text:p>
          </table:table-cell>
          <table:table-cell office:value-type="string">
            <text:p>Boorman John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94">
            <text:p>194</text:p>
          </table:table-cell>
          <table:table-cell office:value-type="string">
            <text:p>Ryan's Daughter</text:p>
          </table:table-cell>
          <table:table-cell office:value-type="string">
            <text:p>Drama</text:p>
          </table:table-cell>
          <table:table-cell office:value-type="string">
            <text:p>Mitchum Robert</text:p>
          </table:table-cell>
          <table:table-cell office:value-type="string">
            <text:p>Miles Sarah</text:p>
          </table:table-cell>
          <table:table-cell office:value-type="string">
            <text:p>Lean David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27">
            <text:p>127</text:p>
          </table:table-cell>
          <table:table-cell office:value-type="string">
            <text:p>Man Who Loved Cat Dancing The</text:p>
          </table:table-cell>
          <table:table-cell office:value-type="string">
            <text:p>Western</text:p>
          </table:table-cell>
          <table:table-cell office:value-type="string">
            <text:p>Reynolds Burt</text:p>
          </table:table-cell>
          <table:table-cell office:value-type="string">
            <text:p>Miles Sarah</text:p>
          </table:table-cell>
          <table:table-cell office:value-type="string">
            <text:p>Sarafian Richard C.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23">
            <text:p>123</text:p>
          </table:table-cell>
          <table:table-cell office:value-type="string">
            <text:p>Man Who Shot Liberty Valance The</text:p>
          </table:table-cell>
          <table:table-cell office:value-type="string">
            <text:p>Western</text:p>
          </table:table-cell>
          <table:table-cell office:value-type="string">
            <text:p>Stewart James</text:p>
          </table:table-cell>
          <table:table-cell office:value-type="string">
            <text:p>Miles Vera</text:p>
          </table:table-cell>
          <table:table-cell office:value-type="string">
            <text:p>Ford John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2">
            <text:p>102</text:p>
          </table:table-cell>
          <table:table-cell office:value-type="string">
            <text:p>Dead-Bang</text:p>
          </table:table-cell>
          <table:table-cell office:value-type="string">
            <text:p>Action</text:p>
          </table:table-cell>
          <table:table-cell office:value-type="string">
            <text:p>Johnson Don</text:p>
          </table:table-cell>
          <table:table-cell office:value-type="string">
            <text:p>Miller Penelope Ann</text:p>
          </table:table-cell>
          <table:table-cell office:value-type="string">
            <text:p>Frankenheimer John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Big Top Pee-wee</text:p>
          </table:table-cell>
          <table:table-cell office:value-type="string">
            <text:p>Comedy</text:p>
          </table:table-cell>
          <table:table-cell office:value-type="string">
            <text:p>Reubens Paul</text:p>
          </table:table-cell>
          <table:table-cell office:value-type="string">
            <text:p>Miller Penelope Ann</text:p>
          </table:table-cell>
          <table:table-cell office:value-type="string">
            <text:p>Kleiser Randal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3">
            <text:p>103</text:p>
          </table:table-cell>
          <table:table-cell office:value-type="string">
            <text:p>Time Machine The</text:p>
          </table:table-cell>
          <table:table-cell office:value-type="string">
            <text:p>Science Fiction</text:p>
          </table:table-cell>
          <table:table-cell office:value-type="string">
            <text:p>Taylor Rod</text:p>
          </table:table-cell>
          <table:table-cell office:value-type="string">
            <text:p>Mimieux Yvette</text:p>
          </table:table-cell>
          <table:table-cell office:value-type="string">
            <text:p>Pal George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8">
            <text:p>128</text:p>
          </table:table-cell>
          <table:table-cell office:value-type="string">
            <text:p>Cabaret</text:p>
          </table:table-cell>
          <table:table-cell office:value-type="string">
            <text:p>Drama</text:p>
          </table:table-cell>
          <table:table-cell office:value-type="string">
            <text:p>Grey Joel</text:p>
          </table:table-cell>
          <table:table-cell office:value-type="string">
            <text:p>Minnelli Liza</text:p>
          </table:table-cell>
          <table:table-cell office:value-type="string">
            <text:p>Fosse Bob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7">
            <text:p>97</text:p>
          </table:table-cell>
          <table:table-cell office:value-type="string">
            <text:p>Arthur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Minnelli Liza</text:p>
          </table:table-cell>
          <table:table-cell office:value-type="string">
            <text:p>Gordon Steve</text:p>
          </table:table-cell>
          <table:table-cell office:value-type="float" office:value="79">
            <text:p>7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7">
            <text:p>97</text:p>
          </table:table-cell>
          <table:table-cell office:value-type="string">
            <text:p>A Matter of Time</text:p>
          </table:table-cell>
          <table:table-cell office:value-type="string">
            <text:p>Drama</text:p>
          </table:table-cell>
          <table:table-cell office:value-type="string">
            <text:p>Boyer Charles</text:p>
          </table:table-cell>
          <table:table-cell office:value-type="string">
            <text:p>Minnelli Liza</text:p>
          </table:table-cell>
          <table:table-cell office:value-type="string">
            <text:p>Minnelli Vincente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37">
            <text:p>137</text:p>
          </table:table-cell>
          <table:table-cell office:value-type="string">
            <text:p>New York New York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Minnelli Liza</text:p>
          </table:table-cell>
          <table:table-cell office:value-type="string">
            <text:p>Scorsese Marti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9">
            <text:p>89</text:p>
          </table:table-cell>
          <table:table-cell office:value-type="string">
            <text:p>Nightmare on Elm Street Pt. 5 The Dream Child</text:p>
          </table:table-cell>
          <table:table-cell office:value-type="string">
            <text:p>Horror</text:p>
          </table:table-cell>
          <table:table-cell office:value-type="string">
            <text:p>Englund Robert</text:p>
          </table:table-cell>
          <table:table-cell office:value-type="string">
            <text:p>Minter Kelly Jo</text:p>
          </table:table-cell>
          <table:table-cell office:value-type="string">
            <text:p>Hopkins Stephen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0">
            <text:p>100</text:p>
          </table:table-cell>
          <table:table-cell office:value-type="string">
            <text:p>Fiendish Plot of Dr. Fu Manchu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Mirren Helen</text:p>
          </table:table-cell>
          <table:table-cell office:value-type="string">
            <text:p>Haggard Piers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40">
            <text:p>240</text:p>
          </table:table-cell>
          <table:table-cell office:value-type="string">
            <text:p>Four American Composers</text:p>
          </table:table-cell>
          <table:table-cell office:value-type="string">
            <text:p>Music</text:p>
          </table:table-cell>
          <table:table-cell office:value-type="string">
            <text:p>Cage John</text:p>
          </table:table-cell>
          <table:table-cell office:value-type="string">
            <text:p>Monk Meredith</text:p>
          </table:table-cell>
          <table:table-cell office:value-type="string">
            <text:p>Greenaway Peter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12">
            <text:p>112</text:p>
          </table:table-cell>
          <table:table-cell office:value-type="string">
            <text:p>Asphalt Jungle The</text:p>
          </table:table-cell>
          <table:table-cell office:value-type="string">
            <text:p>Action</text:p>
          </table:table-cell>
          <table:table-cell office:value-type="string">
            <text:p>Hayden Sterling</text:p>
          </table:table-cell>
          <table:table-cell office:value-type="string">
            <text:p>Monroe Marilyn</text:p>
          </table:table-cell>
          <table:table-cell office:value-type="string">
            <text:p>Huston John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1">
            <text:p>61</text:p>
          </table:table-cell>
          <table:table-cell office:value-type="string">
            <text:p>Ladies of the Chorus</text:p>
          </table:table-cell>
          <table:table-cell office:value-type="string">
            <text:p>Music</text:p>
          </table:table-cell>
          <table:table-cell office:value-type="string">
            <text:p>Garr Eddie</text:p>
          </table:table-cell>
          <table:table-cell office:value-type="string">
            <text:p>Monroe Marilyn</text:p>
          </table:table-cell>
          <table:table-cell office:value-type="string">
            <text:p>Karlson Phil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5">
            <text:p>95</text:p>
          </table:table-cell>
          <table:table-cell office:value-type="string">
            <text:p>How to Marry a Millionaire</text:p>
          </table:table-cell>
          <table:table-cell office:value-type="string">
            <text:p>Comedy</text:p>
          </table:table-cell>
          <table:table-cell office:value-type="string">
            <text:p>Powell William</text:p>
          </table:table-cell>
          <table:table-cell office:value-type="string">
            <text:p>Monroe Marilyn</text:p>
          </table:table-cell>
          <table:table-cell office:value-type="string">
            <text:p>Negulesco Jean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/>
          <table:table-cell office:value-type="string">
            <text:p>Hollywood Out-Takes &amp; Rare Footage</text:p>
          </table:table-cell>
          <table:table-cell office:value-type="string">
            <text:p>Comedy</text:p>
          </table:table-cell>
          <table:table-cell office:value-type="string">
            <text:p>Bogart Humphrey</text:p>
          </table:table-cell>
          <table:table-cell office:value-type="string">
            <text:p>Monroe Marilyn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4">
            <text:p>94</text:p>
          </table:table-cell>
          <table:table-cell office:value-type="string">
            <text:p>Nothing But Trouble</text:p>
          </table:table-cell>
          <table:table-cell office:value-type="string">
            <text:p>Comedy</text:p>
          </table:table-cell>
          <table:table-cell office:value-type="string">
            <text:p>Candy John</text:p>
          </table:table-cell>
          <table:table-cell office:value-type="string">
            <text:p>Moore Demi</text:p>
          </table:table-cell>
          <table:table-cell office:value-type="string">
            <text:p>Aykroyd Dan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9">
            <text:p>109</text:p>
          </table:table-cell>
          <table:table-cell office:value-type="string">
            <text:p>Wisdom</text:p>
          </table:table-cell>
          <table:table-cell office:value-type="string">
            <text:p>Action</text:p>
          </table:table-cell>
          <table:table-cell office:value-type="string">
            <text:p>Estevez Emilio</text:p>
          </table:table-cell>
          <table:table-cell office:value-type="string">
            <text:p>Moore Demi</text:p>
          </table:table-cell>
          <table:table-cell office:value-type="string">
            <text:p>Estevez Emilio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4">
            <text:p>94</text:p>
          </table:table-cell>
          <table:table-cell office:value-type="string">
            <text:p>One Crazy Summer</text:p>
          </table:table-cell>
          <table:table-cell office:value-type="string">
            <text:p>Comedy</text:p>
          </table:table-cell>
          <table:table-cell office:value-type="string">
            <text:p>Cusack John</text:p>
          </table:table-cell>
          <table:table-cell office:value-type="string">
            <text:p>Moore Demi</text:p>
          </table:table-cell>
          <table:table-cell office:value-type="string">
            <text:p>Holland Savage Steve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office:value-type="string">
            <text:p>We're No Angels</text:p>
          </table:table-cell>
          <table:table-cell office:value-type="string">
            <text:p>Comedy</text:p>
          </table:table-cell>
          <table:table-cell office:value-type="string">
            <text:p>De Niro Robert</text:p>
          </table:table-cell>
          <table:table-cell office:value-type="string">
            <text:p>Moore Demi</text:p>
          </table:table-cell>
          <table:table-cell office:value-type="string">
            <text:p>Jordan Neil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2">
            <text:p>102</text:p>
          </table:table-cell>
          <table:table-cell office:value-type="string">
            <text:p>No Small Affair</text:p>
          </table:table-cell>
          <table:table-cell office:value-type="string">
            <text:p>Comedy</text:p>
          </table:table-cell>
          <table:table-cell office:value-type="string">
            <text:p>Cryer Jon</text:p>
          </table:table-cell>
          <table:table-cell office:value-type="string">
            <text:p>Moore Demi</text:p>
          </table:table-cell>
          <table:table-cell office:value-type="string">
            <text:p>Schatzberg Jerry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7">
            <text:p>127</text:p>
          </table:table-cell>
          <table:table-cell office:value-type="string">
            <text:p>Ghost</text:p>
          </table:table-cell>
          <table:table-cell office:value-type="string">
            <text:p>Science Fiction</text:p>
          </table:table-cell>
          <table:table-cell office:value-type="string">
            <text:p>Swayze Patrick</text:p>
          </table:table-cell>
          <table:table-cell office:value-type="string">
            <text:p>Moore Demi</text:p>
          </table:table-cell>
          <table:table-cell office:value-type="string">
            <text:p>Zucker Jerry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3">
            <text:p>113</text:p>
          </table:table-cell>
          <table:table-cell office:value-type="string">
            <text:p>About Last Night</text:p>
          </table:table-cell>
          <table:table-cell office:value-type="string">
            <text:p>Drama</text:p>
          </table:table-cell>
          <table:table-cell office:value-type="string">
            <text:p>Lowe Rob</text:p>
          </table:table-cell>
          <table:table-cell office:value-type="string">
            <text:p>Moore Demi</text:p>
          </table:table-cell>
          <table:table-cell office:value-type="string">
            <text:p>Zwick Edward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7">
            <text:p>107</text:p>
          </table:table-cell>
          <table:table-cell office:value-type="string">
            <text:p>Six Weeks</text:p>
          </table:table-cell>
          <table:table-cell office:value-type="string">
            <text:p>Drama</text:p>
          </table:table-cell>
          <table:table-cell office:value-type="string">
            <text:p>Moore Dudley</text:p>
          </table:table-cell>
          <table:table-cell office:value-type="string">
            <text:p>Moore Mary Tyler</text:p>
          </table:table-cell>
          <table:table-cell office:value-type="string">
            <text:p>Bill Tony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89">
            <text:p>89</text:p>
          </table:table-cell>
          <table:table-cell office:value-type="string">
            <text:p>Return of October</text:p>
          </table:table-cell>
          <table:table-cell office:value-type="string">
            <text:p>Comedy</text:p>
          </table:table-cell>
          <table:table-cell office:value-type="string">
            <text:p>Ford Glenn</text:p>
          </table:table-cell>
          <table:table-cell office:value-type="string">
            <text:p>Moore Terry</text:p>
          </table:table-cell>
          <table:table-cell office:value-type="string">
            <text:p>Lewis Joseph H.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9">
            <text:p>99</text:p>
          </table:table-cell>
          <table:table-cell office:value-type="string">
            <text:p>Come Back Little Sheba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Moore Terry</text:p>
          </table:table-cell>
          <table:table-cell office:value-type="string">
            <text:p>Mann Daniel</text:p>
          </table:table-cell>
          <table:table-cell office:value-type="float" office:value="50">
            <text:p>50</text:p>
          </table:table-cell>
          <table:table-cell office:value-type="string">
            <text:p>Yes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17">
            <text:p>117</text:p>
          </table:table-cell>
          <table:table-cell office:value-type="string">
            <text:p>Going Places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 office:value-type="string">
            <text:p>Moreau Jeanne</text:p>
          </table:table-cell>
          <table:table-cell office:value-type="string">
            <text:p>Blier Bertrand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9">
            <text:p>99</text:p>
          </table:table-cell>
          <table:table-cell office:value-type="string">
            <text:p>Monte Walsh</text:p>
          </table:table-cell>
          <table:table-cell office:value-type="string">
            <text:p>Western</text:p>
          </table:table-cell>
          <table:table-cell office:value-type="string">
            <text:p>Marvin Lee</text:p>
          </table:table-cell>
          <table:table-cell office:value-type="string">
            <text:p>Moreau Jeanne</text:p>
          </table:table-cell>
          <table:table-cell office:value-type="string">
            <text:p>Fraker William A.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string">
            <text:p>Mr. Arkadin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 office:value-type="string">
            <text:p>Mori Paola</text:p>
          </table:table-cell>
          <table:table-cell office:value-type="string">
            <text:p>Welles Orson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string">
            <text:p>White of the Eye</text:p>
          </table:table-cell>
          <table:table-cell office:value-type="string">
            <text:p>Mystery</text:p>
          </table:table-cell>
          <table:table-cell office:value-type="string">
            <text:p>Keith David</text:p>
          </table:table-cell>
          <table:table-cell office:value-type="string">
            <text:p>Moriarty Cathy</text:p>
          </table:table-cell>
          <table:table-cell office:value-type="string">
            <text:p>Cammell Donald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90">
            <text:p>90</text:p>
          </table:table-cell>
          <table:table-cell office:value-type="string">
            <text:p>Producers The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Mostel Zero</text:p>
          </table:table-cell>
          <table:table-cell office:value-type="string">
            <text:p>Brooks Mel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4">
            <text:p>94</text:p>
          </table:table-cell>
          <table:table-cell office:value-type="string">
            <text:p>Front The</text:p>
          </table:table-cell>
          <table:table-cell office:value-type="string">
            <text:p>Drama</text:p>
          </table:table-cell>
          <table:table-cell office:value-type="string">
            <text:p>Allen Woody</text:p>
          </table:table-cell>
          <table:table-cell office:value-type="string">
            <text:p>Mostel Zero</text:p>
          </table:table-cell>
          <table:table-cell office:value-type="string">
            <text:p>Ritt Martin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6">
            <text:p>86</text:p>
          </table:table-cell>
          <table:table-cell office:value-type="string">
            <text:p>House of the Rising Sun</text:p>
          </table:table-cell>
          <table:table-cell office:value-type="string">
            <text:p>Drama</text:p>
          </table:table-cell>
          <table:table-cell office:value-type="string">
            <text:p>Annese Frank</text:p>
          </table:table-cell>
          <table:table-cell office:value-type="string">
            <text:p>Moyer Tawny</text:p>
          </table:table-cell>
          <table:table-cell office:value-type="string">
            <text:p>Gold Greg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1">
            <text:p>91</text:p>
          </table:table-cell>
          <table:table-cell office:value-type="string">
            <text:p>In a Shallow Grave</text:p>
          </table:table-cell>
          <table:table-cell office:value-type="string">
            <text:p>Drama</text:p>
          </table:table-cell>
          <table:table-cell office:value-type="string">
            <text:p>Biehn Michael</text:p>
          </table:table-cell>
          <table:table-cell office:value-type="string">
            <text:p>Mueller Maureen</text:p>
          </table:table-cell>
          <table:table-cell office:value-type="string">
            <text:p>Bowser Kenneth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11">
            <text:p>111</text:p>
          </table:table-cell>
          <table:table-cell office:value-type="string">
            <text:p>Mc Q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Muldaur Diana</text:p>
          </table:table-cell>
          <table:table-cell office:value-type="string">
            <text:p>Sturges John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85">
            <text:p>85</text:p>
          </table:table-cell>
          <table:table-cell office:value-type="string">
            <text:p>Lady from Louisiana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Munson Ona</text:p>
          </table:table-cell>
          <table:table-cell office:value-type="string">
            <text:p>Vorhaus Bernard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2">
            <text:p>102</text:p>
          </table:table-cell>
          <table:table-cell office:value-type="string">
            <text:p>Wait Until Spring Bandini</text:p>
          </table:table-cell>
          <table:table-cell office:value-type="string">
            <text:p>Drama</text:p>
          </table:table-cell>
          <table:table-cell office:value-type="string">
            <text:p>Mantegna Joe</text:p>
          </table:table-cell>
          <table:table-cell office:value-type="string">
            <text:p>Muti Ornella</text:p>
          </table:table-cell>
          <table:table-cell office:value-type="string">
            <text:p>Deruddere Dominique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05">
            <text:p>105</text:p>
          </table:table-cell>
          <table:table-cell office:value-type="string">
            <text:p>Long Voyage Home The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Natwick Mildred</text:p>
          </table:table-cell>
          <table:table-cell office:value-type="string">
            <text:p>Ford John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0">
            <text:p>100</text:p>
          </table:table-cell>
          <table:table-cell office:value-type="string">
            <text:p>Trouble with Harry The</text:p>
          </table:table-cell>
          <table:table-cell office:value-type="string">
            <text:p>Mystery</text:p>
          </table:table-cell>
          <table:table-cell office:value-type="string">
            <text:p>Forsythe John</text:p>
          </table:table-cell>
          <table:table-cell office:value-type="string">
            <text:p>Natwick Mildred</text:p>
          </table:table-cell>
          <table:table-cell office:value-type="string">
            <text:p>Hitchcock Alfred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60">
            <text:p>60</text:p>
          </table:table-cell>
          <table:table-cell office:value-type="string">
            <text:p>Encounters</text:p>
          </table:table-cell>
          <table:table-cell office:value-type="string">
            <text:p>Drama</text:p>
          </table:table-cell>
          <table:table-cell office:value-type="string">
            <text:p>Von Bergan Raven</text:p>
          </table:table-cell>
          <table:table-cell office:value-type="string">
            <text:p>Navarro Monica</text:p>
          </table:table-cell>
          <table:table-cell office:value-type="string">
            <text:p>Marder Bruce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12">
            <text:p>112</text:p>
          </table:table-cell>
          <table:table-cell office:value-type="string">
            <text:p>Hud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Neal Patricia</text:p>
          </table:table-cell>
          <table:table-cell office:value-type="string">
            <text:p>Ritt Martin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11">
            <text:p>111</text:p>
          </table:table-cell>
          <table:table-cell office:value-type="string">
            <text:p>Operation Pacific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office:value-type="string">
            <text:p>Neal Patrici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3">
            <text:p>83</text:p>
          </table:table-cell>
          <table:table-cell office:value-type="string">
            <text:p>Surf Nazis Must Die</text:p>
          </table:table-cell>
          <table:table-cell office:value-type="string">
            <text:p>Horror</text:p>
          </table:table-cell>
          <table:table-cell office:value-type="string">
            <text:p>Brenner Barry</text:p>
          </table:table-cell>
          <table:table-cell office:value-type="string">
            <text:p>Neely Gail</text:p>
          </table:table-cell>
          <table:table-cell office:value-type="string">
            <text:p>George Peter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24">
            <text:p>124</text:p>
          </table:table-cell>
          <table:table-cell office:value-type="string">
            <text:p>Teahouse of the August Moon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Negami Jun</text:p>
          </table:table-cell>
          <table:table-cell office:value-type="string">
            <text:p>Mann Daniel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8">
            <text:p>88</text:p>
          </table:table-cell>
          <table:table-cell office:value-type="string">
            <text:p>Back in the U.S.S.R.</text:p>
          </table:table-cell>
          <table:table-cell office:value-type="string">
            <text:p>Action</text:p>
          </table:table-cell>
          <table:table-cell office:value-type="string">
            <text:p>Whaley Frank</text:p>
          </table:table-cell>
          <table:table-cell office:value-type="string">
            <text:p>Negoda Natalya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1">
            <text:p>91</text:p>
          </table:table-cell>
          <table:table-cell office:value-type="string">
            <text:p>Man Who Haunted Himself The</text:p>
          </table:table-cell>
          <table:table-cell office:value-type="string">
            <text:p>Drama</text:p>
          </table:table-cell>
          <table:table-cell office:value-type="string">
            <text:p>Moore Roger</text:p>
          </table:table-cell>
          <table:table-cell office:value-type="string">
            <text:p>Neil Hildegard</text:p>
          </table:table-cell>
          <table:table-cell office:value-type="string">
            <text:p>Dearden Basil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8">
            <text:p>108</text:p>
          </table:table-cell>
          <table:table-cell office:value-type="string">
            <text:p>Prisoner of Honor.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Neilson Catherine</text:p>
          </table:table-cell>
          <table:table-cell office:value-type="string">
            <text:p>Russell Ken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3">
            <text:p>83</text:p>
          </table:table-cell>
          <table:table-cell office:value-type="string">
            <text:p>Control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Nelligan Kate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57">
            <text:p>57</text:p>
          </table:table-cell>
          <table:table-cell office:value-type="string">
            <text:p>Desert Rider</text:p>
          </table:table-cell>
          <table:table-cell office:value-type="string">
            <text:p>Western</text:p>
          </table:table-cell>
          <table:table-cell office:value-type="string">
            <text:p>Hoxie Jack</text:p>
          </table:table-cell>
          <table:table-cell office:value-type="string">
            <text:p>Nelson Evelyn</text:p>
          </table:table-cell>
          <table:table-cell office:value-type="string">
            <text:p>Bradbury Robert N.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9">
            <text:p>109</text:p>
          </table:table-cell>
          <table:table-cell office:value-type="string">
            <text:p>Wholly Moses!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Newman Laraine</text:p>
          </table:table-cell>
          <table:table-cell office:value-type="string">
            <text:p>Weis Gary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0">
            <text:p>110</text:p>
          </table:table-cell>
          <table:table-cell office:value-type="string">
            <text:p>Star Trek VI: The Undiscovered Country</text:p>
          </table:table-cell>
          <table:table-cell office:value-type="string">
            <text:p>Science Fiction</text:p>
          </table:table-cell>
          <table:table-cell office:value-type="string">
            <text:p>Shatner William</text:p>
          </table:table-cell>
          <table:table-cell office:value-type="string">
            <text:p>Nichols Nichelle</text:p>
          </table:table-cell>
          <table:table-cell office:value-type="string">
            <text:p>Meyer Nicholas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7">
            <text:p>107</text:p>
          </table:table-cell>
          <table:table-cell office:value-type="string">
            <text:p>Star Trek V: The Final Frontier</text:p>
          </table:table-cell>
          <table:table-cell office:value-type="string">
            <text:p>Action</text:p>
          </table:table-cell>
          <table:table-cell office:value-type="string">
            <text:p>Shatner William</text:p>
          </table:table-cell>
          <table:table-cell office:value-type="string">
            <text:p>Nichols Nichelle</text:p>
          </table:table-cell>
          <table:table-cell office:value-type="string">
            <text:p>Shatner William 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5">
            <text:p>85</text:p>
          </table:table-cell>
          <table:table-cell office:value-type="string">
            <text:p>Circuitry Man</text:p>
          </table:table-cell>
          <table:table-cell office:value-type="string">
            <text:p>Action</text:p>
          </table:table-cell>
          <table:table-cell office:value-type="string">
            <text:p>Metzler Jim</text:p>
          </table:table-cell>
          <table:table-cell office:value-type="string">
            <text:p>Nicholson Dana W.</text:p>
          </table:table-cell>
          <table:table-cell office:value-type="string">
            <text:p>Lovy Steven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7">
            <text:p>87</text:p>
          </table:table-cell>
          <table:table-cell office:value-type="string">
            <text:p>Cobra</text:p>
          </table:table-cell>
          <table:table-cell office:value-type="string">
            <text:p>Action</text:p>
          </table:table-cell>
          <table:table-cell office:value-type="string">
            <text:p>Stallone Sylvester</text:p>
          </table:table-cell>
          <table:table-cell office:value-type="string">
            <text:p>Nielsen Brigitte</text:p>
          </table:table-cell>
          <table:table-cell office:value-type="string">
            <text:p>Cosmatos George P.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3">
            <text:p>103</text:p>
          </table:table-cell>
          <table:table-cell office:value-type="string">
            <text:p>Beverly Hills Cop II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office:value-type="string">
            <text:p>Nielsen Brigitte</text:p>
          </table:table-cell>
          <table:table-cell office:value-type="string">
            <text:p>Scott Tony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0">
            <text:p>90</text:p>
          </table:table-cell>
          <table:table-cell office:value-type="string">
            <text:p>Red Sonja</text:p>
          </table:table-cell>
          <table:table-cell office:value-type="string">
            <text:p>Action</text:p>
          </table:table-cell>
          <table:table-cell office:value-type="string">
            <text:p>Schwarzenegger Arnold</text:p>
          </table:table-cell>
          <table:table-cell office:value-type="string">
            <text:p>Nielsen Brigitte</text:p>
          </table:table-cell>
          <table:table-cell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93">
            <text:p>93</text:p>
          </table:table-cell>
          <table:table-cell office:value-type="string">
            <text:p>To Joy</text:p>
          </table:table-cell>
          <table:table-cell office:value-type="string">
            <text:p>Drama</text:p>
          </table:table-cell>
          <table:table-cell office:value-type="string">
            <text:p>Olin Stig</text:p>
          </table:table-cell>
          <table:table-cell office:value-type="string">
            <text:p>Nilsson Maj-Britt</text:p>
          </table:table-cell>
          <table:table-cell office:value-type="string">
            <text:p>Bergman Ingmar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2">
            <text:p>112</text:p>
          </table:table-cell>
          <table:table-cell office:value-type="string">
            <text:p>Macbeth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 office:value-type="string">
            <text:p>Nolan Jeanette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28">
            <text:p>128</text:p>
          </table:table-cell>
          <table:table-cell office:value-type="string">
            <text:p>Vertigo</text:p>
          </table:table-cell>
          <table:table-cell office:value-type="string">
            <text:p>Drama</text:p>
          </table:table-cell>
          <table:table-cell office:value-type="string">
            <text:p>Stewart James</text:p>
          </table:table-cell>
          <table:table-cell office:value-type="string">
            <text:p>Novak Kim</text:p>
          </table:table-cell>
          <table:table-cell office:value-type="string">
            <text:p>Hitchcock Alfred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Young Love: Lemon Popsicle Seven</text:p>
          </table:table-cell>
          <table:table-cell office:value-type="string">
            <text:p>Comedy</text:p>
          </table:table-cell>
          <table:table-cell office:value-type="string">
            <text:p>Katzur Yftach</text:p>
          </table:table-cell>
          <table:table-cell office:value-type="string">
            <text:p>Noy Zachi</text:p>
          </table:table-cell>
          <table:table-cell office:value-type="string">
            <text:p>Bennett Walter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93">
            <text:p>93</text:p>
          </table:table-cell>
          <table:table-cell office:value-type="string">
            <text:p>Crack-Up</text:p>
          </table:table-cell>
          <table:table-cell office:value-type="string">
            <text:p>Mystery</text:p>
          </table:table-cell>
          <table:table-cell office:value-type="string">
            <text:p>Marshall Herbert</text:p>
          </table:table-cell>
          <table:table-cell office:value-type="string">
            <text:p>O'Brien Pat</text:p>
          </table:table-cell>
          <table:table-cell office:value-type="string">
            <text:p>Reis Irving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57">
            <text:p>57</text:p>
          </table:table-cell>
          <table:table-cell office:value-type="string">
            <text:p>Bury Me Not on the Lone Prairie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O'Day Nell</text:p>
          </table:table-cell>
          <table:table-cell office:value-type="string">
            <text:p>Taylor Ray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57">
            <text:p>57</text:p>
          </table:table-cell>
          <table:table-cell office:value-type="string">
            <text:p>Law &amp; Order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O'Day Nell</text:p>
          </table:table-cell>
          <table:table-cell office:value-type="string">
            <text:p>Taylor Ray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string">
            <text:p>Man from Montana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O'Day Nell</text:p>
          </table:table-cell>
          <table:table-cell office:value-type="string">
            <text:p>Taylor Ray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7">
            <text:p>137</text:p>
          </table:table-cell>
          <table:table-cell office:value-type="string">
            <text:p>Long Gray Line The</text:p>
          </table:table-cell>
          <table:table-cell office:value-type="string">
            <text:p>Drama</text:p>
          </table:table-cell>
          <table:table-cell office:value-type="string">
            <text:p>Power Tyrone</text:p>
          </table:table-cell>
          <table:table-cell office:value-type="string">
            <text:p>O'Hara Maureen</text:p>
          </table:table-cell>
          <table:table-cell office:value-type="string">
            <text:p>Ford John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5">
            <text:p>105</text:p>
          </table:table-cell>
          <table:table-cell office:value-type="string">
            <text:p>Rio Grand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O'Hara Maureen</text:p>
          </table:table-cell>
          <table:table-cell office:value-type="string">
            <text:p>Ford John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07">
            <text:p>107</text:p>
          </table:table-cell>
          <table:table-cell office:value-type="string">
            <text:p>Wings of Eagles The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O'Hara Maureen</text:p>
          </table:table-cell>
          <table:table-cell office:value-type="string">
            <text:p>Ford John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94">
            <text:p>94</text:p>
          </table:table-cell>
          <table:table-cell office:value-type="string">
            <text:p>Jamaica Inn</text:p>
          </table:table-cell>
          <table:table-cell office:value-type="string">
            <text:p>Drama</text:p>
          </table:table-cell>
          <table:table-cell office:value-type="string">
            <text:p>Laughton Charles</text:p>
          </table:table-cell>
          <table:table-cell office:value-type="string">
            <text:p>O'Hara Maureen</text:p>
          </table:table-cell>
          <table:table-cell office:value-type="string">
            <text:p>Hitchcock Alfre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0">
            <text:p>110</text:p>
          </table:table-cell>
          <table:table-cell office:value-type="string">
            <text:p>Big Jak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O'Hara Maureen</text:p>
          </table:table-cell>
          <table:table-cell office:value-type="string">
            <text:p>Sherman George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53">
            <text:p>153</text:p>
          </table:table-cell>
          <table:table-cell office:value-type="string">
            <text:p>Quiet Man The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O'Hara Maureen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72">
            <text:p>72</text:p>
          </table:table-cell>
          <table:table-cell office:value-type="string">
            <text:p>After the Rehearsal</text:p>
          </table:table-cell>
          <table:table-cell office:value-type="string">
            <text:p>Drama</text:p>
          </table:table-cell>
          <table:table-cell office:value-type="string">
            <text:p>Josephson Erland</text:p>
          </table:table-cell>
          <table:table-cell office:value-type="string">
            <text:p>Olin Lena</text:p>
          </table:table-cell>
          <table:table-cell office:value-type="string">
            <text:p>Bergman Ingmar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0">
            <text:p>90</text:p>
          </table:table-cell>
          <table:table-cell office:value-type="string">
            <text:p>Big Jim McLai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Olson Nancy</text:p>
          </table:table-cell>
          <table:table-cell office:value-type="string">
            <text:p>Ludwig Edward</text:p>
          </table:table-cell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1">
            <text:p>101</text:p>
          </table:table-cell>
          <table:table-cell office:value-type="string">
            <text:p>Smith!</text:p>
          </table:table-cell>
          <table:table-cell office:value-type="string">
            <text:p>Western</text:p>
          </table:table-cell>
          <table:table-cell office:value-type="string">
            <text:p>Ford Glenn</text:p>
          </table:table-cell>
          <table:table-cell office:value-type="string">
            <text:p>Olson Nancy</text:p>
          </table:table-cell>
          <table:table-cell office:value-type="string">
            <text:p>O'Herlihy Michael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9">
            <text:p>79</text:p>
          </table:table-cell>
          <table:table-cell office:value-type="string">
            <text:p>Wild One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O'Malley Pat</text:p>
          </table:table-cell>
          <table:table-cell office:value-type="string">
            <text:p>Benedek Laslo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129">
            <text:p>129</text:p>
          </table:table-cell>
          <table:table-cell office:value-type="string">
            <text:p>Manxman The</text:p>
          </table:table-cell>
          <table:table-cell office:value-type="string">
            <text:p>Drama</text:p>
          </table:table-cell>
          <table:table-cell office:value-type="string">
            <text:p>Brisson Carl</text:p>
          </table:table-cell>
          <table:table-cell office:value-type="string">
            <text:p>Ondra Anny</text:p>
          </table:table-cell>
          <table:table-cell office:value-type="string">
            <text:p>Hitchcock Alfred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26">
            <text:p>126</text:p>
          </table:table-cell>
          <table:table-cell office:value-type="string">
            <text:p>International Velvet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office:value-type="string">
            <text:p>O'Neal Tatum</text:p>
          </table:table-cell>
          <table:table-cell office:value-type="string">
            <text:p>Forbes Bryan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04">
            <text:p>104</text:p>
          </table:table-cell>
          <table:table-cell office:value-type="string">
            <text:p>Scanners</text:p>
          </table:table-cell>
          <table:table-cell office:value-type="string">
            <text:p>Horror</text:p>
          </table:table-cell>
          <table:table-cell office:value-type="string">
            <text:p>Lack Stephen</text:p>
          </table:table-cell>
          <table:table-cell office:value-type="string">
            <text:p>O'Neill Jennifer</text:p>
          </table:table-cell>
          <table:table-cell office:value-type="string">
            <text:p>Cronenberg David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8">
            <text:p>98</text:p>
          </table:table-cell>
          <table:table-cell office:value-type="string">
            <text:p>Trick or Treat</text:p>
          </table:table-cell>
          <table:table-cell office:value-type="string">
            <text:p>Horror</text:p>
          </table:table-cell>
          <table:table-cell office:value-type="string">
            <text:p>Price Marc</text:p>
          </table:table-cell>
          <table:table-cell office:value-type="string">
            <text:p>Orgolini Lisa</text:p>
          </table:table-cell>
          <table:table-cell office:value-type="string">
            <text:p>Smith Charles Martin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2">
            <text:p>92</text:p>
          </table:table-cell>
          <table:table-cell office:value-type="string">
            <text:p>48 Hrs.</text:p>
          </table:table-cell>
          <table:table-cell office:value-type="string">
            <text:p>Action</text:p>
          </table:table-cell>
          <table:table-cell office:value-type="string">
            <text:p>Nolte Nick</text:p>
          </table:table-cell>
          <table:table-cell office:value-type="string">
            <text:p>O'Toole Annette</text:p>
          </table:table-cell>
          <table:table-cell office:value-type="string">
            <text:p>Hill Walter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8">
            <text:p>108</text:p>
          </table:table-cell>
          <table:table-cell office:value-type="string">
            <text:p>Trip to Bountiful The</text:p>
          </table:table-cell>
          <table:table-cell office:value-type="string">
            <text:p>Drama</text:p>
          </table:table-cell>
          <table:table-cell office:value-type="string">
            <text:p>Heard John</text:p>
          </table:table-cell>
          <table:table-cell office:value-type="string">
            <text:p>Page Geraldine</text:p>
          </table:table-cell>
          <table:table-cell office:value-type="string">
            <text:p>Masterson Peter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16">
            <text:p>116</text:p>
          </table:table-cell>
          <table:table-cell office:value-type="string">
            <text:p>Mister Roberts</text:p>
          </table:table-cell>
          <table:table-cell office:value-type="string">
            <text:p>Comedy</text:p>
          </table:table-cell>
          <table:table-cell office:value-type="string">
            <text:p>Fonda Henry</text:p>
          </table:table-cell>
          <table:table-cell office:value-type="string">
            <text:p>Palmer Betsy</text:p>
          </table:table-cell>
          <table:table-cell office:value-type="string">
            <text:p>Ford John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27">
            <text:p>127</text:p>
          </table:table-cell>
          <table:table-cell office:value-type="string">
            <text:p>Z</text:p>
          </table:table-cell>
          <table:table-cell office:value-type="string">
            <text:p>Drama</text:p>
          </table:table-cell>
          <table:table-cell office:value-type="string">
            <text:p>Montand Yves</text:p>
          </table:table-cell>
          <table:table-cell office:value-type="string">
            <text:p>Papas Irene</text:p>
          </table:table-cell>
          <table:table-cell office:value-type="string">
            <text:p>Costa-Gavras</text:p>
          </table:table-cell>
          <table:table-cell office:value-type="float" office:value="72">
            <text:p>7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9">
            <text:p>139</text:p>
          </table:table-cell>
          <table:table-cell office:value-type="string">
            <text:p>Maurice</text:p>
          </table:table-cell>
          <table:table-cell office:value-type="string">
            <text:p>Drama</text:p>
          </table:table-cell>
          <table:table-cell office:value-type="string">
            <text:p>Wilby James</text:p>
          </table:table-cell>
          <table:table-cell office:value-type="string">
            <text:p>Parfitt Judy</text:p>
          </table:table-cell>
          <table:table-cell office:value-type="string">
            <text:p>Ivory James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14">
            <text:p>114</text:p>
          </table:table-cell>
          <table:table-cell office:value-type="string">
            <text:p>Hamlet</text:p>
          </table:table-cell>
          <table:table-cell office:value-type="string">
            <text:p>Drama</text:p>
          </table:table-cell>
          <table:table-cell office:value-type="string">
            <text:p>Williamson Nicol</text:p>
          </table:table-cell>
          <table:table-cell office:value-type="string">
            <text:p>Parfitt Judy</text:p>
          </table:table-cell>
          <table:table-cell office:value-type="string">
            <text:p>Richardson Tony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7">
            <text:p>117</text:p>
          </table:table-cell>
          <table:table-cell office:value-type="string">
            <text:p>La Femme Nikita</text:p>
          </table:table-cell>
          <table:table-cell office:value-type="string">
            <text:p>Drama</text:p>
          </table:table-cell>
          <table:table-cell office:value-type="string">
            <text:p>Karyo Tcheky</text:p>
          </table:table-cell>
          <table:table-cell office:value-type="string">
            <text:p>Parillaud Anne</text:p>
          </table:table-cell>
          <table:table-cell office:value-type="string">
            <text:p>Besson Luc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95">
            <text:p>95</text:p>
          </table:table-cell>
          <table:table-cell office:value-type="string">
            <text:p>Honeymoon in Vegas</text:p>
          </table:table-cell>
          <table:table-cell office:value-type="string">
            <text:p>Comedy</text:p>
          </table:table-cell>
          <table:table-cell office:value-type="string">
            <text:p>Caan James</text:p>
          </table:table-cell>
          <table:table-cell office:value-type="string">
            <text:p>Parker Sarah Jessica</text:p>
          </table:table-cell>
          <table:table-cell office:value-type="string">
            <text:p>Bergman Andrew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Going for the Gold</text:p>
          </table:table-cell>
          <table:table-cell office:value-type="string">
            <text:p>Action</text:p>
          </table:table-cell>
          <table:table-cell office:value-type="string">
            <text:p>Edwards Anthony</text:p>
          </table:table-cell>
          <table:table-cell office:value-type="string">
            <text:p>Parker Sarah Jessica</text:p>
          </table:table-cell>
          <table:table-cell office:value-type="string">
            <text:p>Taylor Dan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28">
            <text:p>128</text:p>
          </table:table-cell>
          <table:table-cell office:value-type="string">
            <text:p>Shout at the Devil</text:p>
          </table:table-cell>
          <table:table-cell office:value-type="string">
            <text:p>Action</text:p>
          </table:table-cell>
          <table:table-cell office:value-type="string">
            <text:p>Marvin Lee</text:p>
          </table:table-cell>
          <table:table-cell office:value-type="string">
            <text:p>Parkins Barbara</text:p>
          </table:table-cell>
          <table:table-cell office:value-type="string">
            <text:p>Hunt Peter R.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4">
            <text:p>94</text:p>
          </table:table-cell>
          <table:table-cell office:value-type="string">
            <text:p>A Smoky Mountain Christmas</text:p>
          </table:table-cell>
          <table:table-cell office:value-type="string">
            <text:p>Music</text:p>
          </table:table-cell>
          <table:table-cell office:value-type="string">
            <text:p>Majors Lee</text:p>
          </table:table-cell>
          <table:table-cell office:value-type="string">
            <text:p>Parton Dolly</text:p>
          </table:table-cell>
          <table:table-cell office:value-type="string">
            <text:p>Winkler Henry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5">
            <text:p>95</text:p>
          </table:table-cell>
          <table:table-cell office:value-type="string">
            <text:p>Getting Physical</text:p>
          </table:table-cell>
          <table:table-cell office:value-type="string">
            <text:p>Drama</text:p>
          </table:table-cell>
          <table:table-cell office:value-type="string">
            <text:p>Naughton David</text:p>
          </table:table-cell>
          <table:table-cell office:value-type="string">
            <text:p>Paul Alexandra</text:p>
          </table:table-cell>
          <table:table-cell office:value-type="string">
            <text:p>Stern Steven Hilliar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5">
            <text:p>95</text:p>
          </table:table-cell>
          <table:table-cell office:value-type="string">
            <text:p>Torn Apart</text:p>
          </table:table-cell>
          <table:table-cell office:value-type="string">
            <text:p>Drama</text:p>
          </table:table-cell>
          <table:table-cell office:value-type="string">
            <text:p>Pasdar Adrian</text:p>
          </table:table-cell>
          <table:table-cell office:value-type="string">
            <text:p>Peck Cecilia</text:p>
          </table:table-cell>
          <table:table-cell office:value-type="string">
            <text:p>Fisher Jack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2">
            <text:p>112</text:p>
          </table:table-cell>
          <table:table-cell office:value-type="string">
            <text:p>From the Hip</text:p>
          </table:table-cell>
          <table:table-cell office:value-type="string">
            <text:p>Comedy</text:p>
          </table:table-cell>
          <table:table-cell office:value-type="string">
            <text:p>Nelson Judd</text:p>
          </table:table-cell>
          <table:table-cell office:value-type="string">
            <text:p>Perkins Elizabeth</text:p>
          </table:table-cell>
          <table:table-cell office:value-type="string">
            <text:p>Clark Bob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2">
            <text:p>102</text:p>
          </table:table-cell>
          <table:table-cell office:value-type="string">
            <text:p>Ratings Game The</text:p>
          </table:table-cell>
          <table:table-cell office:value-type="string">
            <text:p>Comedy</text:p>
          </table:table-cell>
          <table:table-cell office:value-type="string">
            <text:p>DeVito Danny</text:p>
          </table:table-cell>
          <table:table-cell office:value-type="string">
            <text:p>Perlman Rhea</text:p>
          </table:table-cell>
          <table:table-cell office:value-type="string">
            <text:p>DeVito Danny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0">
            <text:p>100</text:p>
          </table:table-cell>
          <table:table-cell office:value-type="string">
            <text:p>Class Act</text:p>
          </table:table-cell>
          <table:table-cell office:value-type="string">
            <text:p>Drama</text:p>
          </table:table-cell>
          <table:table-cell office:value-type="string">
            <text:p>Reid Christopher</text:p>
          </table:table-cell>
          <table:table-cell office:value-type="string">
            <text:p>Perlman Rhea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9">
            <text:p>89</text:p>
          </table:table-cell>
          <table:table-cell office:value-type="string">
            <text:p>Water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Perrine Valerie</text:p>
          </table:table-cell>
          <table:table-cell office:value-type="string">
            <text:p>Clement Dick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8">
            <text:p>88</text:p>
          </table:table-cell>
          <table:table-cell office:value-type="string">
            <text:p>Silent Movie</text:p>
          </table:table-cell>
          <table:table-cell office:value-type="string">
            <text:p>Comedy</text:p>
          </table:table-cell>
          <table:table-cell office:value-type="string">
            <text:p>Brooks Mel</text:p>
          </table:table-cell>
          <table:table-cell office:value-type="string">
            <text:p>Peters Bernadette</text:p>
          </table:table-cell>
          <table:table-cell office:value-type="string">
            <text:p>Brooks Mel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2">
            <text:p>122</text:p>
          </table:table-cell>
          <table:table-cell office:value-type="string">
            <text:p>Pink Cadillac</text:p>
          </table:table-cell>
          <table:table-cell office:value-type="string">
            <text:p>Comedy</text:p>
          </table:table-cell>
          <table:table-cell office:value-type="string">
            <text:p>Eastwood Clint</text:p>
          </table:table-cell>
          <table:table-cell office:value-type="string">
            <text:p>Peters Bernadette</text:p>
          </table:table-cell>
          <table:table-cell office:value-type="string">
            <text:p>Eastwood Clint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4">
            <text:p>94</text:p>
          </table:table-cell>
          <table:table-cell office:value-type="string">
            <text:p>Jerk The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office:value-type="string">
            <text:p>Peters Bernadette</text:p>
          </table:table-cell>
          <table:table-cell office:value-type="string">
            <text:p>Reiner Carl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80">
            <text:p>180</text:p>
          </table:table-cell>
          <table:table-cell office:value-type="string">
            <text:p>Wild Times</text:p>
          </table:table-cell>
          <table:table-cell/>
          <table:table-cell office:value-type="string">
            <text:p>Elliott Sam</text:p>
          </table:table-cell>
          <table:table-cell office:value-type="string">
            <text:p>Peyser Penny</text:p>
          </table:table-cell>
          <table:table-cell office:value-type="string">
            <text:p>Compton Richar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7">
            <text:p>107</text:p>
          </table:table-cell>
          <table:table-cell office:value-type="string">
            <text:p>Sweet Liberty</text:p>
          </table:table-cell>
          <table:table-cell office:value-type="string">
            <text:p>Comedy</text:p>
          </table:table-cell>
          <table:table-cell office:value-type="string">
            <text:p>Alda Alan</text:p>
          </table:table-cell>
          <table:table-cell office:value-type="string">
            <text:p>Pfeiffer Michelle</text:p>
          </table:table-cell>
          <table:table-cell office:value-type="string">
            <text:p>Alda Alan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5">
            <text:p>115</text:p>
          </table:table-cell>
          <table:table-cell office:value-type="string">
            <text:p>Grease II</text:p>
          </table:table-cell>
          <table:table-cell office:value-type="string">
            <text:p>Music</text:p>
          </table:table-cell>
          <table:table-cell office:value-type="string">
            <text:p>Caulfield Maxwell</text:p>
          </table:table-cell>
          <table:table-cell office:value-type="string">
            <text:p>Pfeiffer Michelle</text:p>
          </table:table-cell>
          <table:table-cell office:value-type="string">
            <text:p>Birch Patricia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4">
            <text:p>104</text:p>
          </table:table-cell>
          <table:table-cell office:value-type="string">
            <text:p>Married to the Mob</text:p>
          </table:table-cell>
          <table:table-cell office:value-type="string">
            <text:p>Comedy</text:p>
          </table:table-cell>
          <table:table-cell office:value-type="string">
            <text:p>Modine Matthew</text:p>
          </table:table-cell>
          <table:table-cell office:value-type="string">
            <text:p>Pfeiffer Michelle</text:p>
          </table:table-cell>
          <table:table-cell office:value-type="string">
            <text:p>Demme Jonatha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21">
            <text:p>121</text:p>
          </table:table-cell>
          <table:table-cell office:value-type="string">
            <text:p>Ladyhawke</text:p>
          </table:table-cell>
          <table:table-cell office:value-type="string">
            <text:p>Adventure</text:p>
          </table:table-cell>
          <table:table-cell office:value-type="string">
            <text:p>Broderick Matthew</text:p>
          </table:table-cell>
          <table:table-cell office:value-type="string">
            <text:p>Pfeiffer Michelle</text:p>
          </table:table-cell>
          <table:table-cell office:value-type="string">
            <text:p>Donner Richard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4">
            <text:p>114</text:p>
          </table:table-cell>
          <table:table-cell office:value-type="string">
            <text:p>Fabulous Baker Boys The</text:p>
          </table:table-cell>
          <table:table-cell office:value-type="string">
            <text:p>Drama</text:p>
          </table:table-cell>
          <table:table-cell office:value-type="string">
            <text:p>Bridges Jeff</text:p>
          </table:table-cell>
          <table:table-cell office:value-type="string">
            <text:p>Pfeiffer Michelle</text:p>
          </table:table-cell>
          <table:table-cell office:value-type="string">
            <text:p>Kloves Steve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5">
            <text:p>115</text:p>
          </table:table-cell>
          <table:table-cell office:value-type="string">
            <text:p>Into the Night</text:p>
          </table:table-cell>
          <table:table-cell office:value-type="string">
            <text:p>Comedy</text:p>
          </table:table-cell>
          <table:table-cell office:value-type="string">
            <text:p>Goldblum Jeff</text:p>
          </table:table-cell>
          <table:table-cell office:value-type="string">
            <text:p>Pfeiffer Michelle</text:p>
          </table:table-cell>
          <table:table-cell office:value-type="string">
            <text:p>Landis John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4">
            <text:p>124</text:p>
          </table:table-cell>
          <table:table-cell office:value-type="string">
            <text:p>Russia House Th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 office:value-type="string">
            <text:p>Pfeiffer Michelle</text:p>
          </table:table-cell>
          <table:table-cell office:value-type="string">
            <text:p>Schepisi Fred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6">
            <text:p>116</text:p>
          </table:table-cell>
          <table:table-cell office:value-type="string">
            <text:p>Tequila Sunrise</text:p>
          </table:table-cell>
          <table:table-cell office:value-type="string">
            <text:p>Mystery</text:p>
          </table:table-cell>
          <table:table-cell office:value-type="string">
            <text:p>Gibson Mel</text:p>
          </table:table-cell>
          <table:table-cell office:value-type="string">
            <text:p>Pfeiffer Michelle</text:p>
          </table:table-cell>
          <table:table-cell office:value-type="string">
            <text:p>Towne Robert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74">
            <text:p>74</text:p>
          </table:table-cell>
          <table:table-cell office:value-type="string">
            <text:p>B. A. D. Cats</text:p>
          </table:table-cell>
          <table:table-cell office:value-type="string">
            <text:p>Action</text:p>
          </table:table-cell>
          <table:table-cell office:value-type="string">
            <text:p>Morrow Vic</text:p>
          </table:table-cell>
          <table:table-cell office:value-type="string">
            <text:p>Pfeiffer Michelle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MichellePfeiffer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8">
            <text:p>108</text:p>
          </table:table-cell>
          <table:table-cell office:value-type="string">
            <text:p>Last Movie The</text:p>
          </table:table-cell>
          <table:table-cell office:value-type="string">
            <text:p>Drama</text:p>
          </table:table-cell>
          <table:table-cell office:value-type="string">
            <text:p>Hopper Dennis</text:p>
          </table:table-cell>
          <table:table-cell office:value-type="string">
            <text:p>Phillips Michelle</text:p>
          </table:table-cell>
          <table:table-cell office:value-type="string">
            <text:p>Hopper Dennis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6">
            <text:p>106</text:p>
          </table:table-cell>
          <table:table-cell office:value-type="string">
            <text:p>Dillinger</text:p>
          </table:table-cell>
          <table:table-cell office:value-type="string">
            <text:p>Drama</text:p>
          </table:table-cell>
          <table:table-cell office:value-type="string">
            <text:p>Oates Warren</text:p>
          </table:table-cell>
          <table:table-cell office:value-type="string">
            <text:p>Phillips Michelle</text:p>
          </table:table-cell>
          <table:table-cell office:value-type="string">
            <text:p>Milius John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60">
            <text:p>360</text:p>
          </table:table-cell>
          <table:table-cell office:value-type="string">
            <text:p>Little Dorrit</text:p>
          </table:table-cell>
          <table:table-cell office:value-type="string">
            <text:p>Drama</text:p>
          </table:table-cell>
          <table:table-cell office:value-type="string">
            <text:p>Jacobi Derek</text:p>
          </table:table-cell>
          <table:table-cell office:value-type="string">
            <text:p>Pickering Sarah</text:p>
          </table:table-cell>
          <table:table-cell office:value-type="string">
            <text:p>Edzard Christine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78">
            <text:p>78</text:p>
          </table:table-cell>
          <table:table-cell office:value-type="string">
            <text:p>My Best Girl</text:p>
          </table:table-cell>
          <table:table-cell office:value-type="string">
            <text:p>Drama</text:p>
          </table:table-cell>
          <table:table-cell office:value-type="string">
            <text:p>Rogers Charles</text:p>
          </table:table-cell>
          <table:table-cell office:value-type="string">
            <text:p>Pickford Mary</text:p>
          </table:table-cell>
          <table:table-cell office:value-type="string">
            <text:p>Taylor Sam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3">
            <text:p>93</text:p>
          </table:table-cell>
          <table:table-cell office:value-type="string">
            <text:p>Seizure</text:p>
          </table:table-cell>
          <table:table-cell office:value-type="string">
            <text:p>Horror</text:p>
          </table:table-cell>
          <table:table-cell office:value-type="string">
            <text:p>Frid Jonathan</text:p>
          </table:table-cell>
          <table:table-cell office:value-type="string">
            <text:p>Pickles Christina</text:p>
          </table:table-cell>
          <table:table-cell office:value-type="string">
            <text:p>Stone Oliver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9">
            <text:p>89</text:p>
          </table:table-cell>
          <table:table-cell office:value-type="string">
            <text:p>A Chorus of Disapproval</text:p>
          </table:table-cell>
          <table:table-cell office:value-type="string">
            <text:p>Comedy</text:p>
          </table:table-cell>
          <table:table-cell office:value-type="string">
            <text:p>Irons Jeremy</text:p>
          </table:table-cell>
          <table:table-cell office:value-type="string">
            <text:p>Pigg Alexandra</text:p>
          </table:table-cell>
          <table:table-cell office:value-type="string">
            <text:p>Winner Michael</text:p>
          </table:table-cell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19">
            <text:p>119</text:p>
          </table:table-cell>
          <table:table-cell office:value-type="string">
            <text:p>Rome Adventure</text:p>
          </table:table-cell>
          <table:table-cell office:value-type="string">
            <text:p>Drama</text:p>
          </table:table-cell>
          <table:table-cell office:value-type="string">
            <text:p>Donahue Tony</text:p>
          </table:table-cell>
          <table:table-cell office:value-type="string">
            <text:p>Pleshette Suzanne</text:p>
          </table:table-cell>
          <table:table-cell office:value-type="string">
            <text:p>Daves Delmer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1">
            <text:p>121</text:p>
          </table:table-cell>
          <table:table-cell office:value-type="string">
            <text:p>Drowning by Numbers</text:p>
          </table:table-cell>
          <table:table-cell office:value-type="string">
            <text:p>Mystery</text:p>
          </table:table-cell>
          <table:table-cell office:value-type="string">
            <text:p>Hill Bernard</text:p>
          </table:table-cell>
          <table:table-cell office:value-type="string">
            <text:p>Plowright Joan</text:p>
          </table:table-cell>
          <table:table-cell office:value-type="string">
            <text:p>Greenaway Peter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8">
            <text:p>88</text:p>
          </table:table-cell>
          <table:table-cell office:value-type="string">
            <text:p>Born to Ride</text:p>
          </table:table-cell>
          <table:table-cell office:value-type="string">
            <text:p>Action</text:p>
          </table:table-cell>
          <table:table-cell office:value-type="string">
            <text:p>Stamos John</text:p>
          </table:table-cell>
          <table:table-cell office:value-type="string">
            <text:p>Polo Teri</text:p>
          </table:table-cell>
          <table:table-cell office:value-type="string">
            <text:p>Baker Graham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4">
            <text:p>94</text:p>
          </table:table-cell>
          <table:table-cell office:value-type="string">
            <text:p>Her Alibi</text:p>
          </table:table-cell>
          <table:table-cell office:value-type="string">
            <text:p>Comedy</text:p>
          </table:table-cell>
          <table:table-cell office:value-type="string">
            <text:p>Selleck Tom</text:p>
          </table:table-cell>
          <table:table-cell office:value-type="string">
            <text:p>Porizkova Paulina</text:p>
          </table:table-cell>
          <table:table-cell office:value-type="string">
            <text:p>Beresford Bruce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6">
            <text:p>96</text:p>
          </table:table-cell>
          <table:table-cell office:value-type="string">
            <text:p>Glitz</text:p>
          </table:table-cell>
          <table:table-cell office:value-type="string">
            <text:p>Mystery</text:p>
          </table:table-cell>
          <table:table-cell office:value-type="string">
            <text:p>Smits Jimmy</text:p>
          </table:table-cell>
          <table:table-cell office:value-type="string">
            <text:p>Post Markie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5">
            <text:p>95</text:p>
          </table:table-cell>
          <table:table-cell office:value-type="string">
            <text:p>Dangerous Pursuit</text:p>
          </table:table-cell>
          <table:table-cell office:value-type="string">
            <text:p>Mystery</text:p>
          </table:table-cell>
          <table:table-cell office:value-type="string">
            <text:p>Harrison Gregory</text:p>
          </table:table-cell>
          <table:table-cell office:value-type="string">
            <text:p>Powers Alexandra</text:p>
          </table:table-cell>
          <table:table-cell office:value-type="string">
            <text:p>Stern Sandor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23">
            <text:p>123</text:p>
          </table:table-cell>
          <table:table-cell office:value-type="string">
            <text:p>Experiment in Terror</text:p>
          </table:table-cell>
          <table:table-cell office:value-type="string">
            <text:p>Mystery</text:p>
          </table:table-cell>
          <table:table-cell office:value-type="string">
            <text:p>Ford Glenn</text:p>
          </table:table-cell>
          <table:table-cell office:value-type="string">
            <text:p>Powers Stefanie</text:p>
          </table:table-cell>
          <table:table-cell office:value-type="string">
            <text:p>Edwards Blake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5">
            <text:p>105</text:p>
          </table:table-cell>
          <table:table-cell office:value-type="string">
            <text:p>Hideaways The</text:p>
          </table:table-cell>
          <table:table-cell office:value-type="string">
            <text:p>Comedy</text:p>
          </table:table-cell>
          <table:table-cell office:value-type="string">
            <text:p>Doran Johnny</text:p>
          </table:table-cell>
          <table:table-cell office:value-type="string">
            <text:p>Prager Sally</text:p>
          </table:table-cell>
          <table:table-cell office:value-type="string">
            <text:p>Cook Fielder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8">
            <text:p>108</text:p>
          </table:table-cell>
          <table:table-cell office:value-type="string">
            <text:p>What's New Pussycat</text:p>
          </table:table-cell>
          <table:table-cell office:value-type="string">
            <text:p>Comedy</text:p>
          </table:table-cell>
          <table:table-cell office:value-type="string">
            <text:p>O'Toole Peter</text:p>
          </table:table-cell>
          <table:table-cell office:value-type="string">
            <text:p>Prentiss Paula</text:p>
          </table:table-cell>
          <table:table-cell office:value-type="string">
            <text:p>Donner Clive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8">
            <text:p>108</text:p>
          </table:table-cell>
          <table:table-cell office:value-type="string">
            <text:p>What's New Pussycat?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Prentiss Paula</text:p>
          </table:table-cell>
          <table:table-cell office:value-type="string">
            <text:p>Donner Clive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8">
            <text:p>98</text:p>
          </table:table-cell>
          <table:table-cell office:value-type="string">
            <text:p>Packin' It In</text:p>
          </table:table-cell>
          <table:table-cell office:value-type="string">
            <text:p>Comedy</text:p>
          </table:table-cell>
          <table:table-cell office:value-type="string">
            <text:p>Benjamin Richard</text:p>
          </table:table-cell>
          <table:table-cell office:value-type="string">
            <text:p>Prentiss Paula</text:p>
          </table:table-cell>
          <table:table-cell office:value-type="string">
            <text:p>Taylor Jud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Naked Gun: From the Files of Police Squad! THe</text:p>
          </table:table-cell>
          <table:table-cell office:value-type="string">
            <text:p>Comedy</text:p>
          </table:table-cell>
          <table:table-cell office:value-type="string">
            <text:p>Nielsen Leslie</text:p>
          </table:table-cell>
          <table:table-cell office:value-type="string">
            <text:p>Presley Priscilla</text:p>
          </table:table-cell>
          <table:table-cell office:value-type="string">
            <text:p>Zucker David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6">
            <text:p>106</text:p>
          </table:table-cell>
          <table:table-cell office:value-type="string">
            <text:p>In Too Deep</text:p>
          </table:table-cell>
          <table:table-cell office:value-type="string">
            <text:p>Drama</text:p>
          </table:table-cell>
          <table:table-cell office:value-type="string">
            <text:p>Race Hugo</text:p>
          </table:table-cell>
          <table:table-cell office:value-type="string">
            <text:p>Press Santha</text:p>
          </table:table-cell>
          <table:table-cell office:value-type="string">
            <text:p>Tatoulis Colin South John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7">
            <text:p>107</text:p>
          </table:table-cell>
          <table:table-cell office:value-type="string">
            <text:p>Twins</text:p>
          </table:table-cell>
          <table:table-cell office:value-type="string">
            <text:p>Comedy</text:p>
          </table:table-cell>
          <table:table-cell office:value-type="string">
            <text:p>Schwarzenegger Arnold</text:p>
          </table:table-cell>
          <table:table-cell office:value-type="string">
            <text:p>Preston Kelly</text:p>
          </table:table-cell>
          <table:table-cell office:value-type="string">
            <text:p>Reitman Ivan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4">
            <text:p>94</text:p>
          </table:table-cell>
          <table:table-cell office:value-type="string">
            <text:p>Experts The</text:p>
          </table:table-cell>
          <table:table-cell office:value-type="string">
            <text:p>Comedy</text:p>
          </table:table-cell>
          <table:table-cell office:value-type="string">
            <text:p>Travolta John</text:p>
          </table:table-cell>
          <table:table-cell office:value-type="string">
            <text:p>Preston Kelly</text:p>
          </table:table-cell>
          <table:table-cell office:value-type="string">
            <text:p>Thomas Dave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4">
            <text:p>94</text:p>
          </table:table-cell>
          <table:table-cell office:value-type="string">
            <text:p>Naked Lie</text:p>
          </table:table-cell>
          <table:table-cell office:value-type="string">
            <text:p>Drama</text:p>
          </table:table-cell>
          <table:table-cell office:value-type="string">
            <text:p>Lucking William</text:p>
          </table:table-cell>
          <table:table-cell office:value-type="string">
            <text:p>Principal Victoria</text:p>
          </table:table-cell>
          <table:table-cell office:value-type="string">
            <text:p>Colla Richard A.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7">
            <text:p>87</text:p>
          </table:table-cell>
          <table:table-cell office:value-type="string">
            <text:p>Mistress</text:p>
          </table:table-cell>
          <table:table-cell office:value-type="string">
            <text:p>Drama</text:p>
          </table:table-cell>
          <table:table-cell office:value-type="string">
            <text:p>Rachins Allan</text:p>
          </table:table-cell>
          <table:table-cell office:value-type="string">
            <text:p>Principal Victoria</text:p>
          </table:table-cell>
          <table:table-cell office:value-type="string">
            <text:p>Tuchner Michael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Pleasure Palace</text:p>
          </table:table-cell>
          <table:table-cell office:value-type="string">
            <text:p>Action</text:p>
          </table:table-cell>
          <table:table-cell office:value-type="string">
            <text:p>Sharif Omar</text:p>
          </table:table-cell>
          <table:table-cell office:value-type="string">
            <text:p>Principal Victoria</text:p>
          </table:table-cell>
          <table:table-cell/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0">
            <text:p>100</text:p>
          </table:table-cell>
          <table:table-cell office:value-type="string">
            <text:p>Adam at 6 A.M.</text:p>
          </table:table-cell>
          <table:table-cell office:value-type="string">
            <text:p>Drama</text:p>
          </table:table-cell>
          <table:table-cell office:value-type="string">
            <text:p>Douglas Michael</text:p>
          </table:table-cell>
          <table:table-cell office:value-type="string">
            <text:p>Purcell Lee</text:p>
          </table:table-cell>
          <table:table-cell office:value-type="string">
            <text:p>Scheerer Robert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3">
            <text:p>93</text:p>
          </table:table-cell>
          <table:table-cell office:value-type="string">
            <text:p>Web of Deceit</text:p>
          </table:table-cell>
          <table:table-cell office:value-type="string">
            <text:p>Drama</text:p>
          </table:table-cell>
          <table:table-cell office:value-type="string">
            <text:p>Read James</text:p>
          </table:table-cell>
          <table:table-cell office:value-type="string">
            <text:p>Purl Linda</text:p>
          </table:table-cell>
          <table:table-cell office:value-type="string">
            <text:p>Stern Sando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9">
            <text:p>119</text:p>
          </table:table-cell>
          <table:table-cell office:value-type="string">
            <text:p>New York Stories</text:p>
          </table:table-cell>
          <table:table-cell office:value-type="string">
            <text:p>Comedy</text:p>
          </table:table-cell>
          <table:table-cell office:value-type="string">
            <text:p>Allen Woody</text:p>
          </table:table-cell>
          <table:table-cell office:value-type="string">
            <text:p>Questel Mae</text:p>
          </table:table-cell>
          <table:table-cell office:value-type="string">
            <text:p>Coppola Francis For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7">
            <text:p>97</text:p>
          </table:table-cell>
          <table:table-cell office:value-type="string">
            <text:p>Dreams Lost Dreams Found</text:p>
          </table:table-cell>
          <table:table-cell office:value-type="string">
            <text:p>Drama</text:p>
          </table:table-cell>
          <table:table-cell office:value-type="string">
            <text:p>Robb David</text:p>
          </table:table-cell>
          <table:table-cell office:value-type="string">
            <text:p>Quinlan Kathleen</text:p>
          </table:table-cell>
          <table:table-cell office:value-type="string">
            <text:p>Patterson Willi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3">
            <text:p>103</text:p>
          </table:table-cell>
          <table:table-cell office:value-type="string">
            <text:p>Au Revoir les Enfants</text:p>
          </table:table-cell>
          <table:table-cell office:value-type="string">
            <text:p>Drama</text:p>
          </table:table-cell>
          <table:table-cell office:value-type="string">
            <text:p>Manesse Gaspard</text:p>
          </table:table-cell>
          <table:table-cell office:value-type="string">
            <text:p>Racette Francine</text:p>
          </table:table-cell>
          <table:table-cell office:value-type="string">
            <text:p>Malle Louis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2">
            <text:p>122</text:p>
          </table:table-cell>
          <table:table-cell office:value-type="string">
            <text:p>Quo Vadis</text:p>
          </table:table-cell>
          <table:table-cell office:value-type="string">
            <text:p>Drama</text:p>
          </table:table-cell>
          <table:table-cell office:value-type="string">
            <text:p>Brandauer Klaus Maria</text:p>
          </table:table-cell>
          <table:table-cell office:value-type="string">
            <text:p>Raines Cristina</text:p>
          </table:table-cell>
          <table:table-cell office:value-type="string">
            <text:p>Rossi Franco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00">
            <text:p>100</text:p>
          </table:table-cell>
          <table:table-cell office:value-type="string">
            <text:p>Fighting Kentuckian Th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Ralston Vera</text:p>
          </table:table-cell>
          <table:table-cell office:value-type="string">
            <text:p>Waggner George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4">
            <text:p>104</text:p>
          </table:table-cell>
          <table:table-cell office:value-type="string">
            <text:p>Zardoz</text:p>
          </table:table-cell>
          <table:table-cell office:value-type="string">
            <text:p>Science Fiction</text:p>
          </table:table-cell>
          <table:table-cell office:value-type="string">
            <text:p>Connery Sean</text:p>
          </table:table-cell>
          <table:table-cell office:value-type="string">
            <text:p>Rampling Charlotte</text:p>
          </table:table-cell>
          <table:table-cell office:value-type="string">
            <text:p>Boorman Joh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4">
            <text:p>84</text:p>
          </table:table-cell>
          <table:table-cell office:value-type="string">
            <text:p>Police Academy 6: City under Siege</text:p>
          </table:table-cell>
          <table:table-cell office:value-type="string">
            <text:p>Comedy</text:p>
          </table:table-cell>
          <table:table-cell office:value-type="string">
            <text:p>Smith Bubba</text:p>
          </table:table-cell>
          <table:table-cell office:value-type="string">
            <text:p>Ramsey Marion</text:p>
          </table:table-cell>
          <table:table-cell office:value-type="string">
            <text:p>Bonerz Peter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Police Academy 5: Assignment Miami Beach</text:p>
          </table:table-cell>
          <table:table-cell office:value-type="string">
            <text:p>Comedy</text:p>
          </table:table-cell>
          <table:table-cell office:value-type="string">
            <text:p>Gaynes George</text:p>
          </table:table-cell>
          <table:table-cell office:value-type="string">
            <text:p>Ramsey Marion</text:p>
          </table:table-cell>
          <table:table-cell office:value-type="string">
            <text:p>Myerson Alan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4">
            <text:p>84</text:p>
          </table:table-cell>
          <table:table-cell office:value-type="string">
            <text:p>Police Academy 3: Back in Training</text:p>
          </table:table-cell>
          <table:table-cell office:value-type="string">
            <text:p>Comedy</text:p>
          </table:table-cell>
          <table:table-cell office:value-type="string">
            <text:p>Guttenberg Steve</text:p>
          </table:table-cell>
          <table:table-cell office:value-type="string">
            <text:p>Ramsey Marion</text:p>
          </table:table-cell>
          <table:table-cell office:value-type="string">
            <text:p>Paris Jerry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America's Music Blues</text:p>
          </table:table-cell>
          <table:table-cell office:value-type="string">
            <text:p>Music</text:p>
          </table:table-cell>
          <table:table-cell office:value-type="string">
            <text:p>Hopkins Linda</text:p>
          </table:table-cell>
          <table:table-cell office:value-type="string">
            <text:p>Redd Vi</text:p>
          </table:table-cell>
          <table:table-cell office:value-type="string">
            <text:p>Walton Kip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0">
            <text:p>100</text:p>
          </table:table-cell>
          <table:table-cell office:value-type="string">
            <text:p>Julia</text:p>
          </table:table-cell>
          <table:table-cell office:value-type="string">
            <text:p>Drama</text:p>
          </table:table-cell>
          <table:table-cell office:value-type="string">
            <text:p>Fonda Vanessa</text:p>
          </table:table-cell>
          <table:table-cell office:value-type="string">
            <text:p>Redgrave Jane</text:p>
          </table:table-cell>
          <table:table-cell office:value-type="string">
            <text:p>Zinnemann Fred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1">
            <text:p>111</text:p>
          </table:table-cell>
          <table:table-cell office:value-type="string">
            <text:p>Devils The</text:p>
          </table:table-cell>
          <table:table-cell office:value-type="string">
            <text:p>Drama</text:p>
          </table:table-cell>
          <table:table-cell office:value-type="string">
            <text:p>Reed Oliver</text:p>
          </table:table-cell>
          <table:table-cell office:value-type="string">
            <text:p>Redgrave Vanessa</text:p>
          </table:table-cell>
          <table:table-cell office:value-type="string">
            <text:p>Russell Ken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0">
            <text:p>90</text:p>
          </table:table-cell>
          <table:table-cell office:value-type="string">
            <text:p>Ransom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Reed Donna</text:p>
          </table:table-cell>
          <table:table-cell office:value-type="string">
            <text:p>Segal Alex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7">
            <text:p>97</text:p>
          </table:table-cell>
          <table:table-cell office:value-type="string">
            <text:p>Cadillac Man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 office:value-type="string">
            <text:p>Reed Pamela</text:p>
          </table:table-cell>
          <table:table-cell office:value-type="string">
            <text:p>Donaldson Roger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4">
            <text:p>104</text:p>
          </table:table-cell>
          <table:table-cell office:value-type="string">
            <text:p>Best of Times The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 office:value-type="string">
            <text:p>Reed Pamela</text:p>
          </table:table-cell>
          <table:table-cell office:value-type="string">
            <text:p>Spottiswoode Roger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35">
            <text:p>135</text:p>
          </table:table-cell>
          <table:table-cell office:value-type="string">
            <text:p>Death of a Salesman</text:p>
          </table:table-cell>
          <table:table-cell office:value-type="string">
            <text:p>Drama</text:p>
          </table:table-cell>
          <table:table-cell office:value-type="string">
            <text:p>Hoffman Dustin</text:p>
          </table:table-cell>
          <table:table-cell office:value-type="string">
            <text:p>Reid Kate</text:p>
          </table:table-cell>
          <table:table-cell office:value-type="string">
            <text:p>Schlöndorff Volker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4">
            <text:p>104</text:p>
          </table:table-cell>
          <table:table-cell office:value-type="string">
            <text:p>It Started with a Kiss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Reynolds Debbie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8">
            <text:p>88</text:p>
          </table:table-cell>
          <table:table-cell office:value-type="string">
            <text:p>Money The</text:p>
          </table:table-cell>
          <table:table-cell office:value-type="string">
            <text:p>Drama</text:p>
          </table:table-cell>
          <table:table-cell office:value-type="string">
            <text:p>Luckinbill Laurence</text:p>
          </table:table-cell>
          <table:table-cell office:value-type="string">
            <text:p>Richards Elizabeth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53">
            <text:p>153</text:p>
          </table:table-cell>
          <table:table-cell office:value-type="string">
            <text:p>Empire of the Sun</text:p>
          </table:table-cell>
          <table:table-cell office:value-type="string">
            <text:p>Drama</text:p>
          </table:table-cell>
          <table:table-cell office:value-type="string">
            <text:p>Malkovich John</text:p>
          </table:table-cell>
          <table:table-cell office:value-type="string">
            <text:p>Richardson Miranda</text:p>
          </table:table-cell>
          <table:table-cell office:value-type="string">
            <text:p>Spielberg Steve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2">
            <text:p>102</text:p>
          </table:table-cell>
          <table:table-cell office:value-type="string">
            <text:p>Comfort of Strangers The</text:p>
          </table:table-cell>
          <table:table-cell office:value-type="string">
            <text:p>Mystery</text:p>
          </table:table-cell>
          <table:table-cell office:value-type="string">
            <text:p>Walken Christopher</text:p>
          </table:table-cell>
          <table:table-cell office:value-type="string">
            <text:p>Richardson Natasha</text:p>
          </table:table-cell>
          <table:table-cell office:value-type="string">
            <text:p>Schrader Paul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35">
            <text:p>135</text:p>
          </table:table-cell>
          <table:table-cell office:value-type="string">
            <text:p>On Her Majesty's Secret Service</text:p>
          </table:table-cell>
          <table:table-cell office:value-type="string">
            <text:p>Action</text:p>
          </table:table-cell>
          <table:table-cell office:value-type="string">
            <text:p>Lazenby George</text:p>
          </table:table-cell>
          <table:table-cell office:value-type="string">
            <text:p>Rigg Diana</text:p>
          </table:table-cell>
          <table:table-cell office:value-type="string">
            <text:p>Hunt Peter R.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6">
            <text:p>96</text:p>
          </table:table-cell>
          <table:table-cell office:value-type="string">
            <text:p>Pretty in Pink</text:p>
          </table:table-cell>
          <table:table-cell office:value-type="string">
            <text:p>Drama</text:p>
          </table:table-cell>
          <table:table-cell office:value-type="string">
            <text:p>Stanton Harry Dean</text:p>
          </table:table-cell>
          <table:table-cell office:value-type="string">
            <text:p>Ringwald Molly</text:p>
          </table:table-cell>
          <table:table-cell office:value-type="string">
            <text:p>Deutch Howar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PK. &amp; the Kid.</text:p>
          </table:table-cell>
          <table:table-cell office:value-type="string">
            <text:p>Drama</text:p>
          </table:table-cell>
          <table:table-cell office:value-type="string">
            <text:p>LeMat Paul</text:p>
          </table:table-cell>
          <table:table-cell office:value-type="string">
            <text:p>Ringwald Molly</text:p>
          </table:table-cell>
          <table:table-cell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60">
            <text:p>60</text:p>
          </table:table-cell>
          <table:table-cell office:value-type="string">
            <text:p>Lone Star Trail The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Ritter Tex</text:p>
          </table:table-cell>
          <table:table-cell office:value-type="string">
            <text:p>Taylor Ray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8">
            <text:p>98</text:p>
          </table:table-cell>
          <table:table-cell office:value-type="string">
            <text:p>Summer</text:p>
          </table:table-cell>
          <table:table-cell office:value-type="string">
            <text:p>Comedy</text:p>
          </table:table-cell>
          <table:table-cell office:value-type="string">
            <text:p>Gauthier Vincent</text:p>
          </table:table-cell>
          <table:table-cell office:value-type="string">
            <text:p>Riviere Marie</text:p>
          </table:table-cell>
          <table:table-cell office:value-type="string">
            <text:p>Rohmer Eric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3">
            <text:p>93</text:p>
          </table:table-cell>
          <table:table-cell office:value-type="string">
            <text:p>Planes Trains &amp; Automobiles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office:value-type="string">
            <text:p>Robbins Laila</text:p>
          </table:table-cell>
          <table:table-cell office:value-type="string">
            <text:p>Hughes John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9">
            <text:p>119</text:p>
          </table:table-cell>
          <table:table-cell office:value-type="string">
            <text:p>Pretty Woman</text:p>
          </table:table-cell>
          <table:table-cell office:value-type="string">
            <text:p>Comedy</text:p>
          </table:table-cell>
          <table:table-cell office:value-type="string">
            <text:p>Gere Richard</text:p>
          </table:table-cell>
          <table:table-cell office:value-type="string">
            <text:p>Roberts Julia</text:p>
          </table:table-cell>
          <table:table-cell office:value-type="string">
            <text:p>Marshall Garry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1">
            <text:p>111</text:p>
          </table:table-cell>
          <table:table-cell office:value-type="string">
            <text:p>Flatliners</text:p>
          </table:table-cell>
          <table:table-cell office:value-type="string">
            <text:p>Drama</text:p>
          </table:table-cell>
          <table:table-cell office:value-type="string">
            <text:p>Sutherland Kiefer</text:p>
          </table:table-cell>
          <table:table-cell office:value-type="string">
            <text:p>Roberts Julia</text:p>
          </table:table-cell>
          <table:table-cell office:value-type="string">
            <text:p>Schumacher Joel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2">
            <text:p>142</text:p>
          </table:table-cell>
          <table:table-cell office:value-type="string">
            <text:p>Hook</text:p>
          </table:table-cell>
          <table:table-cell office:value-type="string">
            <text:p>Action</text:p>
          </table:table-cell>
          <table:table-cell office:value-type="string">
            <text:p>Williams Robin</text:p>
          </table:table-cell>
          <table:table-cell office:value-type="string">
            <text:p>Roberts Julia</text:p>
          </table:table-cell>
          <table:table-cell office:value-type="string">
            <text:p>Spielberg Steven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56">
            <text:p>56</text:p>
          </table:table-cell>
          <table:table-cell office:value-type="string">
            <text:p>Riders of Pasco Basin</text:p>
          </table:table-cell>
          <table:table-cell office:value-type="string">
            <text:p>Western</text:p>
          </table:table-cell>
          <table:table-cell office:value-type="string">
            <text:p>Brown Johnny Mack</text:p>
          </table:table-cell>
          <table:table-cell office:value-type="string">
            <text:p>Robinson Frances</text:p>
          </table:table-cell>
          <table:table-cell office:value-type="string">
            <text:p>Taylor Ray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3">
            <text:p>53</text:p>
          </table:table-cell>
          <table:table-cell office:value-type="string">
            <text:p>Gotta Dance Gotta Sing</text:p>
          </table:table-cell>
          <table:table-cell office:value-type="string">
            <text:p>Music</text:p>
          </table:table-cell>
          <table:table-cell office:value-type="string">
            <text:p>Astaire Fred</text:p>
          </table:table-cell>
          <table:table-cell office:value-type="string">
            <text:p>Rogers Ginger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6">
            <text:p>106</text:p>
          </table:table-cell>
          <table:table-cell office:value-type="string">
            <text:p>Desperate Hours</text:p>
          </table:table-cell>
          <table:table-cell office:value-type="string">
            <text:p>Mystery</text:p>
          </table:table-cell>
          <table:table-cell office:value-type="string">
            <text:p>Rourke Mickey</text:p>
          </table:table-cell>
          <table:table-cell office:value-type="string">
            <text:p>Rogers Mimi</text:p>
          </table:table-cell>
          <table:table-cell office:value-type="string">
            <text:p>Cimino Michael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1">
            <text:p>111</text:p>
          </table:table-cell>
          <table:table-cell office:value-type="string">
            <text:p>Gung Ho</text:p>
          </table:table-cell>
          <table:table-cell office:value-type="string">
            <text:p>Comedy</text:p>
          </table:table-cell>
          <table:table-cell office:value-type="string">
            <text:p>Keaton Michael</text:p>
          </table:table-cell>
          <table:table-cell office:value-type="string">
            <text:p>Rogers Mimi</text:p>
          </table:table-cell>
          <table:table-cell office:value-type="string">
            <text:p>Howard Ron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6">
            <text:p>96</text:p>
          </table:table-cell>
          <table:table-cell office:value-type="string">
            <text:p>Shooting Elizabeth</text:p>
          </table:table-cell>
          <table:table-cell office:value-type="string">
            <text:p>Mystery</text:p>
          </table:table-cell>
          <table:table-cell office:value-type="string">
            <text:p>Goldblum Jeff</text:p>
          </table:table-cell>
          <table:table-cell office:value-type="string">
            <text:p>Rogers Mimi</text:p>
          </table:table-cell>
          <table:table-cell office:value-type="string">
            <text:p>Taylor Baz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01">
            <text:p>101</text:p>
          </table:table-cell>
          <table:table-cell office:value-type="string">
            <text:p>Strangers on a Train</text:p>
          </table:table-cell>
          <table:table-cell office:value-type="string">
            <text:p>Mystery</text:p>
          </table:table-cell>
          <table:table-cell office:value-type="string">
            <text:p>Granger Farley</text:p>
          </table:table-cell>
          <table:table-cell office:value-type="string">
            <text:p>Roman Ruth</text:p>
          </table:table-cell>
          <table:table-cell office:value-type="string">
            <text:p>Hitchcock Alfred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98">
            <text:p>198</text:p>
          </table:table-cell>
          <table:table-cell office:value-type="string">
            <text:p>Sacketts The</text:p>
          </table:table-cell>
          <table:table-cell office:value-type="string">
            <text:p>Western</text:p>
          </table:table-cell>
          <table:table-cell office:value-type="string">
            <text:p>Elliott Sam</text:p>
          </table:table-cell>
          <table:table-cell office:value-type="string">
            <text:p>Roman Ruth</text:p>
          </table:table-cell>
          <table:table-cell office:value-type="string">
            <text:p>Totten Robert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7">
            <text:p>87</text:p>
          </table:table-cell>
          <table:table-cell office:value-type="string">
            <text:p>To Die Standing</text:p>
          </table:table-cell>
          <table:table-cell office:value-type="string">
            <text:p>Action</text:p>
          </table:table-cell>
          <table:table-cell office:value-type="string">
            <text:p>De Young Cliff</text:p>
          </table:table-cell>
          <table:table-cell office:value-type="string">
            <text:p>Rose Jamie</text:p>
          </table:table-cell>
          <table:table-cell office:value-type="string">
            <text:p>Morneau Louis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2">
            <text:p>92</text:p>
          </table:table-cell>
          <table:table-cell office:value-type="string">
            <text:p>Rodeo Girl</text:p>
          </table:table-cell>
          <table:table-cell office:value-type="string">
            <text:p>Drama</text:p>
          </table:table-cell>
          <table:table-cell office:value-type="string">
            <text:p>Hopkins Bo</text:p>
          </table:table-cell>
          <table:table-cell office:value-type="string">
            <text:p>Ross Katharine</text:p>
          </table:table-cell>
          <table:table-cell office:value-type="string">
            <text:p>Cooper Jackie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10">
            <text:p>110</text:p>
          </table:table-cell>
          <table:table-cell office:value-type="string">
            <text:p>Butch Cassidy &amp; the Sundance Kid</text:p>
          </table:table-cell>
          <table:table-cell office:value-type="string">
            <text:p>Western</text:p>
          </table:table-cell>
          <table:table-cell office:value-type="string">
            <text:p>Newman Paul</text:p>
          </table:table-cell>
          <table:table-cell office:value-type="string">
            <text:p>Ross Katharine</text:p>
          </table:table-cell>
          <table:table-cell office:value-type="string">
            <text:p>Hill George Roy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21">
            <text:p>121</text:p>
          </table:table-cell>
          <table:table-cell office:value-type="string">
            <text:p>Hellfighters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office:value-type="string">
            <text:p>Ross Katharine</text:p>
          </table:table-cell>
          <table:table-cell office:value-type="string">
            <text:p>McLaglen Andrew V.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2">
            <text:p>92</text:p>
          </table:table-cell>
          <table:table-cell office:value-type="string">
            <text:p>Final Countdown The</text:p>
          </table:table-cell>
          <table:table-cell office:value-type="string">
            <text:p>Action</text:p>
          </table:table-cell>
          <table:table-cell office:value-type="string">
            <text:p>Douglas Kirk</text:p>
          </table:table-cell>
          <table:table-cell office:value-type="string">
            <text:p>Ross Katharine</text:p>
          </table:table-cell>
          <table:table-cell office:value-type="string">
            <text:p>Taylor Don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Blue Velvet</text:p>
          </table:table-cell>
          <table:table-cell office:value-type="string">
            <text:p>Mystery</text:p>
          </table:table-cell>
          <table:table-cell office:value-type="string">
            <text:p>MacLachlan Kyle</text:p>
          </table:table-cell>
          <table:table-cell office:value-type="string">
            <text:p>Rossellini Isabella</text:p>
          </table:table-cell>
          <table:table-cell office:value-type="string">
            <text:p>Lynch Davi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lynch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0">
            <text:p>110</text:p>
          </table:table-cell>
          <table:table-cell office:value-type="string">
            <text:p>Cousins</text:p>
          </table:table-cell>
          <table:table-cell office:value-type="string">
            <text:p>Comedy</text:p>
          </table:table-cell>
          <table:table-cell office:value-type="string">
            <text:p>Danson Ted</text:p>
          </table:table-cell>
          <table:table-cell office:value-type="string">
            <text:p>Rossellini Isabella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0">
            <text:p>90</text:p>
          </table:table-cell>
          <table:table-cell office:value-type="string">
            <text:p>Black &amp; White in Color</text:p>
          </table:table-cell>
          <table:table-cell office:value-type="string">
            <text:p>Comedy</text:p>
          </table:table-cell>
          <table:table-cell office:value-type="string">
            <text:p>Carmet Jean</text:p>
          </table:table-cell>
          <table:table-cell office:value-type="string">
            <text:p>Rouvel Catherine</text:p>
          </table:table-cell>
          <table:table-cell office:value-type="string">
            <text:p>Annaud Jean-Jacques</text:p>
          </table:table-cell>
          <table:table-cell office:value-type="float" office:value="24">
            <text:p>2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1">
            <text:p>81</text:p>
          </table:table-cell>
          <table:table-cell office:value-type="string">
            <text:p>Another Woman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Rowlands Gena</text:p>
          </table:table-cell>
          <table:table-cell office:value-type="string">
            <text:p>Allen Woody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woody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8">
            <text:p>128</text:p>
          </table:table-cell>
          <table:table-cell office:value-type="string">
            <text:p>Night on Earth</text:p>
          </table:table-cell>
          <table:table-cell office:value-type="string">
            <text:p>Drama</text:p>
          </table:table-cell>
          <table:table-cell office:value-type="string">
            <text:p>Benigni Roberto</text:p>
          </table:table-cell>
          <table:table-cell office:value-type="string">
            <text:p>Rowlands Gena</text:p>
          </table:table-cell>
          <table:table-cell office:value-type="string">
            <text:p>Jarmusch Jim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2">
            <text:p>92</text:p>
          </table:table-cell>
          <table:table-cell office:value-type="string">
            <text:p>Permanent Record</text:p>
          </table:table-cell>
          <table:table-cell office:value-type="string">
            <text:p>Drama</text:p>
          </table:table-cell>
          <table:table-cell office:value-type="string">
            <text:p>Boyce Alan</text:p>
          </table:table-cell>
          <table:table-cell office:value-type="string">
            <text:p>Rubin Jennifer</text:p>
          </table:table-cell>
          <table:table-cell office:value-type="string">
            <text:p>Silver Marisa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8">
            <text:p>138</text:p>
          </table:table-cell>
          <table:table-cell office:value-type="string">
            <text:p>Fisher King The</text:p>
          </table:table-cell>
          <table:table-cell office:value-type="string">
            <text:p>Drama</text:p>
          </table:table-cell>
          <table:table-cell office:value-type="string">
            <text:p>Williams Robin</text:p>
          </table:table-cell>
          <table:table-cell office:value-type="string">
            <text:p>Ruehl Mercedes</text:p>
          </table:table-cell>
          <table:table-cell office:value-type="string">
            <text:p>Gilliam Terry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8">
            <text:p>98</text:p>
          </table:table-cell>
          <table:table-cell office:value-type="string">
            <text:p>Another You</text:p>
          </table:table-cell>
          <table:table-cell office:value-type="string">
            <text:p>Comedy</text:p>
          </table:table-cell>
          <table:table-cell office:value-type="string">
            <text:p>Pryor Richard</text:p>
          </table:table-cell>
          <table:table-cell office:value-type="string">
            <text:p>Ruehl Mercedes</text:p>
          </table:table-cell>
          <table:table-cell office:value-type="string">
            <text:p>Phillips Maurice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67">
            <text:p>167</text:p>
          </table:table-cell>
          <table:table-cell office:value-type="string">
            <text:p>Young Lions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Rush Barbara</text:p>
          </table:table-cell>
          <table:table-cell office:value-type="string">
            <text:p>Dmytryk Edward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9">
            <text:p>89</text:p>
          </table:table-cell>
          <table:table-cell office:value-type="string">
            <text:p>Cheerleader Camp</text:p>
          </table:table-cell>
          <table:table-cell office:value-type="string">
            <text:p>Horror</text:p>
          </table:table-cell>
          <table:table-cell office:value-type="string">
            <text:p>Garrett Leif</text:p>
          </table:table-cell>
          <table:table-cell office:value-type="string">
            <text:p>Russell Betsy</text:p>
          </table:table-cell>
          <table:table-cell office:value-type="string">
            <text:p>Quinn John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8">
            <text:p>98</text:p>
          </table:table-cell>
          <table:table-cell office:value-type="string">
            <text:p>Trapper County War</text:p>
          </table:table-cell>
          <table:table-cell office:value-type="string">
            <text:p>Action</text:p>
          </table:table-cell>
          <table:table-cell office:value-type="string">
            <text:p>Hudson Ernie</text:p>
          </table:table-cell>
          <table:table-cell office:value-type="string">
            <text:p>Russell Betsy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96">
            <text:p>96</text:p>
          </table:table-cell>
          <table:table-cell office:value-type="string">
            <text:p>Angel &amp; the Badma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Russell Gail</text:p>
          </table:table-cell>
          <table:table-cell office:value-type="string">
            <text:p>Grant James Edward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9">
            <text:p>109</text:p>
          </table:table-cell>
          <table:table-cell office:value-type="string">
            <text:p>Impulse</text:p>
          </table:table-cell>
          <table:table-cell office:value-type="string">
            <text:p>Mystery</text:p>
          </table:table-cell>
          <table:table-cell office:value-type="string">
            <text:p>Fahey Jeff</text:p>
          </table:table-cell>
          <table:table-cell office:value-type="string">
            <text:p>Russell Theresa</text:p>
          </table:table-cell>
          <table:table-cell office:value-type="string">
            <text:p>Locke Sondra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1">
            <text:p>91</text:p>
          </table:table-cell>
          <table:table-cell office:value-type="string">
            <text:p>Track Twenty-Nine</text:p>
          </table:table-cell>
          <table:table-cell office:value-type="string">
            <text:p>Drama</text:p>
          </table:table-cell>
          <table:table-cell office:value-type="string">
            <text:p>Oldman Gary</text:p>
          </table:table-cell>
          <table:table-cell office:value-type="string">
            <text:p>Russell Theresa</text:p>
          </table:table-cell>
          <table:table-cell office:value-type="string">
            <text:p>Roeg Nicolas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0">
            <text:p>110</text:p>
          </table:table-cell>
          <table:table-cell office:value-type="string">
            <text:p>Freejack</text:p>
          </table:table-cell>
          <table:table-cell office:value-type="string">
            <text:p>Action</text:p>
          </table:table-cell>
          <table:table-cell office:value-type="string">
            <text:p>Estevez Emilio</text:p>
          </table:table-cell>
          <table:table-cell office:value-type="string">
            <text:p>Russo Rene</text:p>
          </table:table-cell>
          <table:table-cell office:value-type="string">
            <text:p>Richardson Tony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09">
            <text:p>109</text:p>
          </table:table-cell>
          <table:table-cell office:value-type="string">
            <text:p>John Wayne Matinee Double Feature No. 1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Rutherford Ann</text:p>
          </table:table-cell>
          <table:table-cell/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1">
            <text:p>81</text:p>
          </table:table-cell>
          <table:table-cell office:value-type="string">
            <text:p>Smallest Show on Earth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Rutherford Margaret</text:p>
          </table:table-cell>
          <table:table-cell office:value-type="string">
            <text:p>Dearden Basil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20">
            <text:p>120</text:p>
          </table:table-cell>
          <table:table-cell office:value-type="string">
            <text:p>Innerspace</text:p>
          </table:table-cell>
          <table:table-cell office:value-type="string">
            <text:p>Science Fiction</text:p>
          </table:table-cell>
          <table:table-cell office:value-type="string">
            <text:p>Quaid Dennis</text:p>
          </table:table-cell>
          <table:table-cell office:value-type="string">
            <text:p>Ryan Meg</text:p>
          </table:table-cell>
          <table:table-cell office:value-type="string">
            <text:p>Dante Joe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7">
            <text:p>97</text:p>
          </table:table-cell>
          <table:table-cell office:value-type="string">
            <text:p>Presidio The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Ryan Meg</text:p>
          </table:table-cell>
          <table:table-cell office:value-type="string">
            <text:p>Hyams Peter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2">
            <text:p>102</text:p>
          </table:table-cell>
          <table:table-cell office:value-type="string">
            <text:p>Joe Versus the Volcano</text:p>
          </table:table-cell>
          <table:table-cell office:value-type="string">
            <text:p>Comedy</text:p>
          </table:table-cell>
          <table:table-cell office:value-type="string">
            <text:p>Hanks Tom</text:p>
          </table:table-cell>
          <table:table-cell office:value-type="string">
            <text:p>Ryan Meg</text:p>
          </table:table-cell>
          <table:table-cell office:value-type="string">
            <text:p>Patrick John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5">
            <text:p>135</text:p>
          </table:table-cell>
          <table:table-cell office:value-type="string">
            <text:p>Doors The</text:p>
          </table:table-cell>
          <table:table-cell office:value-type="string">
            <text:p>Drama</text:p>
          </table:table-cell>
          <table:table-cell office:value-type="string">
            <text:p>Kilmer Val</text:p>
          </table:table-cell>
          <table:table-cell office:value-type="string">
            <text:p>Ryan Meg</text:p>
          </table:table-cell>
          <table:table-cell office:value-type="string">
            <text:p>Stone Olive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8">
            <text:p>98</text:p>
          </table:table-cell>
          <table:table-cell office:value-type="string">
            <text:p>Welcome Home Roxy Carmichael</text:p>
          </table:table-cell>
          <table:table-cell office:value-type="string">
            <text:p>Comedy</text:p>
          </table:table-cell>
          <table:table-cell office:value-type="string">
            <text:p>Daniels Jeff</text:p>
          </table:table-cell>
          <table:table-cell office:value-type="string">
            <text:p>Ryder Winona</text:p>
          </table:table-cell>
          <table:table-cell office:value-type="string">
            <text:p>Abrahams Jim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9">
            <text:p>99</text:p>
          </table:table-cell>
          <table:table-cell office:value-type="string">
            <text:p>Cancel My Reservation</text:p>
          </table:table-cell>
          <table:table-cell office:value-type="string">
            <text:p>Comedy</text:p>
          </table:table-cell>
          <table:table-cell office:value-type="string">
            <text:p>Hope Bob</text:p>
          </table:table-cell>
          <table:table-cell office:value-type="string">
            <text:p>Saint Eva Marie</text:p>
          </table:table-cell>
          <table:table-cell office:value-type="string">
            <text:p>Bogart Paul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5">
            <text:p>135</text:p>
          </table:table-cell>
          <table:table-cell office:value-type="string">
            <text:p>North by Northwest</text:p>
          </table:table-cell>
          <table:table-cell office:value-type="string">
            <text:p>Mystery</text:p>
          </table:table-cell>
          <table:table-cell office:value-type="string">
            <text:p>Grant Cary</text:p>
          </table:table-cell>
          <table:table-cell office:value-type="string">
            <text:p>Saint Eva Marie</text:p>
          </table:table-cell>
          <table:table-cell office:value-type="string">
            <text:p>Hitchcock Alfred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27">
            <text:p>127</text:p>
          </table:table-cell>
          <table:table-cell office:value-type="string">
            <text:p>Russians Are Coming the Russians Are The</text:p>
          </table:table-cell>
          <table:table-cell office:value-type="string">
            <text:p>Comedy</text:p>
          </table:table-cell>
          <table:table-cell office:value-type="string">
            <text:p>Reiner Carl</text:p>
          </table:table-cell>
          <table:table-cell office:value-type="string">
            <text:p>Saint Eva Marie</text:p>
          </table:table-cell>
          <table:table-cell office:value-type="string">
            <text:p>Jewison Norman</text:p>
          </table:table-cell>
          <table:table-cell office:value-type="float" office:value="79">
            <text:p>7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13">
            <text:p>213</text:p>
          </table:table-cell>
          <table:table-cell office:value-type="string">
            <text:p>Exodus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Saint Eva Marie</text:p>
          </table:table-cell>
          <table:table-cell office:value-type="string">
            <text:p>Preminger Otto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8">
            <text:p>128</text:p>
          </table:table-cell>
          <table:table-cell office:value-type="string">
            <text:p>Ballad of Narayama The</text:p>
          </table:table-cell>
          <table:table-cell office:value-type="string">
            <text:p>Drama</text:p>
          </table:table-cell>
          <table:table-cell office:value-type="string">
            <text:p>Ogata Ken</text:p>
          </table:table-cell>
          <table:table-cell office:value-type="string">
            <text:p>Sakamoto Sumiko</text:p>
          </table:table-cell>
          <table:table-cell office:value-type="string">
            <text:p>Imamura Shohei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6">
            <text:p>96</text:p>
          </table:table-cell>
          <table:table-cell office:value-type="string">
            <text:p>Out of the Darkness</text:p>
          </table:table-cell>
          <table:table-cell office:value-type="string">
            <text:p>Mystery</text:p>
          </table:table-cell>
          <table:table-cell office:value-type="string">
            <text:p>Sheen Martin</text:p>
          </table:table-cell>
          <table:table-cell office:value-type="string">
            <text:p>Salt Jennifer</text:p>
          </table:table-cell>
          <table:table-cell office:value-type="string">
            <text:p>Taylor Jud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90">
            <text:p>90</text:p>
          </table:table-cell>
          <table:table-cell office:value-type="string">
            <text:p>Garden of the Finzi-Continis The</text:p>
          </table:table-cell>
          <table:table-cell office:value-type="string">
            <text:p>Drama</text:p>
          </table:table-cell>
          <table:table-cell office:value-type="string">
            <text:p>Capolicchio Lino</text:p>
          </table:table-cell>
          <table:table-cell office:value-type="string">
            <text:p>Sanda Dominique</text:p>
          </table:table-cell>
          <table:table-cell office:value-type="string">
            <text:p>De Sica Vittorio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5">
            <text:p>105</text:p>
          </table:table-cell>
          <table:table-cell office:value-type="string">
            <text:p>Steppenwolf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Sanda Dominique</text:p>
          </table:table-cell>
          <table:table-cell office:value-type="string">
            <text:p>Haines Fred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0">
            <text:p>100</text:p>
          </table:table-cell>
          <table:table-cell office:value-type="string">
            <text:p>Mackintosh Man The</text:p>
          </table:table-cell>
          <table:table-cell office:value-type="string">
            <text:p>Action</text:p>
          </table:table-cell>
          <table:table-cell office:value-type="string">
            <text:p>Newman Paul</text:p>
          </table:table-cell>
          <table:table-cell office:value-type="string">
            <text:p>Sanda Dominique</text:p>
          </table:table-cell>
          <table:table-cell office:value-type="string">
            <text:p>Huston John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5">
            <text:p>105</text:p>
          </table:table-cell>
          <table:table-cell office:value-type="string">
            <text:p>Partner</text:p>
          </table:table-cell>
          <table:table-cell office:value-type="string">
            <text:p>Drama</text:p>
          </table:table-cell>
          <table:table-cell office:value-type="string">
            <text:p>Clementi Pierre</text:p>
          </table:table-cell>
          <table:table-cell office:value-type="string">
            <text:p>Sandrelli Stefania</text:p>
          </table:table-cell>
          <table:table-cell office:value-type="string">
            <text:p>Bertolucci Bernardo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7">
            <text:p>107</text:p>
          </table:table-cell>
          <table:table-cell office:value-type="string">
            <text:p>Conformist The</text:p>
          </table:table-cell>
          <table:table-cell office:value-type="string">
            <text:p>Drama</text:p>
          </table:table-cell>
          <table:table-cell office:value-type="string">
            <text:p>Trintignant Jean-Louis</text:p>
          </table:table-cell>
          <table:table-cell office:value-type="string">
            <text:p>Sandrelli Stefania</text:p>
          </table:table-cell>
          <table:table-cell office:value-type="string">
            <text:p>Bertolucci Bernardo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2">
            <text:p>102</text:p>
          </table:table-cell>
          <table:table-cell office:value-type="string">
            <text:p>Dirty Harry</text:p>
          </table:table-cell>
          <table:table-cell office:value-type="string">
            <text:p>Drama</text:p>
          </table:table-cell>
          <table:table-cell office:value-type="string">
            <text:p>Eastwood Clint</text:p>
          </table:table-cell>
          <table:table-cell office:value-type="string">
            <text:p>Santoni Reni</text:p>
          </table:table-cell>
          <table:table-cell office:value-type="string">
            <text:p>Siegel Don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3">
            <text:p>103</text:p>
          </table:table-cell>
          <table:table-cell office:value-type="string">
            <text:p>Ferris Bueller's Day Off</text:p>
          </table:table-cell>
          <table:table-cell office:value-type="string">
            <text:p>Comedy</text:p>
          </table:table-cell>
          <table:table-cell office:value-type="string">
            <text:p>Broderick Matthew</text:p>
          </table:table-cell>
          <table:table-cell office:value-type="string">
            <text:p>Sara Mia</text:p>
          </table:table-cell>
          <table:table-cell office:value-type="string">
            <text:p>Hughes John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9">
            <text:p>89</text:p>
          </table:table-cell>
          <table:table-cell office:value-type="string">
            <text:p>Legend</text:p>
          </table:table-cell>
          <table:table-cell office:value-type="string">
            <text:p>Science Fiction</text:p>
          </table:table-cell>
          <table:table-cell office:value-type="string">
            <text:p>Cruise Tom</text:p>
          </table:table-cell>
          <table:table-cell office:value-type="string">
            <text:p>Sara Mia</text:p>
          </table:table-cell>
          <table:table-cell office:value-type="string">
            <text:p>Scott Ridley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10">
            <text:p>110</text:p>
          </table:table-cell>
          <table:table-cell office:value-type="string">
            <text:p>Buddy System The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Sarandon Susan</text:p>
          </table:table-cell>
          <table:table-cell office:value-type="string">
            <text:p>Jordan Glenn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7">
            <text:p>97</text:p>
          </table:table-cell>
          <table:table-cell office:value-type="string">
            <text:p>A Dry White Season</text:p>
          </table:table-cell>
          <table:table-cell office:value-type="string">
            <text:p>Drama</text:p>
          </table:table-cell>
          <table:table-cell office:value-type="string">
            <text:p>Sutherland Donald</text:p>
          </table:table-cell>
          <table:table-cell office:value-type="string">
            <text:p>Sarandon Susan</text:p>
          </table:table-cell>
          <table:table-cell office:value-type="string">
            <text:p>Palcy Euzha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5">
            <text:p>105</text:p>
          </table:table-cell>
          <table:table-cell office:value-type="string">
            <text:p>Rocky Horror Picture Show The</text:p>
          </table:table-cell>
          <table:table-cell office:value-type="string">
            <text:p>Music</text:p>
          </table:table-cell>
          <table:table-cell office:value-type="string">
            <text:p>Gray Charles</text:p>
          </table:table-cell>
          <table:table-cell office:value-type="string">
            <text:p>Sarandon Susan</text:p>
          </table:table-cell>
          <table:table-cell office:value-type="string">
            <text:p>Sharman Jim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360">
            <text:p>360</text:p>
          </table:table-cell>
          <table:table-cell office:value-type="string">
            <text:p>War &amp; Peace</text:p>
          </table:table-cell>
          <table:table-cell office:value-type="string">
            <text:p>Drama</text:p>
          </table:table-cell>
          <table:table-cell office:value-type="string">
            <text:p>Tikhonov Vyacheslav</text:p>
          </table:table-cell>
          <table:table-cell office:value-type="string">
            <text:p>Savelyeva Lyudmila</text:p>
          </table:table-cell>
          <table:table-cell office:value-type="string">
            <text:p>Bondarchuk Sergei</text:p>
          </table:table-cell>
          <table:table-cell office:value-type="float" office:value="80">
            <text:p>8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6">
            <text:p>96</text:p>
          </table:table-cell>
          <table:table-cell office:value-type="string">
            <text:p>Defense of the Realm</text:p>
          </table:table-cell>
          <table:table-cell office:value-type="string">
            <text:p>Drama</text:p>
          </table:table-cell>
          <table:table-cell office:value-type="string">
            <text:p>Elliott Denholm</text:p>
          </table:table-cell>
          <table:table-cell office:value-type="string">
            <text:p>Scacchi Greta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0">
            <text:p>90</text:p>
          </table:table-cell>
          <table:table-cell office:value-type="string">
            <text:p>Basil The Rat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Scales Prunell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0">
            <text:p>90</text:p>
          </table:table-cell>
          <table:table-cell office:value-type="string">
            <text:p>Fawlty Towers Gourmet Night Waldorf Salad &amp; The Kipper &amp; the Corps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Scales Prunella</text:p>
          </table:table-cell>
          <table:table-cell/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0">
            <text:p>80</text:p>
          </table:table-cell>
          <table:table-cell office:value-type="string">
            <text:p>Going Under</text:p>
          </table:table-cell>
          <table:table-cell office:value-type="string">
            <text:p>Comedy</text:p>
          </table:table-cell>
          <table:table-cell office:value-type="string">
            <text:p>Pullman Bill</text:p>
          </table:table-cell>
          <table:table-cell office:value-type="string">
            <text:p>Schaal Wendy</text:p>
          </table:table-cell>
          <table:table-cell office:value-type="string">
            <text:p>Travis Mark W.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3">
            <text:p>83</text:p>
          </table:table-cell>
          <table:table-cell office:value-type="string">
            <text:p>U S. Sub Standard.</text:p>
          </table:table-cell>
          <table:table-cell office:value-type="string">
            <text:p>Comedy</text:p>
          </table:table-cell>
          <table:table-cell office:value-type="string">
            <text:p>Pullman Bill</text:p>
          </table:table-cell>
          <table:table-cell office:value-type="string">
            <text:p>Schaal Wendy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Hells Angels on Wheels</text:p>
          </table:table-cell>
          <table:table-cell office:value-type="string">
            <text:p>Action</text:p>
          </table:table-cell>
          <table:table-cell office:value-type="string">
            <text:p>Nicholson Jack</text:p>
          </table:table-cell>
          <table:table-cell office:value-type="string">
            <text:p>Scharf Sabrina</text:p>
          </table:table-cell>
          <table:table-cell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18">
            <text:p>118</text:p>
          </table:table-cell>
          <table:table-cell office:value-type="string">
            <text:p>Passenger The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Schneider Maria</text:p>
          </table:table-cell>
          <table:table-cell office:value-type="string">
            <text:p>Antonioni Michelangelo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27">
            <text:p>127</text:p>
          </table:table-cell>
          <table:table-cell office:value-type="string">
            <text:p>Last Tango in Paris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Schneider Maria</text:p>
          </table:table-cell>
          <table:table-cell office:value-type="string">
            <text:p>Bertolucci Bernardo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55">
            <text:p>155</text:p>
          </table:table-cell>
          <table:table-cell office:value-type="string">
            <text:p>Indigo Autumn &amp; Lilac Dream</text:p>
          </table:table-cell>
          <table:table-cell office:value-type="string">
            <text:p>Drama</text:p>
          </table:table-cell>
          <table:table-cell office:value-type="string">
            <text:p>Singer Marc</text:p>
          </table:table-cell>
          <table:table-cell office:value-type="string">
            <text:p>Schrage Lisa</text:p>
          </table:table-cell>
          <table:table-cell office:value-type="string">
            <text:p>Gillard Stuart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5">
            <text:p>95</text:p>
          </table:table-cell>
          <table:table-cell office:value-type="string">
            <text:p>Kriemhild's Revenge The Nibelungenlied</text:p>
          </table:table-cell>
          <table:table-cell office:value-type="string">
            <text:p>Drama</text:p>
          </table:table-cell>
          <table:table-cell office:value-type="string">
            <text:p>Loos Theodor</text:p>
          </table:table-cell>
          <table:table-cell office:value-type="string">
            <text:p>Schön Margarete</text:p>
          </table:table-cell>
          <table:table-cell office:value-type="string">
            <text:p>Lang Fritz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2">
            <text:p>102</text:p>
          </table:table-cell>
          <table:table-cell office:value-type="string">
            <text:p>Johnny Tiger</text:p>
          </table:table-cell>
          <table:table-cell office:value-type="string">
            <text:p>Drama</text:p>
          </table:table-cell>
          <table:table-cell office:value-type="string">
            <text:p>Taylor Robert</text:p>
          </table:table-cell>
          <table:table-cell office:value-type="string">
            <text:p>Scott Brenda</text:p>
          </table:table-cell>
          <table:table-cell office:value-type="string">
            <text:p>Wendkos Paul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Head Office</text:p>
          </table:table-cell>
          <table:table-cell office:value-type="string">
            <text:p>Comedy</text:p>
          </table:table-cell>
          <table:table-cell office:value-type="string">
            <text:p>Reinhold Judge</text:p>
          </table:table-cell>
          <table:table-cell office:value-type="string">
            <text:p>Seymour Jane</text:p>
          </table:table-cell>
          <table:table-cell office:value-type="string">
            <text:p>Finkleman Ken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Live &amp; Let Di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Seymour Jane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0">
            <text:p>100</text:p>
          </table:table-cell>
          <table:table-cell office:value-type="string">
            <text:p>Le Charme Discret de la Bourgeoisie</text:p>
          </table:table-cell>
          <table:table-cell office:value-type="string">
            <text:p>Comedy</text:p>
          </table:table-cell>
          <table:table-cell office:value-type="string">
            <text:p>Rey Fernando</text:p>
          </table:table-cell>
          <table:table-cell office:value-type="string">
            <text:p>Seyrig Delphine</text:p>
          </table:table-cell>
          <table:table-cell office:value-type="string">
            <text:p>Bunuel Luis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3">
            <text:p>83</text:p>
          </table:table-cell>
          <table:table-cell office:value-type="string">
            <text:p>Blue City</text:p>
          </table:table-cell>
          <table:table-cell office:value-type="string">
            <text:p>Action</text:p>
          </table:table-cell>
          <table:table-cell office:value-type="string">
            <text:p>Nelson Judd</text:p>
          </table:table-cell>
          <table:table-cell office:value-type="string">
            <text:p>Sheedy Ally</text:p>
          </table:table-cell>
          <table:table-cell office:value-type="string">
            <text:p>Manning Michelle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23">
            <text:p>123</text:p>
          </table:table-cell>
          <table:table-cell office:value-type="string">
            <text:p>Bad Boys</text:p>
          </table:table-cell>
          <table:table-cell office:value-type="string">
            <text:p>Drama</text:p>
          </table:table-cell>
          <table:table-cell office:value-type="string">
            <text:p>Penn Sean</text:p>
          </table:table-cell>
          <table:table-cell office:value-type="string">
            <text:p>Sheedy Ally</text:p>
          </table:table-cell>
          <table:table-cell office:value-type="string">
            <text:p>Rosenthal Rick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2">
            <text:p>82</text:p>
          </table:table-cell>
          <table:table-cell office:value-type="string">
            <text:p>Whoopee Boys The</text:p>
          </table:table-cell>
          <table:table-cell office:value-type="string">
            <text:p>Comedy</text:p>
          </table:table-cell>
          <table:table-cell office:value-type="string">
            <text:p>O'Keefe Michael</text:p>
          </table:table-cell>
          <table:table-cell office:value-type="string">
            <text:p>Shelley Carole</text:p>
          </table:table-cell>
          <table:table-cell office:value-type="string">
            <text:p>Byrum John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8">
            <text:p>118</text:p>
          </table:table-cell>
          <table:table-cell office:value-type="string">
            <text:p>Last Picture Show The</text:p>
          </table:table-cell>
          <table:table-cell office:value-type="string">
            <text:p>Drama</text:p>
          </table:table-cell>
          <table:table-cell office:value-type="string">
            <text:p>Bottoms Timothy</text:p>
          </table:table-cell>
          <table:table-cell office:value-type="string">
            <text:p>Shepherd Cybill</text:p>
          </table:table-cell>
          <table:table-cell office:value-type="string">
            <text:p>Bogdanovich Peter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3">
            <text:p>93</text:p>
          </table:table-cell>
          <table:table-cell office:value-type="string">
            <text:p>Diamond Trap The</text:p>
          </table:table-cell>
          <table:table-cell office:value-type="string">
            <text:p>Drama</text:p>
          </table:table-cell>
          <table:table-cell office:value-type="string">
            <text:p>Hessman Howard</text:p>
          </table:table-cell>
          <table:table-cell office:value-type="string">
            <text:p>Shields Brooke</text:p>
          </table:table-cell>
          <table:table-cell office:value-type="string">
            <text:p>Taylor Don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5">
            <text:p>115</text:p>
          </table:table-cell>
          <table:table-cell office:value-type="string">
            <text:p>Endless Love</text:p>
          </table:table-cell>
          <table:table-cell office:value-type="string">
            <text:p>Drama</text:p>
          </table:table-cell>
          <table:table-cell office:value-type="string">
            <text:p>Hewitt Martin</text:p>
          </table:table-cell>
          <table:table-cell office:value-type="string">
            <text:p>Shields Brooke</text:p>
          </table:table-cell>
          <table:table-cell office:value-type="string">
            <text:p>Zeffirelli Franco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0">
            <text:p>90</text:p>
          </table:table-cell>
          <table:table-cell office:value-type="string">
            <text:p>Rocky</text:p>
          </table:table-cell>
          <table:table-cell office:value-type="string">
            <text:p>Drama</text:p>
          </table:table-cell>
          <table:table-cell office:value-type="string">
            <text:p>Stallone Sylvester</text:p>
          </table:table-cell>
          <table:table-cell office:value-type="string">
            <text:p>Shire Talia</text:p>
          </table:table-cell>
          <table:table-cell office:value-type="string">
            <text:p>Avildsen John G.</text:p>
          </table:table-cell>
          <table:table-cell office:value-type="float" office:value="78">
            <text:p>7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3">
            <text:p>103</text:p>
          </table:table-cell>
          <table:table-cell office:value-type="string">
            <text:p>Cocktail</text:p>
          </table:table-cell>
          <table:table-cell office:value-type="string">
            <text:p>Drama</text:p>
          </table:table-cell>
          <table:table-cell office:value-type="string">
            <text:p>Cruise Tom</text:p>
          </table:table-cell>
          <table:table-cell office:value-type="string">
            <text:p>Shue Elisabeth</text:p>
          </table:table-cell>
          <table:table-cell office:value-type="string">
            <text:p>Donaldson Roger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77">
            <text:p>77</text:p>
          </table:table-cell>
          <table:table-cell office:value-type="string">
            <text:p>Sabotage</text:p>
          </table:table-cell>
          <table:table-cell office:value-type="string">
            <text:p>Mystery</text:p>
          </table:table-cell>
          <table:table-cell office:value-type="string">
            <text:p>Homolka Oskar</text:p>
          </table:table-cell>
          <table:table-cell office:value-type="string">
            <text:p>Sidney Sylvia</text:p>
          </table:table-cell>
          <table:table-cell office:value-type="string">
            <text:p>Hitchcock Alfred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05">
            <text:p>105</text:p>
          </table:table-cell>
          <table:table-cell office:value-type="string">
            <text:p>Madame Rosa</text:p>
          </table:table-cell>
          <table:table-cell office:value-type="string">
            <text:p>Drama</text:p>
          </table:table-cell>
          <table:table-cell office:value-type="string">
            <text:p>Youb Samy Ben</text:p>
          </table:table-cell>
          <table:table-cell office:value-type="string">
            <text:p>Signoret Simone</text:p>
          </table:table-cell>
          <table:table-cell office:value-type="string">
            <text:p>Mizrahi Moshe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6">
            <text:p>56</text:p>
          </table:table-cell>
          <table:table-cell office:value-type="string">
            <text:p>Fozzie's Muppet Scrapbook</text:p>
          </table:table-cell>
          <table:table-cell office:value-type="string">
            <text:p>Comedy</text:p>
          </table:table-cell>
          <table:table-cell office:value-type="string">
            <text:p>Berle Milton</text:p>
          </table:table-cell>
          <table:table-cell office:value-type="string">
            <text:p>Sills Beverly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10">
            <text:p>110</text:p>
          </table:table-cell>
          <table:table-cell office:value-type="string">
            <text:p>Desire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Simmons Jean</text:p>
          </table:table-cell>
          <table:table-cell office:value-type="string">
            <text:p>Koster Henry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85">
            <text:p>185</text:p>
          </table:table-cell>
          <table:table-cell office:value-type="string">
            <text:p>Spartacus</text:p>
          </table:table-cell>
          <table:table-cell office:value-type="string">
            <text:p>Drama</text:p>
          </table:table-cell>
          <table:table-cell office:value-type="string">
            <text:p>Douglas Kirk</text:p>
          </table:table-cell>
          <table:table-cell office:value-type="string">
            <text:p>Simmons Jean</text:p>
          </table:table-cell>
          <table:table-cell office:value-type="string">
            <text:p>Kubrick Stanley</text:p>
          </table:table-cell>
          <table:table-cell office:value-type="float" office:value="67">
            <text:p>6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50">
            <text:p>150</text:p>
          </table:table-cell>
          <table:table-cell office:value-type="string">
            <text:p>Guys &amp; Dolls</text:p>
          </table:table-cell>
          <table:table-cell office:value-type="string">
            <text:p>Comedy</text:p>
          </table:table-cell>
          <table:table-cell office:value-type="string">
            <text:p>Brando Marlon</text:p>
          </table:table-cell>
          <table:table-cell office:value-type="string">
            <text:p>Simmons Jean</text:p>
          </table:table-cell>
          <table:table-cell office:value-type="string">
            <text:p>Mankiewicz Joseph L.</text:p>
          </table:table-cell>
          <table:table-cell office:value-type="float" office:value="70">
            <text:p>70</text:p>
          </table:table-cell>
          <table:table-cell office:value-type="string">
            <text:p>Yes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5">
            <text:p>95</text:p>
          </table:table-cell>
          <table:table-cell office:value-type="string">
            <text:p>Until They Sail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Simmons Jean</text:p>
          </table:table-cell>
          <table:table-cell office:value-type="string">
            <text:p>Wise Robert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6">
            <text:p>116</text:p>
          </table:table-cell>
          <table:table-cell office:value-type="string">
            <text:p>Coming to America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office:value-type="string">
            <text:p>Sinclair Madge</text:p>
          </table:table-cell>
          <table:table-cell office:value-type="string">
            <text:p>Landis John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3">
            <text:p>93</text:p>
          </table:table-cell>
          <table:table-cell office:value-type="string">
            <text:p>Lilies of the Field</text:p>
          </table:table-cell>
          <table:table-cell office:value-type="string">
            <text:p>Drama</text:p>
          </table:table-cell>
          <table:table-cell office:value-type="string">
            <text:p>Poitier Sidney</text:p>
          </table:table-cell>
          <table:table-cell office:value-type="string">
            <text:p>Skala Lilia</text:p>
          </table:table-cell>
          <table:table-cell office:value-type="string">
            <text:p>Poitier Sidney</text:p>
          </table:table-cell>
          <table:table-cell office:value-type="float" office:value="36">
            <text:p>3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9">
            <text:p>99</text:p>
          </table:table-cell>
          <table:table-cell office:value-type="string">
            <text:p>River's Edge</text:p>
          </table:table-cell>
          <table:table-cell office:value-type="string">
            <text:p>Drama</text:p>
          </table:table-cell>
          <table:table-cell office:value-type="string">
            <text:p>Glover Crispin</text:p>
          </table:table-cell>
          <table:table-cell office:value-type="string">
            <text:p>Skye Ione</text:p>
          </table:table-cell>
          <table:table-cell office:value-type="string">
            <text:p>Hunter Tim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3">
            <text:p>93</text:p>
          </table:table-cell>
          <table:table-cell office:value-type="string">
            <text:p>Ruthless People</text:p>
          </table:table-cell>
          <table:table-cell office:value-type="string">
            <text:p>Comedy</text:p>
          </table:table-cell>
          <table:table-cell office:value-type="string">
            <text:p>DeVito Danny</text:p>
          </table:table-cell>
          <table:table-cell office:value-type="string">
            <text:p>Slater Helen</text:p>
          </table:table-cell>
          <table:table-cell office:value-type="string">
            <text:p>Abrahams Jim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0">
            <text:p>110</text:p>
          </table:table-cell>
          <table:table-cell office:value-type="string">
            <text:p>Secret of My Success The</text:p>
          </table:table-cell>
          <table:table-cell office:value-type="string">
            <text:p>Comedy</text:p>
          </table:table-cell>
          <table:table-cell office:value-type="string">
            <text:p>Fox Michael J.</text:p>
          </table:table-cell>
          <table:table-cell office:value-type="string">
            <text:p>Slater Helen</text:p>
          </table:table-cell>
          <table:table-cell office:value-type="string">
            <text:p>Ross Herbert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28">
            <text:p>128</text:p>
          </table:table-cell>
          <table:table-cell office:value-type="string">
            <text:p>Shop on Main Street The</text:p>
          </table:table-cell>
          <table:table-cell office:value-type="string">
            <text:p>Drama</text:p>
          </table:table-cell>
          <table:table-cell office:value-type="string">
            <text:p>Kroner Josef</text:p>
          </table:table-cell>
          <table:table-cell office:value-type="string">
            <text:p>Slivoka Hana</text:p>
          </table:table-cell>
          <table:table-cell office:value-type="string">
            <text:p>Kadar Ja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1">
            <text:p>101</text:p>
          </table:table-cell>
          <table:table-cell office:value-type="string">
            <text:p>Funny Farm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office:value-type="string">
            <text:p>Smith Madolyn</text:p>
          </table:table-cell>
          <table:table-cell office:value-type="string">
            <text:p>Hill George Roy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0">
            <text:p>120</text:p>
          </table:table-cell>
          <table:table-cell office:value-type="string">
            <text:p>Lonely Passion of Judith Hearne The</text:p>
          </table:table-cell>
          <table:table-cell office:value-type="string">
            <text:p>Drama</text:p>
          </table:table-cell>
          <table:table-cell office:value-type="string">
            <text:p>Hoskins Bob</text:p>
          </table:table-cell>
          <table:table-cell office:value-type="string">
            <text:p>Smith Maggie</text:p>
          </table:table-cell>
          <table:table-cell office:value-type="string">
            <text:p>Clayton Jack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03">
            <text:p>103</text:p>
          </table:table-cell>
          <table:table-cell office:value-type="string">
            <text:p>California Suite</text:p>
          </table:table-cell>
          <table:table-cell office:value-type="string">
            <text:p>Comedy</text:p>
          </table:table-cell>
          <table:table-cell office:value-type="string">
            <text:p>Caine Michael</text:p>
          </table:table-cell>
          <table:table-cell office:value-type="string">
            <text:p>Smith Maggie</text:p>
          </table:table-cell>
          <table:table-cell office:value-type="string">
            <text:p>Ross Herbert</text:p>
          </table:table-cell>
          <table:table-cell office:value-type="float" office:value="11">
            <text:p>1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7">
            <text:p>97</text:p>
          </table:table-cell>
          <table:table-cell office:value-type="string">
            <text:p>Maximum Overdrive</text:p>
          </table:table-cell>
          <table:table-cell office:value-type="string">
            <text:p>Horror</text:p>
          </table:table-cell>
          <table:table-cell office:value-type="string">
            <text:p>Estevez Emilio</text:p>
          </table:table-cell>
          <table:table-cell office:value-type="string">
            <text:p>Smith Yeardley</text:p>
          </table:table-cell>
          <table:table-cell office:value-type="string">
            <text:p>King Stephen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6">
            <text:p>116</text:p>
          </table:table-cell>
          <table:table-cell office:value-type="string">
            <text:p>Pale Rider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 office:value-type="string">
            <text:p>Snodgress Carrie</text:p>
          </table:table-cell>
          <table:table-cell office:value-type="string">
            <text:p>Eastwood Clint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8">
            <text:p>88</text:p>
          </table:table-cell>
          <table:table-cell office:value-type="string">
            <text:p>Kissing Place The</text:p>
          </table:table-cell>
          <table:table-cell office:value-type="string">
            <text:p>Drama</text:p>
          </table:table-cell>
          <table:table-cell office:value-type="string">
            <text:p>Birney Meredith Baxter</text:p>
          </table:table-cell>
          <table:table-cell office:value-type="string">
            <text:p>Snow Victoria</text:p>
          </table:table-cell>
          <table:table-cell office:value-type="string">
            <text:p>Wharmby Tony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French Lesson</text:p>
          </table:table-cell>
          <table:table-cell office:value-type="string">
            <text:p>Comedy</text:p>
          </table:table-cell>
          <table:table-cell office:value-type="string">
            <text:p>Sterling Alexandre</text:p>
          </table:table-cell>
          <table:table-cell office:value-type="string">
            <text:p>Snowden Jane</text:p>
          </table:table-cell>
          <table:table-cell office:value-type="string">
            <text:p>Gilbert Brian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8">
            <text:p>88</text:p>
          </table:table-cell>
          <table:table-cell office:value-type="string">
            <text:p>Roller Blade</text:p>
          </table:table-cell>
          <table:table-cell office:value-type="string">
            <text:p>Action</text:p>
          </table:table-cell>
          <table:table-cell office:value-type="string">
            <text:p>Hutchinson Jeff</text:p>
          </table:table-cell>
          <table:table-cell office:value-type="string">
            <text:p>Solari Suzanne</text:p>
          </table:table-cell>
          <table:table-cell office:value-type="string">
            <text:p>Jackson Donald G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1">
            <text:p>101</text:p>
          </table:table-cell>
          <table:table-cell office:value-type="string">
            <text:p>A Shot in the Dark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office:value-type="string">
            <text:p>Sommer Elke</text:p>
          </table:table-cell>
          <table:table-cell office:value-type="string">
            <text:p>Edwards Blake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88">
            <text:p>88</text:p>
          </table:table-cell>
          <table:table-cell office:value-type="string">
            <text:p>Treasure Seekers The</text:p>
          </table:table-cell>
          <table:table-cell office:value-type="string">
            <text:p>Action</text:p>
          </table:table-cell>
          <table:table-cell office:value-type="string">
            <text:p>Whitman Stuart</text:p>
          </table:table-cell>
          <table:table-cell office:value-type="string">
            <text:p>Sommer Elk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2">
            <text:p>122</text:p>
          </table:table-cell>
          <table:table-cell office:value-type="string">
            <text:p>Missing</text:p>
          </table:table-cell>
          <table:table-cell office:value-type="string">
            <text:p>Drama</text:p>
          </table:table-cell>
          <table:table-cell office:value-type="string">
            <text:p>Lemmon Jack</text:p>
          </table:table-cell>
          <table:table-cell office:value-type="string">
            <text:p>Spacek Sissy</text:p>
          </table:table-cell>
          <table:table-cell office:value-type="string">
            <text:p>Costa-Gavras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9">
            <text:p>99</text:p>
          </table:table-cell>
          <table:table-cell office:value-type="string">
            <text:p>Picasso Trigger</text:p>
          </table:table-cell>
          <table:table-cell office:value-type="string">
            <text:p>Action</text:p>
          </table:table-cell>
          <table:table-cell office:value-type="string">
            <text:p>Bond Steve</text:p>
          </table:table-cell>
          <table:table-cell office:value-type="string">
            <text:p>Speir Dona</text:p>
          </table:table-cell>
          <table:table-cell office:value-type="string">
            <text:p>Sidaris Andy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7">
            <text:p>97</text:p>
          </table:table-cell>
          <table:table-cell office:value-type="string">
            <text:p>Hard Ticket to Hawaii</text:p>
          </table:table-cell>
          <table:table-cell office:value-type="string">
            <text:p>Action</text:p>
          </table:table-cell>
          <table:table-cell office:value-type="string">
            <text:p>Moss Ronn</text:p>
          </table:table-cell>
          <table:table-cell office:value-type="string">
            <text:p>Speir Dona</text:p>
          </table:table-cell>
          <table:table-cell office:value-type="string">
            <text:p>Sidaris Andy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Diamonds are Forever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St. John Jill</text:p>
          </table:table-cell>
          <table:table-cell office:value-type="string">
            <text:p>Hamilton Guy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72">
            <text:p>72</text:p>
          </table:table-cell>
          <table:table-cell office:value-type="string">
            <text:p>Baby Face</text:p>
          </table:table-cell>
          <table:table-cell office:value-type="string">
            <text:p>Drama</text:p>
          </table:table-cell>
          <table:table-cell office:value-type="string">
            <text:p>Brent George</text:p>
          </table:table-cell>
          <table:table-cell office:value-type="string">
            <text:p>Stanwyck Barbara</text:p>
          </table:table-cell>
          <table:table-cell office:value-type="string">
            <text:p>Green Alfred E.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5">
            <text:p>95</text:p>
          </table:table-cell>
          <table:table-cell office:value-type="string">
            <text:p>Violent Men The</text:p>
          </table:table-cell>
          <table:table-cell office:value-type="string">
            <text:p>Action</text:p>
          </table:table-cell>
          <table:table-cell office:value-type="string">
            <text:p>Ford Glenn</text:p>
          </table:table-cell>
          <table:table-cell office:value-type="string">
            <text:p>Stanwyck Barbara</text:p>
          </table:table-cell>
          <table:table-cell office:value-type="string">
            <text:p>Mate Rudolph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7">
            <text:p>117</text:p>
          </table:table-cell>
          <table:table-cell office:value-type="string">
            <text:p>Cocoon</text:p>
          </table:table-cell>
          <table:table-cell office:value-type="string">
            <text:p>Science Fiction</text:p>
          </table:table-cell>
          <table:table-cell office:value-type="string">
            <text:p>Ameche Don</text:p>
          </table:table-cell>
          <table:table-cell office:value-type="string">
            <text:p>Stapleton Maureen</text:p>
          </table:table-cell>
          <table:table-cell office:value-type="string">
            <text:p>Howard Ron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6">
            <text:p>96</text:p>
          </table:table-cell>
          <table:table-cell office:value-type="string">
            <text:p>Clockwis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office:value-type="string">
            <text:p>Steadman Alison</text:p>
          </table:table-cell>
          <table:table-cell office:value-type="string">
            <text:p>Morahan Christopher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3">
            <text:p>103</text:p>
          </table:table-cell>
          <table:table-cell office:value-type="string">
            <text:p>Romantic Comedy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Steenburgen Mary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1">
            <text:p>111</text:p>
          </table:table-cell>
          <table:table-cell office:value-type="string">
            <text:p>Outland</text:p>
          </table:table-cell>
          <table:table-cell office:value-type="string">
            <text:p>Science Fiction</text:p>
          </table:table-cell>
          <table:table-cell office:value-type="string">
            <text:p>Connery Sean</text:p>
          </table:table-cell>
          <table:table-cell office:value-type="string">
            <text:p>Sternhagen Frances</text:p>
          </table:table-cell>
          <table:table-cell office:value-type="string">
            <text:p>Hyams Peter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14">
            <text:p>114</text:p>
          </table:table-cell>
          <table:table-cell office:value-type="string">
            <text:p>Hang 'em High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 office:value-type="string">
            <text:p>Stevens Inger</text:p>
          </table:table-cell>
          <table:table-cell office:value-type="string">
            <text:p>Post Ted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3">
            <text:p>123</text:p>
          </table:table-cell>
          <table:table-cell office:value-type="string">
            <text:p>Basic Instinct</text:p>
          </table:table-cell>
          <table:table-cell office:value-type="string">
            <text:p>Mystery</text:p>
          </table:table-cell>
          <table:table-cell office:value-type="string">
            <text:p>Douglas Michael</text:p>
          </table:table-cell>
          <table:table-cell office:value-type="string">
            <text:p>Stone Sharon</text:p>
          </table:table-cell>
          <table:table-cell office:value-type="string">
            <text:p>Verhoeven Paul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3">
            <text:p>113</text:p>
          </table:table-cell>
          <table:table-cell office:value-type="string">
            <text:p>Total Recall</text:p>
          </table:table-cell>
          <table:table-cell office:value-type="string">
            <text:p>Action</text:p>
          </table:table-cell>
          <table:table-cell office:value-type="string">
            <text:p>Schwarzenegger Arnold</text:p>
          </table:table-cell>
          <table:table-cell office:value-type="string">
            <text:p>Stone Sharon</text:p>
          </table:table-cell>
          <table:table-cell office:value-type="string">
            <text:p>Verhoeven Paul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5">
            <text:p>115</text:p>
          </table:table-cell>
          <table:table-cell office:value-type="string">
            <text:p>Stakeout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Stowe Madeleine</text:p>
          </table:table-cell>
          <table:table-cell office:value-type="string">
            <text:p>Badham John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4">
            <text:p>104</text:p>
          </table:table-cell>
          <table:table-cell office:value-type="string">
            <text:p>Unnamable II The Statement of Randolph Carter The</text:p>
          </table:table-cell>
          <table:table-cell office:value-type="string">
            <text:p>Drama</text:p>
          </table:table-cell>
          <table:table-cell office:value-type="string">
            <text:p>Rhys-Davies John</text:p>
          </table:table-cell>
          <table:table-cell office:value-type="string">
            <text:p>Strain Julie</text:p>
          </table:table-cell>
          <table:table-cell office:value-type="string">
            <text:p>Ouellette Jean-Paul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85">
            <text:p>85</text:p>
          </table:table-cell>
          <table:table-cell office:value-type="string">
            <text:p>Trip The</text:p>
          </table:table-cell>
          <table:table-cell office:value-type="string">
            <text:p>Drama</text:p>
          </table:table-cell>
          <table:table-cell office:value-type="string">
            <text:p>Fonda Peter</text:p>
          </table:table-cell>
          <table:table-cell office:value-type="string">
            <text:p>Strasberg Susan</text:p>
          </table:table-cell>
          <table:table-cell office:value-type="string">
            <text:p>Corman Roger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5">
            <text:p>135</text:p>
          </table:table-cell>
          <table:table-cell office:value-type="string">
            <text:p>Ironweed</text:p>
          </table:table-cell>
          <table:table-cell office:value-type="string">
            <text:p>Drama</text:p>
          </table:table-cell>
          <table:table-cell office:value-type="string">
            <text:p>Nicholson Jack</text:p>
          </table:table-cell>
          <table:table-cell office:value-type="string">
            <text:p>Streep Meryl</text:p>
          </table:table-cell>
          <table:table-cell office:value-type="string">
            <text:p>Babenco Hector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/>
          <table:table-cell office:value-type="string">
            <text:p>Kramer vs. Kramer</text:p>
          </table:table-cell>
          <table:table-cell office:value-type="string">
            <text:p>Drama</text:p>
          </table:table-cell>
          <table:table-cell office:value-type="string">
            <text:p>Hoffman Dustin</text:p>
          </table:table-cell>
          <table:table-cell office:value-type="string">
            <text:p>Streep Meryl</text:p>
          </table:table-cell>
          <table:table-cell office:value-type="string">
            <text:p>Benton Robert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/>
          <table:table-cell office:value-type="string">
            <text:p>Still of the Night</text:p>
          </table:table-cell>
          <table:table-cell office:value-type="string">
            <text:p>Mystery</text:p>
          </table:table-cell>
          <table:table-cell office:value-type="string">
            <text:p>Scheider Roy</text:p>
          </table:table-cell>
          <table:table-cell office:value-type="string">
            <text:p>Streep Meryl</text:p>
          </table:table-cell>
          <table:table-cell office:value-type="string">
            <text:p>Benton Robert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2">
            <text:p>112</text:p>
          </table:table-cell>
          <table:table-cell office:value-type="string">
            <text:p>Defending Your Life</text:p>
          </table:table-cell>
          <table:table-cell office:value-type="string">
            <text:p>Comedy</text:p>
          </table:table-cell>
          <table:table-cell office:value-type="string">
            <text:p>Brooks Albert</text:p>
          </table:table-cell>
          <table:table-cell office:value-type="string">
            <text:p>Streep Meryl</text:p>
          </table:table-cell>
          <table:table-cell office:value-type="string">
            <text:p>Brooks Albert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83">
            <text:p>183</text:p>
          </table:table-cell>
          <table:table-cell office:value-type="string">
            <text:p>Deer Hunter The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Streep Meryl</text:p>
          </table:table-cell>
          <table:table-cell office:value-type="string">
            <text:p>Cimino Michael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6">
            <text:p>106</text:p>
          </table:table-cell>
          <table:table-cell office:value-type="string">
            <text:p>Falling in Love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office:value-type="string">
            <text:p>Streep Meryl</text:p>
          </table:table-cell>
          <table:table-cell office:value-type="string">
            <text:p>Grosbard Ulu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8">
            <text:p>108</text:p>
          </table:table-cell>
          <table:table-cell office:value-type="string">
            <text:p>Heartburn</text:p>
          </table:table-cell>
          <table:table-cell office:value-type="string">
            <text:p>Comedy</text:p>
          </table:table-cell>
          <table:table-cell office:value-type="string">
            <text:p>Nicholson Jack</text:p>
          </table:table-cell>
          <table:table-cell office:value-type="string">
            <text:p>Streep Meryl</text:p>
          </table:table-cell>
          <table:table-cell office:value-type="string">
            <text:p>Nichols Mike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1">
            <text:p>131</text:p>
          </table:table-cell>
          <table:table-cell office:value-type="string">
            <text:p>Silkwood</text:p>
          </table:table-cell>
          <table:table-cell office:value-type="string">
            <text:p>Drama</text:p>
          </table:table-cell>
          <table:table-cell office:value-type="string">
            <text:p>Russell Kurt</text:p>
          </table:table-cell>
          <table:table-cell office:value-type="string">
            <text:p>Streep Meryl</text:p>
          </table:table-cell>
          <table:table-cell office:value-type="string">
            <text:p>Nichols Mike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51">
            <text:p>151</text:p>
          </table:table-cell>
          <table:table-cell office:value-type="string">
            <text:p>Sophie's Choice</text:p>
          </table:table-cell>
          <table:table-cell office:value-type="string">
            <text:p>Drama</text:p>
          </table:table-cell>
          <table:table-cell office:value-type="string">
            <text:p>Kline Kevin</text:p>
          </table:table-cell>
          <table:table-cell office:value-type="string">
            <text:p>Streep Meryl</text:p>
          </table:table-cell>
          <table:table-cell office:value-type="string">
            <text:p>Pakula Alan J.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61">
            <text:p>161</text:p>
          </table:table-cell>
          <table:table-cell office:value-type="string">
            <text:p>Out of Africa</text:p>
          </table:table-cell>
          <table:table-cell office:value-type="string">
            <text:p>Drama</text:p>
          </table:table-cell>
          <table:table-cell office:value-type="string">
            <text:p>Redford Robert</text:p>
          </table:table-cell>
          <table:table-cell office:value-type="string">
            <text:p>Streep Meryl</text:p>
          </table:table-cell>
          <table:table-cell office:value-type="string">
            <text:p>Pollack Sydney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27">
            <text:p>127</text:p>
          </table:table-cell>
          <table:table-cell office:value-type="string">
            <text:p>French Lieutenant's Woman The</text:p>
          </table:table-cell>
          <table:table-cell office:value-type="string">
            <text:p>Drama</text:p>
          </table:table-cell>
          <table:table-cell office:value-type="string">
            <text:p>Irons Jeremy</text:p>
          </table:table-cell>
          <table:table-cell office:value-type="string">
            <text:p>Streep Meryl</text:p>
          </table:table-cell>
          <table:table-cell office:value-type="string">
            <text:p>Reisz Karel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24">
            <text:p>124</text:p>
          </table:table-cell>
          <table:table-cell office:value-type="string">
            <text:p>Plenty</text:p>
          </table:table-cell>
          <table:table-cell office:value-type="string">
            <text:p>Drama</text:p>
          </table:table-cell>
          <table:table-cell office:value-type="string">
            <text:p>Dance Charles</text:p>
          </table:table-cell>
          <table:table-cell office:value-type="string">
            <text:p>Streep Meryl</text:p>
          </table:table-cell>
          <table:table-cell office:value-type="string">
            <text:p>Schepisi Fred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2">
            <text:p>122</text:p>
          </table:table-cell>
          <table:table-cell office:value-type="string">
            <text:p>A Cry in the Dark</text:p>
          </table:table-cell>
          <table:table-cell office:value-type="string">
            <text:p>Drama</text:p>
          </table:table-cell>
          <table:table-cell office:value-type="string">
            <text:p>Neill Sam</text:p>
          </table:table-cell>
          <table:table-cell office:value-type="string">
            <text:p>Streep Meryl</text:p>
          </table:table-cell>
          <table:table-cell office:value-type="string">
            <text:p>Schepisi Fred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9">
            <text:p>99</text:p>
          </table:table-cell>
          <table:table-cell office:value-type="string">
            <text:p>She-Devil</text:p>
          </table:table-cell>
          <table:table-cell office:value-type="string">
            <text:p>Comedy</text:p>
          </table:table-cell>
          <table:table-cell office:value-type="string">
            <text:p>Begley Ed Jr.</text:p>
          </table:table-cell>
          <table:table-cell office:value-type="string">
            <text:p>Streep Meryl</text:p>
          </table:table-cell>
          <table:table-cell office:value-type="string">
            <text:p>Seidelman Susan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3">
            <text:p>103</text:p>
          </table:table-cell>
          <table:table-cell office:value-type="string">
            <text:p>Death Becomes Her</text:p>
          </table:table-cell>
          <table:table-cell office:value-type="string">
            <text:p>Drama</text:p>
          </table:table-cell>
          <table:table-cell office:value-type="string">
            <text:p>Willis Bruce</text:p>
          </table:table-cell>
          <table:table-cell office:value-type="string">
            <text:p>Streep Meryl</text:p>
          </table:table-cell>
          <table:table-cell office:value-type="string">
            <text:p>Zemeckis Robert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28">
            <text:p>28</text:p>
          </table:table-cell>
          <table:table-cell office:value-type="string">
            <text:p>Kids &amp; Pesticides</text:p>
          </table:table-cell>
          <table:table-cell office:value-type="string">
            <text:p>Drama</text:p>
          </table:table-cell>
          <table:table-cell office:value-type="string">
            <text:p>Whyatt Robin</text:p>
          </table:table-cell>
          <table:table-cell office:value-type="string">
            <text:p>Streep Meryl</text:p>
          </table:table-cell>
          <table:table-cell/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merylStreep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29">
            <text:p>129</text:p>
          </table:table-cell>
          <table:table-cell office:value-type="string">
            <text:p>On a Clear Day You Can See Forever</text:p>
          </table:table-cell>
          <table:table-cell office:value-type="string">
            <text:p>Music</text:p>
          </table:table-cell>
          <table:table-cell office:value-type="string">
            <text:p>Montand Yves</text:p>
          </table:table-cell>
          <table:table-cell office:value-type="string">
            <text:p>Streisand Barbra</text:p>
          </table:table-cell>
          <table:table-cell office:value-type="string">
            <text:p>Minnelli Vincente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0">
            <text:p>100</text:p>
          </table:table-cell>
          <table:table-cell office:value-type="string">
            <text:p>Nuts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 office:value-type="string">
            <text:p>Streisand Barbra</text:p>
          </table:table-cell>
          <table:table-cell office:value-type="string">
            <text:p>Ritt Martin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34">
            <text:p>134</text:p>
          </table:table-cell>
          <table:table-cell office:value-type="string">
            <text:p>Yentl</text:p>
          </table:table-cell>
          <table:table-cell office:value-type="string">
            <text:p>Music</text:p>
          </table:table-cell>
          <table:table-cell office:value-type="string">
            <text:p>Patinkin Mandy</text:p>
          </table:table-cell>
          <table:table-cell table:number-columns-repeated="2" office:value-type="string">
            <text:p>Streisand Barbra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51">
            <text:p>151</text:p>
          </table:table-cell>
          <table:table-cell office:value-type="string">
            <text:p>Funny Girl</text:p>
          </table:table-cell>
          <table:table-cell office:value-type="string">
            <text:p>Music</text:p>
          </table:table-cell>
          <table:table-cell office:value-type="string">
            <text:p>Sharif Omar</text:p>
          </table:table-cell>
          <table:table-cell office:value-type="string">
            <text:p>Streisand Barbra</text:p>
          </table:table-cell>
          <table:table-cell office:value-type="string">
            <text:p>Wyler William</text:p>
          </table:table-cell>
          <table:table-cell office:value-type="float" office:value="30">
            <text:p>30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7">
            <text:p>97</text:p>
          </table:table-cell>
          <table:table-cell office:value-type="string">
            <text:p>Fellow Traveller</text:p>
          </table:table-cell>
          <table:table-cell office:value-type="string">
            <text:p>Drama</text:p>
          </table:table-cell>
          <table:table-cell office:value-type="string">
            <text:p>Travanti Daniel J.</text:p>
          </table:table-cell>
          <table:table-cell office:value-type="string">
            <text:p>Stubbs Imogen</text:p>
          </table:table-cell>
          <table:table-cell office:value-type="string">
            <text:p>Towns Philip Saville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40">
            <text:p>140</text:p>
          </table:table-cell>
          <table:table-cell office:value-type="string">
            <text:p>Dodesukaden</text:p>
          </table:table-cell>
          <table:table-cell office:value-type="string">
            <text:p>Drama</text:p>
          </table:table-cell>
          <table:table-cell office:value-type="string">
            <text:p>Zushi Yoshitaka</text:p>
          </table:table-cell>
          <table:table-cell office:value-type="string">
            <text:p>Sugai Kin</text:p>
          </table:table-cell>
          <table:table-cell office:value-type="string">
            <text:p>Kurosawa Akira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/>
          <table:table-cell office:value-type="string">
            <text:p>Sicilian The</text:p>
          </table:table-cell>
          <table:table-cell office:value-type="string">
            <text:p>Drama</text:p>
          </table:table-cell>
          <table:table-cell office:value-type="string">
            <text:p>Lambert Christopher</text:p>
          </table:table-cell>
          <table:table-cell office:value-type="string">
            <text:p>Sukowa Barbara</text:p>
          </table:table-cell>
          <table:table-cell office:value-type="string">
            <text:p>Cimino Michael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17">
            <text:p>117</text:p>
          </table:table-cell>
          <table:table-cell office:value-type="string">
            <text:p>So Ends Our Night</text:p>
          </table:table-cell>
          <table:table-cell office:value-type="string">
            <text:p>Drama</text:p>
          </table:table-cell>
          <table:table-cell office:value-type="string">
            <text:p>March Fredric</text:p>
          </table:table-cell>
          <table:table-cell office:value-type="string">
            <text:p>Sullavan Margaret</text:p>
          </table:table-cell>
          <table:table-cell office:value-type="string">
            <text:p>Cromwell John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2">
            <text:p>102</text:p>
          </table:table-cell>
          <table:table-cell office:value-type="string">
            <text:p>Sword of the Valiant</text:p>
          </table:table-cell>
          <table:table-cell office:value-type="string">
            <text:p>Action</text:p>
          </table:table-cell>
          <table:table-cell office:value-type="string">
            <text:p>O'Keeffe Miles</text:p>
          </table:table-cell>
          <table:table-cell office:value-type="string">
            <text:p>Sutton Emma</text:p>
          </table:table-cell>
          <table:table-cell office:value-type="string">
            <text:p>Weeks Stephen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78">
            <text:p>78</text:p>
          </table:table-cell>
          <table:table-cell office:value-type="string">
            <text:p>Devil's Wanton The</text:p>
          </table:table-cell>
          <table:table-cell office:value-type="string">
            <text:p>Drama</text:p>
          </table:table-cell>
          <table:table-cell office:value-type="string">
            <text:p>Malmsten Birger</text:p>
          </table:table-cell>
          <table:table-cell office:value-type="string">
            <text:p>Svedlund Doris</text:p>
          </table:table-cell>
          <table:table-cell office:value-type="string">
            <text:p>Bergman Ingmar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9">
            <text:p>99</text:p>
          </table:table-cell>
          <table:table-cell office:value-type="string">
            <text:p>Driving Miss Daisy</text:p>
          </table:table-cell>
          <table:table-cell office:value-type="string">
            <text:p>Drama</text:p>
          </table:table-cell>
          <table:table-cell office:value-type="string">
            <text:p>Freeman Morgan</text:p>
          </table:table-cell>
          <table:table-cell office:value-type="string">
            <text:p>Tandy Jessica</text:p>
          </table:table-cell>
          <table:table-cell office:value-type="string">
            <text:p>Beresford Bruce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1">
            <text:p>111</text:p>
          </table:table-cell>
          <table:table-cell office:value-type="string">
            <text:p>Seventh Cross The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office:value-type="string">
            <text:p>Tandy Jessica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5">
            <text:p>105</text:p>
          </table:table-cell>
          <table:table-cell office:value-type="string">
            <text:p>Between Friends</text:p>
          </table:table-cell>
          <table:table-cell office:value-type="string">
            <text:p>Drama</text:p>
          </table:table-cell>
          <table:table-cell office:value-type="string">
            <text:p>Ramer Henry</text:p>
          </table:table-cell>
          <table:table-cell office:value-type="string">
            <text:p>Taylor Elizabeth</text:p>
          </table:table-cell>
          <table:table-cell office:value-type="string">
            <text:p>Antonio Lou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73">
            <text:p>173</text:p>
          </table:table-cell>
          <table:table-cell office:value-type="string">
            <text:p>Raintree County</text:p>
          </table:table-cell>
          <table:table-cell office:value-type="string">
            <text:p>Drama</text:p>
          </table:table-cell>
          <table:table-cell office:value-type="string">
            <text:p>Clift Montgomery</text:p>
          </table:table-cell>
          <table:table-cell office:value-type="string">
            <text:p>Taylor Elizabeth</text:p>
          </table:table-cell>
          <table:table-cell office:value-type="string">
            <text:p>Dmytryk Edward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01">
            <text:p>101</text:p>
          </table:table-cell>
          <table:table-cell office:value-type="string">
            <text:p>Driver's Seat The</text:p>
          </table:table-cell>
          <table:table-cell office:value-type="string">
            <text:p>Drama</text:p>
          </table:table-cell>
          <table:table-cell office:value-type="string">
            <text:p>Bannen Ian</text:p>
          </table:table-cell>
          <table:table-cell office:value-type="string">
            <text:p>Taylor Elizabeth</text:p>
          </table:table-cell>
          <table:table-cell office:value-type="string">
            <text:p>Griffi Giuseppe Patroni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9">
            <text:p>109</text:p>
          </table:table-cell>
          <table:table-cell office:value-type="string">
            <text:p>Reflections in a Golden Ey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Taylor Elizabeth</text:p>
          </table:table-cell>
          <table:table-cell office:value-type="string">
            <text:p>Huston John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10">
            <text:p>110</text:p>
          </table:table-cell>
          <table:table-cell office:value-type="string">
            <text:p>X Y &amp; Zee</text:p>
          </table:table-cell>
          <table:table-cell office:value-type="string">
            <text:p>Drama</text:p>
          </table:table-cell>
          <table:table-cell office:value-type="string">
            <text:p>Caine Michael</text:p>
          </table:table-cell>
          <table:table-cell office:value-type="string">
            <text:p>Taylor Elizabeth</text:p>
          </table:table-cell>
          <table:table-cell office:value-type="string">
            <text:p>Hutton Brian G.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9">
            <text:p>109</text:p>
          </table:table-cell>
          <table:table-cell office:value-type="string">
            <text:p>Secret Ceremony</text:p>
          </table:table-cell>
          <table:table-cell office:value-type="string">
            <text:p>Drama</text:p>
          </table:table-cell>
          <table:table-cell office:value-type="string">
            <text:p>Mitchum Robert</text:p>
          </table:table-cell>
          <table:table-cell office:value-type="string">
            <text:p>Taylor Elizabeth</text:p>
          </table:table-cell>
          <table:table-cell office:value-type="string">
            <text:p>Losey Joseph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43">
            <text:p>243</text:p>
          </table:table-cell>
          <table:table-cell office:value-type="string">
            <text:p>Cleopatra</text:p>
          </table:table-cell>
          <table:table-cell office:value-type="string">
            <text:p>Drama</text:p>
          </table:table-cell>
          <table:table-cell office:value-type="string">
            <text:p>Burton Richard</text:p>
          </table:table-cell>
          <table:table-cell office:value-type="string">
            <text:p>Taylor Elizabeth</text:p>
          </table:table-cell>
          <table:table-cell office:value-type="string">
            <text:p>Mankiewicz Joseph L.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/>
          <table:table-cell office:value-type="string">
            <text:p>Father of the Bride</text:p>
          </table:table-cell>
          <table:table-cell office:value-type="string">
            <text:p>Comedy</text:p>
          </table:table-cell>
          <table:table-cell office:value-type="string">
            <text:p>Taylor Rod</text:p>
          </table:table-cell>
          <table:table-cell office:value-type="string">
            <text:p>Taylor Elizabeth</text:p>
          </table:table-cell>
          <table:table-cell office:value-type="string">
            <text:p>Minnelli Vincente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0">
            <text:p>130</text:p>
          </table:table-cell>
          <table:table-cell office:value-type="string">
            <text:p>Who's Afraid of Virginia Woolf?</text:p>
          </table:table-cell>
          <table:table-cell office:value-type="string">
            <text:p>Drama</text:p>
          </table:table-cell>
          <table:table-cell office:value-type="string">
            <text:p>Burton Richard</text:p>
          </table:table-cell>
          <table:table-cell office:value-type="string">
            <text:p>Taylor Elizabeth</text:p>
          </table:table-cell>
          <table:table-cell office:value-type="string">
            <text:p>Nichols Mike</text:p>
          </table:table-cell>
          <table:table-cell office:value-type="float" office:value="82">
            <text:p>82</text:p>
          </table:table-cell>
          <table:table-cell office:value-type="string">
            <text:p>Yes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10">
            <text:p>110</text:p>
          </table:table-cell>
          <table:table-cell office:value-type="string">
            <text:p>A Little Night Music</text:p>
          </table:table-cell>
          <table:table-cell office:value-type="string">
            <text:p>Music</text:p>
          </table:table-cell>
          <table:table-cell office:value-type="string">
            <text:p>Cariou Len</text:p>
          </table:table-cell>
          <table:table-cell office:value-type="string">
            <text:p>Taylor Elizabeth</text:p>
          </table:table-cell>
          <table:table-cell office:value-type="string">
            <text:p>Prince Harol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01">
            <text:p>201</text:p>
          </table:table-cell>
          <table:table-cell office:value-type="string">
            <text:p>Giant</text:p>
          </table:table-cell>
          <table:table-cell office:value-type="string">
            <text:p>Drama</text:p>
          </table:table-cell>
          <table:table-cell office:value-type="string">
            <text:p>Hudson Rock</text:p>
          </table:table-cell>
          <table:table-cell office:value-type="string">
            <text:p>Taylor Elizabeth</text:p>
          </table:table-cell>
          <table:table-cell office:value-type="string">
            <text:p>Stevens George</text:p>
          </table:table-cell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office:value-type="string">
            <text:p>Rumor Mill The</text:p>
          </table:table-cell>
          <table:table-cell office:value-type="string">
            <text:p>Drama</text:p>
          </table:table-cell>
          <table:table-cell office:value-type="string">
            <text:p>Dysart Richard A.</text:p>
          </table:table-cell>
          <table:table-cell office:value-type="string">
            <text:p>Taylor Elizabeth</text:p>
          </table:table-cell>
          <table:table-cell office:value-type="string">
            <text:p>Trikonis Gus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90">
            <text:p>90</text:p>
          </table:table-cell>
          <table:table-cell office:value-type="string">
            <text:p>Lassie Come Home</text:p>
          </table:table-cell>
          <table:table-cell office:value-type="string">
            <text:p>Drama</text:p>
          </table:table-cell>
          <table:table-cell office:value-type="string">
            <text:p>McDowall Roddy</text:p>
          </table:table-cell>
          <table:table-cell office:value-type="string">
            <text:p>Taylor Elizabeth</text:p>
          </table:table-cell>
          <table:table-cell office:value-type="string">
            <text:p>Wilcox Fred M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76">
            <text:p>76</text:p>
          </table:table-cell>
          <table:table-cell office:value-type="string">
            <text:p>Return Engagement</text:p>
          </table:table-cell>
          <table:table-cell office:value-type="string">
            <text:p>Drama</text:p>
          </table:table-cell>
          <table:table-cell office:value-type="string">
            <text:p>Bottoms Joseph</text:p>
          </table:table-cell>
          <table:table-cell office:value-type="string">
            <text:p>Taylor Elizabeth</text:p>
          </table:table-cell>
          <table:table-cell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08">
            <text:p>108</text:p>
          </table:table-cell>
          <table:table-cell office:value-type="string">
            <text:p>Hammersmith Is Out</text:p>
          </table:table-cell>
          <table:table-cell office:value-type="string">
            <text:p>Drama</text:p>
          </table:table-cell>
          <table:table-cell office:value-type="string">
            <text:p>Burton Richard</text:p>
          </table:table-cell>
          <table:table-cell office:value-type="string">
            <text:p>Taylor Elizabeth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Super Duper Bloopers</text:p>
          </table:table-cell>
          <table:table-cell office:value-type="string">
            <text:p>Comedy</text:p>
          </table:table-cell>
          <table:table-cell office:value-type="string">
            <text:p>Cooper Gary</text:p>
          </table:table-cell>
          <table:table-cell office:value-type="string">
            <text:p>Taylor Elizabeth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Elizabeth Taylor Collection The</text:p>
          </table:table-cell>
          <table:table-cell office:value-type="string">
            <text:p>Drama</text:p>
          </table:table-cell>
          <table:table-cell office:value-type="string">
            <text:p>Fisher Eddie</text:p>
          </table:table-cell>
          <table:table-cell office:value-type="string">
            <text:p>Taylor Elizabeth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99">
            <text:p>99</text:p>
          </table:table-cell>
          <table:table-cell office:value-type="string">
            <text:p>Ash Wednesday</text:p>
          </table:table-cell>
          <table:table-cell office:value-type="string">
            <text:p>Drama</text:p>
          </table:table-cell>
          <table:table-cell office:value-type="string">
            <text:p>Fonda Henry</text:p>
          </table:table-cell>
          <table:table-cell office:value-type="string">
            <text:p>Taylor Elizabeth</text:p>
          </table:table-cell>
          <table:table-cell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7">
            <text:p>117</text:p>
          </table:table-cell>
          <table:table-cell office:value-type="string">
            <text:p>Last Time I Saw Paris The</text:p>
          </table:table-cell>
          <table:table-cell office:value-type="string">
            <text:p>Drama</text:p>
          </table:table-cell>
          <table:table-cell office:value-type="string">
            <text:p>Johnson Van</text:p>
          </table:table-cell>
          <table:table-cell office:value-type="string">
            <text:p>Taylor Elizabeth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elizabethTaylor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125">
            <text:p>125</text:p>
          </table:table-cell>
          <table:table-cell office:value-type="string">
            <text:p>Cimarron</text:p>
          </table:table-cell>
          <table:table-cell office:value-type="string">
            <text:p>Western</text:p>
          </table:table-cell>
          <table:table-cell office:value-type="string">
            <text:p>Dix Richard</text:p>
          </table:table-cell>
          <table:table-cell office:value-type="string">
            <text:p>Taylor Estelle</text:p>
          </table:table-cell>
          <table:table-cell office:value-type="string">
            <text:p>Ruggles Wesley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3">
            <text:p>83</text:p>
          </table:table-cell>
          <table:table-cell office:value-type="string">
            <text:p>Apache Woman</text:p>
          </table:table-cell>
          <table:table-cell office:value-type="string">
            <text:p>Western</text:p>
          </table:table-cell>
          <table:table-cell office:value-type="string">
            <text:p>Bridges Lloyd</text:p>
          </table:table-cell>
          <table:table-cell office:value-type="string">
            <text:p>Taylor Joan</text:p>
          </table:table-cell>
          <table:table-cell office:value-type="string">
            <text:p>Corman Roger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/>
          <table:table-cell office:value-type="string">
            <text:p>Gary Numan - Berzerker</text:p>
          </table:table-cell>
          <table:table-cell office:value-type="string">
            <text:p>Music</text:p>
          </table:table-cell>
          <table:table-cell office:value-type="string">
            <text:p>Webb John</text:p>
          </table:table-cell>
          <table:table-cell office:value-type="string">
            <text:p>Taylor Karen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1">
            <text:p>101</text:p>
          </table:table-cell>
          <table:table-cell office:value-type="string">
            <text:p>Mystic Pizza</text:p>
          </table:table-cell>
          <table:table-cell office:value-type="string">
            <text:p>Comedy</text:p>
          </table:table-cell>
          <table:table-cell office:value-type="string">
            <text:p>Moses William</text:p>
          </table:table-cell>
          <table:table-cell office:value-type="string">
            <text:p>Taylor Lili</text:p>
          </table:table-cell>
          <table:table-cell office:value-type="string">
            <text:p>Petrie Donald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office:value-type="string">
            <text:p>Dogfight</text:p>
          </table:table-cell>
          <table:table-cell office:value-type="string">
            <text:p>Action</text:p>
          </table:table-cell>
          <table:table-cell office:value-type="string">
            <text:p>Phoenix River</text:p>
          </table:table-cell>
          <table:table-cell office:value-type="string">
            <text:p>Taylor Lili</text:p>
          </table:table-cell>
          <table:table-cell office:value-type="string">
            <text:p>Savoca Nancy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234">
            <text:p>234</text:p>
          </table:table-cell>
          <table:table-cell office:value-type="string">
            <text:p>Adventures of Rex &amp; Rinty The</text:p>
          </table:table-cell>
          <table:table-cell office:value-type="string">
            <text:p>Western</text:p>
          </table:table-cell>
          <table:table-cell office:value-type="string">
            <text:p>Rex the Wonder Horse</text:p>
          </table:table-cell>
          <table:table-cell office:value-type="string">
            <text:p>Taylor Norma</text:p>
          </table:table-cell>
          <table:table-cell office:value-type="string">
            <text:p>Beebe Ford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60">
            <text:p>60</text:p>
          </table:table-cell>
          <table:table-cell office:value-type="string">
            <text:p>Daphnis &amp; Chloe</text:p>
          </table:table-cell>
          <table:table-cell office:value-type="string">
            <text:p>Music</text:p>
          </table:table-cell>
          <table:table-cell office:value-type="string">
            <text:p>Morrow Carl</text:p>
          </table:table-cell>
          <table:table-cell office:value-type="string">
            <text:p>Taylor Victoria</text:p>
          </table:table-cell>
          <table:table-cell office:value-type="string">
            <text:p>Wimhurst Jolyon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7">
            <text:p>97</text:p>
          </table:table-cell>
          <table:table-cell office:value-type="string">
            <text:p>Marathon</text:p>
          </table:table-cell>
          <table:table-cell office:value-type="string">
            <text:p>Comedy</text:p>
          </table:table-cell>
          <table:table-cell office:value-type="string">
            <text:p>Newhart Bob</text:p>
          </table:table-cell>
          <table:table-cell office:value-type="string">
            <text:p>Taylor-Young Leigh</text:p>
          </table:table-cell>
          <table:table-cell office:value-type="string">
            <text:p>Cooper Jackie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27">
            <text:p>127</text:p>
          </table:table-cell>
          <table:table-cell office:value-type="string">
            <text:p>Fort Apache</text:p>
          </table:table-cell>
          <table:table-cell office:value-type="string">
            <text:p>Western</text:p>
          </table:table-cell>
          <table:table-cell office:value-type="string">
            <text:p>Fonda Henry</text:p>
          </table:table-cell>
          <table:table-cell office:value-type="string">
            <text:p>Temple Shirley</text:p>
          </table:table-cell>
          <table:table-cell office:value-type="string">
            <text:p>Ford John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100">
            <text:p>100</text:p>
          </table:table-cell>
          <table:table-cell office:value-type="string">
            <text:p>Wee Willie Winkie</text:p>
          </table:table-cell>
          <table:table-cell office:value-type="string">
            <text:p>Drama</text:p>
          </table:table-cell>
          <table:table-cell office:value-type="string">
            <text:p>Romero Cesar</text:p>
          </table:table-cell>
          <table:table-cell office:value-type="string">
            <text:p>Temple Shirley</text:p>
          </table:table-cell>
          <table:table-cell office:value-type="string">
            <text:p>Ford John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Big Shots</text:p>
          </table:table-cell>
          <table:table-cell office:value-type="string">
            <text:p>Action</text:p>
          </table:table-cell>
          <table:table-cell office:value-type="string">
            <text:p>Busker Ricky</text:p>
          </table:table-cell>
          <table:table-cell office:value-type="string">
            <text:p>Thayer Brynn</text:p>
          </table:table-cell>
          <table:table-cell office:value-type="string">
            <text:p>Mandel Robert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5">
            <text:p>85</text:p>
          </table:table-cell>
          <table:table-cell office:value-type="string">
            <text:p>Doin' Time on Planet Earth</text:p>
          </table:table-cell>
          <table:table-cell office:value-type="string">
            <text:p>Comedy</text:p>
          </table:table-cell>
          <table:table-cell office:value-type="string">
            <text:p>Strouse Nocholas</text:p>
          </table:table-cell>
          <table:table-cell office:value-type="string">
            <text:p>Thompson Andrea</text:p>
          </table:table-cell>
          <table:table-cell office:value-type="string">
            <text:p>Matthau Charles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1">
            <text:p>91</text:p>
          </table:table-cell>
          <table:table-cell office:value-type="string">
            <text:p>All the Right Moves</text:p>
          </table:table-cell>
          <table:table-cell office:value-type="string">
            <text:p>Drama</text:p>
          </table:table-cell>
          <table:table-cell office:value-type="string">
            <text:p>Cruise Tom</text:p>
          </table:table-cell>
          <table:table-cell office:value-type="string">
            <text:p>Thompson Lea</text:p>
          </table:table-cell>
          <table:table-cell office:value-type="string">
            <text:p>Chapman Michael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3">
            <text:p>93</text:p>
          </table:table-cell>
          <table:table-cell office:value-type="string">
            <text:p>Some Kind of Wonderful</text:p>
          </table:table-cell>
          <table:table-cell office:value-type="string">
            <text:p>Drama</text:p>
          </table:table-cell>
          <table:table-cell office:value-type="string">
            <text:p>Stoltz Eric</text:p>
          </table:table-cell>
          <table:table-cell office:value-type="string">
            <text:p>Thompson Lea</text:p>
          </table:table-cell>
          <table:table-cell office:value-type="string">
            <text:p>Deutch Howard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7">
            <text:p>87</text:p>
          </table:table-cell>
          <table:table-cell office:value-type="string">
            <text:p>All New Tales from the Crypt A Trilogy</text:p>
          </table:table-cell>
          <table:table-cell office:value-type="string">
            <text:p>Horror</text:p>
          </table:table-cell>
          <table:table-cell office:value-type="string">
            <text:p>Walsh M. Emmet</text:p>
          </table:table-cell>
          <table:table-cell office:value-type="string">
            <text:p>Thompson Lea</text:p>
          </table:table-cell>
          <table:table-cell office:value-type="string">
            <text:p>Deutch Howard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6">
            <text:p>116</text:p>
          </table:table-cell>
          <table:table-cell office:value-type="string">
            <text:p>Back to the Future</text:p>
          </table:table-cell>
          <table:table-cell office:value-type="string">
            <text:p>Comedy</text:p>
          </table:table-cell>
          <table:table-cell office:value-type="string">
            <text:p>Fox Michael J.</text:p>
          </table:table-cell>
          <table:table-cell office:value-type="string">
            <text:p>Thompson Lea</text:p>
          </table:table-cell>
          <table:table-cell office:value-type="string">
            <text:p>Zemeckis Robert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0">
            <text:p>80</text:p>
          </table:table-cell>
          <table:table-cell office:value-type="string">
            <text:p>Winter Light</text:p>
          </table:table-cell>
          <table:table-cell office:value-type="string">
            <text:p>Drama</text:p>
          </table:table-cell>
          <table:table-cell office:value-type="string">
            <text:p>Björnstrand Gunnar</text:p>
          </table:table-cell>
          <table:table-cell office:value-type="string">
            <text:p>Thulin Ingrid</text:p>
          </table:table-cell>
          <table:table-cell office:value-type="string">
            <text:p>Bergman Ingmar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95">
            <text:p>95</text:p>
          </table:table-cell>
          <table:table-cell office:value-type="string">
            <text:p>Silence The</text:p>
          </table:table-cell>
          <table:table-cell office:value-type="string">
            <text:p>Drama</text:p>
          </table:table-cell>
          <table:table-cell office:value-type="string">
            <text:p>Malmsten Birger</text:p>
          </table:table-cell>
          <table:table-cell office:value-type="string">
            <text:p>Thulin Ingrid</text:p>
          </table:table-cell>
          <table:table-cell office:value-type="string">
            <text:p>Bergman Ingmar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00">
            <text:p>100</text:p>
          </table:table-cell>
          <table:table-cell office:value-type="string">
            <text:p>Magician The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Thulin Ingrid</text:p>
          </table:table-cell>
          <table:table-cell office:value-type="string">
            <text:p>Bergman Ingmar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54">
            <text:p>154</text:p>
          </table:table-cell>
          <table:table-cell office:value-type="string">
            <text:p>Four Horsemen of the Apocalypse Th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Thulin Ingrid</text:p>
          </table:table-cell>
          <table:table-cell office:value-type="string">
            <text:p>Minnelli Vincente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9">
            <text:p>99</text:p>
          </table:table-cell>
          <table:table-cell office:value-type="string">
            <text:p>Critical Condition</text:p>
          </table:table-cell>
          <table:table-cell office:value-type="string">
            <text:p>Comedy</text:p>
          </table:table-cell>
          <table:table-cell office:value-type="string">
            <text:p>Pryor Richard</text:p>
          </table:table-cell>
          <table:table-cell office:value-type="string">
            <text:p>Ticotin Rachel</text:p>
          </table:table-cell>
          <table:table-cell office:value-type="string">
            <text:p>Apted Michael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8">
            <text:p>88</text:p>
          </table:table-cell>
          <table:table-cell office:value-type="string">
            <text:p>Center of the Web</text:p>
          </table:table-cell>
          <table:table-cell office:value-type="string">
            <text:p>Mystery</text:p>
          </table:table-cell>
          <table:table-cell office:value-type="string">
            <text:p>Curtis Tony</text:p>
          </table:table-cell>
          <table:table-cell office:value-type="string">
            <text:p>Tilton Charlene</text:p>
          </table:table-cell>
          <table:table-cell/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10">
            <text:p>110</text:p>
          </table:table-cell>
          <table:table-cell office:value-type="string">
            <text:p>Border Shootout</text:p>
          </table:table-cell>
          <table:table-cell office:value-type="string">
            <text:p>Action</text:p>
          </table:table-cell>
          <table:table-cell office:value-type="string">
            <text:p>Ford Glenn</text:p>
          </table:table-cell>
          <table:table-cell office:value-type="string">
            <text:p>Tilton Charlen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9">
            <text:p>109</text:p>
          </table:table-cell>
          <table:table-cell office:value-type="string">
            <text:p>Lean on Me</text:p>
          </table:table-cell>
          <table:table-cell office:value-type="string">
            <text:p>Drama</text:p>
          </table:table-cell>
          <table:table-cell office:value-type="string">
            <text:p>Freeman Morgan</text:p>
          </table:table-cell>
          <table:table-cell office:value-type="string">
            <text:p>Todd Beverly</text:p>
          </table:table-cell>
          <table:table-cell office:value-type="string">
            <text:p>Avildsen John G.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21">
            <text:p>221</text:p>
          </table:table-cell>
          <table:table-cell office:value-type="string">
            <text:p>On Wings of Eagles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office:value-type="string">
            <text:p>Towers Constance</text:p>
          </table:table-cell>
          <table:table-cell office:value-type="string">
            <text:p>McLaglen Andrew V.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94">
            <text:p>94</text:p>
          </table:table-cell>
          <table:table-cell office:value-type="string">
            <text:p>Texas</text:p>
          </table:table-cell>
          <table:table-cell office:value-type="string">
            <text:p>Western</text:p>
          </table:table-cell>
          <table:table-cell office:value-type="string">
            <text:p>Holden William</text:p>
          </table:table-cell>
          <table:table-cell office:value-type="string">
            <text:p>Trevor Claire</text:p>
          </table:table-cell>
          <table:table-cell office:value-type="string">
            <text:p>Marshall George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80">
            <text:p>80</text:p>
          </table:table-cell>
          <table:table-cell office:value-type="string">
            <text:p>Allegheny Uprising</text:p>
          </table:table-cell>
          <table:table-cell office:value-type="string">
            <text:p>Drama</text:p>
          </table:table-cell>
          <table:table-cell office:value-type="string">
            <text:p>Wayne John</text:p>
          </table:table-cell>
          <table:table-cell office:value-type="string">
            <text:p>Trevor Claire</text:p>
          </table:table-cell>
          <table:table-cell office:value-type="string">
            <text:p>Seiter William A.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5">
            <text:p>95</text:p>
          </table:table-cell>
          <table:table-cell office:value-type="string">
            <text:p>Dark Command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Trevor Claire</text:p>
          </table:table-cell>
          <table:table-cell office:value-type="string">
            <text:p>Walsh Raoul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3">
            <text:p>103</text:p>
          </table:table-cell>
          <table:table-cell office:value-type="string">
            <text:p>Peggy Sue Got Married</text:p>
          </table:table-cell>
          <table:table-cell office:value-type="string">
            <text:p>Drama</text:p>
          </table:table-cell>
          <table:table-cell office:value-type="string">
            <text:p>Cage Nicolas</text:p>
          </table:table-cell>
          <table:table-cell office:value-type="string">
            <text:p>Turner Kathleen</text:p>
          </table:table-cell>
          <table:table-cell office:value-type="string">
            <text:p>Coppola Francis Ford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4">
            <text:p>84</text:p>
          </table:table-cell>
          <table:table-cell office:value-type="string">
            <text:p>Dear America Letters Home from Vietnam</text:p>
          </table:table-cell>
          <table:table-cell office:value-type="string">
            <text:p>War</text:p>
          </table:table-cell>
          <table:table-cell office:value-type="string">
            <text:p>De Niro Robert</text:p>
          </table:table-cell>
          <table:table-cell office:value-type="string">
            <text:p>Turner Kathleen</text:p>
          </table:table-cell>
          <table:table-cell office:value-type="string">
            <text:p>Couturie Bill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30">
            <text:p>130</text:p>
          </table:table-cell>
          <table:table-cell office:value-type="string">
            <text:p>Prizzi's Honor</text:p>
          </table:table-cell>
          <table:table-cell office:value-type="string">
            <text:p>Comedy</text:p>
          </table:table-cell>
          <table:table-cell office:value-type="string">
            <text:p>Nicholson Jack</text:p>
          </table:table-cell>
          <table:table-cell office:value-type="string">
            <text:p>Turner Kathleen</text:p>
          </table:table-cell>
          <table:table-cell office:value-type="string">
            <text:p>Huston John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JackNicholson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0">
            <text:p>90</text:p>
          </table:table-cell>
          <table:table-cell office:value-type="string">
            <text:p>Man with Two Brains The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office:value-type="string">
            <text:p>Turner Kathleen</text:p>
          </table:table-cell>
          <table:table-cell office:value-type="string">
            <text:p>Reiner Carl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1">
            <text:p>101</text:p>
          </table:table-cell>
          <table:table-cell office:value-type="string">
            <text:p>Crimes of Passion</text:p>
          </table:table-cell>
          <table:table-cell office:value-type="string">
            <text:p>Drama</text:p>
          </table:table-cell>
          <table:table-cell office:value-type="string">
            <text:p>Perkins Anthony</text:p>
          </table:table-cell>
          <table:table-cell office:value-type="string">
            <text:p>Turner Kathleen</text:p>
          </table:table-cell>
          <table:table-cell office:value-type="string">
            <text:p>Russell Ken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6">
            <text:p>106</text:p>
          </table:table-cell>
          <table:table-cell office:value-type="string">
            <text:p>Jewel of the Nile The</text:p>
          </table:table-cell>
          <table:table-cell office:value-type="string">
            <text:p>Action</text:p>
          </table:table-cell>
          <table:table-cell office:value-type="string">
            <text:p>Douglas Michael</text:p>
          </table:table-cell>
          <table:table-cell office:value-type="string">
            <text:p>Turner Kathleen</text:p>
          </table:table-cell>
          <table:table-cell office:value-type="string">
            <text:p>Teague Lewis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6">
            <text:p>106</text:p>
          </table:table-cell>
          <table:table-cell office:value-type="string">
            <text:p>Romancing the Stone</text:p>
          </table:table-cell>
          <table:table-cell office:value-type="string">
            <text:p>Action</text:p>
          </table:table-cell>
          <table:table-cell office:value-type="string">
            <text:p>Douglas Michael</text:p>
          </table:table-cell>
          <table:table-cell office:value-type="string">
            <text:p>Turner Kathleen</text:p>
          </table:table-cell>
          <table:table-cell office:value-type="string">
            <text:p>Zemeckis Robert 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21">
            <text:p>121</text:p>
          </table:table-cell>
          <table:table-cell office:value-type="string">
            <text:p>Accidental Tourist The</text:p>
          </table:table-cell>
          <table:table-cell office:value-type="string">
            <text:p>Comedy</text:p>
          </table:table-cell>
          <table:table-cell office:value-type="string">
            <text:p>Hurt William</text:p>
          </table:table-cell>
          <table:table-cell office:value-type="string">
            <text:p>Turner Kathleen</text:p>
          </table:table-cell>
          <table:table-cell/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17">
            <text:p>117</text:p>
          </table:table-cell>
          <table:table-cell office:value-type="string">
            <text:p>Sea Chase The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office:value-type="string">
            <text:p>Turner Lana</text:p>
          </table:table-cell>
          <table:table-cell office:value-type="string">
            <text:p>Farrow John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98">
            <text:p>98</text:p>
          </table:table-cell>
          <table:table-cell office:value-type="string">
            <text:p>Another Time Another Plac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 office:value-type="string">
            <text:p>Turner Lan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Cannibal Women in the Avocado Jungle of Death</text:p>
          </table:table-cell>
          <table:table-cell office:value-type="string">
            <text:p>Comedy</text:p>
          </table:table-cell>
          <table:table-cell office:value-type="string">
            <text:p>Primus Barry</text:p>
          </table:table-cell>
          <table:table-cell office:value-type="string">
            <text:p>Tweed Shannon</text:p>
          </table:table-cell>
          <table:table-cell office:value-type="string">
            <text:p>Lawton J.F.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1">
            <text:p>91</text:p>
          </table:table-cell>
          <table:table-cell office:value-type="string">
            <text:p>Mr Love.</text:p>
          </table:table-cell>
          <table:table-cell office:value-type="string">
            <text:p>Comedy</text:p>
          </table:table-cell>
          <table:table-cell office:value-type="string">
            <text:p>Jackson Barry</text:p>
          </table:table-cell>
          <table:table-cell office:value-type="string">
            <text:p>Tyzack Margaret</text:p>
          </table:table-cell>
          <table:table-cell office:value-type="string">
            <text:p>Battersby Roy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39">
            <text:p>139</text:p>
          </table:table-cell>
          <table:table-cell office:value-type="string">
            <text:p>2001: A Space Odyssey</text:p>
          </table:table-cell>
          <table:table-cell office:value-type="string">
            <text:p>Science Fiction</text:p>
          </table:table-cell>
          <table:table-cell office:value-type="string">
            <text:p>Dullea Keir</text:p>
          </table:table-cell>
          <table:table-cell office:value-type="string">
            <text:p>Tyzack Margaret</text:p>
          </table:table-cell>
          <table:table-cell office:value-type="string">
            <text:p>Kubrick Stanley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81">
            <text:p>81</text:p>
          </table:table-cell>
          <table:table-cell office:value-type="string">
            <text:p>Persona</text:p>
          </table:table-cell>
          <table:table-cell office:value-type="string">
            <text:p>Drama</text:p>
          </table:table-cell>
          <table:table-cell office:value-type="string">
            <text:p>Björnstrand Gunnar</text:p>
          </table:table-cell>
          <table:table-cell office:value-type="string">
            <text:p>Ullman Liv</text:p>
          </table:table-cell>
          <table:table-cell office:value-type="string">
            <text:p>Bergman Ingmar</text:p>
          </table:table-cell>
          <table:table-cell office:value-type="float" office:value="81">
            <text:p>81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Scenes from a Marriage</text:p>
          </table:table-cell>
          <table:table-cell office:value-type="string">
            <text:p>Drama</text:p>
          </table:table-cell>
          <table:table-cell office:value-type="string">
            <text:p>Josephson Erland</text:p>
          </table:table-cell>
          <table:table-cell office:value-type="string">
            <text:p>Ullman Liv</text:p>
          </table:table-cell>
          <table:table-cell office:value-type="string">
            <text:p>Bergman Ingmar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88">
            <text:p>88</text:p>
          </table:table-cell>
          <table:table-cell office:value-type="string">
            <text:p>Hour of the Wolf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Ullman Liv</text:p>
          </table:table-cell>
          <table:table-cell office:value-type="string">
            <text:p>Bergman Ingmar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1">
            <text:p>101</text:p>
          </table:table-cell>
          <table:table-cell office:value-type="string">
            <text:p>Passion of Anna The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Ullman Liv</text:p>
          </table:table-cell>
          <table:table-cell office:value-type="string">
            <text:p>Bergman Ingmar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6">
            <text:p>96</text:p>
          </table:table-cell>
          <table:table-cell office:value-type="string">
            <text:p>Dangerous Moves</text:p>
          </table:table-cell>
          <table:table-cell office:value-type="string">
            <text:p>Drama</text:p>
          </table:table-cell>
          <table:table-cell office:value-type="string">
            <text:p>Caron Leslie</text:p>
          </table:table-cell>
          <table:table-cell office:value-type="string">
            <text:p>Ullman Liv</text:p>
          </table:table-cell>
          <table:table-cell office:value-type="string">
            <text:p>Dembo Richar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47">
            <text:p>147</text:p>
          </table:table-cell>
          <table:table-cell office:value-type="string">
            <text:p>Sayonara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Umeki Miyoshi</text:p>
          </table:table-cell>
          <table:table-cell office:value-type="string">
            <text:p>Logan Joshua</text:p>
          </table:table-cell>
          <table:table-cell office:value-type="float" office:value="19">
            <text:p>19</text:p>
          </table:table-cell>
          <table:table-cell office:value-type="string">
            <text:p>Yes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58">
            <text:p>158</text:p>
          </table:table-cell>
          <table:table-cell office:value-type="string">
            <text:p>Where Eagles Dare</text:p>
          </table:table-cell>
          <table:table-cell office:value-type="string">
            <text:p>War</text:p>
          </table:table-cell>
          <table:table-cell office:value-type="string">
            <text:p>Burton Richard</text:p>
          </table:table-cell>
          <table:table-cell office:value-type="string">
            <text:p>Ure Mary</text:p>
          </table:table-cell>
          <table:table-cell office:value-type="string">
            <text:p>Hulton Brian G.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5">
            <text:p>95</text:p>
          </table:table-cell>
          <table:table-cell office:value-type="string">
            <text:p>Teen Wolf</text:p>
          </table:table-cell>
          <table:table-cell office:value-type="string">
            <text:p>Drama</text:p>
          </table:table-cell>
          <table:table-cell office:value-type="string">
            <text:p>Fox Michael J.</text:p>
          </table:table-cell>
          <table:table-cell office:value-type="string">
            <text:p>Ursitti Susan</text:p>
          </table:table-cell>
          <table:table-cell office:value-type="string">
            <text:p>Daniel Rod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8">
            <text:p>88</text:p>
          </table:table-cell>
          <table:table-cell office:value-type="string">
            <text:p>Amazon</text:p>
          </table:table-cell>
          <table:table-cell office:value-type="string">
            <text:p>Action</text:p>
          </table:table-cell>
          <table:table-cell office:value-type="string">
            <text:p>Davi Robert</text:p>
          </table:table-cell>
          <table:table-cell office:value-type="string">
            <text:p>Vaananen Kari</text:p>
          </table:table-cell>
          <table:table-cell office:value-type="string">
            <text:p>Kaurismäki Mika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/>
          <table:table-cell office:value-type="string">
            <text:p>Paper Chase The</text:p>
          </table:table-cell>
          <table:table-cell office:value-type="string">
            <text:p>Drama</text:p>
          </table:table-cell>
          <table:table-cell office:value-type="string">
            <text:p>Bottoms Timothy</text:p>
          </table:table-cell>
          <table:table-cell office:value-type="string">
            <text:p>Wagner Lindsay</text:p>
          </table:table-cell>
          <table:table-cell office:value-type="string">
            <text:p>Bridges James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88">
            <text:p>88</text:p>
          </table:table-cell>
          <table:table-cell office:value-type="string">
            <text:p>Virgin Spring The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 office:value-type="string">
            <text:p>Valberg Brigitta</text:p>
          </table:table-cell>
          <table:table-cell office:value-type="string">
            <text:p>Bergman Ingmar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7">
            <text:p>97</text:p>
          </table:table-cell>
          <table:table-cell office:value-type="string">
            <text:p>Spider's Stratagem</text:p>
          </table:table-cell>
          <table:table-cell office:value-type="string">
            <text:p>Drama</text:p>
          </table:table-cell>
          <table:table-cell office:value-type="string">
            <text:p>Brogi Giulio</text:p>
          </table:table-cell>
          <table:table-cell office:value-type="string">
            <text:p>Valli Alida</text:p>
          </table:table-cell>
          <table:table-cell office:value-type="string">
            <text:p>Bertolucci Bernardo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2">
            <text:p>102</text:p>
          </table:table-cell>
          <table:table-cell office:value-type="string">
            <text:p>Play Misty for Me</text:p>
          </table:table-cell>
          <table:table-cell office:value-type="string">
            <text:p>Mystery</text:p>
          </table:table-cell>
          <table:table-cell office:value-type="string">
            <text:p>Eastwood Clint</text:p>
          </table:table-cell>
          <table:table-cell office:value-type="string">
            <text:p>Walter Jessica</text:p>
          </table:table-cell>
          <table:table-cell office:value-type="string">
            <text:p>Eastwood Clint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88">
            <text:p>88</text:p>
          </table:table-cell>
          <table:table-cell office:value-type="string">
            <text:p>Going Ape</text:p>
          </table:table-cell>
          <table:table-cell office:value-type="string">
            <text:p>Comedy</text:p>
          </table:table-cell>
          <table:table-cell office:value-type="string">
            <text:p>Danza Tony</text:p>
          </table:table-cell>
          <table:table-cell office:value-type="string">
            <text:p>Walter Jessica</text:p>
          </table:table-cell>
          <table:table-cell office:value-type="string">
            <text:p>Kronsberg Jeremy Joe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27">
            <text:p>127</text:p>
          </table:table-cell>
          <table:table-cell office:value-type="string">
            <text:p>Cool Hand Luk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Van Fleet Jo</text:p>
          </table:table-cell>
          <table:table-cell office:value-type="string">
            <text:p>Rosenberg Stuart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9">
            <text:p>89</text:p>
          </table:table-cell>
          <table:table-cell office:value-type="string">
            <text:p>Phantom of the Ritz</text:p>
          </table:table-cell>
          <table:table-cell office:value-type="string">
            <text:p>Horror</text:p>
          </table:table-cell>
          <table:table-cell office:value-type="string">
            <text:p>Bergman Peter</text:p>
          </table:table-cell>
          <table:table-cell office:value-type="string">
            <text:p>Van Valkenburgh Deborah</text:p>
          </table:table-cell>
          <table:table-cell office:value-type="string">
            <text:p>Plone Allen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5">
            <text:p>85</text:p>
          </table:table-cell>
          <table:table-cell office:value-type="string">
            <text:p>Crash &amp; Burn</text:p>
          </table:table-cell>
          <table:table-cell office:value-type="string">
            <text:p>Science Fiction</text:p>
          </table:table-cell>
          <table:table-cell office:value-type="string">
            <text:p>Ganus Paul</text:p>
          </table:table-cell>
          <table:table-cell office:value-type="string">
            <text:p>Ward Megan</text:p>
          </table:table-cell>
          <table:table-cell office:value-type="string">
            <text:p>Band Charles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4">
            <text:p>114</text:p>
          </table:table-cell>
          <table:table-cell office:value-type="string">
            <text:p>After Dark My Sweet</text:p>
          </table:table-cell>
          <table:table-cell office:value-type="string">
            <text:p>Mystery</text:p>
          </table:table-cell>
          <table:table-cell office:value-type="string">
            <text:p>Patric Jason</text:p>
          </table:table-cell>
          <table:table-cell office:value-type="string">
            <text:p>Ward Rachel</text:p>
          </table:table-cell>
          <table:table-cell office:value-type="string">
            <text:p>Foley James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1">
            <text:p>121</text:p>
          </table:table-cell>
          <table:table-cell office:value-type="string">
            <text:p>Christopher Columbus: The Discovery</text:p>
          </table:table-cell>
          <table:table-cell office:value-type="string">
            <text:p>Adventure</text:p>
          </table:table-cell>
          <table:table-cell office:value-type="string">
            <text:p>Brando Marlon</text:p>
          </table:table-cell>
          <table:table-cell office:value-type="string">
            <text:p>Ward Rachel</text:p>
          </table:table-cell>
          <table:table-cell office:value-type="string">
            <text:p>Glen John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9">
            <text:p>109</text:p>
          </table:table-cell>
          <table:table-cell office:value-type="string">
            <text:p>Young Sherlock Holmes</text:p>
          </table:table-cell>
          <table:table-cell office:value-type="string">
            <text:p>Mystery</text:p>
          </table:table-cell>
          <table:table-cell office:value-type="string">
            <text:p>Rowe Nicholas</text:p>
          </table:table-cell>
          <table:table-cell office:value-type="string">
            <text:p>Ward Sophie</text:p>
          </table:table-cell>
          <table:table-cell office:value-type="string">
            <text:p>Levinson Barry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4">
            <text:p>104</text:p>
          </table:table-cell>
          <table:table-cell office:value-type="string">
            <text:p>Doc Hollywood</text:p>
          </table:table-cell>
          <table:table-cell office:value-type="string">
            <text:p>Comedy</text:p>
          </table:table-cell>
          <table:table-cell office:value-type="string">
            <text:p>Fox Michael J.</text:p>
          </table:table-cell>
          <table:table-cell office:value-type="string">
            <text:p>Warner Julie</text:p>
          </table:table-cell>
          <table:table-cell office:value-type="string">
            <text:p>Caton-Jones Michael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6">
            <text:p>96</text:p>
          </table:table-cell>
          <table:table-cell office:value-type="string">
            <text:p>Baja Oklahoma</text:p>
          </table:table-cell>
          <table:table-cell office:value-type="string">
            <text:p>Comedy</text:p>
          </table:table-cell>
          <table:table-cell office:value-type="string">
            <text:p>Coyote Peter</text:p>
          </table:table-cell>
          <table:table-cell office:value-type="string">
            <text:p>Warren Lesley Ann</text:p>
          </table:table-cell>
          <table:table-cell office:value-type="string">
            <text:p>Roth Bobby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37">
            <text:p>137</text:p>
          </table:table-cell>
          <table:table-cell office:value-type="string">
            <text:p>Aliens</text:p>
          </table:table-cell>
          <table:table-cell office:value-type="string">
            <text:p>Science Fiction</text:p>
          </table:table-cell>
          <table:table-cell office:value-type="string">
            <text:p>Biehn Michael</text:p>
          </table:table-cell>
          <table:table-cell office:value-type="string">
            <text:p>Weaver Sigourney</text:p>
          </table:table-cell>
          <table:table-cell office:value-type="string">
            <text:p>Cameron James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weav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5">
            <text:p>115</text:p>
          </table:table-cell>
          <table:table-cell office:value-type="string">
            <text:p>Alien Three</text:p>
          </table:table-cell>
          <table:table-cell office:value-type="string">
            <text:p>Science Fiction</text:p>
          </table:table-cell>
          <table:table-cell office:value-type="string">
            <text:p>Dutton Charles</text:p>
          </table:table-cell>
          <table:table-cell office:value-type="string">
            <text:p>Weaver Sigourney</text:p>
          </table:table-cell>
          <table:table-cell office:value-type="string">
            <text:p>Fincher David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weaver.png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9">
            <text:p>109</text:p>
          </table:table-cell>
          <table:table-cell office:value-type="string">
            <text:p>Alien: resurrection</text:p>
          </table:table-cell>
          <table:table-cell office:value-type="string">
            <text:p>Science Fiction</text:p>
          </table:table-cell>
          <table:table-cell office:value-type="string">
            <text:p>Perlman Ron</text:p>
          </table:table-cell>
          <table:table-cell office:value-type="string">
            <text:p>Weaver Sigourney</text:p>
          </table:table-cell>
          <table:table-cell office:value-type="string">
            <text:p>Jeunet Jean-Pierre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weaver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7">
            <text:p>117</text:p>
          </table:table-cell>
          <table:table-cell office:value-type="string">
            <text:p>Alien</text:p>
          </table:table-cell>
          <table:table-cell office:value-type="string">
            <text:p>Science Fiction</text:p>
          </table:table-cell>
          <table:table-cell office:value-type="string">
            <text:p>Skerritt Tom</text:p>
          </table:table-cell>
          <table:table-cell office:value-type="string">
            <text:p>Weaver Sigourney</text:p>
          </table:table-cell>
          <table:table-cell office:value-type="string">
            <text:p>Scott Ridley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weaver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7">
            <text:p>97</text:p>
          </table:table-cell>
          <table:table-cell office:value-type="string">
            <text:p>One Woman or Two</text:p>
          </table:table-cell>
          <table:table-cell office:value-type="string">
            <text:p>Comedy</text:p>
          </table:table-cell>
          <table:table-cell office:value-type="string">
            <text:p>Depardieu Gérard</text:p>
          </table:table-cell>
          <table:table-cell office:value-type="string">
            <text:p>Weaver Sigourney</text:p>
          </table:table-cell>
          <table:table-cell office:value-type="string">
            <text:p>Vigne Daniel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weaver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6">
            <text:p>96</text:p>
          </table:table-cell>
          <table:table-cell office:value-type="string">
            <text:p>Soggy Bottom U. S. A.</text:p>
          </table:table-cell>
          <table:table-cell office:value-type="string">
            <text:p>Comedy</text:p>
          </table:table-cell>
          <table:table-cell office:value-type="string">
            <text:p>Johnson Ben</text:p>
          </table:table-cell>
          <table:table-cell office:value-type="string">
            <text:p>Wedgeworth Ann</text:p>
          </table:table-cell>
          <table:table-cell office:value-type="string">
            <text:p>Flicker Theodore J.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96">
            <text:p>96</text:p>
          </table:table-cell>
          <table:table-cell office:value-type="string">
            <text:p>Bang the Drum Slowly</text:p>
          </table:table-cell>
          <table:table-cell office:value-type="string">
            <text:p>Drama</text:p>
          </table:table-cell>
          <table:table-cell office:value-type="string">
            <text:p>Moriarty Michael</text:p>
          </table:table-cell>
          <table:table-cell office:value-type="string">
            <text:p>Wedgeworth Ann</text:p>
          </table:table-cell>
          <table:table-cell office:value-type="string">
            <text:p>Hancock John D.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2">
            <text:p>82</text:p>
          </table:table-cell>
          <table:table-cell office:value-type="string">
            <text:p>Catamount Killing The</text:p>
          </table:table-cell>
          <table:table-cell office:value-type="string">
            <text:p>Action</text:p>
          </table:table-cell>
          <table:table-cell office:value-type="string">
            <text:p>Buchholz Horst</text:p>
          </table:table-cell>
          <table:table-cell office:value-type="string">
            <text:p>Wedgeworth Ann</text:p>
          </table:table-cell>
          <table:table-cell office:value-type="string">
            <text:p>Zanussi Krzystoff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2">
            <text:p>92</text:p>
          </table:table-cell>
          <table:table-cell office:value-type="string">
            <text:p>Fuzz</text:p>
          </table:table-cell>
          <table:table-cell office:value-type="string">
            <text:p>Action</text:p>
          </table:table-cell>
          <table:table-cell office:value-type="string">
            <text:p>Reynolds Burt</text:p>
          </table:table-cell>
          <table:table-cell office:value-type="string">
            <text:p>Welch Raquel</text:p>
          </table:table-cell>
          <table:table-cell office:value-type="string">
            <text:p>Colla Richard A.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1">
            <text:p>101</text:p>
          </table:table-cell>
          <table:table-cell office:value-type="string">
            <text:p>Shoot Loud Louder I Don't Understand!</text:p>
          </table:table-cell>
          <table:table-cell office:value-type="string">
            <text:p>Mystery</text:p>
          </table:table-cell>
          <table:table-cell office:value-type="string">
            <text:p>Mastroianni Marcello</text:p>
          </table:table-cell>
          <table:table-cell office:value-type="string">
            <text:p>Welch Raquel</text:p>
          </table:table-cell>
          <table:table-cell office:value-type="string">
            <text:p>De Filippo Eduardo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7">
            <text:p>107</text:p>
          </table:table-cell>
          <table:table-cell office:value-type="string">
            <text:p>Bedazzled</text:p>
          </table:table-cell>
          <table:table-cell office:value-type="string">
            <text:p>Comedy</text:p>
          </table:table-cell>
          <table:table-cell office:value-type="string">
            <text:p>Cook Peter</text:p>
          </table:table-cell>
          <table:table-cell office:value-type="string">
            <text:p>Welch Raquel</text:p>
          </table:table-cell>
          <table:table-cell office:value-type="string">
            <text:p>Donen Stanley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20">
            <text:p>120</text:p>
          </table:table-cell>
          <table:table-cell office:value-type="string">
            <text:p>Prince &amp; the Pauper The</text:p>
          </table:table-cell>
          <table:table-cell office:value-type="string">
            <text:p>Action</text:p>
          </table:table-cell>
          <table:table-cell office:value-type="string">
            <text:p>Reed Oliver</text:p>
          </table:table-cell>
          <table:table-cell office:value-type="string">
            <text:p>Welch Raquel</text:p>
          </table:table-cell>
          <table:table-cell office:value-type="string">
            <text:p>Fleischer Richard</text:p>
          </table:table-cell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10">
            <text:p>110</text:p>
          </table:table-cell>
          <table:table-cell office:value-type="string">
            <text:p>One Hundred Rifles</text:p>
          </table:table-cell>
          <table:table-cell office:value-type="string">
            <text:p>Western</text:p>
          </table:table-cell>
          <table:table-cell office:value-type="string">
            <text:p>Reynolds Burt</text:p>
          </table:table-cell>
          <table:table-cell office:value-type="string">
            <text:p>Welch Raquel</text:p>
          </table:table-cell>
          <table:table-cell office:value-type="string">
            <text:p>Gries Tom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0">
            <text:p>90</text:p>
          </table:table-cell>
          <table:table-cell office:value-type="string">
            <text:p>Wild Party The</text:p>
          </table:table-cell>
          <table:table-cell office:value-type="string">
            <text:p>Drama</text:p>
          </table:table-cell>
          <table:table-cell office:value-type="string">
            <text:p>Dukes David</text:p>
          </table:table-cell>
          <table:table-cell office:value-type="string">
            <text:p>Welch Raquel</text:p>
          </table:table-cell>
          <table:table-cell office:value-type="string">
            <text:p>Ivory James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6">
            <text:p>106</text:p>
          </table:table-cell>
          <table:table-cell office:value-type="string">
            <text:p>Bandolero!</text:p>
          </table:table-cell>
          <table:table-cell office:value-type="string">
            <text:p>Western</text:p>
          </table:table-cell>
          <table:table-cell office:value-type="string">
            <text:p>Stewart James</text:p>
          </table:table-cell>
          <table:table-cell office:value-type="string">
            <text:p>Welch Raquel</text:p>
          </table:table-cell>
          <table:table-cell office:value-type="string">
            <text:p>McLaglen Andrew V.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19">
            <text:p>119</text:p>
          </table:table-cell>
          <table:table-cell office:value-type="string">
            <text:p>Last of Sheila The</text:p>
          </table:table-cell>
          <table:table-cell office:value-type="string">
            <text:p>Mystery</text:p>
          </table:table-cell>
          <table:table-cell office:value-type="string">
            <text:p>Coburn James</text:p>
          </table:table-cell>
          <table:table-cell office:value-type="string">
            <text:p>Welch Raquel</text:p>
          </table:table-cell>
          <table:table-cell office:value-type="string">
            <text:p>Ross Herbert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87">
            <text:p>87</text:p>
          </table:table-cell>
          <table:table-cell office:value-type="string">
            <text:p>Hannie Caulder</text:p>
          </table:table-cell>
          <table:table-cell office:value-type="string">
            <text:p>Drama</text:p>
          </table:table-cell>
          <table:table-cell office:value-type="string">
            <text:p>Borgnine Ernest</text:p>
          </table:table-cell>
          <table:table-cell office:value-type="string">
            <text:p>Welch Raquel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Sounds of the Seventies...&amp; the Beat Goes</text:p>
          </table:table-cell>
          <table:table-cell office:value-type="string">
            <text:p>Music</text:p>
          </table:table-cell>
          <table:table-cell office:value-type="string">
            <text:p>Jones Tom</text:p>
          </table:table-cell>
          <table:table-cell office:value-type="string">
            <text:p>Welch Raquel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61">
            <text:p>161</text:p>
          </table:table-cell>
          <table:table-cell office:value-type="string">
            <text:p>Bird</text:p>
          </table:table-cell>
          <table:table-cell office:value-type="string">
            <text:p>Drama</text:p>
          </table:table-cell>
          <table:table-cell office:value-type="string">
            <text:p>Whitaker Forest</text:p>
          </table:table-cell>
          <table:table-cell office:value-type="string">
            <text:p>Venora Diane</text:p>
          </table:table-cell>
          <table:table-cell office:value-type="string">
            <text:p>Eastwood Clint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60">
            <text:p>60</text:p>
          </table:table-cell>
          <table:table-cell office:value-type="string">
            <text:p>Meet Millie</text:p>
          </table:table-cell>
          <table:table-cell office:value-type="string">
            <text:p>Drama</text:p>
          </table:table-cell>
          <table:table-cell office:value-type="string">
            <text:p>Halop Florence</text:p>
          </table:table-cell>
          <table:table-cell office:value-type="string">
            <text:p>Verdugo Elena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8">
            <text:p>88</text:p>
          </table:table-cell>
          <table:table-cell office:value-type="string">
            <text:p>Hell Comes to Frogtown</text:p>
          </table:table-cell>
          <table:table-cell office:value-type="string">
            <text:p>Science Fiction</text:p>
          </table:table-cell>
          <table:table-cell office:value-type="string">
            <text:p>LeFlore Julius</text:p>
          </table:table-cell>
          <table:table-cell office:value-type="string">
            <text:p>Verrell Cec</text:p>
          </table:table-cell>
          <table:table-cell office:value-type="string">
            <text:p>Jackson Donald G</text:p>
          </table:table-cell>
          <table:table-cell office:value-type="float" office:value="74">
            <text:p>7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26">
            <text:p>126</text:p>
          </table:table-cell>
          <table:table-cell office:value-type="string">
            <text:p>Fortune Cookie The</text:p>
          </table:table-cell>
          <table:table-cell office:value-type="string">
            <text:p>Comedy</text:p>
          </table:table-cell>
          <table:table-cell office:value-type="string">
            <text:p>Lemmon Jack</text:p>
          </table:table-cell>
          <table:table-cell office:value-type="string">
            <text:p>West Judi</text:p>
          </table:table-cell>
          <table:table-cell office:value-type="string">
            <text:p>Wilder Billy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2">
            <text:p>92</text:p>
          </table:table-cell>
          <table:table-cell office:value-type="string">
            <text:p>Sun Shines Bright The</text:p>
          </table:table-cell>
          <table:table-cell office:value-type="string">
            <text:p>Action</text:p>
          </table:table-cell>
          <table:table-cell office:value-type="string">
            <text:p>Winninger Charles</text:p>
          </table:table-cell>
          <table:table-cell office:value-type="string">
            <text:p>Whelan Arleen</text:p>
          </table:table-cell>
          <table:table-cell office:value-type="string">
            <text:p>Ford John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6">
            <text:p>106</text:p>
          </table:table-cell>
          <table:table-cell office:value-type="string">
            <text:p>Squeeze The</text:p>
          </table:table-cell>
          <table:table-cell office:value-type="string">
            <text:p>Action</text:p>
          </table:table-cell>
          <table:table-cell office:value-type="string">
            <text:p>Keach Stacy</text:p>
          </table:table-cell>
          <table:table-cell office:value-type="string">
            <text:p>White Carol</text:p>
          </table:table-cell>
          <table:table-cell office:value-type="string">
            <text:p>Apted Michael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1">
            <text:p>91</text:p>
          </table:table-cell>
          <table:table-cell office:value-type="string">
            <text:p>Start the Revolution Without Me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 office:value-type="string">
            <text:p>Whitelaw Billie</text:p>
          </table:table-cell>
          <table:table-cell office:value-type="string">
            <text:p>Yorkin Bud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7">
            <text:p>107</text:p>
          </table:table-cell>
          <table:table-cell office:value-type="string">
            <text:p>Major League</text:p>
          </table:table-cell>
          <table:table-cell office:value-type="string">
            <text:p>Comedy</text:p>
          </table:table-cell>
          <table:table-cell office:value-type="string">
            <text:p>Sheen Charlie</text:p>
          </table:table-cell>
          <table:table-cell office:value-type="string">
            <text:p>Whitton Margaret</text:p>
          </table:table-cell>
          <table:table-cell office:value-type="string">
            <text:p>Ward David S.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8">
            <text:p>108</text:p>
          </table:table-cell>
          <table:table-cell office:value-type="string">
            <text:p>Bright Lights Big City</text:p>
          </table:table-cell>
          <table:table-cell office:value-type="string">
            <text:p>Drama</text:p>
          </table:table-cell>
          <table:table-cell office:value-type="string">
            <text:p>Fox Michael J.</text:p>
          </table:table-cell>
          <table:table-cell office:value-type="string">
            <text:p>Wiest Dianne</text:p>
          </table:table-cell>
          <table:table-cell office:value-type="string">
            <text:p>Bridges James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7">
            <text:p>97</text:p>
          </table:table-cell>
          <table:table-cell office:value-type="string">
            <text:p>Lost Boys The</text:p>
          </table:table-cell>
          <table:table-cell office:value-type="string">
            <text:p>Horror</text:p>
          </table:table-cell>
          <table:table-cell office:value-type="string">
            <text:p>Patric Jason</text:p>
          </table:table-cell>
          <table:table-cell office:value-type="string">
            <text:p>Wiest Dianne</text:p>
          </table:table-cell>
          <table:table-cell office:value-type="string">
            <text:p>Schumacher Joel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3">
            <text:p>93</text:p>
          </table:table-cell>
          <table:table-cell office:value-type="string">
            <text:p>Cookie</text:p>
          </table:table-cell>
          <table:table-cell office:value-type="string">
            <text:p>Comedy</text:p>
          </table:table-cell>
          <table:table-cell office:value-type="string">
            <text:p>Falk Peter</text:p>
          </table:table-cell>
          <table:table-cell office:value-type="string">
            <text:p>Wiest Dianne</text:p>
          </table:table-cell>
          <table:table-cell office:value-type="string">
            <text:p>Seidelman Susan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14">
            <text:p>114</text:p>
          </table:table-cell>
          <table:table-cell office:value-type="string">
            <text:p>Conversation The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 office:value-type="string">
            <text:p>Williams Cindy</text:p>
          </table:table-cell>
          <table:table-cell office:value-type="string">
            <text:p>Coppola Francis Ford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12">
            <text:p>112</text:p>
          </table:table-cell>
          <table:table-cell office:value-type="string">
            <text:p>American Graffiti</text:p>
          </table:table-cell>
          <table:table-cell office:value-type="string">
            <text:p>Comedy</text:p>
          </table:table-cell>
          <table:table-cell office:value-type="string">
            <text:p>Dreyfuss Richard</text:p>
          </table:table-cell>
          <table:table-cell office:value-type="string">
            <text:p>Williams Cindy</text:p>
          </table:table-cell>
          <table:table-cell office:value-type="string">
            <text:p>Lucas George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6">
            <text:p>96</text:p>
          </table:table-cell>
          <table:table-cell office:value-type="string">
            <text:p>Dangerous When Wet</text:p>
          </table:table-cell>
          <table:table-cell office:value-type="string">
            <text:p>Music</text:p>
          </table:table-cell>
          <table:table-cell office:value-type="string">
            <text:p>Lamas Fernando</text:p>
          </table:table-cell>
          <table:table-cell office:value-type="string">
            <text:p>Williams Esther</text:p>
          </table:table-cell>
          <table:table-cell office:value-type="string">
            <text:p>Walters Charles</text:p>
          </table:table-cell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11">
            <text:p>111</text:p>
          </table:table-cell>
          <table:table-cell office:value-type="string">
            <text:p>Stir Crazy</text:p>
          </table:table-cell>
          <table:table-cell office:value-type="string">
            <text:p>Comedy</text:p>
          </table:table-cell>
          <table:table-cell office:value-type="string">
            <text:p>Pryor Richard</text:p>
          </table:table-cell>
          <table:table-cell office:value-type="string">
            <text:p>Williams JoBeth</text:p>
          </table:table-cell>
          <table:table-cell office:value-type="string">
            <text:p>Poitier Sidney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1">
            <text:p>91</text:p>
          </table:table-cell>
          <table:table-cell office:value-type="string">
            <text:p>Young Einstein</text:p>
          </table:table-cell>
          <table:table-cell office:value-type="string">
            <text:p>Comedy</text:p>
          </table:table-cell>
          <table:table-cell office:value-type="string">
            <text:p>Serious Yahoo</text:p>
          </table:table-cell>
          <table:table-cell office:value-type="string">
            <text:p>Wilson Pee-Wee</text:p>
          </table:table-cell>
          <table:table-cell office:value-type="string">
            <text:p>Serious Yahoo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83">
            <text:p>83</text:p>
          </table:table-cell>
          <table:table-cell office:value-type="string">
            <text:p>Killing The</text:p>
          </table:table-cell>
          <table:table-cell office:value-type="string">
            <text:p>Drama</text:p>
          </table:table-cell>
          <table:table-cell office:value-type="string">
            <text:p>Hayden Sterling</text:p>
          </table:table-cell>
          <table:table-cell office:value-type="string">
            <text:p>Windsor Marie</text:p>
          </table:table-cell>
          <table:table-cell office:value-type="string">
            <text:p>Kubrick Stanley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2">
            <text:p>102</text:p>
          </table:table-cell>
          <table:table-cell office:value-type="string">
            <text:p>Cahill United States Marshal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Windsor Marie</text:p>
          </table:table-cell>
          <table:table-cell office:value-type="string">
            <text:p>McLaglen Andrew V.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Savage Intruder The</text:p>
          </table:table-cell>
          <table:table-cell office:value-type="string">
            <text:p>Horror</text:p>
          </table:table-cell>
          <table:table-cell office:value-type="string">
            <text:p>Garfield John David</text:p>
          </table:table-cell>
          <table:table-cell office:value-type="string">
            <text:p>Wing Virginia</text:p>
          </table:table-cell>
          <table:table-cell office:value-type="string">
            <text:p>Wolfe Donald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9">
            <text:p>139</text:p>
          </table:table-cell>
          <table:table-cell office:value-type="string">
            <text:p>Sheltering Sky The</text:p>
          </table:table-cell>
          <table:table-cell office:value-type="string">
            <text:p>Drama</text:p>
          </table:table-cell>
          <table:table-cell office:value-type="string">
            <text:p>Malkovich John</text:p>
          </table:table-cell>
          <table:table-cell office:value-type="string">
            <text:p>Winger Debra</text:p>
          </table:table-cell>
          <table:table-cell office:value-type="string">
            <text:p>Bertolucci Bernardo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25">
            <text:p>125</text:p>
          </table:table-cell>
          <table:table-cell office:value-type="string">
            <text:p>An Officer &amp; a Gentleman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 office:value-type="string">
            <text:p>Winger Debra</text:p>
          </table:table-cell>
          <table:table-cell office:value-type="string">
            <text:p>Hackford Taylor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1">
            <text:p>101</text:p>
          </table:table-cell>
          <table:table-cell office:value-type="string">
            <text:p>Black Widow</text:p>
          </table:table-cell>
          <table:table-cell office:value-type="string">
            <text:p>Mystery</text:p>
          </table:table-cell>
          <table:table-cell office:value-type="string">
            <text:p>Hopper Dennis</text:p>
          </table:table-cell>
          <table:table-cell office:value-type="string">
            <text:p>Winger Debra</text:p>
          </table:table-cell>
          <table:table-cell office:value-type="string">
            <text:p>Rafelson Bob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6">
            <text:p>116</text:p>
          </table:table-cell>
          <table:table-cell office:value-type="string">
            <text:p>Legal Eagles</text:p>
          </table:table-cell>
          <table:table-cell office:value-type="string">
            <text:p>Comedy</text:p>
          </table:table-cell>
          <table:table-cell office:value-type="string">
            <text:p>Redford Robert</text:p>
          </table:table-cell>
          <table:table-cell office:value-type="string">
            <text:p>Winger Debra</text:p>
          </table:table-cell>
          <table:table-cell office:value-type="string">
            <text:p>Reitman Ivan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0">
            <text:p>90</text:p>
          </table:table-cell>
          <table:table-cell office:value-type="string">
            <text:p>Bloody Mama</text:p>
          </table:table-cell>
          <table:table-cell office:value-type="string">
            <text:p>Action</text:p>
          </table:table-cell>
          <table:table-cell office:value-type="string">
            <text:p>Stroud Don</text:p>
          </table:table-cell>
          <table:table-cell office:value-type="string">
            <text:p>Winters Shelley</text:p>
          </table:table-cell>
          <table:table-cell office:value-type="string">
            <text:p>Corman Roger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6">
            <text:p>106</text:p>
          </table:table-cell>
          <table:table-cell office:value-type="string">
            <text:p>A Patch of Blue</text:p>
          </table:table-cell>
          <table:table-cell office:value-type="string">
            <text:p>Drama</text:p>
          </table:table-cell>
          <table:table-cell office:value-type="string">
            <text:p>Poitier Sidney</text:p>
          </table:table-cell>
          <table:table-cell office:value-type="string">
            <text:p>Winters Shelley</text:p>
          </table:table-cell>
          <table:table-cell office:value-type="string">
            <text:p>Green Guy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9">
            <text:p>109</text:p>
          </table:table-cell>
          <table:table-cell office:value-type="string">
            <text:p>I Died a Thousand Times</text:p>
          </table:table-cell>
          <table:table-cell office:value-type="string">
            <text:p>Drama</text:p>
          </table:table-cell>
          <table:table-cell office:value-type="string">
            <text:p>Palance Jack</text:p>
          </table:table-cell>
          <table:table-cell office:value-type="string">
            <text:p>Winters Shelley</text:p>
          </table:table-cell>
          <table:table-cell office:value-type="string">
            <text:p>Heisler Stuart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90">
            <text:p>90</text:p>
          </table:table-cell>
          <table:table-cell office:value-type="string">
            <text:p>Tentacles</text:p>
          </table:table-cell>
          <table:table-cell office:value-type="string">
            <text:p>Horror</text:p>
          </table:table-cell>
          <table:table-cell office:value-type="string">
            <text:p>Huston John</text:p>
          </table:table-cell>
          <table:table-cell office:value-type="string">
            <text:p>Winters Shelley</text:p>
          </table:table-cell>
          <table:table-cell office:value-type="string">
            <text:p>Hellman Oliver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0">
            <text:p>100</text:p>
          </table:table-cell>
          <table:table-cell office:value-type="string">
            <text:p>Scalphunters The</text:p>
          </table:table-cell>
          <table:table-cell office:value-type="string">
            <text:p>Western</text:p>
          </table:table-cell>
          <table:table-cell office:value-type="string">
            <text:p>Lancaster Burt</text:p>
          </table:table-cell>
          <table:table-cell office:value-type="string">
            <text:p>Winters Shelley</text:p>
          </table:table-cell>
          <table:table-cell office:value-type="string">
            <text:p>Pollack Sydney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6">
            <text:p>96</text:p>
          </table:table-cell>
          <table:table-cell office:value-type="string">
            <text:p>A Day in October</text:p>
          </table:table-cell>
          <table:table-cell office:value-type="string">
            <text:p>Drama</text:p>
          </table:table-cell>
          <table:table-cell office:value-type="string">
            <text:p>Sweeney D. B.</text:p>
          </table:table-cell>
          <table:table-cell office:value-type="string">
            <text:p>Wolf Kelly</text:p>
          </table:table-cell>
          <table:table-cell office:value-type="string">
            <text:p>Madsen Kenneth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2">
            <text:p>102</text:p>
          </table:table-cell>
          <table:table-cell office:value-type="string">
            <text:p>A Fistful of Dollars</text:p>
          </table:table-cell>
          <table:table-cell office:value-type="string">
            <text:p>Westerns</text:p>
          </table:table-cell>
          <table:table-cell office:value-type="string">
            <text:p>Eastwood Clint</text:p>
          </table:table-cell>
          <table:table-cell office:value-type="string">
            <text:p>Volonte Gian Maria</text:p>
          </table:table-cell>
          <table:table-cell office:value-type="string">
            <text:p>Leone Sergio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4">
            <text:p>94</text:p>
          </table:table-cell>
          <table:table-cell office:value-type="string">
            <text:p>My Science Project</text:p>
          </table:table-cell>
          <table:table-cell office:value-type="string">
            <text:p>Comedy</text:p>
          </table:table-cell>
          <table:table-cell office:value-type="string">
            <text:p>Stockwell John</text:p>
          </table:table-cell>
          <table:table-cell office:value-type="string">
            <text:p>Von Zerneck Danielle</text:p>
          </table:table-cell>
          <table:table-cell office:value-type="string">
            <text:p>Betnel Jonathan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60">
            <text:p>160</text:p>
          </table:table-cell>
          <table:table-cell office:value-type="string">
            <text:p>Great Race The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 office:value-type="string">
            <text:p>Wood Natalie</text:p>
          </table:table-cell>
          <table:table-cell office:value-type="string">
            <text:p>Edwards Blake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19">
            <text:p>119</text:p>
          </table:table-cell>
          <table:table-cell office:value-type="string">
            <text:p>Searchers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office:value-type="string">
            <text:p>Wood Natalie</text:p>
          </table:table-cell>
          <table:table-cell office:value-type="string">
            <text:p>Ford John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5">
            <text:p>105</text:p>
          </table:table-cell>
          <table:table-cell office:value-type="string">
            <text:p>Meteor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office:value-type="string">
            <text:p>Wood Natalie</text:p>
          </table:table-cell>
          <table:table-cell office:value-type="string">
            <text:p>Neame Ronald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11">
            <text:p>111</text:p>
          </table:table-cell>
          <table:table-cell office:value-type="string">
            <text:p>Rebel Without a Cause</text:p>
          </table:table-cell>
          <table:table-cell office:value-type="string">
            <text:p>Drama</text:p>
          </table:table-cell>
          <table:table-cell office:value-type="string">
            <text:p>Dean James</text:p>
          </table:table-cell>
          <table:table-cell office:value-type="string">
            <text:p>Wood Natalie</text:p>
          </table:table-cell>
          <table:table-cell office:value-type="string">
            <text:p>Ray Nicholas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53">
            <text:p>153</text:p>
          </table:table-cell>
          <table:table-cell office:value-type="string">
            <text:p>West Side Story</text:p>
          </table:table-cell>
          <table:table-cell office:value-type="string">
            <text:p>Music</text:p>
          </table:table-cell>
          <table:table-cell office:value-type="string">
            <text:p>Beymer Richard</text:p>
          </table:table-cell>
          <table:table-cell office:value-type="string">
            <text:p>Wood Natalie</text:p>
          </table:table-cell>
          <table:table-cell office:value-type="string">
            <text:p>Wise Robert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10">
            <text:p>110</text:p>
          </table:table-cell>
          <table:table-cell office:value-type="string">
            <text:p>Trash</text:p>
          </table:table-cell>
          <table:table-cell office:value-type="string">
            <text:p>Comedy</text:p>
          </table:table-cell>
          <table:table-cell office:value-type="string">
            <text:p>Dallesandro Joe</text:p>
          </table:table-cell>
          <table:table-cell office:value-type="string">
            <text:p>Woodlawn Holly</text:p>
          </table:table-cell>
          <table:table-cell office:value-type="string">
            <text:p>Morrissey Paul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95">
            <text:p>95</text:p>
          </table:table-cell>
          <table:table-cell office:value-type="string">
            <text:p>A Big Hand for the Little Lady</text:p>
          </table:table-cell>
          <table:table-cell office:value-type="string">
            <text:p>Comedy</text:p>
          </table:table-cell>
          <table:table-cell office:value-type="string">
            <text:p>Fonda Henry</text:p>
          </table:table-cell>
          <table:table-cell office:value-type="string">
            <text:p>Woodward Joanne</text:p>
          </table:table-cell>
          <table:table-cell office:value-type="string">
            <text:p>Cook Fielder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4">
            <text:p>104</text:p>
          </table:table-cell>
          <table:table-cell office:value-type="string">
            <text:p>A Fine Madness</text:p>
          </table:table-cell>
          <table:table-cell office:value-type="string">
            <text:p>Comedy</text:p>
          </table:table-cell>
          <table:table-cell office:value-type="string">
            <text:p>Connery Sean</text:p>
          </table:table-cell>
          <table:table-cell office:value-type="string">
            <text:p>Woodward Joanne</text:p>
          </table:table-cell>
          <table:table-cell office:value-type="string">
            <text:p>Kershner Irvi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34">
            <text:p>134</text:p>
          </table:table-cell>
          <table:table-cell office:value-type="string">
            <text:p>Glass Menagerie The</text:p>
          </table:table-cell>
          <table:table-cell office:value-type="string">
            <text:p>Drama</text:p>
          </table:table-cell>
          <table:table-cell office:value-type="string">
            <text:p>Malkovich John</text:p>
          </table:table-cell>
          <table:table-cell office:value-type="string">
            <text:p>Woodward Joanne</text:p>
          </table:table-cell>
          <table:table-cell office:value-type="string">
            <text:p>Newman Paul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7">
            <text:p>117</text:p>
          </table:table-cell>
          <table:table-cell office:value-type="string">
            <text:p>Harry &amp; Son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Woodward Joanne</text:p>
          </table:table-cell>
          <table:table-cell office:value-type="string">
            <text:p>Newman Paul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2">
            <text:p>102</text:p>
          </table:table-cell>
          <table:table-cell office:value-type="string">
            <text:p>Rachel Rachel</text:p>
          </table:table-cell>
          <table:table-cell office:value-type="string">
            <text:p>Drama</text:p>
          </table:table-cell>
          <table:table-cell office:value-type="string">
            <text:p>Olson James</text:p>
          </table:table-cell>
          <table:table-cell office:value-type="string">
            <text:p>Woodward Joanne</text:p>
          </table:table-cell>
          <table:table-cell office:value-type="string">
            <text:p>Newman Paul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98">
            <text:p>98</text:p>
          </table:table-cell>
          <table:table-cell office:value-type="string">
            <text:p>Paris Blues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Woodward Joanne</text:p>
          </table:table-cell>
          <table:table-cell office:value-type="string">
            <text:p>Ritt Martin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35">
            <text:p>135</text:p>
          </table:table-cell>
          <table:table-cell office:value-type="string">
            <text:p>Fugitive Kind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Woodward Joann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Mr. &amp; Mrs. Bridg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office:value-type="string">
            <text:p>Woodward Joanne</text:p>
          </table:table-cell>
          <table:table-cell/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44">
            <text:p>144</text:p>
          </table:table-cell>
          <table:table-cell office:value-type="string">
            <text:p>State of Grace</text:p>
          </table:table-cell>
          <table:table-cell office:value-type="string">
            <text:p>Drama</text:p>
          </table:table-cell>
          <table:table-cell office:value-type="string">
            <text:p>Penn Sean</text:p>
          </table:table-cell>
          <table:table-cell office:value-type="string">
            <text:p>Wright Robin</text:p>
          </table:table-cell>
          <table:table-cell office:value-type="string">
            <text:p>Joanou Phil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108">
            <text:p>108</text:p>
          </table:table-cell>
          <table:table-cell office:value-type="string">
            <text:p>Shadow of a Doubt</text:p>
          </table:table-cell>
          <table:table-cell office:value-type="string">
            <text:p>Drama</text:p>
          </table:table-cell>
          <table:table-cell office:value-type="string">
            <text:p>Cotten Joseph</text:p>
          </table:table-cell>
          <table:table-cell office:value-type="string">
            <text:p>Wright Teresa</text:p>
          </table:table-cell>
          <table:table-cell office:value-type="string">
            <text:p>Hitchcock Alfred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85">
            <text:p>85</text:p>
          </table:table-cell>
          <table:table-cell office:value-type="string">
            <text:p>Men The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 office:value-type="string">
            <text:p>Wright Teresa</text:p>
          </table:table-cell>
          <table:table-cell office:value-type="string">
            <text:p>Zinnemann Fred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10">
            <text:p>110</text:p>
          </table:table-cell>
          <table:table-cell office:value-type="string">
            <text:p>Stage Fright</text:p>
          </table:table-cell>
          <table:table-cell office:value-type="string">
            <text:p>Mystery</text:p>
          </table:table-cell>
          <table:table-cell office:value-type="string">
            <text:p>Wilding Michael</text:p>
          </table:table-cell>
          <table:table-cell office:value-type="string">
            <text:p>Wyman Jane</text:p>
          </table:table-cell>
          <table:table-cell office:value-type="string">
            <text:p>Hitchcock Alfred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03">
            <text:p>103</text:p>
          </table:table-cell>
          <table:table-cell office:value-type="string">
            <text:p>Magic Town</text:p>
          </table:table-cell>
          <table:table-cell office:value-type="string">
            <text:p>Drama</text:p>
          </table:table-cell>
          <table:table-cell office:value-type="string">
            <text:p>Stewart James</text:p>
          </table:table-cell>
          <table:table-cell office:value-type="string">
            <text:p>Wyman Jane</text:p>
          </table:table-cell>
          <table:table-cell office:value-type="string">
            <text:p>Wellman William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3">
            <text:p>93</text:p>
          </table:table-cell>
          <table:table-cell office:value-type="string">
            <text:p>That Lucky Touch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office:value-type="string">
            <text:p>York Susannah</text:p>
          </table:table-cell>
          <table:table-cell office:value-type="string">
            <text:p>Miles Christopher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90">
            <text:p>90</text:p>
          </table:table-cell>
          <table:table-cell office:value-type="string">
            <text:p>Lust for Gold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 office:value-type="string">
            <text:p>Young Gig</text:p>
          </table:table-cell>
          <table:table-cell office:value-type="string">
            <text:p>Simon S. Sylvan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3">
            <text:p>103</text:p>
          </table:table-cell>
          <table:table-cell office:value-type="string">
            <text:p>Heat</text:p>
          </table:table-cell>
          <table:table-cell office:value-type="string">
            <text:p>Mystery</text:p>
          </table:table-cell>
          <table:table-cell office:value-type="string">
            <text:p>Reynolds Burt</text:p>
          </table:table-cell>
          <table:table-cell office:value-type="string">
            <text:p>Young Karen</text:p>
          </table:table-cell>
          <table:table-cell office:value-type="string">
            <text:p>Jameson Jerry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75">
            <text:p>75</text:p>
          </table:table-cell>
          <table:table-cell office:value-type="string">
            <text:p>Employee's Entrance</text:p>
          </table:table-cell>
          <table:table-cell office:value-type="string">
            <text:p>Drama</text:p>
          </table:table-cell>
          <table:table-cell office:value-type="string">
            <text:p>William Warren</text:p>
          </table:table-cell>
          <table:table-cell office:value-type="string">
            <text:p>Young Loretta</text:p>
          </table:table-cell>
          <table:table-cell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87">
            <text:p>87</text:p>
          </table:table-cell>
          <table:table-cell office:value-type="string">
            <text:p>Night Is My Future</text:p>
          </table:table-cell>
          <table:table-cell office:value-type="string">
            <text:p>Drama</text:p>
          </table:table-cell>
          <table:table-cell office:value-type="string">
            <text:p>Malmsten Birger</text:p>
          </table:table-cell>
          <table:table-cell office:value-type="string">
            <text:p>Zetterling Mai</text:p>
          </table:table-cell>
          <table:table-cell office:value-type="string">
            <text:p>Bergman Ingmar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Bergman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2">
            <text:p>92</text:p>
          </table:table-cell>
          <table:table-cell office:value-type="string">
            <text:p>Witches The</text:p>
          </table:table-cell>
          <table:table-cell office:value-type="string">
            <text:p>Science Fiction</text:p>
          </table:table-cell>
          <table:table-cell office:value-type="string">
            <text:p>Fisher Jasen</text:p>
          </table:table-cell>
          <table:table-cell office:value-type="string">
            <text:p>Zetterling Mai</text:p>
          </table:table-cell>
          <table:table-cell office:value-type="string">
            <text:p>Roeg Nicolas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4">
            <text:p>94</text:p>
          </table:table-cell>
          <table:table-cell office:value-type="string">
            <text:p>Vera Cruz</text:p>
          </table:table-cell>
          <table:table-cell office:value-type="string">
            <text:p>Action</text:p>
          </table:table-cell>
          <table:table-cell office:value-type="string">
            <text:p>Cooper Gary</text:p>
          </table:table-cell>
          <table:table-cell/>
          <table:table-cell office:value-type="string">
            <text:p>Aldrich Robert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1">
            <text:p>91</text:p>
          </table:table-cell>
          <table:table-cell office:value-type="string">
            <text:p>Apache</text:p>
          </table:table-cell>
          <table:table-cell office:value-type="string">
            <text:p>Western</text:p>
          </table:table-cell>
          <table:table-cell office:value-type="string">
            <text:p>Lancaster Burt</text:p>
          </table:table-cell>
          <table:table-cell/>
          <table:table-cell office:value-type="string">
            <text:p>Aldrich Robert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46">
            <text:p>146</text:p>
          </table:table-cell>
          <table:table-cell office:value-type="string">
            <text:p>Twilight's Last Gleaming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/>
          <table:table-cell office:value-type="string">
            <text:p>Aldrich Robert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9">
            <text:p>119</text:p>
          </table:table-cell>
          <table:table-cell office:value-type="string">
            <text:p>Frisco Kid The</text:p>
          </table:table-cell>
          <table:table-cell office:value-type="string">
            <text:p>Comedy</text:p>
          </table:table-cell>
          <table:table-cell office:value-type="string">
            <text:p>Wilder Gene</text:p>
          </table:table-cell>
          <table:table-cell/>
          <table:table-cell office:value-type="string">
            <text:p>Aldrich Robert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30">
            <text:p>30</text:p>
          </table:table-cell>
          <table:table-cell office:value-type="string">
            <text:p>Bank on the Stars</text:p>
          </table:table-cell>
          <table:table-cell office:value-type="string">
            <text:p>Drama</text:p>
          </table:table-cell>
          <table:table-cell office:value-type="string">
            <text:p>Paar Jack</text:p>
          </table:table-cell>
          <table:table-cell/>
          <table:table-cell office:value-type="string">
            <text:p>Allen Craig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00">
            <text:p>100</text:p>
          </table:table-cell>
          <table:table-cell office:value-type="string">
            <text:p>Law of Desire</text:p>
          </table:table-cell>
          <table:table-cell office:value-type="string">
            <text:p>Drama</text:p>
          </table:table-cell>
          <table:table-cell office:value-type="string">
            <text:p>Maura Carmen</text:p>
          </table:table-cell>
          <table:table-cell/>
          <table:table-cell office:value-type="string">
            <text:p>Almodóvar Pedro</text:p>
          </table:table-cell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3">
            <text:p>103</text:p>
          </table:table-cell>
          <table:table-cell office:value-type="string">
            <text:p>Quiller Memorandum The</text:p>
          </table:table-cell>
          <table:table-cell office:value-type="string">
            <text:p>Mystery</text:p>
          </table:table-cell>
          <table:table-cell office:value-type="string">
            <text:p>Segal George</text:p>
          </table:table-cell>
          <table:table-cell/>
          <table:table-cell office:value-type="string">
            <text:p>Anderson Michael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83">
            <text:p>183</text:p>
          </table:table-cell>
          <table:table-cell office:value-type="string">
            <text:p>Longest Day The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/>
          <table:table-cell office:value-type="string">
            <text:p>Annakin Ken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8">
            <text:p>128</text:p>
          </table:table-cell>
          <table:table-cell office:value-type="string">
            <text:p>Name of the Rose Th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/>
          <table:table-cell office:value-type="string">
            <text:p>Annaud Jean-Jacques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2">
            <text:p>92</text:p>
          </table:table-cell>
          <table:table-cell office:value-type="string">
            <text:p>Bloodsport</text:p>
          </table:table-cell>
          <table:table-cell office:value-type="string">
            <text:p>Action</text:p>
          </table:table-cell>
          <table:table-cell office:value-type="string">
            <text:p>Van Damme Jean-Claude</text:p>
          </table:table-cell>
          <table:table-cell/>
          <table:table-cell office:value-type="string">
            <text:p>Arnold Newt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85">
            <text:p>85</text:p>
          </table:table-cell>
          <table:table-cell office:value-type="string">
            <text:p>Torment</text:p>
          </table:table-cell>
          <table:table-cell office:value-type="string">
            <text:p>Horror</text:p>
          </table:table-cell>
          <table:table-cell office:value-type="string">
            <text:p>Gilbert Taylor</text:p>
          </table:table-cell>
          <table:table-cell/>
          <table:table-cell office:value-type="string">
            <text:p>Aslanian Samso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38">
            <text:p>138</text:p>
          </table:table-cell>
          <table:table-cell office:value-type="string">
            <text:p>Pelle the Conqueror</text:p>
          </table:table-cell>
          <table:table-cell office:value-type="string">
            <text:p>Drama</text:p>
          </table:table-cell>
          <table:table-cell office:value-type="string">
            <text:p>Sydow Max von</text:p>
          </table:table-cell>
          <table:table-cell/>
          <table:table-cell office:value-type="string">
            <text:p>August Bille</text:p>
          </table:table-cell>
          <table:table-cell office:value-type="float" office:value="14">
            <text:p>1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8">
            <text:p>118</text:p>
          </table:table-cell>
          <table:table-cell office:value-type="string">
            <text:p>Taps</text:p>
          </table:table-cell>
          <table:table-cell office:value-type="string">
            <text:p>Drama</text:p>
          </table:table-cell>
          <table:table-cell office:value-type="string">
            <text:p>Hutton Timothy</text:p>
          </table:table-cell>
          <table:table-cell/>
          <table:table-cell office:value-type="string">
            <text:p>Becker Harold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2">
            <text:p>102</text:p>
          </table:table-cell>
          <table:table-cell office:value-type="string">
            <text:p>Freshman The</text:p>
          </table:table-cell>
          <table:table-cell office:value-type="string">
            <text:p>Comedy</text:p>
          </table:table-cell>
          <table:table-cell office:value-type="string">
            <text:p>Brando Marlon</text:p>
          </table:table-cell>
          <table:table-cell/>
          <table:table-cell office:value-type="string">
            <text:p>Bergman Andrew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64">
            <text:p>164</text:p>
          </table:table-cell>
          <table:table-cell office:value-type="string">
            <text:p>Last Emperor The</text:p>
          </table:table-cell>
          <table:table-cell office:value-type="string">
            <text:p>Drama</text:p>
          </table:table-cell>
          <table:table-cell office:value-type="string">
            <text:p>Lone John</text:p>
          </table:table-cell>
          <table:table-cell/>
          <table:table-cell office:value-type="string">
            <text:p>Bertolucci Bernardo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00">
            <text:p>100</text:p>
          </table:table-cell>
          <table:table-cell office:value-type="string">
            <text:p>Grim Reaper The</text:p>
          </table:table-cell>
          <table:table-cell office:value-type="string">
            <text:p>Drama</text:p>
          </table:table-cell>
          <table:table-cell office:value-type="string">
            <text:p>Rulu Francesco</text:p>
          </table:table-cell>
          <table:table-cell/>
          <table:table-cell office:value-type="string">
            <text:p>Bertolucci Bernardo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0">
            <text:p>90</text:p>
          </table:table-cell>
          <table:table-cell office:value-type="string">
            <text:p>Le Dernier Combat</text:p>
          </table:table-cell>
          <table:table-cell office:value-type="string">
            <text:p>Drama</text:p>
          </table:table-cell>
          <table:table-cell office:value-type="string">
            <text:p>Jolivet Pierre</text:p>
          </table:table-cell>
          <table:table-cell/>
          <table:table-cell office:value-type="string">
            <text:p>Besson Luc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1">
            <text:p>91</text:p>
          </table:table-cell>
          <table:table-cell office:value-type="string">
            <text:p>Too Beautiful for You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/>
          <table:table-cell office:value-type="string">
            <text:p>Blier Bertrand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5">
            <text:p>105</text:p>
          </table:table-cell>
          <table:table-cell office:value-type="string">
            <text:p>Fire Ice &amp; Dynamit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/>
          <table:table-cell office:value-type="string">
            <text:p>Bogner Willy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13">
            <text:p>113</text:p>
          </table:table-cell>
          <table:table-cell office:value-type="string">
            <text:p>Heavens Abov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/>
          <table:table-cell office:value-type="string">
            <text:p>Boulting John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41">
            <text:p>141</text:p>
          </table:table-cell>
          <table:table-cell office:value-type="string">
            <text:p>One Eyed Jacks</text:p>
          </table:table-cell>
          <table:table-cell office:value-type="string">
            <text:p>Western</text:p>
          </table:table-cell>
          <table:table-cell office:value-type="string">
            <text:p>Malden Karl</text:p>
          </table:table-cell>
          <table:table-cell/>
          <table:table-cell office:value-type="string">
            <text:p>Brando Marlon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1">
            <text:p>61</text:p>
          </table:table-cell>
          <table:table-cell office:value-type="string">
            <text:p>Swing It Sailor!</text:p>
          </table:table-cell>
          <table:table-cell office:value-type="string">
            <text:p>Comedy</text:p>
          </table:table-cell>
          <table:table-cell office:value-type="string">
            <text:p>Ford Wallace</text:p>
          </table:table-cell>
          <table:table-cell/>
          <table:table-cell office:value-type="string">
            <text:p>Cannon Raymond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4">
            <text:p>94</text:p>
          </table:table-cell>
          <table:table-cell office:value-type="string">
            <text:p>Wolf at the Door The</text:p>
          </table:table-cell>
          <table:table-cell office:value-type="string">
            <text:p>Drama</text:p>
          </table:table-cell>
          <table:table-cell office:value-type="string">
            <text:p>Sutherland Donald</text:p>
          </table:table-cell>
          <table:table-cell/>
          <table:table-cell office:value-type="string">
            <text:p>Carlsen Henning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87">
            <text:p>87</text:p>
          </table:table-cell>
          <table:table-cell office:value-type="string">
            <text:p>Modern Times</text:p>
          </table:table-cell>
          <table:table-cell office:value-type="string">
            <text:p>Comedy</text:p>
          </table:table-cell>
          <table:table-cell office:value-type="string">
            <text:p>Chaplin Charles</text:p>
          </table:table-cell>
          <table:table-cell/>
          <table:table-cell office:value-type="string">
            <text:p>Chaplin Charles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4">
            <text:p>114</text:p>
          </table:table-cell>
          <table:table-cell office:value-type="string">
            <text:p>Thunderbolt &amp; Lightfoot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/>
          <table:table-cell office:value-type="string">
            <text:p>Cimino Michael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87">
            <text:p>87</text:p>
          </table:table-cell>
          <table:table-cell office:value-type="string">
            <text:p>A Nous la Liberte</text:p>
          </table:table-cell>
          <table:table-cell office:value-type="string">
            <text:p>Drama</text:p>
          </table:table-cell>
          <table:table-cell office:value-type="string">
            <text:p>Marchand Henri</text:p>
          </table:table-cell>
          <table:table-cell/>
          <table:table-cell office:value-type="string">
            <text:p>Clair Rene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5">
            <text:p>95</text:p>
          </table:table-cell>
          <table:table-cell office:value-type="string">
            <text:p>Scum</text:p>
          </table:table-cell>
          <table:table-cell office:value-type="string">
            <text:p>Action</text:p>
          </table:table-cell>
          <table:table-cell office:value-type="string">
            <text:p>Winstone Ray</text:p>
          </table:table-cell>
          <table:table-cell/>
          <table:table-cell office:value-type="string">
            <text:p>Clarke Alan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0">
            <text:p>90</text:p>
          </table:table-cell>
          <table:table-cell office:value-type="string">
            <text:p>Inside Man The</text:p>
          </table:table-cell>
          <table:table-cell office:value-type="string">
            <text:p>Action</text:p>
          </table:table-cell>
          <table:table-cell office:value-type="string">
            <text:p>Hopper Dennis</text:p>
          </table:table-cell>
          <table:table-cell/>
          <table:table-cell office:value-type="string">
            <text:p>Clegg Tom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53">
            <text:p>153</text:p>
          </table:table-cell>
          <table:table-cell office:value-type="string">
            <text:p>Apocalypse Now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/>
          <table:table-cell office:value-type="string">
            <text:p>Coppola Francis Ford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4">
            <text:p>94</text:p>
          </table:table-cell>
          <table:table-cell office:value-type="string">
            <text:p>Bellboy &amp; the Playgirls The</text:p>
          </table:table-cell>
          <table:table-cell office:value-type="string">
            <text:p>Drama</text:p>
          </table:table-cell>
          <table:table-cell office:value-type="string">
            <text:p>Wilkinson June</text:p>
          </table:table-cell>
          <table:table-cell/>
          <table:table-cell office:value-type="string">
            <text:p>Coppola Francis Ford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1">
            <text:p>81</text:p>
          </table:table-cell>
          <table:table-cell office:value-type="string">
            <text:p>Terror The</text:p>
          </table:table-cell>
          <table:table-cell office:value-type="string">
            <text:p>Horror</text:p>
          </table:table-cell>
          <table:table-cell office:value-type="string">
            <text:p>Karloff Boris</text:p>
          </table:table-cell>
          <table:table-cell/>
          <table:table-cell office:value-type="string">
            <text:p>Corman Roger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6">
            <text:p>86</text:p>
          </table:table-cell>
          <table:table-cell office:value-type="string">
            <text:p>Raven The</text:p>
          </table:table-cell>
          <table:table-cell office:value-type="string">
            <text:p>Horror</text:p>
          </table:table-cell>
          <table:table-cell office:value-type="string">
            <text:p>Price Vincent</text:p>
          </table:table-cell>
          <table:table-cell/>
          <table:table-cell office:value-type="string">
            <text:p>Corman Roger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7">
            <text:p>87</text:p>
          </table:table-cell>
          <table:table-cell office:value-type="string">
            <text:p>They Came from Within</text:p>
          </table:table-cell>
          <table:table-cell office:value-type="string">
            <text:p>Horror</text:p>
          </table:table-cell>
          <table:table-cell office:value-type="string">
            <text:p>Hampton Paul</text:p>
          </table:table-cell>
          <table:table-cell/>
          <table:table-cell office:value-type="string">
            <text:p>Cronenberg David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7">
            <text:p>97</text:p>
          </table:table-cell>
          <table:table-cell office:value-type="string">
            <text:p>Boy in Blue The</text:p>
          </table:table-cell>
          <table:table-cell office:value-type="string">
            <text:p>Drama</text:p>
          </table:table-cell>
          <table:table-cell office:value-type="string">
            <text:p>Cage Nicolas</text:p>
          </table:table-cell>
          <table:table-cell/>
          <table:table-cell office:value-type="string">
            <text:p>Dale Cynthia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7">
            <text:p>87</text:p>
          </table:table-cell>
          <table:table-cell office:value-type="string">
            <text:p>Killer Tomatoes Strike Back</text:p>
          </table:table-cell>
          <table:table-cell office:value-type="string">
            <text:p>Comedy</text:p>
          </table:table-cell>
          <table:table-cell office:value-type="string">
            <text:p>Astin John</text:p>
          </table:table-cell>
          <table:table-cell/>
          <table:table-cell office:value-type="string">
            <text:p>De Bello Joh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87">
            <text:p>87</text:p>
          </table:table-cell>
          <table:table-cell office:value-type="string">
            <text:p>Attack of the Killer Tomatoes</text:p>
          </table:table-cell>
          <table:table-cell office:value-type="string">
            <text:p>Comedy</text:p>
          </table:table-cell>
          <table:table-cell office:value-type="string">
            <text:p>Wilson George</text:p>
          </table:table-cell>
          <table:table-cell/>
          <table:table-cell office:value-type="string">
            <text:p>De Bello John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9">
            <text:p>119</text:p>
          </table:table-cell>
          <table:table-cell office:value-type="string">
            <text:p>Untouchables Th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/>
          <table:table-cell office:value-type="string">
            <text:p>De Palma Brian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1">
            <text:p>91</text:p>
          </table:table-cell>
          <table:table-cell office:value-type="string">
            <text:p>Wise Guys</text:p>
          </table:table-cell>
          <table:table-cell office:value-type="string">
            <text:p>Comedy</text:p>
          </table:table-cell>
          <table:table-cell office:value-type="string">
            <text:p>Piscopo Joe</text:p>
          </table:table-cell>
          <table:table-cell/>
          <table:table-cell office:value-type="string">
            <text:p>De Palma Brian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American Autobahn</text:p>
          </table:table-cell>
          <table:table-cell office:value-type="string">
            <text:p>Drama</text:p>
          </table:table-cell>
          <table:table-cell office:value-type="string">
            <text:p>Jalenak Jan</text:p>
          </table:table-cell>
          <table:table-cell/>
          <table:table-cell office:value-type="string">
            <text:p>Degas Andre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4">
            <text:p>94</text:p>
          </table:table-cell>
          <table:table-cell office:value-type="string">
            <text:p>Final Alliance The</text:p>
          </table:table-cell>
          <table:table-cell office:value-type="string">
            <text:p>Action</text:p>
          </table:table-cell>
          <table:table-cell office:value-type="string">
            <text:p>Hasselhoff David</text:p>
          </table:table-cell>
          <table:table-cell/>
          <table:table-cell office:value-type="string">
            <text:p>Di Leo Mario</text:p>
          </table:table-cell>
          <table:table-cell office:value-type="float" office:value="10">
            <text:p>1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30">
            <text:p>130</text:p>
          </table:table-cell>
          <table:table-cell office:value-type="string">
            <text:p>Bounty The</text:p>
          </table:table-cell>
          <table:table-cell office:value-type="string">
            <text:p>Drama</text:p>
          </table:table-cell>
          <table:table-cell office:value-type="string">
            <text:p>Gibson Mel</text:p>
          </table:table-cell>
          <table:table-cell/>
          <table:table-cell office:value-type="string">
            <text:p>Donaldson Roger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9">
            <text:p>89</text:p>
          </table:table-cell>
          <table:table-cell office:value-type="string">
            <text:p>Little Prince The</text:p>
          </table:table-cell>
          <table:table-cell office:value-type="string">
            <text:p>Music</text:p>
          </table:table-cell>
          <table:table-cell office:value-type="string">
            <text:p>Kiley Richard</text:p>
          </table:table-cell>
          <table:table-cell/>
          <table:table-cell office:value-type="string">
            <text:p>Donen Stanley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4">
            <text:p>94</text:p>
          </table:table-cell>
          <table:table-cell office:value-type="string">
            <text:p>Posse</text:p>
          </table:table-cell>
          <table:table-cell office:value-type="string">
            <text:p>Western</text:p>
          </table:table-cell>
          <table:table-cell office:value-type="string">
            <text:p>Douglas Kirk</text:p>
          </table:table-cell>
          <table:table-cell/>
          <table:table-cell office:value-type="string">
            <text:p>Douglas Kirk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36">
            <text:p>136</text:p>
          </table:table-cell>
          <table:table-cell office:value-type="string">
            <text:p>Firefox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/>
          <table:table-cell office:value-type="string">
            <text:p>Eastwood Clint</text:p>
          </table:table-cell>
          <table:table-cell office:value-type="float" office:value="64">
            <text:p>64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1">
            <text:p>91</text:p>
          </table:table-cell>
          <table:table-cell office:value-type="string">
            <text:p>Penitentiary III</text:p>
          </table:table-cell>
          <table:table-cell office:value-type="string">
            <text:p>Action</text:p>
          </table:table-cell>
          <table:table-cell office:value-type="string">
            <text:p>Kennedy Leon Isaac</text:p>
          </table:table-cell>
          <table:table-cell/>
          <table:table-cell office:value-type="string">
            <text:p>Fanaka Jamaa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Ginger &amp; Fred</text:p>
          </table:table-cell>
          <table:table-cell office:value-type="string">
            <text:p>Comedy</text:p>
          </table:table-cell>
          <table:table-cell office:value-type="string">
            <text:p>Mastroianni Marcello</text:p>
          </table:table-cell>
          <table:table-cell/>
          <table:table-cell office:value-type="string">
            <text:p>Fellini Federico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7">
            <text:p>107</text:p>
          </table:table-cell>
          <table:table-cell office:value-type="string">
            <text:p>Wrong Box The</text:p>
          </table:table-cell>
          <table:table-cell office:value-type="string">
            <text:p>Comedy</text:p>
          </table:table-cell>
          <table:table-cell office:value-type="string">
            <text:p>Mills John</text:p>
          </table:table-cell>
          <table:table-cell/>
          <table:table-cell office:value-type="string">
            <text:p>Forbes Bryan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86">
            <text:p>86</text:p>
          </table:table-cell>
          <table:table-cell office:value-type="string">
            <text:p>Wagonmaster</text:p>
          </table:table-cell>
          <table:table-cell office:value-type="string">
            <text:p>Western</text:p>
          </table:table-cell>
          <table:table-cell office:value-type="string">
            <text:p>Johnson Ben</text:p>
          </table:table-cell>
          <table:table-cell/>
          <table:table-cell office:value-type="string">
            <text:p>Ford John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35">
            <text:p>135</text:p>
          </table:table-cell>
          <table:table-cell office:value-type="string">
            <text:p>They Were Expendable</text:p>
          </table:table-cell>
          <table:table-cell office:value-type="string">
            <text:p>War</text:p>
          </table:table-cell>
          <table:table-cell office:value-type="string">
            <text:p>Montgomery Robert</text:p>
          </table:table-cell>
          <table:table-cell/>
          <table:table-cell office:value-type="string">
            <text:p>Ford John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johnFord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5">
            <text:p>125</text:p>
          </table:table-cell>
          <table:table-cell office:value-type="string">
            <text:p>Last Hurrah The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/>
          <table:table-cell office:value-type="string">
            <text:p>Ford John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59">
            <text:p>59</text:p>
          </table:table-cell>
          <table:table-cell office:value-type="string">
            <text:p>Law of the Golden West</text:p>
          </table:table-cell>
          <table:table-cell office:value-type="string">
            <text:p>Western</text:p>
          </table:table-cell>
          <table:table-cell office:value-type="string">
            <text:p>Hale Monte</text:p>
          </table:table-cell>
          <table:table-cell/>
          <table:table-cell office:value-type="string">
            <text:p>Ford Philip</text:p>
          </table:table-cell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60">
            <text:p>60</text:p>
          </table:table-cell>
          <table:table-cell office:value-type="string">
            <text:p>Pioneer Marshal</text:p>
          </table:table-cell>
          <table:table-cell office:value-type="string">
            <text:p>Western</text:p>
          </table:table-cell>
          <table:table-cell office:value-type="string">
            <text:p>Hale Monte</text:p>
          </table:table-cell>
          <table:table-cell/>
          <table:table-cell office:value-type="string">
            <text:p>Ford Philip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60">
            <text:p>60</text:p>
          </table:table-cell>
          <table:table-cell office:value-type="string">
            <text:p>Ranger of the Cherokee Strip</text:p>
          </table:table-cell>
          <table:table-cell office:value-type="string">
            <text:p>Western</text:p>
          </table:table-cell>
          <table:table-cell office:value-type="string">
            <text:p>Hale Monte</text:p>
          </table:table-cell>
          <table:table-cell/>
          <table:table-cell office:value-type="string">
            <text:p>Ford Philip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60">
            <text:p>60</text:p>
          </table:table-cell>
          <table:table-cell office:value-type="string">
            <text:p>Vanishing Westerner</text:p>
          </table:table-cell>
          <table:table-cell office:value-type="string">
            <text:p>Western</text:p>
          </table:table-cell>
          <table:table-cell office:value-type="string">
            <text:p>Hale Monte</text:p>
          </table:table-cell>
          <table:table-cell/>
          <table:table-cell office:value-type="string">
            <text:p>Ford Philip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59">
            <text:p>59</text:p>
          </table:table-cell>
          <table:table-cell office:value-type="string">
            <text:p>Bandits of Dark Canyon</text:p>
          </table:table-cell>
          <table:table-cell office:value-type="string">
            <text:p>Western</text:p>
          </table:table-cell>
          <table:table-cell office:value-type="string">
            <text:p>Lane Allan</text:p>
          </table:table-cell>
          <table:table-cell/>
          <table:table-cell office:value-type="string">
            <text:p>Ford Philip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60">
            <text:p>60</text:p>
          </table:table-cell>
          <table:table-cell office:value-type="string">
            <text:p>Bold Frontiersman The</text:p>
          </table:table-cell>
          <table:table-cell office:value-type="string">
            <text:p>Western</text:p>
          </table:table-cell>
          <table:table-cell office:value-type="string">
            <text:p>Lane Allan</text:p>
          </table:table-cell>
          <table:table-cell/>
          <table:table-cell office:value-type="string">
            <text:p>Ford Philip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59">
            <text:p>59</text:p>
          </table:table-cell>
          <table:table-cell office:value-type="string">
            <text:p>Wild Frontier The</text:p>
          </table:table-cell>
          <table:table-cell office:value-type="string">
            <text:p>Western</text:p>
          </table:table-cell>
          <table:table-cell office:value-type="string">
            <text:p>Lane Allan</text:p>
          </table:table-cell>
          <table:table-cell/>
          <table:table-cell office:value-type="string">
            <text:p>Ford Philip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73">
            <text:p>73</text:p>
          </table:table-cell>
          <table:table-cell office:value-type="string">
            <text:p>Firemen's Ball The</text:p>
          </table:table-cell>
          <table:table-cell office:value-type="string">
            <text:p>Comedy</text:p>
          </table:table-cell>
          <table:table-cell office:value-type="string">
            <text:p>Vostrcil Jan</text:p>
          </table:table-cell>
          <table:table-cell/>
          <table:table-cell office:value-type="string">
            <text:p>Forman Milos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12">
            <text:p>112</text:p>
          </table:table-cell>
          <table:table-cell office:value-type="string">
            <text:p>Local Hero</text:p>
          </table:table-cell>
          <table:table-cell office:value-type="string">
            <text:p>Comedy</text:p>
          </table:table-cell>
          <table:table-cell office:value-type="string">
            <text:p>Riegert Peter</text:p>
          </table:table-cell>
          <table:table-cell/>
          <table:table-cell office:value-type="string">
            <text:p>Forsyth Bill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4">
            <text:p>104</text:p>
          </table:table-cell>
          <table:table-cell office:value-type="string">
            <text:p>French Connection The</text:p>
          </table:table-cell>
          <table:table-cell office:value-type="string">
            <text:p>Drama</text:p>
          </table:table-cell>
          <table:table-cell office:value-type="string">
            <text:p>Hackman Gene</text:p>
          </table:table-cell>
          <table:table-cell/>
          <table:table-cell office:value-type="string">
            <text:p>Friedkin William</text:p>
          </table:table-cell>
          <table:table-cell office:value-type="float" office:value="88">
            <text:p>8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14">
            <text:p>114</text:p>
          </table:table-cell>
          <table:table-cell office:value-type="string">
            <text:p>To Live &amp; Die in L. A.</text:p>
          </table:table-cell>
          <table:table-cell office:value-type="string">
            <text:p>Action</text:p>
          </table:table-cell>
          <table:table-cell office:value-type="string">
            <text:p>Stockwell Dean</text:p>
          </table:table-cell>
          <table:table-cell/>
          <table:table-cell office:value-type="string">
            <text:p>Friedkin William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13">
            <text:p>113</text:p>
          </table:table-cell>
          <table:table-cell office:value-type="string">
            <text:p>Ferry to Hong Kong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/>
          <table:table-cell office:value-type="string">
            <text:p>Gilbert Lewis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69">
            <text:p>69</text:p>
          </table:table-cell>
          <table:table-cell office:value-type="string">
            <text:p>Eddie Murphy Delirious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/>
          <table:table-cell office:value-type="string">
            <text:p>Gower Bruce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77">
            <text:p>77</text:p>
          </table:table-cell>
          <table:table-cell office:value-type="string">
            <text:p>Secret Policeman's Private Parts Th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/>
          <table:table-cell office:value-type="string">
            <text:p>Graef Roger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83">
            <text:p>83</text:p>
          </table:table-cell>
          <table:table-cell office:value-type="string">
            <text:p>Up the Creek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/>
          <table:table-cell office:value-type="string">
            <text:p>Guest Val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1">
            <text:p>111</text:p>
          </table:table-cell>
          <table:table-cell office:value-type="string">
            <text:p>Yol</text:p>
          </table:table-cell>
          <table:table-cell office:value-type="string">
            <text:p>Drama</text:p>
          </table:table-cell>
          <table:table-cell office:value-type="string">
            <text:p>Akan Tarik</text:p>
          </table:table-cell>
          <table:table-cell/>
          <table:table-cell office:value-type="string">
            <text:p>Guney Yilmaz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50">
            <text:p>150</text:p>
          </table:table-cell>
          <table:table-cell office:value-type="string">
            <text:p>Sara Dane</text:p>
          </table:table-cell>
          <table:table-cell office:value-type="string">
            <text:p>Drama</text:p>
          </table:table-cell>
          <table:table-cell office:value-type="string">
            <text:p>Hopkins Harold</text:p>
          </table:table-cell>
          <table:table-cell/>
          <table:table-cell office:value-type="string">
            <text:p>Hardy Rod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84">
            <text:p>84</text:p>
          </table:table-cell>
          <table:table-cell office:value-type="string">
            <text:p>Night Tide</text:p>
          </table:table-cell>
          <table:table-cell office:value-type="string">
            <text:p>Drama</text:p>
          </table:table-cell>
          <table:table-cell office:value-type="string">
            <text:p>Muir Gavin</text:p>
          </table:table-cell>
          <table:table-cell/>
          <table:table-cell office:value-type="string">
            <text:p>Harrington Curtis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2">
            <text:p>92</text:p>
          </table:table-cell>
          <table:table-cell office:value-type="string">
            <text:p>His Majesty O'Keefe</text:p>
          </table:table-cell>
          <table:table-cell office:value-type="string">
            <text:p>Action</text:p>
          </table:table-cell>
          <table:table-cell office:value-type="string">
            <text:p>Lancaster Burt</text:p>
          </table:table-cell>
          <table:table-cell/>
          <table:table-cell office:value-type="string">
            <text:p>Haskin Byron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22">
            <text:p>122</text:p>
          </table:table-cell>
          <table:table-cell office:value-type="string">
            <text:p>North to Alaska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Hathaway Henry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76">
            <text:p>76</text:p>
          </table:table-cell>
          <table:table-cell office:value-type="string">
            <text:p>Flight to Fury</text:p>
          </table:table-cell>
          <table:table-cell office:value-type="string">
            <text:p>Action</text:p>
          </table:table-cell>
          <table:table-cell office:value-type="string">
            <text:p>Nicholson Jack</text:p>
          </table:table-cell>
          <table:table-cell/>
          <table:table-cell office:value-type="string">
            <text:p>Hellman Monte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82">
            <text:p>82</text:p>
          </table:table-cell>
          <table:table-cell office:value-type="string">
            <text:p>Ride in the Whirlwind</text:p>
          </table:table-cell>
          <table:table-cell office:value-type="string">
            <text:p>Western</text:p>
          </table:table-cell>
          <table:table-cell office:value-type="string">
            <text:p>Nicholson Jack</text:p>
          </table:table-cell>
          <table:table-cell/>
          <table:table-cell office:value-type="string">
            <text:p>Hellman Monte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93">
            <text:p>93</text:p>
          </table:table-cell>
          <table:table-cell office:value-type="string">
            <text:p>Powderkeg</text:p>
          </table:table-cell>
          <table:table-cell office:value-type="string">
            <text:p>Western</text:p>
          </table:table-cell>
          <table:table-cell office:value-type="string">
            <text:p>Taylor Rod</text:p>
          </table:table-cell>
          <table:table-cell/>
          <table:table-cell office:value-type="string">
            <text:p>Heyes Douglas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5">
            <text:p>95</text:p>
          </table:table-cell>
          <table:table-cell office:value-type="string">
            <text:p>I Confess</text:p>
          </table:table-cell>
          <table:table-cell office:value-type="string">
            <text:p>Drama</text:p>
          </table:table-cell>
          <table:table-cell office:value-type="string">
            <text:p>Clift Montgomery</text:p>
          </table:table-cell>
          <table:table-cell/>
          <table:table-cell office:value-type="string">
            <text:p>Hitchcock Alfred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88">
            <text:p>88</text:p>
          </table:table-cell>
          <table:table-cell office:value-type="string">
            <text:p>Thirty-Nine Steps The</text:p>
          </table:table-cell>
          <table:table-cell office:value-type="string">
            <text:p>Science Fiction</text:p>
          </table:table-cell>
          <table:table-cell office:value-type="string">
            <text:p>Donat Robert</text:p>
          </table:table-cell>
          <table:table-cell/>
          <table:table-cell office:value-type="string">
            <text:p>Hitchcock Alfred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26">
            <text:p>126</text:p>
          </table:table-cell>
          <table:table-cell office:value-type="string">
            <text:p>Topaz</text:p>
          </table:table-cell>
          <table:table-cell office:value-type="string">
            <text:p>Mystery</text:p>
          </table:table-cell>
          <table:table-cell office:value-type="string">
            <text:p>Forsythe John</text:p>
          </table:table-cell>
          <table:table-cell/>
          <table:table-cell office:value-type="string">
            <text:p>Hitchcock Alfred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5">
            <text:p>95</text:p>
          </table:table-cell>
          <table:table-cell office:value-type="string">
            <text:p>Murder</text:p>
          </table:table-cell>
          <table:table-cell office:value-type="string">
            <text:p>Mystery</text:p>
          </table:table-cell>
          <table:table-cell office:value-type="string">
            <text:p>Marshall Herbert</text:p>
          </table:table-cell>
          <table:table-cell/>
          <table:table-cell office:value-type="string">
            <text:p>Hitchcock Alfred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23">
            <text:p>123</text:p>
          </table:table-cell>
          <table:table-cell office:value-type="string">
            <text:p>Dial M for Murder</text:p>
          </table:table-cell>
          <table:table-cell office:value-type="string">
            <text:p>Mystery</text:p>
          </table:table-cell>
          <table:table-cell office:value-type="string">
            <text:p>Milland Ray</text:p>
          </table:table-cell>
          <table:table-cell/>
          <table:table-cell office:value-type="string">
            <text:p>Hitchcock Alfred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80">
            <text:p>80</text:p>
          </table:table-cell>
          <table:table-cell office:value-type="string">
            <text:p>Young &amp; Innocent</text:p>
          </table:table-cell>
          <table:table-cell office:value-type="string">
            <text:p>Mystery</text:p>
          </table:table-cell>
          <table:table-cell office:value-type="string">
            <text:p>Pilbeam Nova</text:p>
          </table:table-cell>
          <table:table-cell/>
          <table:table-cell office:value-type="string">
            <text:p>Hitchcock Alfred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alfredHitchcock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5">
            <text:p>95</text:p>
          </table:table-cell>
          <table:table-cell office:value-type="string">
            <text:p>Creature from Black Lake</text:p>
          </table:table-cell>
          <table:table-cell office:value-type="string">
            <text:p>Horror</text:p>
          </table:table-cell>
          <table:table-cell office:value-type="string">
            <text:p>Elam Jack</text:p>
          </table:table-cell>
          <table:table-cell/>
          <table:table-cell office:value-type="string">
            <text:p>Houck Joy Jr.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24">
            <text:p>124</text:p>
          </table:table-cell>
          <table:table-cell office:value-type="string">
            <text:p>Chariots of Fire</text:p>
          </table:table-cell>
          <table:table-cell office:value-type="string">
            <text:p>Drama</text:p>
          </table:table-cell>
          <table:table-cell office:value-type="string">
            <text:p>Cross Ben</text:p>
          </table:table-cell>
          <table:table-cell/>
          <table:table-cell office:value-type="string">
            <text:p>Hudson Hugh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81">
            <text:p>81</text:p>
          </table:table-cell>
          <table:table-cell office:value-type="string">
            <text:p>Monty Python Live at the Hollywood Bowl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/>
          <table:table-cell office:value-type="string">
            <text:p>Hughes Terry</text:p>
          </table:table-cell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29">
            <text:p>129</text:p>
          </table:table-cell>
          <table:table-cell office:value-type="string">
            <text:p>Man Who Would Be King Th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/>
          <table:table-cell office:value-type="string">
            <text:p>Huston John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17">
            <text:p>117</text:p>
          </table:table-cell>
          <table:table-cell office:value-type="string">
            <text:p>Victory</text:p>
          </table:table-cell>
          <table:table-cell office:value-type="string">
            <text:p>Drama</text:p>
          </table:table-cell>
          <table:table-cell office:value-type="string">
            <text:p>Stallone Sylvester</text:p>
          </table:table-cell>
          <table:table-cell/>
          <table:table-cell office:value-type="string">
            <text:p>Huston John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46">
            <text:p>146</text:p>
          </table:table-cell>
          <table:table-cell office:value-type="string">
            <text:p>Kelly's Heroes</text:p>
          </table:table-cell>
          <table:table-cell office:value-type="string">
            <text:p>War</text:p>
          </table:table-cell>
          <table:table-cell office:value-type="string">
            <text:p>Eastwood Clint</text:p>
          </table:table-cell>
          <table:table-cell/>
          <table:table-cell office:value-type="string">
            <text:p>Hutton Brian G.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9">
            <text:p>109</text:p>
          </table:table-cell>
          <table:table-cell office:value-type="string">
            <text:p>Next of Kin</text:p>
          </table:table-cell>
          <table:table-cell office:value-type="string">
            <text:p>Mystery</text:p>
          </table:table-cell>
          <table:table-cell office:value-type="string">
            <text:p>Swayze Patrick</text:p>
          </table:table-cell>
          <table:table-cell/>
          <table:table-cell office:value-type="string">
            <text:p>Irvin John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6">
            <text:p>96</text:p>
          </table:table-cell>
          <table:table-cell office:value-type="string">
            <text:p>Chattahoochee</text:p>
          </table:table-cell>
          <table:table-cell office:value-type="string">
            <text:p>Drama</text:p>
          </table:table-cell>
          <table:table-cell office:value-type="string">
            <text:p>Oldman Gary</text:p>
          </table:table-cell>
          <table:table-cell/>
          <table:table-cell office:value-type="string">
            <text:p>Jackson Mick</text:p>
          </table:table-cell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82">
            <text:p>82</text:p>
          </table:table-cell>
          <table:table-cell office:value-type="string">
            <text:p>Angelic Conversation The</text:p>
          </table:table-cell>
          <table:table-cell office:value-type="string">
            <text:p>Comedy</text:p>
          </table:table-cell>
          <table:table-cell office:value-type="string">
            <text:p>Reynolds Paul</text:p>
          </table:table-cell>
          <table:table-cell/>
          <table:table-cell office:value-type="string">
            <text:p>Jarman Derek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07">
            <text:p>107</text:p>
          </table:table-cell>
          <table:table-cell office:value-type="string">
            <text:p>Down by Law</text:p>
          </table:table-cell>
          <table:table-cell office:value-type="string">
            <text:p>Comedy</text:p>
          </table:table-cell>
          <table:table-cell office:value-type="string">
            <text:p>Waits Tom</text:p>
          </table:table-cell>
          <table:table-cell/>
          <table:table-cell office:value-type="string">
            <text:p>Jarmusch Jim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41">
            <text:p>141</text:p>
          </table:table-cell>
          <table:table-cell office:value-type="string">
            <text:p>Killing Fields The</text:p>
          </table:table-cell>
          <table:table-cell office:value-type="string">
            <text:p>Drama</text:p>
          </table:table-cell>
          <table:table-cell office:value-type="string">
            <text:p>Waterston Sam</text:p>
          </table:table-cell>
          <table:table-cell/>
          <table:table-cell office:value-type="string">
            <text:p>Joffe Roland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5">
            <text:p>85</text:p>
          </table:table-cell>
          <table:table-cell office:value-type="string">
            <text:p>Survival Zone</text:p>
          </table:table-cell>
          <table:table-cell office:value-type="string">
            <text:p>Action</text:p>
          </table:table-cell>
          <table:table-cell office:value-type="string">
            <text:p>Ford Terence</text:p>
          </table:table-cell>
          <table:table-cell/>
          <table:table-cell office:value-type="string">
            <text:p>Jones Chris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4">
            <text:p>94</text:p>
          </table:table-cell>
          <table:table-cell office:value-type="string">
            <text:p>Monty Python's Life of Brian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/>
          <table:table-cell office:value-type="string">
            <text:p>Jones Terry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7">
            <text:p>107</text:p>
          </table:table-cell>
          <table:table-cell office:value-type="string">
            <text:p>Monty Python's the Meaning of Lif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/>
          <table:table-cell office:value-type="string">
            <text:p>Jones Terry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21">
            <text:p>121</text:p>
          </table:table-cell>
          <table:table-cell office:value-type="string">
            <text:p>Red Tent The</text:p>
          </table:table-cell>
          <table:table-cell office:value-type="string">
            <text:p>Action</text:p>
          </table:table-cell>
          <table:table-cell office:value-type="string">
            <text:p>Finch Peter</text:p>
          </table:table-cell>
          <table:table-cell/>
          <table:table-cell office:value-type="string">
            <text:p>Kalatozov Mikhail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82">
            <text:p>82</text:p>
          </table:table-cell>
          <table:table-cell office:value-type="string">
            <text:p>Dakota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Kane Joseph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12">
            <text:p>112</text:p>
          </table:table-cell>
          <table:table-cell office:value-type="string">
            <text:p>Viva Zapata!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/>
          <table:table-cell office:value-type="string">
            <text:p>Kazan Elia</text:p>
          </table:table-cell>
          <table:table-cell office:value-type="float" office:value="86">
            <text:p>86</text:p>
          </table:table-cell>
          <table:table-cell office:value-type="string">
            <text:p>Yes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33">
            <text:p>133</text:p>
          </table:table-cell>
          <table:table-cell office:value-type="string">
            <text:p>Green Berets The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/>
          <table:table-cell office:value-type="string">
            <text:p>Kellogg Ray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0">
            <text:p>90</text:p>
          </table:table-cell>
          <table:table-cell office:value-type="string">
            <text:p>Big Bad John</text:p>
          </table:table-cell>
          <table:table-cell office:value-type="string">
            <text:p>Action</text:p>
          </table:table-cell>
          <table:table-cell office:value-type="string">
            <text:p>English Doug</text:p>
          </table:table-cell>
          <table:table-cell/>
          <table:table-cell office:value-type="string">
            <text:p>Kennedy Burt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71">
            <text:p>71</text:p>
          </table:table-cell>
          <table:table-cell office:value-type="string">
            <text:p>Ticket of Leave Man The</text:p>
          </table:table-cell>
          <table:table-cell office:value-type="string">
            <text:p>Mystery</text:p>
          </table:table-cell>
          <table:table-cell office:value-type="string">
            <text:p>Slaughter Tod</text:p>
          </table:table-cell>
          <table:table-cell/>
          <table:table-cell office:value-type="string">
            <text:p>King George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6">
            <text:p>106</text:p>
          </table:table-cell>
          <table:table-cell office:value-type="string">
            <text:p>D-Day The Sixth of June</text:p>
          </table:table-cell>
          <table:table-cell office:value-type="string">
            <text:p>War</text:p>
          </table:table-cell>
          <table:table-cell office:value-type="string">
            <text:p>Taylor Robert</text:p>
          </table:table-cell>
          <table:table-cell/>
          <table:table-cell office:value-type="string">
            <text:p>Koster Henry</text:p>
          </table:table-cell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21">
            <text:p>121</text:p>
          </table:table-cell>
          <table:table-cell office:value-type="string">
            <text:p>Apprenticeship of Duddy Kravitz The</text:p>
          </table:table-cell>
          <table:table-cell office:value-type="string">
            <text:p>Drama</text:p>
          </table:table-cell>
          <table:table-cell office:value-type="string">
            <text:p>Dreyfuss Richard</text:p>
          </table:table-cell>
          <table:table-cell/>
          <table:table-cell office:value-type="string">
            <text:p>Kotcheff Ted</text:p>
          </table:table-cell>
          <table:table-cell office:value-type="float" office:value="64">
            <text:p>6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38">
            <text:p>138</text:p>
          </table:table-cell>
          <table:table-cell office:value-type="string">
            <text:p>A Clockwork Orange</text:p>
          </table:table-cell>
          <table:table-cell office:value-type="string">
            <text:p>Science Fiction</text:p>
          </table:table-cell>
          <table:table-cell office:value-type="string">
            <text:p>McDowell Malcolm</text:p>
          </table:table-cell>
          <table:table-cell/>
          <table:table-cell office:value-type="string">
            <text:p>Kubrick Stanley</text:p>
          </table:table-cell>
          <table:table-cell office:value-type="float" office:value="83">
            <text:p>8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17">
            <text:p>117</text:p>
          </table:table-cell>
          <table:table-cell office:value-type="string">
            <text:p>Full Metal Jacket</text:p>
          </table:table-cell>
          <table:table-cell office:value-type="string">
            <text:p>War</text:p>
          </table:table-cell>
          <table:table-cell office:value-type="string">
            <text:p>Modine Matthew</text:p>
          </table:table-cell>
          <table:table-cell/>
          <table:table-cell office:value-type="string">
            <text:p>Kubrick Stanley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82">
            <text:p>82</text:p>
          </table:table-cell>
          <table:table-cell office:value-type="string">
            <text:p>Sanshiro Sugata</text:p>
          </table:table-cell>
          <table:table-cell office:value-type="string">
            <text:p>Drama</text:p>
          </table:table-cell>
          <table:table-cell office:value-type="string">
            <text:p>Fujita Susumu</text:p>
          </table:table-cell>
          <table:table-cell/>
          <table:table-cell office:value-type="string">
            <text:p>Kurosawa Akira</text:p>
          </table:table-cell>
          <table:table-cell office:value-type="float" office:value="85">
            <text:p>8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7">
            <text:p>97</text:p>
          </table:table-cell>
          <table:table-cell office:value-type="string">
            <text:p>Rhapsody in August</text:p>
          </table:table-cell>
          <table:table-cell office:value-type="string">
            <text:p>Drama</text:p>
          </table:table-cell>
          <table:table-cell office:value-type="string">
            <text:p>Gere Richard</text:p>
          </table:table-cell>
          <table:table-cell/>
          <table:table-cell office:value-type="string">
            <text:p>Kurosawa Akira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10">
            <text:p>110</text:p>
          </table:table-cell>
          <table:table-cell office:value-type="string">
            <text:p>No Regrets for Our Youth</text:p>
          </table:table-cell>
          <table:table-cell office:value-type="string">
            <text:p>Drama</text:p>
          </table:table-cell>
          <table:table-cell office:value-type="string">
            <text:p>Hara Setsuko</text:p>
          </table:table-cell>
          <table:table-cell/>
          <table:table-cell office:value-type="string">
            <text:p>Kurosawa Akira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52">
            <text:p>152</text:p>
          </table:table-cell>
          <table:table-cell office:value-type="string">
            <text:p>Bad Sleep Well The</text:p>
          </table:table-cell>
          <table:table-cell office:value-type="string">
            <text:p>Drama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66">
            <text:p>166</text:p>
          </table:table-cell>
          <table:table-cell office:value-type="string">
            <text:p>Idiot The</text:p>
          </table:table-cell>
          <table:table-cell office:value-type="string">
            <text:p>Drama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83">
            <text:p>83</text:p>
          </table:table-cell>
          <table:table-cell office:value-type="string">
            <text:p>Rashomon</text:p>
          </table:table-cell>
          <table:table-cell office:value-type="string">
            <text:p>Drama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96">
            <text:p>96</text:p>
          </table:table-cell>
          <table:table-cell office:value-type="string">
            <text:p>Sanjuro</text:p>
          </table:table-cell>
          <table:table-cell office:value-type="string">
            <text:p>Mystery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200">
            <text:p>200</text:p>
          </table:table-cell>
          <table:table-cell office:value-type="string">
            <text:p>Seven Samurai</text:p>
          </table:table-cell>
          <table:table-cell office:value-type="string">
            <text:p>Drama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10">
            <text:p>110</text:p>
          </table:table-cell>
          <table:table-cell office:value-type="string">
            <text:p>Throne of Blood</text:p>
          </table:table-cell>
          <table:table-cell office:value-type="string">
            <text:p>Drama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10">
            <text:p>110</text:p>
          </table:table-cell>
          <table:table-cell office:value-type="string">
            <text:p>Yojimbo</text:p>
          </table:table-cell>
          <table:table-cell office:value-type="string">
            <text:p>Action</text:p>
          </table:table-cell>
          <table:table-cell office:value-type="string">
            <text:p>Mifune Toshiro</text:p>
          </table:table-cell>
          <table:table-cell/>
          <table:table-cell office:value-type="string">
            <text:p>Kurosawa Akira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1">
            <text:p>161</text:p>
          </table:table-cell>
          <table:table-cell office:value-type="string">
            <text:p>Kagemusha</text:p>
          </table:table-cell>
          <table:table-cell office:value-type="string">
            <text:p>Drama</text:p>
          </table:table-cell>
          <table:table-cell office:value-type="string">
            <text:p>Nakadai Tatsuya</text:p>
          </table:table-cell>
          <table:table-cell/>
          <table:table-cell office:value-type="string">
            <text:p>Kurosawa Akira</text:p>
          </table:table-cell>
          <table:table-cell office:value-type="float" office:value="74">
            <text:p>74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34">
            <text:p>134</text:p>
          </table:table-cell>
          <table:table-cell office:value-type="string">
            <text:p>Ikiru</text:p>
          </table:table-cell>
          <table:table-cell office:value-type="string">
            <text:p>Drama</text:p>
          </table:table-cell>
          <table:table-cell office:value-type="string">
            <text:p>Shimura Takashi</text:p>
          </table:table-cell>
          <table:table-cell/>
          <table:table-cell office:value-type="string">
            <text:p>Kurosawa Akira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Empire of Spiritual Ninja</text:p>
          </table:table-cell>
          <table:table-cell office:value-type="string">
            <text:p>Action</text:p>
          </table:table-cell>
          <table:table-cell office:value-type="string">
            <text:p>Berlin Tom</text:p>
          </table:table-cell>
          <table:table-cell/>
          <table:table-cell office:value-type="string">
            <text:p>Lambert Bruce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0">
            <text:p>90</text:p>
          </table:table-cell>
          <table:table-cell office:value-type="string">
            <text:p>Ninja the Violent Sorcerer</text:p>
          </table:table-cell>
          <table:table-cell office:value-type="string">
            <text:p>Action</text:p>
          </table:table-cell>
          <table:table-cell table:number-columns-repeated="2"/>
          <table:table-cell office:value-type="string">
            <text:p>Lambert Bruce</text:p>
          </table:table-cell>
          <table:table-cell/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139">
            <text:p>139</text:p>
          </table:table-cell>
          <table:table-cell office:value-type="string">
            <text:p>Metropolis</text:p>
          </table:table-cell>
          <table:table-cell office:value-type="string">
            <text:p>Science Fiction</text:p>
          </table:table-cell>
          <table:table-cell office:value-type="string">
            <text:p>Abel Alfred</text:p>
          </table:table-cell>
          <table:table-cell/>
          <table:table-cell office:value-type="string">
            <text:p>Lang Fritz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06">
            <text:p>106</text:p>
          </table:table-cell>
          <table:table-cell office:value-type="string">
            <text:p>Cloak &amp; Dagger</text:p>
          </table:table-cell>
          <table:table-cell office:value-type="string">
            <text:p>Mystery</text:p>
          </table:table-cell>
          <table:table-cell office:value-type="string">
            <text:p>Cooper Gary</text:p>
          </table:table-cell>
          <table:table-cell/>
          <table:table-cell office:value-type="string">
            <text:p>Lang Fritz</text:p>
          </table:table-cell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137">
            <text:p>137</text:p>
          </table:table-cell>
          <table:table-cell office:value-type="string">
            <text:p>Spiders</text:p>
          </table:table-cell>
          <table:table-cell office:value-type="string">
            <text:p>Drama</text:p>
          </table:table-cell>
          <table:table-cell office:value-type="string">
            <text:p>De Vogy Carl</text:p>
          </table:table-cell>
          <table:table-cell/>
          <table:table-cell office:value-type="string">
            <text:p>Lang Fritz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0">
            <text:p>90</text:p>
          </table:table-cell>
          <table:table-cell office:value-type="string">
            <text:p>Human Desir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/>
          <table:table-cell office:value-type="string">
            <text:p>Lang Fritz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130">
            <text:p>130</text:p>
          </table:table-cell>
          <table:table-cell office:value-type="string">
            <text:p>Spies</text:p>
          </table:table-cell>
          <table:table-cell office:value-type="string">
            <text:p>Drama</text:p>
          </table:table-cell>
          <table:table-cell office:value-type="string">
            <text:p>Klein-Rogge Rudolf</text:p>
          </table:table-cell>
          <table:table-cell/>
          <table:table-cell office:value-type="string">
            <text:p>Lang Fritz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20">
            <text:p>120</text:p>
          </table:table-cell>
          <table:table-cell office:value-type="string">
            <text:p>Testament of Dr. Mabuse The</text:p>
          </table:table-cell>
          <table:table-cell office:value-type="string">
            <text:p>Drama</text:p>
          </table:table-cell>
          <table:table-cell office:value-type="string">
            <text:p>Klein-Rogge Rudolf</text:p>
          </table:table-cell>
          <table:table-cell/>
          <table:table-cell office:value-type="string">
            <text:p>Lang Fritz</text:p>
          </table:table-cell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5">
            <text:p>95</text:p>
          </table:table-cell>
          <table:table-cell office:value-type="string">
            <text:p>Fury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/>
          <table:table-cell office:value-type="string">
            <text:p>Lang Fritz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9">
            <text:p>129</text:p>
          </table:table-cell>
          <table:table-cell office:value-type="string">
            <text:p>Mo' Better Blues</text:p>
          </table:table-cell>
          <table:table-cell office:value-type="string">
            <text:p>Drama</text:p>
          </table:table-cell>
          <table:table-cell office:value-type="string">
            <text:p>Washington Denzel</text:p>
          </table:table-cell>
          <table:table-cell/>
          <table:table-cell office:value-type="string">
            <text:p>Lee Spike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0">
            <text:p>30</text:p>
          </table:table-cell>
          <table:table-cell office:value-type="string">
            <text:p>Matt Talbot</text:p>
          </table:table-cell>
          <table:table-cell office:value-type="string">
            <text:p>Drama</text:p>
          </table:table-cell>
          <table:table-cell office:value-type="string">
            <text:p>Ford Seamus</text:p>
          </table:table-cell>
          <table:table-cell/>
          <table:table-cell office:value-type="string">
            <text:p>Lennon Biddy W.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5">
            <text:p>55</text:p>
          </table:table-cell>
          <table:table-cell office:value-type="string">
            <text:p>Will Rogers Look Back in Laughter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/>
          <table:table-cell office:value-type="string">
            <text:p>Leo Malcolm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0">
            <text:p>130</text:p>
          </table:table-cell>
          <table:table-cell office:value-type="string">
            <text:p>For a Few Dollars More</text:p>
          </table:table-cell>
          <table:table-cell office:value-type="string">
            <text:p>Westerns</text:p>
          </table:table-cell>
          <table:table-cell office:value-type="string">
            <text:p>Eastwood Clint</text:p>
          </table:table-cell>
          <table:table-cell/>
          <table:table-cell office:value-type="string">
            <text:p>Leone Sergio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39">
            <text:p>139</text:p>
          </table:table-cell>
          <table:table-cell office:value-type="string">
            <text:p>Thirty Seconds over Tokyo</text:p>
          </table:table-cell>
          <table:table-cell office:value-type="string">
            <text:p>War</text:p>
          </table:table-cell>
          <table:table-cell office:value-type="string">
            <text:p>Tracy Spencer</text:p>
          </table:table-cell>
          <table:table-cell/>
          <table:table-cell office:value-type="string">
            <text:p>LeRoy Mervyn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3">
            <text:p>93</text:p>
          </table:table-cell>
          <table:table-cell office:value-type="string">
            <text:p>Class of 1984</text:p>
          </table:table-cell>
          <table:table-cell office:value-type="string">
            <text:p>Drama</text:p>
          </table:table-cell>
          <table:table-cell office:value-type="string">
            <text:p>King Perry</text:p>
          </table:table-cell>
          <table:table-cell/>
          <table:table-cell office:value-type="string">
            <text:p>Lester Mark L.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09">
            <text:p>109</text:p>
          </table:table-cell>
          <table:table-cell office:value-type="string">
            <text:p>Juggernaut</text:p>
          </table:table-cell>
          <table:table-cell office:value-type="string">
            <text:p>Action</text:p>
          </table:table-cell>
          <table:table-cell office:value-type="string">
            <text:p>Harris Richard</text:p>
          </table:table-cell>
          <table:table-cell/>
          <table:table-cell office:value-type="string">
            <text:p>Lester Richard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20">
            <text:p>120</text:p>
          </table:table-cell>
          <table:table-cell office:value-type="string">
            <text:p>Good Morning Vietnam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/>
          <table:table-cell office:value-type="string">
            <text:p>Levinson Barry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94">
            <text:p>94</text:p>
          </table:table-cell>
          <table:table-cell office:value-type="string">
            <text:p>Blood on the Sun</text:p>
          </table:table-cell>
          <table:table-cell office:value-type="string">
            <text:p>Drama</text:p>
          </table:table-cell>
          <table:table-cell office:value-type="string">
            <text:p>Cagney James</text:p>
          </table:table-cell>
          <table:table-cell/>
          <table:table-cell office:value-type="string">
            <text:p>Lloyd Frank</text:p>
          </table:table-cell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61">
            <text:p>161</text:p>
          </table:table-cell>
          <table:table-cell office:value-type="string">
            <text:p>Paint Your Wagon</text:p>
          </table:table-cell>
          <table:table-cell office:value-type="string">
            <text:p>Music</text:p>
          </table:table-cell>
          <table:table-cell office:value-type="string">
            <text:p>Marvin Lee</text:p>
          </table:table-cell>
          <table:table-cell/>
          <table:table-cell office:value-type="string">
            <text:p>Logan Joshua</text:p>
          </table:table-cell>
          <table:table-cell office:value-type="float" office:value="46">
            <text:p>4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5">
            <text:p>105</text:p>
          </table:table-cell>
          <table:table-cell office:value-type="string">
            <text:p>Ensign Pulver</text:p>
          </table:table-cell>
          <table:table-cell office:value-type="string">
            <text:p>Comedy</text:p>
          </table:table-cell>
          <table:table-cell office:value-type="string">
            <text:p>Walker Robert Jr.</text:p>
          </table:table-cell>
          <table:table-cell/>
          <table:table-cell office:value-type="string">
            <text:p>Logan Joshua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92">
            <text:p>92</text:p>
          </table:table-cell>
          <table:table-cell office:value-type="string">
            <text:p>Street People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/>
          <table:table-cell office:value-type="string">
            <text:p>Lucidi Maurizio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83">
            <text:p>83</text:p>
          </table:table-cell>
          <table:table-cell office:value-type="string">
            <text:p>Manhunt The</text:p>
          </table:table-cell>
          <table:table-cell office:value-type="string">
            <text:p>Action</text:p>
          </table:table-cell>
          <table:table-cell office:value-type="string">
            <text:p>Borgnine Ernest</text:p>
          </table:table-cell>
          <table:table-cell/>
          <table:table-cell office:value-type="string">
            <text:p>Ludman Larry</text:p>
          </table:table-cell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5">
            <text:p>85</text:p>
          </table:table-cell>
          <table:table-cell office:value-type="string">
            <text:p>Operation Nam</text:p>
          </table:table-cell>
          <table:table-cell office:value-type="string">
            <text:p>War</text:p>
          </table:table-cell>
          <table:table-cell office:value-type="string">
            <text:p>Wayne John Ethan</text:p>
          </table:table-cell>
          <table:table-cell/>
          <table:table-cell office:value-type="string">
            <text:p>Ludman Larry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00">
            <text:p>100</text:p>
          </table:table-cell>
          <table:table-cell office:value-type="string">
            <text:p>Fighting Seabees The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/>
          <table:table-cell office:value-type="string">
            <text:p>Ludwig Edward</text:p>
          </table:table-cell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5">
            <text:p>75</text:p>
          </table:table-cell>
          <table:table-cell office:value-type="string">
            <text:p>Let It Rock</text:p>
          </table:table-cell>
          <table:table-cell office:value-type="string">
            <text:p>Drama</text:p>
          </table:table-cell>
          <table:table-cell office:value-type="string">
            <text:p>Hopper Dennis</text:p>
          </table:table-cell>
          <table:table-cell/>
          <table:table-cell office:value-type="string">
            <text:p>Lynch David</text:p>
          </table:table-cell>
          <table:table-cell office:value-type="float" office:value="32">
            <text:p>32</text:p>
          </table:table-cell>
          <table:table-cell office:value-type="string">
            <text:p>No</text:p>
          </table:table-cell>
          <table:table-cell office:value-type="string">
            <text:p>lynch.png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90">
            <text:p>90</text:p>
          </table:table-cell>
          <table:table-cell office:value-type="string">
            <text:p>Eraserhead</text:p>
          </table:table-cell>
          <table:table-cell office:value-type="string">
            <text:p>Horror</text:p>
          </table:table-cell>
          <table:table-cell office:value-type="string">
            <text:p>Nance John</text:p>
          </table:table-cell>
          <table:table-cell/>
          <table:table-cell office:value-type="string">
            <text:p>Lynch David</text:p>
          </table:table-cell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lynch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87">
            <text:p>87</text:p>
          </table:table-cell>
          <table:table-cell office:value-type="string">
            <text:p>Ladykillers The</text:p>
          </table:table-cell>
          <table:table-cell office:value-type="string">
            <text:p>Comedy</text:p>
          </table:table-cell>
          <table:table-cell office:value-type="string">
            <text:p>Guinness Alec</text:p>
          </table:table-cell>
          <table:table-cell/>
          <table:table-cell office:value-type="string">
            <text:p>Mackendrick Alexander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97">
            <text:p>97</text:p>
          </table:table-cell>
          <table:table-cell office:value-type="string">
            <text:p>Sweet Smell of Success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/>
          <table:table-cell office:value-type="string">
            <text:p>Mackendrick Alexander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88">
            <text:p>88</text:p>
          </table:table-cell>
          <table:table-cell office:value-type="string">
            <text:p>And Now for Something Completely Different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/>
          <table:table-cell office:value-type="string">
            <text:p>MacNaughton Ian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2">
            <text:p>92</text:p>
          </table:table-cell>
          <table:table-cell office:value-type="string">
            <text:p>Crackers</text:p>
          </table:table-cell>
          <table:table-cell office:value-type="string">
            <text:p>Action</text:p>
          </table:table-cell>
          <table:table-cell office:value-type="string">
            <text:p>Sutherland Donald</text:p>
          </table:table-cell>
          <table:table-cell/>
          <table:table-cell office:value-type="string">
            <text:p>Malle Louis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9">
            <text:p>89</text:p>
          </table:table-cell>
          <table:table-cell office:value-type="string">
            <text:p>Green Glove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/>
          <table:table-cell office:value-type="string">
            <text:p>Mate Rudolph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9">
            <text:p>89</text:p>
          </table:table-cell>
          <table:table-cell office:value-type="string">
            <text:p>Menace on the Mountain</text:p>
          </table:table-cell>
          <table:table-cell office:value-type="string">
            <text:p>Action</text:p>
          </table:table-cell>
          <table:table-cell office:value-type="string">
            <text:p>Crowley Pat</text:p>
          </table:table-cell>
          <table:table-cell/>
          <table:table-cell office:value-type="string">
            <text:p>McEveety Vincent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90">
            <text:p>90</text:p>
          </table:table-cell>
          <table:table-cell office:value-type="string">
            <text:p>In Old California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McGann William</text:p>
          </table:table-cell>
          <table:table-cell office:value-type="float" office:value="27">
            <text:p>2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85">
            <text:p>85</text:p>
          </table:table-cell>
          <table:table-cell office:value-type="string">
            <text:p>Thirty Is a Dangerous Age Cynthia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/>
          <table:table-cell office:value-type="string">
            <text:p>McGrath Joseph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9">
            <text:p>99</text:p>
          </table:table-cell>
          <table:table-cell office:value-type="string">
            <text:p>Ffolkes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/>
          <table:table-cell office:value-type="string">
            <text:p>McLaglen Andrew V.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11">
            <text:p>111</text:p>
          </table:table-cell>
          <table:table-cell office:value-type="string">
            <text:p>Chisum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McLaglen Andrew V.</text:p>
          </table:table-cell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35">
            <text:p>135</text:p>
          </table:table-cell>
          <table:table-cell office:value-type="string">
            <text:p>Hunt for Red October The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/>
          <table:table-cell office:value-type="string">
            <text:p>McTiernan Joh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23">
            <text:p>123</text:p>
          </table:table-cell>
          <table:table-cell office:value-type="string">
            <text:p>Closely Watched Trains</text:p>
          </table:table-cell>
          <table:table-cell office:value-type="string">
            <text:p>Drama</text:p>
          </table:table-cell>
          <table:table-cell office:value-type="string">
            <text:p>Neckar Vaclav</text:p>
          </table:table-cell>
          <table:table-cell/>
          <table:table-cell office:value-type="string">
            <text:p>Menzel Jiri</text:p>
          </table:table-cell>
          <table:table-cell office:value-type="float" office:value="75">
            <text:p>7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91">
            <text:p>91</text:p>
          </table:table-cell>
          <table:table-cell office:value-type="string">
            <text:p>Executive Action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/>
          <table:table-cell office:value-type="string">
            <text:p>Miller David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01">
            <text:p>101</text:p>
          </table:table-cell>
          <table:table-cell office:value-type="string">
            <text:p>Flying Tigers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/>
          <table:table-cell office:value-type="string">
            <text:p>Miller David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7">
            <text:p>87</text:p>
          </table:table-cell>
          <table:table-cell office:value-type="string">
            <text:p>Father's Little Dividend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/>
          <table:table-cell office:value-type="string">
            <text:p>Minnelli Vincente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2">
            <text:p>92</text:p>
          </table:table-cell>
          <table:table-cell office:value-type="string">
            <text:p>An Evening with Robin Williams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/>
          <table:table-cell office:value-type="string">
            <text:p>Mischer Don</text:p>
          </table:table-cell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Eddie Murphy Raw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/>
          <table:table-cell office:value-type="string">
            <text:p>Murphy Eddie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8">
            <text:p>118</text:p>
          </table:table-cell>
          <table:table-cell office:value-type="string">
            <text:p>Harlem Nights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/>
          <table:table-cell office:value-type="string">
            <text:p>Murphy Eddie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93">
            <text:p>93</text:p>
          </table:table-cell>
          <table:table-cell office:value-type="string">
            <text:p>Santee</text:p>
          </table:table-cell>
          <table:table-cell office:value-type="string">
            <text:p>Western</text:p>
          </table:table-cell>
          <table:table-cell office:value-type="string">
            <text:p>Ford Glenn</text:p>
          </table:table-cell>
          <table:table-cell/>
          <table:table-cell office:value-type="string">
            <text:p>Nelson Gary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0">
            <text:p>90</text:p>
          </table:table-cell>
          <table:table-cell office:value-type="string">
            <text:p>Good Father The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/>
          <table:table-cell office:value-type="string">
            <text:p>Newell Mike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15">
            <text:p>115</text:p>
          </table:table-cell>
          <table:table-cell office:value-type="string">
            <text:p>Sometimes a Great Notion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/>
          <table:table-cell office:value-type="string">
            <text:p>Newman Paul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17">
            <text:p>117</text:p>
          </table:table-cell>
          <table:table-cell office:value-type="string">
            <text:p>Catch Twenty-Two</text:p>
          </table:table-cell>
          <table:table-cell office:value-type="string">
            <text:p>Comedy</text:p>
          </table:table-cell>
          <table:table-cell office:value-type="string">
            <text:p>Arkin Alan</text:p>
          </table:table-cell>
          <table:table-cell/>
          <table:table-cell office:value-type="string">
            <text:p>Nichols Mike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0">
            <text:p>90</text:p>
          </table:table-cell>
          <table:table-cell office:value-type="string">
            <text:p>Dark Age</text:p>
          </table:table-cell>
          <table:table-cell office:value-type="string">
            <text:p>Action</text:p>
          </table:table-cell>
          <table:table-cell office:value-type="string">
            <text:p>Jarratt John</text:p>
          </table:table-cell>
          <table:table-cell/>
          <table:table-cell office:value-type="string">
            <text:p>Nicholson Arch</text:p>
          </table:table-cell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4">
            <text:p>94</text:p>
          </table:table-cell>
          <table:table-cell office:value-type="string">
            <text:p>Deadline</text:p>
          </table:table-cell>
          <table:table-cell office:value-type="string">
            <text:p>Mystery</text:p>
          </table:table-cell>
          <table:table-cell office:value-type="string">
            <text:p>Newman Barry</text:p>
          </table:table-cell>
          <table:table-cell/>
          <table:table-cell office:value-type="string">
            <text:p>Nicholson Arch</text:p>
          </table:table-cell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60">
            <text:p>60</text:p>
          </table:table-cell>
          <table:table-cell office:value-type="string">
            <text:p>Mysterious Mr. Wong</text:p>
          </table:table-cell>
          <table:table-cell office:value-type="string">
            <text:p>Mystery</text:p>
          </table:table-cell>
          <table:table-cell office:value-type="string">
            <text:p>Lugosi Bela</text:p>
          </table:table-cell>
          <table:table-cell/>
          <table:table-cell office:value-type="string">
            <text:p>Nigh William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2">
            <text:p>92</text:p>
          </table:table-cell>
          <table:table-cell office:value-type="string">
            <text:p>A Month in the Country</text:p>
          </table:table-cell>
          <table:table-cell office:value-type="string">
            <text:p>Drama</text:p>
          </table:table-cell>
          <table:table-cell office:value-type="string">
            <text:p>Firth Colin</text:p>
          </table:table-cell>
          <table:table-cell/>
          <table:table-cell office:value-type="string">
            <text:p>O'Connor Pat</text:p>
          </table:table-cell>
          <table:table-cell office:value-type="float" office:value="57">
            <text:p>5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7">
            <text:p>97</text:p>
          </table:table-cell>
          <table:table-cell office:value-type="string">
            <text:p>Prom Night III The Last Kiss</text:p>
          </table:table-cell>
          <table:table-cell office:value-type="string">
            <text:p>Horror</text:p>
          </table:table-cell>
          <table:table-cell office:value-type="string">
            <text:p>Conlon Tim</text:p>
          </table:table-cell>
          <table:table-cell/>
          <table:table-cell office:value-type="string">
            <text:p>Oliver Ron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Blood in Blood Out</text:p>
          </table:table-cell>
          <table:table-cell office:value-type="string">
            <text:p>Drama</text:p>
          </table:table-cell>
          <table:table-cell office:value-type="string">
            <text:p>Penn Sean</text:p>
          </table:table-cell>
          <table:table-cell/>
          <table:table-cell office:value-type="string">
            <text:p>Olmos Edward James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4">
            <text:p>94</text:p>
          </table:table-cell>
          <table:table-cell office:value-type="string">
            <text:p>Wrong Arm of the Law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/>
          <table:table-cell office:value-type="string">
            <text:p>Owen Cliff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6">
            <text:p>116</text:p>
          </table:table-cell>
          <table:table-cell office:value-type="string">
            <text:p>Orphans</text:p>
          </table:table-cell>
          <table:table-cell office:value-type="string">
            <text:p>Drama</text:p>
          </table:table-cell>
          <table:table-cell office:value-type="string">
            <text:p>Finney Albert</text:p>
          </table:table-cell>
          <table:table-cell/>
          <table:table-cell office:value-type="string">
            <text:p>Pakula Alan J.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39">
            <text:p>139</text:p>
          </table:table-cell>
          <table:table-cell office:value-type="string">
            <text:p>All the President's Men</text:p>
          </table:table-cell>
          <table:table-cell office:value-type="string">
            <text:p>Drama</text:p>
          </table:table-cell>
          <table:table-cell office:value-type="string">
            <text:p>Redford Robert</text:p>
          </table:table-cell>
          <table:table-cell/>
          <table:table-cell office:value-type="string">
            <text:p>Pakula Alan J.</text:p>
          </table:table-cell>
          <table:table-cell office:value-type="float" office:value="45">
            <text:p>45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73">
            <text:p>73</text:p>
          </table:table-cell>
          <table:table-cell office:value-type="string">
            <text:p>J-Men Forever</text:p>
          </table:table-cell>
          <table:table-cell office:value-type="string">
            <text:p>Action</text:p>
          </table:table-cell>
          <table:table-cell office:value-type="string">
            <text:p>Bergman Peter</text:p>
          </table:table-cell>
          <table:table-cell/>
          <table:table-cell office:value-type="string">
            <text:p>Patterson Richard</text:p>
          </table:table-cell>
          <table:table-cell office:value-type="float" office:value="59">
            <text:p>5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44">
            <text:p>144</text:p>
          </table:table-cell>
          <table:table-cell office:value-type="string">
            <text:p>Wild Bunch The</text:p>
          </table:table-cell>
          <table:table-cell office:value-type="string">
            <text:p>Western</text:p>
          </table:table-cell>
          <table:table-cell office:value-type="string">
            <text:p>Holden William</text:p>
          </table:table-cell>
          <table:table-cell/>
          <table:table-cell office:value-type="string">
            <text:p>Peckinpah Sam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2">
            <text:p>92</text:p>
          </table:table-cell>
          <table:table-cell office:value-type="string">
            <text:p>Judgement in Berlin</text:p>
          </table:table-cell>
          <table:table-cell office:value-type="string">
            <text:p>Drama</text:p>
          </table:table-cell>
          <table:table-cell office:value-type="string">
            <text:p>Sheen Martin</text:p>
          </table:table-cell>
          <table:table-cell/>
          <table:table-cell office:value-type="string">
            <text:p>Penn Leo</text:p>
          </table:table-cell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Hot Line The</text:p>
          </table:table-cell>
          <table:table-cell office:value-type="string">
            <text:p>Comedy</text:p>
          </table:table-cell>
          <table:table-cell office:value-type="string">
            <text:p>Boyer Charles</text:p>
          </table:table-cell>
          <table:table-cell/>
          <table:table-cell office:value-type="string">
            <text:p>Perier Etienne</text:p>
          </table:table-cell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00">
            <text:p>100</text:p>
          </table:table-cell>
          <table:table-cell office:value-type="string">
            <text:p>Rocket Gibraltar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/>
          <table:table-cell office:value-type="string">
            <text:p>Petrie Daniel</text:p>
          </table:table-cell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12">
            <text:p>112</text:p>
          </table:table-cell>
          <table:table-cell office:value-type="string">
            <text:p>Yakuza The</text:p>
          </table:table-cell>
          <table:table-cell office:value-type="string">
            <text:p>Action</text:p>
          </table:table-cell>
          <table:table-cell office:value-type="string">
            <text:p>Mitchum Robert</text:p>
          </table:table-cell>
          <table:table-cell/>
          <table:table-cell office:value-type="string">
            <text:p>Pollack Sydney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16">
            <text:p>116</text:p>
          </table:table-cell>
          <table:table-cell office:value-type="string">
            <text:p>Jeremiah Johnson</text:p>
          </table:table-cell>
          <table:table-cell office:value-type="string">
            <text:p>Drama</text:p>
          </table:table-cell>
          <table:table-cell office:value-type="string">
            <text:p>Redford Robert</text:p>
          </table:table-cell>
          <table:table-cell/>
          <table:table-cell office:value-type="string">
            <text:p>Pollack Sydney</text:p>
          </table:table-cell>
          <table:table-cell office:value-type="float" office:value="88">
            <text:p>8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12">
            <text:p>112</text:p>
          </table:table-cell>
          <table:table-cell office:value-type="string">
            <text:p>Burn!</text:p>
          </table:table-cell>
          <table:table-cell office:value-type="string">
            <text:p>Drama</text:p>
          </table:table-cell>
          <table:table-cell office:value-type="string">
            <text:p>Brando Marlon</text:p>
          </table:table-cell>
          <table:table-cell/>
          <table:table-cell office:value-type="string">
            <text:p>Pontecorvo Gillo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22">
            <text:p>122</text:p>
          </table:table-cell>
          <table:table-cell office:value-type="string">
            <text:p>Magnum Forc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/>
          <table:table-cell office:value-type="string">
            <text:p>Post Ted</text:p>
          </table:table-cell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86">
            <text:p>86</text:p>
          </table:table-cell>
          <table:table-cell office:value-type="string">
            <text:p>Cyborg</text:p>
          </table:table-cell>
          <table:table-cell office:value-type="string">
            <text:p>Action</text:p>
          </table:table-cell>
          <table:table-cell office:value-type="string">
            <text:p>Van Damme Jean-Claude</text:p>
          </table:table-cell>
          <table:table-cell/>
          <table:table-cell office:value-type="string">
            <text:p>Pyun Albert</text:p>
          </table:table-cell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08">
            <text:p>108</text:p>
          </table:table-cell>
          <table:table-cell office:value-type="string">
            <text:p>Prisoner of Zenda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/>
          <table:table-cell office:value-type="string">
            <text:p>Quine Richard</text:p>
          </table:table-cell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86">
            <text:p>86</text:p>
          </table:table-cell>
          <table:table-cell office:value-type="string">
            <text:p>Scream</text:p>
          </table:table-cell>
          <table:table-cell office:value-type="string">
            <text:p>Horror</text:p>
          </table:table-cell>
          <table:table-cell office:value-type="string">
            <text:p>Martin Pepper</text:p>
          </table:table-cell>
          <table:table-cell/>
          <table:table-cell office:value-type="string">
            <text:p>Quisenberry Byron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40">
            <text:p>140</text:p>
          </table:table-cell>
          <table:table-cell office:value-type="string">
            <text:p>Assault The</text:p>
          </table:table-cell>
          <table:table-cell office:value-type="string">
            <text:p>Drama</text:p>
          </table:table-cell>
          <table:table-cell office:value-type="string">
            <text:p>Lint Derek De</text:p>
          </table:table-cell>
          <table:table-cell/>
          <table:table-cell office:value-type="string">
            <text:p>Rademakers Fons</text:p>
          </table:table-cell>
          <table:table-cell office:value-type="float" office:value="71">
            <text:p>71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02">
            <text:p>102</text:p>
          </table:table-cell>
          <table:table-cell office:value-type="string">
            <text:p>Flying Leathernecks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/>
          <table:table-cell office:value-type="string">
            <text:p>Ray Nicholas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2">
            <text:p>92</text:p>
          </table:table-cell>
          <table:table-cell office:value-type="string">
            <text:p>What Comes Around</text:p>
          </table:table-cell>
          <table:table-cell office:value-type="string">
            <text:p>Drama</text:p>
          </table:table-cell>
          <table:table-cell office:value-type="string">
            <text:p>Reed Jerry</text:p>
          </table:table-cell>
          <table:table-cell/>
          <table:table-cell office:value-type="string">
            <text:p>Reed Jerry</text:p>
          </table:table-cell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23">
            <text:p>123</text:p>
          </table:table-cell>
          <table:table-cell office:value-type="string">
            <text:p>Mon Oncle D'Amerique</text:p>
          </table:table-cell>
          <table:table-cell office:value-type="string">
            <text:p>Comedy</text:p>
          </table:table-cell>
          <table:table-cell office:value-type="string">
            <text:p>Roger-Pierre</text:p>
          </table:table-cell>
          <table:table-cell/>
          <table:table-cell office:value-type="string">
            <text:p>Resnais Alain</text:p>
          </table:table-cell>
          <table:table-cell office:value-type="float" office:value="71">
            <text:p>7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2">
            <text:p>92</text:p>
          </table:table-cell>
          <table:table-cell office:value-type="string">
            <text:p>Culpepper Cattle Company The</text:p>
          </table:table-cell>
          <table:table-cell office:value-type="string">
            <text:p>Western</text:p>
          </table:table-cell>
          <table:table-cell office:value-type="string">
            <text:p>Grimes Gary</text:p>
          </table:table-cell>
          <table:table-cell/>
          <table:table-cell office:value-type="string">
            <text:p>Richards Dick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2">
            <text:p>102</text:p>
          </table:table-cell>
          <table:table-cell office:value-type="string">
            <text:p>Survivors The</text:p>
          </table:table-cell>
          <table:table-cell office:value-type="string">
            <text:p>Comedy</text:p>
          </table:table-cell>
          <table:table-cell office:value-type="string">
            <text:p>Matthau Walter</text:p>
          </table:table-cell>
          <table:table-cell/>
          <table:table-cell office:value-type="string">
            <text:p>Ritchie Michael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96">
            <text:p>96</text:p>
          </table:table-cell>
          <table:table-cell office:value-type="string">
            <text:p>Roadhouse Sixty-Six</text:p>
          </table:table-cell>
          <table:table-cell office:value-type="string">
            <text:p>Action</text:p>
          </table:table-cell>
          <table:table-cell office:value-type="string">
            <text:p>Dafoe Willem</text:p>
          </table:table-cell>
          <table:table-cell/>
          <table:table-cell office:value-type="string">
            <text:p>Robinson John Mark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Burning Poles Cecil Taylor in Performance</text:p>
          </table:table-cell>
          <table:table-cell office:value-type="string">
            <text:p>Music</text:p>
          </table:table-cell>
          <table:table-cell office:value-type="string">
            <text:p>Taylor Cecil</text:p>
          </table:table-cell>
          <table:table-cell/>
          <table:table-cell office:value-type="string">
            <text:p>Rochlin Sheldon</text:p>
          </table:table-cell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8">
            <text:p>98</text:p>
          </table:table-cell>
          <table:table-cell office:value-type="string">
            <text:p>Russkies</text:p>
          </table:table-cell>
          <table:table-cell office:value-type="string">
            <text:p>Action</text:p>
          </table:table-cell>
          <table:table-cell office:value-type="string">
            <text:p>Hubley Whip</text:p>
          </table:table-cell>
          <table:table-cell/>
          <table:table-cell office:value-type="string">
            <text:p>Rosenthal Rick</text:p>
          </table:table-cell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6">
            <text:p>96</text:p>
          </table:table-cell>
          <table:table-cell office:value-type="string">
            <text:p>My Blue Heaven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/>
          <table:table-cell office:value-type="string">
            <text:p>Ross Herbert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03">
            <text:p>103</text:p>
          </table:table-cell>
          <table:table-cell office:value-type="string">
            <text:p>Altered States</text:p>
          </table:table-cell>
          <table:table-cell office:value-type="string">
            <text:p>Science Fiction</text:p>
          </table:table-cell>
          <table:table-cell office:value-type="string">
            <text:p>Hurt William</text:p>
          </table:table-cell>
          <table:table-cell/>
          <table:table-cell office:value-type="string">
            <text:p>Russell Ken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28">
            <text:p>128</text:p>
          </table:table-cell>
          <table:table-cell office:value-type="string">
            <text:p>Cowboys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Rydell Mark</text:p>
          </table:table-cell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95">
            <text:p>95</text:p>
          </table:table-cell>
          <table:table-cell office:value-type="string">
            <text:p>Code Name Emerald</text:p>
          </table:table-cell>
          <table:table-cell office:value-type="string">
            <text:p>Drama</text:p>
          </table:table-cell>
          <table:table-cell office:value-type="string">
            <text:p>Harris Ed</text:p>
          </table:table-cell>
          <table:table-cell/>
          <table:table-cell office:value-type="string">
            <text:p>Sanger Jonathan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70">
            <text:p>170</text:p>
          </table:table-cell>
          <table:table-cell office:value-type="string">
            <text:p>Patton</text:p>
          </table:table-cell>
          <table:table-cell office:value-type="string">
            <text:p>War</text:p>
          </table:table-cell>
          <table:table-cell office:value-type="string">
            <text:p>Scott George C.</text:p>
          </table:table-cell>
          <table:table-cell/>
          <table:table-cell office:value-type="string">
            <text:p>Schaffner Franklin J.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23">
            <text:p>123</text:p>
          </table:table-cell>
          <table:table-cell office:value-type="string">
            <text:p>Midnight Cowboy</text:p>
          </table:table-cell>
          <table:table-cell office:value-type="string">
            <text:p>Drama</text:p>
          </table:table-cell>
          <table:table-cell office:value-type="string">
            <text:p>Hoffman Dustin</text:p>
          </table:table-cell>
          <table:table-cell/>
          <table:table-cell office:value-type="string">
            <text:p>Schlesinger John</text:p>
          </table:table-cell>
          <table:table-cell office:value-type="float" office:value="33">
            <text:p>33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31">
            <text:p>131</text:p>
          </table:table-cell>
          <table:table-cell office:value-type="string">
            <text:p>Falcon &amp; the Snowman The</text:p>
          </table:table-cell>
          <table:table-cell office:value-type="string">
            <text:p>Drama</text:p>
          </table:table-cell>
          <table:table-cell office:value-type="string">
            <text:p>Hutton Timothy</text:p>
          </table:table-cell>
          <table:table-cell/>
          <table:table-cell office:value-type="string">
            <text:p>Schlesinger John</text:p>
          </table:table-cell>
          <table:table-cell office:value-type="float" office:value="61">
            <text:p>6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12">
            <text:p>112</text:p>
          </table:table-cell>
          <table:table-cell office:value-type="string">
            <text:p>Maitresse</text:p>
          </table:table-cell>
          <table:table-cell office:value-type="string">
            <text:p>Drama</text:p>
          </table:table-cell>
          <table:table-cell office:value-type="string">
            <text:p>Ogier Bulle</text:p>
          </table:table-cell>
          <table:table-cell/>
          <table:table-cell office:value-type="string">
            <text:p>Schroeder Barbet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86">
            <text:p>86</text:p>
          </table:table-cell>
          <table:table-cell office:value-type="string">
            <text:p>Disorderlies</text:p>
          </table:table-cell>
          <table:table-cell office:value-type="string">
            <text:p>Comedy</text:p>
          </table:table-cell>
          <table:table-cell office:value-type="string">
            <text:p>Boys The Fat</text:p>
          </table:table-cell>
          <table:table-cell/>
          <table:table-cell office:value-type="string">
            <text:p>Schultz Michael</text:p>
          </table:table-cell>
          <table:table-cell office:value-type="float" office:value="69">
            <text:p>6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Raging Bull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/>
          <table:table-cell office:value-type="string">
            <text:p>Scorsese Martin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Garrison Keillor's Home</text:p>
          </table:table-cell>
          <table:table-cell office:value-type="string">
            <text:p>Comedy</text:p>
          </table:table-cell>
          <table:table-cell office:value-type="string">
            <text:p>Keillor Garrison</text:p>
          </table:table-cell>
          <table:table-cell/>
          <table:table-cell office:value-type="string">
            <text:p>Sevush Herb</text:p>
          </table:table-cell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55">
            <text:p>55</text:p>
          </table:table-cell>
          <table:table-cell office:value-type="string">
            <text:p>Overland Stage Raider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Sherman George</text:p>
          </table:table-cell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55">
            <text:p>55</text:p>
          </table:table-cell>
          <table:table-cell office:value-type="string">
            <text:p>Pals of the Saddl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/>
          <table:table-cell office:value-type="string">
            <text:p>Sherman George</text:p>
          </table:table-cell>
          <table:table-cell office:value-type="float" office:value="33">
            <text:p>3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92">
            <text:p>92</text:p>
          </table:table-cell>
          <table:table-cell office:value-type="string">
            <text:p>Alone in the Dark</text:p>
          </table:table-cell>
          <table:table-cell office:value-type="string">
            <text:p>Horror</text:p>
          </table:table-cell>
          <table:table-cell office:value-type="string">
            <text:p>Schultz Dwight</text:p>
          </table:table-cell>
          <table:table-cell/>
          <table:table-cell office:value-type="string">
            <text:p>Sholder Jack</text:p>
          </table:table-cell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9">
            <text:p>109</text:p>
          </table:table-cell>
          <table:table-cell office:value-type="string">
            <text:p>Beguiled The</text:p>
          </table:table-cell>
          <table:table-cell office:value-type="string">
            <text:p>Drama</text:p>
          </table:table-cell>
          <table:table-cell office:value-type="string">
            <text:p>Eastwood Clint</text:p>
          </table:table-cell>
          <table:table-cell/>
          <table:table-cell office:value-type="string">
            <text:p>Siegel Don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12">
            <text:p>112</text:p>
          </table:table-cell>
          <table:table-cell office:value-type="string">
            <text:p>Escape from Alcatraz</text:p>
          </table:table-cell>
          <table:table-cell office:value-type="string">
            <text:p>Drama</text:p>
          </table:table-cell>
          <table:table-cell office:value-type="string">
            <text:p>Eastwood Clint</text:p>
          </table:table-cell>
          <table:table-cell/>
          <table:table-cell office:value-type="string">
            <text:p>Siegel Don</text:p>
          </table:table-cell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88">
            <text:p>88</text:p>
          </table:table-cell>
          <table:table-cell office:value-type="string">
            <text:p>Criss Cross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/>
          <table:table-cell office:value-type="string">
            <text:p>Siodmak Robert</text:p>
          </table:table-cell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32">
            <text:p>132</text:p>
          </table:table-cell>
          <table:table-cell office:value-type="string">
            <text:p>Midway</text:p>
          </table:table-cell>
          <table:table-cell office:value-type="string">
            <text:p>War</text:p>
          </table:table-cell>
          <table:table-cell office:value-type="string">
            <text:p>Heston Charlton</text:p>
          </table:table-cell>
          <table:table-cell/>
          <table:table-cell office:value-type="string">
            <text:p>Smight Jack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6">
            <text:p>126</text:p>
          </table:table-cell>
          <table:table-cell office:value-type="string">
            <text:p>Indiana Jones &amp; the Last Crusade</text:p>
          </table:table-cell>
          <table:table-cell office:value-type="string">
            <text:p>Action</text:p>
          </table:table-cell>
          <table:table-cell office:value-type="string">
            <text:p>Ford Harrison</text:p>
          </table:table-cell>
          <table:table-cell/>
          <table:table-cell office:value-type="string">
            <text:p>Spielberg Steven</text:p>
          </table:table-cell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90">
            <text:p>90</text:p>
          </table:table-cell>
          <table:table-cell office:value-type="string">
            <text:p>Duel</text:p>
          </table:table-cell>
          <table:table-cell office:value-type="string">
            <text:p>Mystery</text:p>
          </table:table-cell>
          <table:table-cell office:value-type="string">
            <text:p>Weaver Dennis</text:p>
          </table:table-cell>
          <table:table-cell/>
          <table:table-cell office:value-type="string">
            <text:p>Spielberg Steven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93">
            <text:p>193</text:p>
          </table:table-cell>
          <table:table-cell office:value-type="string">
            <text:p>Separate but Equal</text:p>
          </table:table-cell>
          <table:table-cell office:value-type="string">
            <text:p>Drama</text:p>
          </table:table-cell>
          <table:table-cell office:value-type="string">
            <text:p>Poitier Sidney</text:p>
          </table:table-cell>
          <table:table-cell/>
          <table:table-cell office:value-type="string">
            <text:p>Stevens George Jr.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123">
            <text:p>123</text:p>
          </table:table-cell>
          <table:table-cell office:value-type="string">
            <text:p>Gosta Berling's Saga</text:p>
          </table:table-cell>
          <table:table-cell office:value-type="string">
            <text:p>Drama</text:p>
          </table:table-cell>
          <table:table-cell office:value-type="string">
            <text:p>Hanson Lars</text:p>
          </table:table-cell>
          <table:table-cell/>
          <table:table-cell office:value-type="string">
            <text:p>Stiller Mauritz</text:p>
          </table:table-cell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20">
            <text:p>120</text:p>
          </table:table-cell>
          <table:table-cell office:value-type="string">
            <text:p>Platoon</text:p>
          </table:table-cell>
          <table:table-cell office:value-type="string">
            <text:p>Drama</text:p>
          </table:table-cell>
          <table:table-cell office:value-type="string">
            <text:p>Sheen Charlie</text:p>
          </table:table-cell>
          <table:table-cell/>
          <table:table-cell office:value-type="string">
            <text:p>Stone Oliver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89">
            <text:p>89</text:p>
          </table:table-cell>
          <table:table-cell office:value-type="string">
            <text:p>Crawling Hand The</text:p>
          </table:table-cell>
          <table:table-cell office:value-type="string">
            <text:p>Science Fiction</text:p>
          </table:table-cell>
          <table:table-cell office:value-type="string">
            <text:p>Breck Peter</text:p>
          </table:table-cell>
          <table:table-cell/>
          <table:table-cell office:value-type="string">
            <text:p>Strock Herbert L.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00">
            <text:p>100</text:p>
          </table:table-cell>
          <table:table-cell office:value-type="string">
            <text:p>Willy Wonka &amp; the Chocolate Factory</text:p>
          </table:table-cell>
          <table:table-cell office:value-type="string">
            <text:p>Music</text:p>
          </table:table-cell>
          <table:table-cell office:value-type="string">
            <text:p>Wilder Gene</text:p>
          </table:table-cell>
          <table:table-cell/>
          <table:table-cell office:value-type="string">
            <text:p>Stuart Mel</text:p>
          </table:table-cell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88">
            <text:p>88</text:p>
          </table:table-cell>
          <table:table-cell office:value-type="string">
            <text:p>Joe Kidd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/>
          <table:table-cell office:value-type="string">
            <text:p>Sturges John</text:p>
          </table:table-cell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4">
            <text:p>104</text:p>
          </table:table-cell>
          <table:table-cell office:value-type="string">
            <text:p>Santa Claus The Movie</text:p>
          </table:table-cell>
          <table:table-cell office:value-type="string">
            <text:p>Comedy</text:p>
          </table:table-cell>
          <table:table-cell office:value-type="string">
            <text:p>Moore Dudley</text:p>
          </table:table-cell>
          <table:table-cell/>
          <table:table-cell office:value-type="string">
            <text:p>Szwarc Jeannot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96">
            <text:p>96</text:p>
          </table:table-cell>
          <table:table-cell office:value-type="string">
            <text:p>Boys Town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/>
          <table:table-cell office:value-type="string">
            <text:p>Taurog Norman</text:p>
          </table:table-cell>
          <table:table-cell office:value-type="float" office:value="21">
            <text:p>21</text:p>
          </table:table-cell>
          <table:table-cell office:value-type="string">
            <text:p>Yes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9">
            <text:p>59</text:p>
          </table:table-cell>
          <table:table-cell office:value-type="string">
            <text:p>Erasure Live Wild!</text:p>
          </table:table-cell>
          <table:table-cell office:value-type="string">
            <text:p>Music</text:p>
          </table:table-cell>
          <table:table-cell table:number-columns-repeated="2"/>
          <table:table-cell office:value-type="string">
            <text:p>Taylor Gavin</text:p>
          </table:table-cell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50">
            <text:p>150</text:p>
          </table:table-cell>
          <table:table-cell office:value-type="string">
            <text:p>A Question of Honor</text:p>
          </table:table-cell>
          <table:table-cell office:value-type="string">
            <text:p>Drama</text:p>
          </table:table-cell>
          <table:table-cell office:value-type="string">
            <text:p>Gazzara Ben</text:p>
          </table:table-cell>
          <table:table-cell/>
          <table:table-cell office:value-type="string">
            <text:p>Taylor Jud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61">
            <text:p>61</text:p>
          </table:table-cell>
          <table:table-cell office:value-type="string">
            <text:p>Check Your Guns</text:p>
          </table:table-cell>
          <table:table-cell office:value-type="string">
            <text:p>Western</text:p>
          </table:table-cell>
          <table:table-cell office:value-type="string">
            <text:p>Dean Eddie</text:p>
          </table:table-cell>
          <table:table-cell/>
          <table:table-cell office:value-type="string">
            <text:p>Taylor Ray</text:p>
          </table:table-cell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56">
            <text:p>56</text:p>
          </table:table-cell>
          <table:table-cell office:value-type="string">
            <text:p>West to Glory</text:p>
          </table:table-cell>
          <table:table-cell office:value-type="string">
            <text:p>Western</text:p>
          </table:table-cell>
          <table:table-cell office:value-type="string">
            <text:p>Dean Eddie</text:p>
          </table:table-cell>
          <table:table-cell/>
          <table:table-cell office:value-type="string">
            <text:p>Taylor Ray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0">
            <text:p>60</text:p>
          </table:table-cell>
          <table:table-cell office:value-type="string">
            <text:p>Throwback The</text:p>
          </table:table-cell>
          <table:table-cell office:value-type="string">
            <text:p>Western</text:p>
          </table:table-cell>
          <table:table-cell office:value-type="string">
            <text:p>Jones Buck</text:p>
          </table:table-cell>
          <table:table-cell/>
          <table:table-cell office:value-type="string">
            <text:p>Taylor Ray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4">
            <text:p>54</text:p>
          </table:table-cell>
          <table:table-cell office:value-type="string">
            <text:p>Border Feud</text:p>
          </table:table-cell>
          <table:table-cell office:value-type="string">
            <text:p>Action</text:p>
          </table:table-cell>
          <table:table-cell office:value-type="string">
            <text:p>LaRue Lash</text:p>
          </table:table-cell>
          <table:table-cell/>
          <table:table-cell office:value-type="string">
            <text:p>Taylor Ray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58">
            <text:p>58</text:p>
          </table:table-cell>
          <table:table-cell office:value-type="string">
            <text:p>Fighting Vigilantes The</text:p>
          </table:table-cell>
          <table:table-cell office:value-type="string">
            <text:p>Western</text:p>
          </table:table-cell>
          <table:table-cell office:value-type="string">
            <text:p>LaRue Lash</text:p>
          </table:table-cell>
          <table:table-cell/>
          <table:table-cell office:value-type="string">
            <text:p>Taylor Ray</text:p>
          </table:table-cell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53">
            <text:p>53</text:p>
          </table:table-cell>
          <table:table-cell office:value-type="string">
            <text:p>Law of the Lash</text:p>
          </table:table-cell>
          <table:table-cell office:value-type="string">
            <text:p>Western</text:p>
          </table:table-cell>
          <table:table-cell office:value-type="string">
            <text:p>LaRue Lash</text:p>
          </table:table-cell>
          <table:table-cell/>
          <table:table-cell office:value-type="string">
            <text:p>Taylor Ray</text:p>
          </table:table-cell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66">
            <text:p>66</text:p>
          </table:table-cell>
          <table:table-cell office:value-type="string">
            <text:p>Outlaw Country</text:p>
          </table:table-cell>
          <table:table-cell office:value-type="string">
            <text:p>Western</text:p>
          </table:table-cell>
          <table:table-cell office:value-type="string">
            <text:p>LaRue Lash</text:p>
          </table:table-cell>
          <table:table-cell/>
          <table:table-cell office:value-type="string">
            <text:p>Taylor Ray</text:p>
          </table:table-cell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3">
            <text:p>53</text:p>
          </table:table-cell>
          <table:table-cell office:value-type="string">
            <text:p>Return of the Lash</text:p>
          </table:table-cell>
          <table:table-cell office:value-type="string">
            <text:p>Action</text:p>
          </table:table-cell>
          <table:table-cell office:value-type="string">
            <text:p>LaRue Lash</text:p>
          </table:table-cell>
          <table:table-cell/>
          <table:table-cell office:value-type="string">
            <text:p>Taylor Ray</text:p>
          </table:table-cell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0">
            <text:p>60</text:p>
          </table:table-cell>
          <table:table-cell office:value-type="string">
            <text:p>Mystery of the Hooded Horsemen</text:p>
          </table:table-cell>
          <table:table-cell office:value-type="string">
            <text:p>Western</text:p>
          </table:table-cell>
          <table:table-cell office:value-type="string">
            <text:p>Ritter Tex</text:p>
          </table:table-cell>
          <table:table-cell/>
          <table:table-cell office:value-type="string">
            <text:p>Taylor Ray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60">
            <text:p>60</text:p>
          </table:table-cell>
          <table:table-cell office:value-type="string">
            <text:p>Tex Rides with the Boy Scouts</text:p>
          </table:table-cell>
          <table:table-cell office:value-type="string">
            <text:p>Western</text:p>
          </table:table-cell>
          <table:table-cell office:value-type="string">
            <text:p>Ritter Tex</text:p>
          </table:table-cell>
          <table:table-cell/>
          <table:table-cell office:value-type="string">
            <text:p>Taylor Ray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59">
            <text:p>59</text:p>
          </table:table-cell>
          <table:table-cell office:value-type="string">
            <text:p>Shadows of the West</text:p>
          </table:table-cell>
          <table:table-cell office:value-type="string">
            <text:p>Western</text:p>
          </table:table-cell>
          <table:table-cell office:value-type="string">
            <text:p>Wilson Whip</text:p>
          </table:table-cell>
          <table:table-cell/>
          <table:table-cell office:value-type="string">
            <text:p>Taylor Ray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2">
            <text:p>102</text:p>
          </table:table-cell>
          <table:table-cell office:value-type="string">
            <text:p>Instant Karma</text:p>
          </table:table-cell>
          <table:table-cell office:value-type="string">
            <text:p>Comedy</text:p>
          </table:table-cell>
          <table:table-cell office:value-type="string">
            <text:p>Cassidy David</text:p>
          </table:table-cell>
          <table:table-cell/>
          <table:table-cell office:value-type="string">
            <text:p>Taylor Roderick</text:p>
          </table:table-cell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73">
            <text:p>73</text:p>
          </table:table-cell>
          <table:table-cell office:value-type="string">
            <text:p>Time Lock</text:p>
          </table:table-cell>
          <table:table-cell office:value-type="string">
            <text:p>Drama</text:p>
          </table:table-cell>
          <table:table-cell office:value-type="string">
            <text:p>Connery Sean</text:p>
          </table:table-cell>
          <table:table-cell/>
          <table:table-cell office:value-type="string">
            <text:p>Thomas Gerald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9">
            <text:p>79</text:p>
          </table:table-cell>
          <table:table-cell office:value-type="string">
            <text:p>Appointment in Honduras</text:p>
          </table:table-cell>
          <table:table-cell office:value-type="string">
            <text:p>Drama</text:p>
          </table:table-cell>
          <table:table-cell office:value-type="string">
            <text:p>Ford Glenn</text:p>
          </table:table-cell>
          <table:table-cell/>
          <table:table-cell office:value-type="string">
            <text:p>Tourneur Jacques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36">
            <text:p>136</text:p>
          </table:table-cell>
          <table:table-cell office:value-type="string">
            <text:p>Danton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/>
          <table:table-cell office:value-type="string">
            <text:p>Wajda Andrzej</text:p>
          </table:table-cell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64">
            <text:p>164</text:p>
          </table:table-cell>
          <table:table-cell office:value-type="string">
            <text:p>Alamo Th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/>
          <table:table-cell office:value-type="string">
            <text:p>Wayne John</text:p>
          </table:table-cell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91">
            <text:p>91</text:p>
          </table:table-cell>
          <table:table-cell office:value-type="string">
            <text:p>La Chevre (The Goat)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/>
          <table:table-cell office:value-type="string">
            <text:p>Veber Francis</text:p>
          </table:table-cell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9">
            <text:p>109</text:p>
          </table:table-cell>
          <table:table-cell office:value-type="string">
            <text:p>Les Comperes</text:p>
          </table:table-cell>
          <table:table-cell office:value-type="string">
            <text:p>Comedy</text:p>
          </table:table-cell>
          <table:table-cell office:value-type="string">
            <text:p>Richard Pierre</text:p>
          </table:table-cell>
          <table:table-cell/>
          <table:table-cell office:value-type="string">
            <text:p>Veber Francis</text:p>
          </table:table-cell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8">
            <text:p>128</text:p>
          </table:table-cell>
          <table:table-cell office:value-type="string">
            <text:p>Dead Poets Society</text:p>
          </table:table-cell>
          <table:table-cell office:value-type="string">
            <text:p>Drama</text:p>
          </table:table-cell>
          <table:table-cell office:value-type="string">
            <text:p>Williams Robin</text:p>
          </table:table-cell>
          <table:table-cell/>
          <table:table-cell office:value-type="string">
            <text:p>Weir Peter</text:p>
          </table:table-cell>
          <table:table-cell office:value-type="float" office:value="8">
            <text:p>8</text:p>
          </table:table-cell>
          <table:table-cell office:value-type="string">
            <text:p>Yes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93">
            <text:p>93</text:p>
          </table:table-cell>
          <table:table-cell office:value-type="string">
            <text:p>Othello The Lost Masterpiece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/>
          <table:table-cell office:value-type="string">
            <text:p>Welles Orson</text:p>
          </table:table-cell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19">
            <text:p>119</text:p>
          </table:table-cell>
          <table:table-cell office:value-type="string">
            <text:p>Battleground The</text:p>
          </table:table-cell>
          <table:table-cell office:value-type="string">
            <text:p>War</text:p>
          </table:table-cell>
          <table:table-cell office:value-type="string">
            <text:p>Johnson Van</text:p>
          </table:table-cell>
          <table:table-cell/>
          <table:table-cell office:value-type="string">
            <text:p>Wellman William</text:p>
          </table:table-cell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76">
            <text:p>176</text:p>
          </table:table-cell>
          <table:table-cell office:value-type="string">
            <text:p>Kings of the Road (In the Course of Time)</text:p>
          </table:table-cell>
          <table:table-cell office:value-type="string">
            <text:p>Drama</text:p>
          </table:table-cell>
          <table:table-cell office:value-type="string">
            <text:p>Vogler Rudiger</text:p>
          </table:table-cell>
          <table:table-cell/>
          <table:table-cell office:value-type="string">
            <text:p>Wenders Wim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8">
            <text:p>98</text:p>
          </table:table-cell>
          <table:table-cell office:value-type="string">
            <text:p>Hiroshima</text:p>
          </table:table-cell>
          <table:table-cell office:value-type="string">
            <text:p>Drama</text:p>
          </table:table-cell>
          <table:table-cell office:value-type="string">
            <text:p>Nelson Judd</text:p>
          </table:table-cell>
          <table:table-cell/>
          <table:table-cell office:value-type="string">
            <text:p>Werner Peter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11">
            <text:p>111</text:p>
          </table:table-cell>
          <table:table-cell office:value-type="string">
            <text:p>Return of Martin Guerre The</text:p>
          </table:table-cell>
          <table:table-cell office:value-type="string">
            <text:p>Drama</text:p>
          </table:table-cell>
          <table:table-cell office:value-type="string">
            <text:p>Depardieu Gérard</text:p>
          </table:table-cell>
          <table:table-cell/>
          <table:table-cell office:value-type="string">
            <text:p>Vigne Daniel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97">
            <text:p>97</text:p>
          </table:table-cell>
          <table:table-cell office:value-type="string">
            <text:p>Somebody up There Likes M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/>
          <table:table-cell office:value-type="string">
            <text:p>Wise Robert</text:p>
          </table:table-cell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57">
            <text:p>57</text:p>
          </table:table-cell>
          <table:table-cell office:value-type="string">
            <text:p>Jack Benny Show</text:p>
          </table:table-cell>
          <table:table-cell office:value-type="string">
            <text:p>Comedy</text:p>
          </table:table-cell>
          <table:table-cell office:value-type="string">
            <text:p>Benny Jack</text:p>
          </table:table-cell>
          <table:table-cell table:number-columns-repeated="2"/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82">
            <text:p>182</text:p>
          </table:table-cell>
          <table:table-cell office:value-type="string">
            <text:p>Mutiny on the Bounty</text:p>
          </table:table-cell>
          <table:table-cell office:value-type="string">
            <text:p>Action</text:p>
          </table:table-cell>
          <table:table-cell office:value-type="string">
            <text:p>Brando Marlo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brando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Death Valley Days Deadly Decision</text:p>
          </table:table-cell>
          <table:table-cell office:value-type="string">
            <text:p>Western</text:p>
          </table:table-cell>
          <table:table-cell office:value-type="string">
            <text:p>Caan James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60">
            <text:p>60</text:p>
          </table:table-cell>
          <table:table-cell office:value-type="string">
            <text:p>Monty Python's Flying Circus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60">
            <text:p>60</text:p>
          </table:table-cell>
          <table:table-cell office:value-type="string">
            <text:p>Monty Python's Flying Circus Vol 1.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9">
            <text:p>59</text:p>
          </table:table-cell>
          <table:table-cell office:value-type="string">
            <text:p>Monty Python's Flying Circus Vol 2.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office:value-type="string">
            <text:p>Monty Python's Flying Circus Vol 3.</text:p>
          </table:table-cell>
          <table:table-cell office:value-type="string">
            <text:p>Comedy</text:p>
          </table:table-cell>
          <table:table-cell office:value-type="string">
            <text:p>Chapman Graham</text:p>
          </table:table-cell>
          <table:table-cell table:number-columns-repeated="2"/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Valkenvania</text:p>
          </table:table-cell>
          <table:table-cell office:value-type="string">
            <text:p>Comedy</text:p>
          </table:table-cell>
          <table:table-cell office:value-type="string">
            <text:p>Chase Chevy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01">
            <text:p>101</text:p>
          </table:table-cell>
          <table:table-cell office:value-type="string">
            <text:p>Secret Policeman's Other Ball The</text:p>
          </table:table-cell>
          <table:table-cell office:value-type="string">
            <text:p>Comedy</text:p>
          </table:table-cell>
          <table:table-cell office:value-type="string">
            <text:p>Cleese John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27">
            <text:p>127</text:p>
          </table:table-cell>
          <table:table-cell office:value-type="string">
            <text:p>Taming of the Shrew The</text:p>
          </table:table-cell>
          <table:table-cell office:value-type="string">
            <text:p>Drama</text:p>
          </table:table-cell>
          <table:table-cell office:value-type="string">
            <text:p>Cleese Joh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/>
          <table:table-cell office:value-type="string">
            <text:p>From Russia with Love</text:p>
          </table:table-cell>
          <table:table-cell office:value-type="string">
            <text:p>Action</text:p>
          </table:table-cell>
          <table:table-cell office:value-type="string">
            <text:p>Connery Sea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8">
            <text:p>108</text:p>
          </table:table-cell>
          <table:table-cell office:value-type="string">
            <text:p>Offence The</text:p>
          </table:table-cell>
          <table:table-cell office:value-type="string">
            <text:p>Mystery</text:p>
          </table:table-cell>
          <table:table-cell office:value-type="string">
            <text:p>Connery Sean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seanConnery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0">
            <text:p>60</text:p>
          </table:table-cell>
          <table:table-cell office:value-type="string">
            <text:p>Hollywood Mavericks</text:p>
          </table:table-cell>
          <table:table-cell office:value-type="string">
            <text:p>Comedy</text:p>
          </table:table-cell>
          <table:table-cell office:value-type="string">
            <text:p>Coppola Francis Ford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0">
            <text:p>60</text:p>
          </table:table-cell>
          <table:table-cell office:value-type="string">
            <text:p>Live at Harrah's</text:p>
          </table:table-cell>
          <table:table-cell office:value-type="string">
            <text:p>Comedy</text:p>
          </table:table-cell>
          <table:table-cell office:value-type="string">
            <text:p>Cosby Bil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2">
            <text:p>52</text:p>
          </table:table-cell>
          <table:table-cell office:value-type="string">
            <text:p>Persuaders The Overture The</text:p>
          </table:table-cell>
          <table:table-cell office:value-type="string">
            <text:p>Mystery</text:p>
          </table:table-cell>
          <table:table-cell office:value-type="string">
            <text:p>Curtis Tony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255">
            <text:p>255</text:p>
          </table:table-cell>
          <table:table-cell office:value-type="string">
            <text:p>Nineteen Hundred</text:p>
          </table:table-cell>
          <table:table-cell office:value-type="string">
            <text:p>Drama</text:p>
          </table:table-cell>
          <table:table-cell office:value-type="string">
            <text:p>De Niro Robert</text:p>
          </table:table-cell>
          <table:table-cell table:number-columns-repeated="2"/>
          <table:table-cell office:value-type="float" office:value="82">
            <text:p>8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Van The</text:p>
          </table:table-cell>
          <table:table-cell office:value-type="string">
            <text:p>Comedy</text:p>
          </table:table-cell>
          <table:table-cell office:value-type="string">
            <text:p>DeVito Danny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5">
            <text:p>15</text:p>
          </table:table-cell>
          <table:table-cell office:value-type="string">
            <text:p>My Country Right or Wrong</text:p>
          </table:table-cell>
          <table:table-cell office:value-type="string">
            <text:p>War</text:p>
          </table:table-cell>
          <table:table-cell office:value-type="string">
            <text:p>Douglas Michael</text:p>
          </table:table-cell>
          <table:table-cell table:number-columns-repeated="2"/>
          <table:table-cell office:value-type="float" office:value="21">
            <text:p>2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Clint Eastwood Collection The</text:p>
          </table:table-cell>
          <table:table-cell office:value-type="string">
            <text:p>Westerns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Complete Dirty Harry Magnum Force Th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92">
            <text:p>92</text:p>
          </table:table-cell>
          <table:table-cell office:value-type="string">
            <text:p>Dead Pool The</text:p>
          </table:table-cell>
          <table:table-cell office:value-type="string">
            <text:p>Action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63">
            <text:p>163</text:p>
          </table:table-cell>
          <table:table-cell office:value-type="string">
            <text:p>Good the Bad &amp; the Ugly The</text:p>
          </table:table-cell>
          <table:table-cell office:value-type="string">
            <text:p>Westerns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60">
            <text:p>60</text:p>
          </table:table-cell>
          <table:table-cell office:value-type="string">
            <text:p>Rawhide Premiere Episode</text:p>
          </table:table-cell>
          <table:table-cell office:value-type="string">
            <text:p>Western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8">
            <text:p>118</text:p>
          </table:table-cell>
          <table:table-cell office:value-type="string">
            <text:p>Tightrope</text:p>
          </table:table-cell>
          <table:table-cell office:value-type="string">
            <text:p>Mystery</text:p>
          </table:table-cell>
          <table:table-cell office:value-type="string">
            <text:p>Eastwood Clint</text:p>
          </table:table-cell>
          <table:table-cell table:number-columns-repeated="2"/>
          <table:table-cell office:value-type="float" office:value="55">
            <text:p>55</text:p>
          </table:table-cell>
          <table:table-cell office:value-type="string">
            <text:p>No</text:p>
          </table:table-cell>
          <table:table-cell office:value-type="string">
            <text:p>clintEastwood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95">
            <text:p>95</text:p>
          </table:table-cell>
          <table:table-cell office:value-type="string">
            <text:p>Hearts of Fire</text:p>
          </table:table-cell>
          <table:table-cell office:value-type="string">
            <text:p>Drama</text:p>
          </table:table-cell>
          <table:table-cell office:value-type="string">
            <text:p>Everett Rupert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65">
            <text:p>165</text:p>
          </table:table-cell>
          <table:table-cell office:value-type="string">
            <text:p>How the West Was Won</text:p>
          </table:table-cell>
          <table:table-cell office:value-type="string">
            <text:p>Western</text:p>
          </table:table-cell>
          <table:table-cell office:value-type="string">
            <text:p>Fonda Henry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Mummy's Hand The</text:p>
          </table:table-cell>
          <table:table-cell office:value-type="string">
            <text:p>Mystery</text:p>
          </table:table-cell>
          <table:table-cell office:value-type="string">
            <text:p>Foran Dick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8">
            <text:p>88</text:p>
          </table:table-cell>
          <table:table-cell office:value-type="string">
            <text:p>Great White Death</text:p>
          </table:table-cell>
          <table:table-cell office:value-type="string">
            <text:p>Action</text:p>
          </table:table-cell>
          <table:table-cell office:value-type="string">
            <text:p>Ford Glenn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glennFord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9">
            <text:p>119</text:p>
          </table:table-cell>
          <table:table-cell office:value-type="string">
            <text:p>Mosquito Coast The</text:p>
          </table:table-cell>
          <table:table-cell office:value-type="string">
            <text:p>Drama</text:p>
          </table:table-cell>
          <table:table-cell office:value-type="string">
            <text:p>Ford Harrison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2">
            <text:p>102</text:p>
          </table:table-cell>
          <table:table-cell office:value-type="string">
            <text:p>Today We Kill....Tomorrow We Die</text:p>
          </table:table-cell>
          <table:table-cell office:value-type="string">
            <text:p>Western</text:p>
          </table:table-cell>
          <table:table-cell office:value-type="string">
            <text:p>Ford Montgomery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Tormenta Sobre Arizona</text:p>
          </table:table-cell>
          <table:table-cell office:value-type="string">
            <text:p>Drama</text:p>
          </table:table-cell>
          <table:table-cell office:value-type="string">
            <text:p>Ford Wallace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16">
            <text:p>116</text:p>
          </table:table-cell>
          <table:table-cell office:value-type="string">
            <text:p>Back to the Future II</text:p>
          </table:table-cell>
          <table:table-cell office:value-type="string">
            <text:p>Comedy</text:p>
          </table:table-cell>
          <table:table-cell office:value-type="string">
            <text:p>Fox Michael J.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60">
            <text:p>60</text:p>
          </table:table-cell>
          <table:table-cell office:value-type="string">
            <text:p>Maverick Duel at Sundown</text:p>
          </table:table-cell>
          <table:table-cell office:value-type="string">
            <text:p>Western</text:p>
          </table:table-cell>
          <table:table-cell office:value-type="string">
            <text:p>Garner James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/>
          <table:table-cell office:value-type="string">
            <text:p>Shakespeare Series</text:p>
          </table:table-cell>
          <table:table-cell office:value-type="string">
            <text:p>Drama</text:p>
          </table:table-cell>
          <table:table-cell office:value-type="string">
            <text:p>Gielgud Joh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05">
            <text:p>105</text:p>
          </table:table-cell>
          <table:table-cell office:value-type="string">
            <text:p>Deadly Trackers</text:p>
          </table:table-cell>
          <table:table-cell office:value-type="string">
            <text:p>Western</text:p>
          </table:table-cell>
          <table:table-cell office:value-type="string">
            <text:p>Harris Richard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2">
            <text:p>72</text:p>
          </table:table-cell>
          <table:table-cell office:value-type="string">
            <text:p>American Film Institute Alfred Hitchcock</text:p>
          </table:table-cell>
          <table:table-cell office:value-type="string">
            <text:p>Mystery</text:p>
          </table:table-cell>
          <table:table-cell office:value-type="string">
            <text:p>Hitchcock Alfred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A Married Man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208">
            <text:p>208</text:p>
          </table:table-cell>
          <table:table-cell office:value-type="string">
            <text:p>Othello</text:p>
          </table:table-cell>
          <table:table-cell office:value-type="string">
            <text:p>Drama</text:p>
          </table:table-cell>
          <table:table-cell office:value-type="string">
            <text:p>Hopkins Anthony</text:p>
          </table:table-cell>
          <table:table-cell table:number-columns-repeated="2"/>
          <table:table-cell office:value-type="float" office:value="84">
            <text:p>84</text:p>
          </table:table-cell>
          <table:table-cell office:value-type="string">
            <text:p>No</text:p>
          </table:table-cell>
          <table:table-cell office:value-type="string">
            <text:p>AnthonyHopkins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85">
            <text:p>85</text:p>
          </table:table-cell>
          <table:table-cell office:value-type="string">
            <text:p>Only Way Home The</text:p>
          </table:table-cell>
          <table:table-cell office:value-type="string">
            <text:p>Drama</text:p>
          </table:table-cell>
          <table:table-cell office:value-type="string">
            <text:p>Hopkins Bo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20">
            <text:p>120</text:p>
          </table:table-cell>
          <table:table-cell office:value-type="string">
            <text:p>Tales of Tomorrow</text:p>
          </table:table-cell>
          <table:table-cell office:value-type="string">
            <text:p>Horror</text:p>
          </table:table-cell>
          <table:table-cell office:value-type="string">
            <text:p>Karloff Bori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8">
            <text:p>128</text:p>
          </table:table-cell>
          <table:table-cell office:value-type="string">
            <text:p>Inherit the Wind</text:p>
          </table:table-cell>
          <table:table-cell office:value-type="string">
            <text:p>Drama</text:p>
          </table:table-cell>
          <table:table-cell office:value-type="string">
            <text:p>Kelly Gene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45">
            <text:p>45</text:p>
          </table:table-cell>
          <table:table-cell office:value-type="string">
            <text:p>This Is Horror</text:p>
          </table:table-cell>
          <table:table-cell office:value-type="string">
            <text:p>Horror</text:p>
          </table:table-cell>
          <table:table-cell office:value-type="string">
            <text:p>King Stephe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2">
            <text:p>112</text:p>
          </table:table-cell>
          <table:table-cell office:value-type="string">
            <text:p>Conversation Piece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5">
            <text:p>105</text:p>
          </table:table-cell>
          <table:table-cell office:value-type="string">
            <text:p>Crimson Pirate The</text:p>
          </table:table-cell>
          <table:table-cell office:value-type="string">
            <text:p>Action</text:p>
          </table:table-cell>
          <table:table-cell office:value-type="string">
            <text:p>Lancaster Burt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3">
            <text:p>83</text:p>
          </table:table-cell>
          <table:table-cell office:value-type="string">
            <text:p>Devil's Disciple The</text:p>
          </table:table-cell>
          <table:table-cell office:value-type="string">
            <text:p>Mystery</text:p>
          </table:table-cell>
          <table:table-cell office:value-type="string">
            <text:p>Lancaster Burt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66">
            <text:p>166</text:p>
          </table:table-cell>
          <table:table-cell office:value-type="string">
            <text:p>Hallelujah Trail The</text:p>
          </table:table-cell>
          <table:table-cell office:value-type="string">
            <text:p>Drama</text:p>
          </table:table-cell>
          <table:table-cell office:value-type="string">
            <text:p>Lancaster Burt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3">
            <text:p>133</text:p>
          </table:table-cell>
          <table:table-cell office:value-type="string">
            <text:p>Train The</text:p>
          </table:table-cell>
          <table:table-cell office:value-type="string">
            <text:p>Action</text:p>
          </table:table-cell>
          <table:table-cell office:value-type="string">
            <text:p>Lancaster Burt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burtLancaster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9">
            <text:p>49</text:p>
          </table:table-cell>
          <table:table-cell office:value-type="string">
            <text:p>Jay Leno: The American Dream</text:p>
          </table:table-cell>
          <table:table-cell office:value-type="string">
            <text:p>Comedy</text:p>
          </table:table-cell>
          <table:table-cell office:value-type="string">
            <text:p>Leno Jay</text:p>
          </table:table-cell>
          <table:table-cell table:number-columns-repeated="2"/>
          <table:table-cell office:value-type="float" office:value="67">
            <text:p>6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2">
            <text:p>92</text:p>
          </table:table-cell>
          <table:table-cell office:value-type="string">
            <text:p>Primal Rage</text:p>
          </table:table-cell>
          <table:table-cell office:value-type="string">
            <text:p>Mystery</text:p>
          </table:table-cell>
          <table:table-cell office:value-type="string">
            <text:p>Lowe Patri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0">
            <text:p>50</text:p>
          </table:table-cell>
          <table:table-cell office:value-type="string">
            <text:p>Industrial Symphony The Dream of the Broken-Hearted</text:p>
          </table:table-cell>
          <table:table-cell office:value-type="string">
            <text:p>Music</text:p>
          </table:table-cell>
          <table:table-cell office:value-type="string">
            <text:p>Lynch David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lynch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52">
            <text:p>52</text:p>
          </table:table-cell>
          <table:table-cell office:value-type="string">
            <text:p>Howie Mandel's North American Watusi Tour</text:p>
          </table:table-cell>
          <table:table-cell office:value-type="string">
            <text:p>Comedy</text:p>
          </table:table-cell>
          <table:table-cell office:value-type="string">
            <text:p>Mandel Howie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Branford Marsalis Steep</text:p>
          </table:table-cell>
          <table:table-cell office:value-type="string">
            <text:p>Music</text:p>
          </table:table-cell>
          <table:table-cell office:value-type="string">
            <text:p>Marsalis Branford</text:p>
          </table:table-cell>
          <table:table-cell table:number-columns-repeated="2"/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8">
            <text:p>98</text:p>
          </table:table-cell>
          <table:table-cell office:value-type="string">
            <text:p>L. A. Story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60">
            <text:p>60</text:p>
          </table:table-cell>
          <table:table-cell office:value-type="string">
            <text:p>Steve Martin Live!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60">
            <text:p>60</text:p>
          </table:table-cell>
          <table:table-cell office:value-type="string">
            <text:p>Steve Martin The Funnier Side of Eastern Canada</text:p>
          </table:table-cell>
          <table:table-cell office:value-type="string">
            <text:p>Comedy</text:p>
          </table:table-cell>
          <table:table-cell office:value-type="string">
            <text:p>Martin Stev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Runaway Barge The</text:p>
          </table:table-cell>
          <table:table-cell office:value-type="string">
            <text:p>Action</text:p>
          </table:table-cell>
          <table:table-cell office:value-type="string">
            <text:p>Matheson Tim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1">
            <text:p>101</text:p>
          </table:table-cell>
          <table:table-cell office:value-type="string">
            <text:p>Romulus &amp; the Sabines</text:p>
          </table:table-cell>
          <table:table-cell office:value-type="string">
            <text:p>Action</text:p>
          </table:table-cell>
          <table:table-cell office:value-type="string">
            <text:p>Moore Roger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Saint The</text:p>
          </table:table-cell>
          <table:table-cell office:value-type="string">
            <text:p>Mystery</text:p>
          </table:table-cell>
          <table:table-cell office:value-type="string">
            <text:p>Moore Roge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91">
            <text:p>91</text:p>
          </table:table-cell>
          <table:table-cell office:value-type="string">
            <text:p>Strange Brew</text:p>
          </table:table-cell>
          <table:table-cell office:value-type="string">
            <text:p>Comedy</text:p>
          </table:table-cell>
          <table:table-cell office:value-type="string">
            <text:p>Moranis Rick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98">
            <text:p>98</text:p>
          </table:table-cell>
          <table:table-cell office:value-type="string">
            <text:p>Another Forty-Eight Hours</text:p>
          </table:table-cell>
          <table:table-cell office:value-type="string">
            <text:p>Action</text:p>
          </table:table-cell>
          <table:table-cell office:value-type="string">
            <text:p>Murphy Eddie</text:p>
          </table:table-cell>
          <table:table-cell table:number-columns-repeated="2"/>
          <table:table-cell office:value-type="float" office:value="54">
            <text:p>5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Best of Eddie Murphy Saturday Night Live The</text:p>
          </table:table-cell>
          <table:table-cell office:value-type="string">
            <text:p>Comedy</text:p>
          </table:table-cell>
          <table:table-cell office:value-type="string">
            <text:p>Murphy Eddie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9">
            <text:p>99</text:p>
          </table:table-cell>
          <table:table-cell office:value-type="string">
            <text:p>What about Bob?</text:p>
          </table:table-cell>
          <table:table-cell office:value-type="string">
            <text:p>Comedy</text:p>
          </table:table-cell>
          <table:table-cell office:value-type="string">
            <text:p>Murray Bill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91">
            <text:p>91</text:p>
          </table:table-cell>
          <table:table-cell office:value-type="string">
            <text:p>Mummy's Revenge The</text:p>
          </table:table-cell>
          <table:table-cell office:value-type="string">
            <text:p>Horror</text:p>
          </table:table-cell>
          <table:table-cell office:value-type="string">
            <text:p>Naschy Paul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21">
            <text:p>121</text:p>
          </table:table-cell>
          <table:table-cell office:value-type="string">
            <text:p>Harper</text:p>
          </table:table-cell>
          <table:table-cell office:value-type="string">
            <text:p>Mystery</text:p>
          </table:table-cell>
          <table:table-cell office:value-type="string">
            <text:p>Newman Paul</text:p>
          </table:table-cell>
          <table:table-cell table:number-columns-repeated="2"/>
          <table:table-cell office:value-type="float" office:value="86">
            <text:p>8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2">
            <text:p>102</text:p>
          </table:table-cell>
          <table:table-cell office:value-type="string">
            <text:p>Left Handed Gun The</text:p>
          </table:table-cell>
          <table:table-cell office:value-type="string">
            <text:p>Western</text:p>
          </table:table-cell>
          <table:table-cell office:value-type="string">
            <text:p>Newman Paul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Once upon a Wheel</text:p>
          </table:table-cell>
          <table:table-cell office:value-type="string">
            <text:p>Action</text:p>
          </table:table-cell>
          <table:table-cell office:value-type="string">
            <text:p>Newman Paul</text:p>
          </table:table-cell>
          <table:table-cell table:number-columns-repeated="2"/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6">
            <text:p>136</text:p>
          </table:table-cell>
          <table:table-cell office:value-type="string">
            <text:p>Prize The</text:p>
          </table:table-cell>
          <table:table-cell office:value-type="string">
            <text:p>Drama</text:p>
          </table:table-cell>
          <table:table-cell office:value-type="string">
            <text:p>Newman Paul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/>
          <table:table-cell office:value-type="string">
            <text:p>Secret War of Harry Frigg The</text:p>
          </table:table-cell>
          <table:table-cell office:value-type="string">
            <text:p>Comedy</text:p>
          </table:table-cell>
          <table:table-cell office:value-type="string">
            <text:p>Newman Paul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paulNewman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Two Jakes The</text:p>
          </table:table-cell>
          <table:table-cell office:value-type="string">
            <text:p>Mystery</text:p>
          </table:table-cell>
          <table:table-cell office:value-type="string">
            <text:p>Nicholson Jack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61">
            <text:p>61</text:p>
          </table:table-cell>
          <table:table-cell office:value-type="string">
            <text:p>Exile in Concert</text:p>
          </table:table-cell>
          <table:table-cell office:value-type="string">
            <text:p>Music</text:p>
          </table:table-cell>
          <table:table-cell office:value-type="string">
            <text:p>Pennington J. P.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60">
            <text:p>60</text:p>
          </table:table-cell>
          <table:table-cell office:value-type="string">
            <text:p>Joe Piscopo New Jersey Special</text:p>
          </table:table-cell>
          <table:table-cell office:value-type="string">
            <text:p>Comedy</text:p>
          </table:table-cell>
          <table:table-cell office:value-type="string">
            <text:p>Piscopo Joe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0">
            <text:p>60</text:p>
          </table:table-cell>
          <table:table-cell office:value-type="string">
            <text:p>Joe Piscopo Video The</text:p>
          </table:table-cell>
          <table:table-cell office:value-type="string">
            <text:p>Comedy</text:p>
          </table:table-cell>
          <table:table-cell office:value-type="string">
            <text:p>Piscopo Joe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/>
          <table:table-cell office:value-type="string">
            <text:p>Death Valley Days No Gun Behind His Badge</text:p>
          </table:table-cell>
          <table:table-cell office:value-type="string">
            <text:p>Western</text:p>
          </table:table-cell>
          <table:table-cell office:value-type="string">
            <text:p>Reagan Ronal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96">
            <text:p>96</text:p>
          </table:table-cell>
          <table:table-cell office:value-type="string">
            <text:p>Salsa: The Motion Picture</text:p>
          </table:table-cell>
          <table:table-cell office:value-type="string">
            <text:p>Drama</text:p>
          </table:table-cell>
          <table:table-cell office:value-type="string">
            <text:p>Rosa Robby</text:p>
          </table:table-cell>
          <table:table-cell table:number-columns-repeated="2"/>
          <table:table-cell office:value-type="float" office:value="26">
            <text:p>26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0">
            <text:p>80</text:p>
          </table:table-cell>
          <table:table-cell office:value-type="string">
            <text:p>Hollywood's Greatest War Movies</text:p>
          </table:table-cell>
          <table:table-cell office:value-type="string">
            <text:p>War</text:p>
          </table:table-cell>
          <table:table-cell office:value-type="string">
            <text:p>Scott George C.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1">
            <text:p>91</text:p>
          </table:table-cell>
          <table:table-cell office:value-type="string">
            <text:p>Out for Justice</text:p>
          </table:table-cell>
          <table:table-cell office:value-type="string">
            <text:p>Action</text:p>
          </table:table-cell>
          <table:table-cell office:value-type="string">
            <text:p>Seagal Steven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27">
            <text:p>27</text:p>
          </table:table-cell>
          <table:table-cell office:value-type="string">
            <text:p>Case of the Mukkinese Battle Horn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75">
            <text:p>75</text:p>
          </table:table-cell>
          <table:table-cell office:value-type="string">
            <text:p>Goon Show Movie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80">
            <text:p>8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95">
            <text:p>95</text:p>
          </table:table-cell>
          <table:table-cell office:value-type="string">
            <text:p>Great McGonagall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72">
            <text:p>72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1">
            <text:p>101</text:p>
          </table:table-cell>
          <table:table-cell office:value-type="string">
            <text:p>I'm All Right Jack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1">
            <text:p>101</text:p>
          </table:table-cell>
          <table:table-cell office:value-type="string">
            <text:p>Magic Christian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91">
            <text:p>91</text:p>
          </table:table-cell>
          <table:table-cell office:value-type="string">
            <text:p>Never Let Go</text:p>
          </table:table-cell>
          <table:table-cell office:value-type="string">
            <text:p>Action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21">
            <text:p>121</text:p>
          </table:table-cell>
          <table:table-cell office:value-type="string">
            <text:p>Pink Panther The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84">
            <text:p>84</text:p>
          </table:table-cell>
          <table:table-cell office:value-type="string">
            <text:p>Two-Way Stretch</text:p>
          </table:table-cell>
          <table:table-cell office:value-type="string">
            <text:p>Comedy</text:p>
          </table:table-cell>
          <table:table-cell office:value-type="string">
            <text:p>Sellers Pet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65">
            <text:p>65</text:p>
          </table:table-cell>
          <table:table-cell office:value-type="string">
            <text:p>Face at the Window The</text:p>
          </table:table-cell>
          <table:table-cell office:value-type="string">
            <text:p>Horror</text:p>
          </table:table-cell>
          <table:table-cell office:value-type="string">
            <text:p>Slaughter Tod</text:p>
          </table:table-cell>
          <table:table-cell table:number-columns-repeated="2"/>
          <table:table-cell office:value-type="float" office:value="79">
            <text:p>7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92">
            <text:p>92</text:p>
          </table:table-cell>
          <table:table-cell office:value-type="string">
            <text:p>Tom Thumb</text:p>
          </table:table-cell>
          <table:table-cell office:value-type="string">
            <text:p>Science Fiction</text:p>
          </table:table-cell>
          <table:table-cell office:value-type="string">
            <text:p>Tamblyn Russ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90">
            <text:p>90</text:p>
          </table:table-cell>
          <table:table-cell office:value-type="string">
            <text:p>Beartooth</text:p>
          </table:table-cell>
          <table:table-cell office:value-type="string">
            <text:p>Action</text:p>
          </table:table-cell>
          <table:table-cell office:value-type="string">
            <text:p>Taylor Dub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0">
            <text:p>90</text:p>
          </table:table-cell>
          <table:table-cell office:value-type="string">
            <text:p>James Taylor in Concert</text:p>
          </table:table-cell>
          <table:table-cell office:value-type="string">
            <text:p>Music</text:p>
          </table:table-cell>
          <table:table-cell office:value-type="string">
            <text:p>Taylor James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253">
            <text:p>253</text:p>
          </table:table-cell>
          <table:table-cell office:value-type="string">
            <text:p>Gangbusters</text:p>
          </table:table-cell>
          <table:table-cell office:value-type="string">
            <text:p>Drama</text:p>
          </table:table-cell>
          <table:table-cell office:value-type="string">
            <text:p>Taylor Kent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El Rublo de las Dos Caras</text:p>
          </table:table-cell>
          <table:table-cell office:value-type="string">
            <text:p>Action</text:p>
          </table:table-cell>
          <table:table-cell office:value-type="string">
            <text:p>Taylor Robert</text:p>
          </table:table-cell>
          <table:table-cell table:number-columns-repeated="2"/>
          <table:table-cell office:value-type="float" office:value="83">
            <text:p>8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87">
            <text:p>87</text:p>
          </table:table-cell>
          <table:table-cell office:value-type="string">
            <text:p>Law &amp; Jake Wade The</text:p>
          </table:table-cell>
          <table:table-cell office:value-type="string">
            <text:p>Drama</text:p>
          </table:table-cell>
          <table:table-cell office:value-type="string">
            <text:p>Taylor Robert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5">
            <text:p>105</text:p>
          </table:table-cell>
          <table:table-cell office:value-type="string">
            <text:p>Chuka</text:p>
          </table:table-cell>
          <table:table-cell office:value-type="string">
            <text:p>Western</text:p>
          </table:table-cell>
          <table:table-cell office:value-type="string">
            <text:p>Taylor Rod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93">
            <text:p>93</text:p>
          </table:table-cell>
          <table:table-cell office:value-type="string">
            <text:p>Cry of the Innocent</text:p>
          </table:table-cell>
          <table:table-cell office:value-type="string">
            <text:p>Drama</text:p>
          </table:table-cell>
          <table:table-cell office:value-type="string">
            <text:p>Taylor Rod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8">
            <text:p>108</text:p>
          </table:table-cell>
          <table:table-cell office:value-type="string">
            <text:p>Edison the Man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1">
            <text:p>101</text:p>
          </table:table-cell>
          <table:table-cell office:value-type="string">
            <text:p>Keeper of the Flame</text:p>
          </table:table-cell>
          <table:table-cell office:value-type="string">
            <text:p>Drama</text:p>
          </table:table-cell>
          <table:table-cell office:value-type="string">
            <text:p>Tracy Spencer</text:p>
          </table:table-cell>
          <table:table-cell table:number-columns-repeated="2"/>
          <table:table-cell office:value-type="float" office:value="76">
            <text:p>76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92">
            <text:p>92</text:p>
          </table:table-cell>
          <table:table-cell office:value-type="string">
            <text:p>Spencer Tracy Legacy The</text:p>
          </table:table-cell>
          <table:table-cell office:value-type="string">
            <text:p>Comedy</text:p>
          </table:table-cell>
          <table:table-cell office:value-type="string">
            <text:p>Tracy Spencer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encerTracy.png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60">
            <text:p>60</text:p>
          </table:table-cell>
          <table:table-cell office:value-type="string">
            <text:p>Cheyenne The Iron Trail</text:p>
          </table:table-cell>
          <table:table-cell office:value-type="string">
            <text:p>Western</text:p>
          </table:table-cell>
          <table:table-cell office:value-type="string">
            <text:p>Walker Clin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6">
            <text:p>56</text:p>
          </table:table-cell>
          <table:table-cell office:value-type="string">
            <text:p>Dawn Rider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Duke The Films of John Wayn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55">
            <text:p>55</text:p>
          </table:table-cell>
          <table:table-cell office:value-type="string">
            <text:p>Frontier Horizo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4">
            <text:p>54</text:p>
          </table:table-cell>
          <table:table-cell office:value-type="string">
            <text:p>Hell Tow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/>
          <table:table-cell office:value-type="string">
            <text:p>Hurricane Expres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210">
            <text:p>210</text:p>
          </table:table-cell>
          <table:table-cell office:value-type="string">
            <text:p>Hurricane Express Th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68">
            <text:p>6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65">
            <text:p>165</text:p>
          </table:table-cell>
          <table:table-cell office:value-type="string">
            <text:p>In Harm's Way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66">
            <text:p>6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John Wayne Collection Red River The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/>
          <table:table-cell office:value-type="string">
            <text:p>John Wayne Collector's Limited Edition</text:p>
          </table:table-cell>
          <table:table-cell office:value-type="string">
            <text:p>War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John Wayne Four Pack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12">
            <text:p>112</text:p>
          </table:table-cell>
          <table:table-cell office:value-type="string">
            <text:p>John Wayne Matinee Double Feature No. 2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10">
            <text:p>110</text:p>
          </table:table-cell>
          <table:table-cell office:value-type="string">
            <text:p>John Wayne Matinee Double Feature No. 3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10">
            <text:p>110</text:p>
          </table:table-cell>
          <table:table-cell office:value-type="string">
            <text:p>John Wayne Matinee Double Feature No. 4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John Wayne Six Pack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/>
          <table:table-cell office:value-type="string">
            <text:p>John Wayne Western Greats Rio Bravo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6">
            <text:p>56</text:p>
          </table:table-cell>
          <table:table-cell office:value-type="string">
            <text:p>King of the Peco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8">
            <text:p>7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59">
            <text:p>59</text:p>
          </table:table-cell>
          <table:table-cell office:value-type="string">
            <text:p>Lawless Frontier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2">
            <text:p>52</text:p>
          </table:table-cell>
          <table:table-cell office:value-type="string">
            <text:p>Lawless Frontier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35">
            <text:p>3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6">
            <text:p>56</text:p>
          </table:table-cell>
          <table:table-cell office:value-type="string">
            <text:p>Lawless Nineties Th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54">
            <text:p>54</text:p>
          </table:table-cell>
          <table:table-cell office:value-type="string">
            <text:p>Lucky Texan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48">
            <text:p>4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12">
            <text:p>112</text:p>
          </table:table-cell>
          <table:table-cell office:value-type="string">
            <text:p>McQ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/>
          <table:table-cell office:value-type="string">
            <text:p>Neath Arizona Skie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4">
            <text:p>54</text:p>
          </table:table-cell>
          <table:table-cell office:value-type="string">
            <text:p>Neath the Arizona Skies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3">
            <text:p>53</text:p>
          </table:table-cell>
          <table:table-cell office:value-type="string">
            <text:p>Randy Rides Alone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5">
            <text:p>75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58">
            <text:p>58</text:p>
          </table:table-cell>
          <table:table-cell office:value-type="string">
            <text:p>Range Feud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4">
            <text:p>134</text:p>
          </table:table-cell>
          <table:table-cell office:value-type="string">
            <text:p>Red River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52">
            <text:p>52</text:p>
          </table:table-cell>
          <table:table-cell office:value-type="string">
            <text:p>Riders of Destiny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/>
          <table:table-cell office:value-type="string">
            <text:p>Sagebrush Trail</text:p>
          </table:table-cell>
          <table:table-cell office:value-type="string">
            <text:p>Wester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226">
            <text:p>226</text:p>
          </table:table-cell>
          <table:table-cell office:value-type="string">
            <text:p>Shadow of the Eagle The</text:p>
          </table:table-cell>
          <table:table-cell office:value-type="string">
            <text:p>Action</text:p>
          </table:table-cell>
          <table:table-cell office:value-type="string">
            <text:p>Wayne John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johnWayne.png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03">
            <text:p>103</text:p>
          </table:table-cell>
          <table:table-cell office:value-type="string">
            <text:p>Blood &amp; Guns</text:p>
          </table:table-cell>
          <table:table-cell office:value-type="string">
            <text:p>Action</text:p>
          </table:table-cell>
          <table:table-cell office:value-type="string">
            <text:p>Welles Orson</text:p>
          </table:table-cell>
          <table:table-cell table:number-columns-repeated="2"/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8">
            <text:p>78</text:p>
          </table:table-cell>
          <table:table-cell office:value-type="string">
            <text:p>Hot Money</text:p>
          </table:table-cell>
          <table:table-cell office:value-type="string">
            <text:p>Drama</text:p>
          </table:table-cell>
          <table:table-cell office:value-type="string">
            <text:p>Welles Orson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75">
            <text:p>75</text:p>
          </table:table-cell>
          <table:table-cell office:value-type="string">
            <text:p>Comedy Tonight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5">
            <text:p>65</text:p>
          </table:table-cell>
          <table:table-cell office:value-type="string">
            <text:p>Robin Williams</text:p>
          </table:table-cell>
          <table:table-cell office:value-type="string">
            <text:p>Comedy</text:p>
          </table:table-cell>
          <table:table-cell office:value-type="string">
            <text:p>Williams Robin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No</text:p>
          </table:table-cell>
          <table:table-cell office:value-type="string">
            <text:p>NicholasCage.pn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11/08/2018</text:date>, <text:time>11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886" meta:object-count="0"/>
    <meta:generator>OpenOffice/4.1.5$Win32 OpenOffice.org_project/415m1$Build-9789</meta:generator>
  </office:meta>
</office:document-meta>
</file>